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55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1mm" svg:height="89.95mm" svg:x="33.03mm" svg:y="62.14mm">
            <loext:p draw:notify-on-update-of-ranges="Tabelle1.F1:Tabelle1.F1 Tabelle1.F2:Tabelle1.F401 Tabelle1.I1:Tabelle1.I1 Tabelle1.I2:Tabelle1.I401 Tabelle1.H1:Tabelle1.H1 Tabelle1.H2:Tabelle1.H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" table:default-cell-style-name="ce2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Pulse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ime between pulses</text:p>
          </table:table-cell>
          <table:table-cell table:style-name="Default" office:value-type="string" calcext:value-type="string">
            <text:p>Puls Frequency [1/s]</text:p>
          </table:table-cell>
          <table:table-cell table:style-name="Default" office:value-type="string" calcext:value-type="string">
            <text:p>Traveled distance per time [mm/s]</text:p>
          </table:table-cell>
          <table:table-cell table:style-name="Default" office:value-type="string" calcext:value-type="string">
            <text:p>Output value</text:p>
          </table:table-cell>
          <table:table-cell/>
          <table:table-cell office:value-type="string" calcext:value-type="string">
            <text:p>Output Frequency</text:p>
          </table:table-cell>
        </table:table-row>
        <table:table-row table:style-name="ro1">
          <table:table-cell/>
          <table:table-cell office:value-type="string" calcext:value-type="string">
            <text:p>Microstepping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[.E2]/1000)" office:value-type="float" office:value="1000" calcext:value-type="float">
            <text:p>1000,000</text:p>
          </table:table-cell>
          <table:table-cell table:formula="of:=[.$C$7]*[.F2]" office:value-type="float" office:value="160221.22533309" calcext:value-type="float">
            <text:p>160221,225</text:p>
          </table:table-cell>
          <table:table-cell table:formula="of:=[.$C$11]-(1/([.E2]+[.$C$12]))*[.$C$13]" office:value-type="float" office:value="-145" calcext:value-type="float">
            <text:p>-145,00000</text:p>
          </table:table-cell>
          <table:table-cell table:formula="of:=[.$C$11]-[.H2]" office:value-type="float" office:value="550" calcext:value-type="float">
            <text:p>550</text:p>
          </table:table-cell>
          <table:table-cell table:formula="of:=(1/[.I2])*[.$C$1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Wheel Diameter [mm]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table:formula="of:=1/([.E3]/1000)" office:value-type="float" office:value="500" calcext:value-type="float">
            <text:p>500,000</text:p>
          </table:table-cell>
          <table:table-cell table:formula="of:=[.$C$7]*[.F3]" office:value-type="float" office:value="80110.612666545" calcext:value-type="float">
            <text:p>80110,613</text:p>
          </table:table-cell>
          <table:table-cell table:formula="of:=[.$C$11]-(1/([.E3]+[.$C$12]))*[.$C$13]" office:value-type="float" office:value="-95" calcext:value-type="float">
            <text:p>-95,00000</text:p>
          </table:table-cell>
          <table:table-cell table:formula="of:=[.$C$11]-[.H3]" office:value-type="float" office:value="500" calcext:value-type="float">
            <text:p>500</text:p>
          </table:table-cell>
          <table:table-cell table:formula="of:=(1/[.I3])*[.$C$13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Degrees / Rev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" calcext:value-type="float">
            <text:p>3</text:p>
          </table:table-cell>
          <table:table-cell table:formula="of:=1/([.E4]/1000)" office:value-type="float" office:value="333.333333333333" calcext:value-type="float">
            <text:p>333,333</text:p>
          </table:table-cell>
          <table:table-cell table:formula="of:=[.$C$7]*[.F4]" office:value-type="float" office:value="53407.07511103" calcext:value-type="float">
            <text:p>53407,075</text:p>
          </table:table-cell>
          <table:table-cell table:formula="of:=[.$C$11]-(1/([.E4]+[.$C$12]))*[.$C$13]" office:value-type="float" office:value="-53.3333333333333" calcext:value-type="float">
            <text:p>-53,33333</text:p>
          </table:table-cell>
          <table:table-cell table:formula="of:=[.$C$11]-[.H4]" office:value-type="float" office:value="458.333333333333" calcext:value-type="float">
            <text:p>458,333333333333</text:p>
          </table:table-cell>
          <table:table-cell table:formula="of:=(1/[.I4])*[.$C$13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egrees / Step</text:p>
          </table:table-cell>
          <table:table-cell table:formula="of:=[.C4]*[.C2]" office:value-type="float" office:value="0.45" calcext:value-type="float">
            <text:p>0,45</text:p>
          </table:table-cell>
          <table:table-cell/>
          <table:table-cell office:value-type="float" office:value="4" calcext:value-type="float">
            <text:p>4</text:p>
          </table:table-cell>
          <table:table-cell table:formula="of:=1/([.E5]/1000)" office:value-type="float" office:value="250" calcext:value-type="float">
            <text:p>250,000</text:p>
          </table:table-cell>
          <table:table-cell table:formula="of:=[.$C$7]*[.F5]" office:value-type="float" office:value="40055.3063332725" calcext:value-type="float">
            <text:p>40055,306</text:p>
          </table:table-cell>
          <table:table-cell table:formula="of:=[.$C$11]-(1/([.E5]+[.$C$12]))*[.$C$13]" office:value-type="float" office:value="-18.0769230769231" calcext:value-type="float">
            <text:p>-18,07692</text:p>
          </table:table-cell>
          <table:table-cell table:formula="of:=[.$C$11]-[.H5]" office:value-type="float" office:value="423.076923076923" calcext:value-type="float">
            <text:p>423,076923076923</text:p>
          </table:table-cell>
          <table:table-cell table:formula="of:=(1/[.I5])*[.$C$13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Travel per Step [mm]</text:p>
          </table:table-cell>
          <table:table-cell table:style-name="ce1" table:formula="of:=[.C3]*[Tabelle2.B1]/[.C1]" office:value-type="float" office:value="0.200276531666362" calcext:value-type="float">
            <text:p>0,20</text:p>
          </table:table-cell>
          <table:table-cell/>
          <table:table-cell office:value-type="float" office:value="5" calcext:value-type="float">
            <text:p>5</text:p>
          </table:table-cell>
          <table:table-cell table:formula="of:=1/([.E6]/1000)" office:value-type="float" office:value="200" calcext:value-type="float">
            <text:p>200,000</text:p>
          </table:table-cell>
          <table:table-cell table:formula="of:=[.$C$7]*[.F6]" office:value-type="float" office:value="32044.245066618" calcext:value-type="float">
            <text:p>32044,245</text:p>
          </table:table-cell>
          <table:table-cell table:formula="of:=[.$C$11]-(1/([.E6]+[.$C$12]))*[.$C$13]" office:value-type="float" office:value="12.1428571428572" calcext:value-type="float">
            <text:p>12,14286</text:p>
          </table:table-cell>
          <table:table-cell table:formula="of:=[.$C$11]-[.H6]" office:value-type="float" office:value="392.857142857143" calcext:value-type="float">
            <text:p>392,857142857143</text:p>
          </table:table-cell>
          <table:table-cell table:formula="of:=(1/[.I6])*[.$C$13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istance per Rotation [mm]</text:p>
          </table:table-cell>
          <table:table-cell table:style-name="ce1" table:formula="of:=[.C3]*[Tabelle2.B1]" office:value-type="float" office:value="160.22122533309" calcext:value-type="float">
            <text:p>160,22</text:p>
          </table:table-cell>
          <table:table-cell/>
          <table:table-cell office:value-type="float" office:value="6" calcext:value-type="float">
            <text:p>6</text:p>
          </table:table-cell>
          <table:table-cell table:formula="of:=1/([.E7]/1000)" office:value-type="float" office:value="166.666666666667" calcext:value-type="float">
            <text:p>166,667</text:p>
          </table:table-cell>
          <table:table-cell table:formula="of:=[.$C$7]*[.F7]" office:value-type="float" office:value="26703.537555515" calcext:value-type="float">
            <text:p>26703,538</text:p>
          </table:table-cell>
          <table:table-cell table:formula="of:=[.$C$11]-(1/([.E7]+[.$C$12]))*[.$C$13]" office:value-type="float" office:value="38.3333333333333" calcext:value-type="float">
            <text:p>38,33333</text:p>
          </table:table-cell>
          <table:table-cell table:formula="of:=[.$C$11]-[.H7]" office:value-type="float" office:value="366.666666666667" calcext:value-type="float">
            <text:p>366,666666666667</text:p>
          </table:table-cell>
          <table:table-cell table:formula="of:=(1/[.I7])*[.$C$13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oop period time [ms]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1/([.E8]/1000)" office:value-type="float" office:value="142.857142857143" calcext:value-type="float">
            <text:p>142,857</text:p>
          </table:table-cell>
          <table:table-cell table:formula="of:=[.$C$7]*[.F8]" office:value-type="float" office:value="22888.7464761557" calcext:value-type="float">
            <text:p>22888,746</text:p>
          </table:table-cell>
          <table:table-cell table:formula="of:=[.$C$11]-(1/([.E8]+[.$C$12]))*[.$C$13]" office:value-type="float" office:value="61.25" calcext:value-type="float">
            <text:p>61,25000</text:p>
          </table:table-cell>
          <table:table-cell table:formula="of:=[.$C$11]-[.H8]" office:value-type="float" office:value="343.75" calcext:value-type="float">
            <text:p>343,75</text:p>
          </table:table-cell>
          <table:table-cell table:formula="of:=(1/[.I8])*[.$C$1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Loop period freuency [1/s]</text:p>
          </table:table-cell>
          <table:table-cell table:formula="of:=1000/[.C8]" office:value-type="float" office:value="250" calcext:value-type="float">
            <text:p>250</text:p>
          </table:table-cell>
          <table:table-cell/>
          <table:table-cell office:value-type="float" office:value="8" calcext:value-type="float">
            <text:p>8</text:p>
          </table:table-cell>
          <table:table-cell table:formula="of:=1/([.E9]/1000)" office:value-type="float" office:value="125" calcext:value-type="float">
            <text:p>125,000</text:p>
          </table:table-cell>
          <table:table-cell table:formula="of:=[.$C$7]*[.F9]" office:value-type="float" office:value="20027.6531666362" calcext:value-type="float">
            <text:p>20027,653</text:p>
          </table:table-cell>
          <table:table-cell table:formula="of:=[.$C$11]-(1/([.E9]+[.$C$12]))*[.$C$13]" office:value-type="float" office:value="81.4705882352942" calcext:value-type="float">
            <text:p>81,47059</text:p>
          </table:table-cell>
          <table:table-cell table:formula="of:=[.$C$11]-[.H9]" office:value-type="float" office:value="323.529411764706" calcext:value-type="float">
            <text:p>323,529411764706</text:p>
          </table:table-cell>
          <table:table-cell table:formula="of:=(1/[.I9])*[.$C$13]"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1/([.E10]/1000)" office:value-type="float" office:value="111.111111111111" calcext:value-type="float">
            <text:p>111,111</text:p>
          </table:table-cell>
          <table:table-cell table:formula="of:=[.$C$7]*[.F10]" office:value-type="float" office:value="17802.3583703433" calcext:value-type="float">
            <text:p>17802,358</text:p>
          </table:table-cell>
          <table:table-cell table:formula="of:=[.$C$11]-(1/([.E10]+[.$C$12]))*[.$C$13]" office:value-type="float" office:value="99.4444444444445" calcext:value-type="float">
            <text:p>99,44444</text:p>
          </table:table-cell>
          <table:table-cell table:formula="of:=[.$C$11]-[.H10]" office:value-type="float" office:value="305.555555555556" calcext:value-type="float">
            <text:p>305,555555555556</text:p>
          </table:table-cell>
          <table:table-cell table:formula="of:=(1/[.I10])*[.$C$13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/([.E11]/1000)" office:value-type="float" office:value="100" calcext:value-type="float">
            <text:p>100,000</text:p>
          </table:table-cell>
          <table:table-cell table:formula="of:=[.$C$7]*[.F11]" office:value-type="float" office:value="16022.122533309" calcext:value-type="float">
            <text:p>16022,123</text:p>
          </table:table-cell>
          <table:table-cell table:formula="of:=[.$C$11]-(1/([.E11]+[.$C$12]))*[.$C$13]" office:value-type="float" office:value="115.526315789474" calcext:value-type="float">
            <text:p>115,52632</text:p>
          </table:table-cell>
          <table:table-cell table:formula="of:=[.$C$11]-[.H11]" office:value-type="float" office:value="289.473684210526" calcext:value-type="float">
            <text:p>289,473684210526</text:p>
          </table:table-cell>
          <table:table-cell table:formula="of:=(1/[.I11])*[.$C$13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/([.E12]/1000)" office:value-type="float" office:value="90.9090909090909" calcext:value-type="float">
            <text:p>90,909</text:p>
          </table:table-cell>
          <table:table-cell table:formula="of:=[.$C$7]*[.F12]" office:value-type="float" office:value="14565.5659393718" calcext:value-type="float">
            <text:p>14565,566</text:p>
          </table:table-cell>
          <table:table-cell table:formula="of:=[.$C$11]-(1/([.E12]+[.$C$12]))*[.$C$13]" office:value-type="float" office:value="130" calcext:value-type="float">
            <text:p>130,00000</text:p>
          </table:table-cell>
          <table:table-cell table:formula="of:=[.$C$11]-[.H12]" office:value-type="float" office:value="275" calcext:value-type="float">
            <text:p>275</text:p>
          </table:table-cell>
          <table:table-cell table:formula="of:=(1/[.I12])*[.$C$1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/([.E13]/1000)" office:value-type="float" office:value="83.3333333333333" calcext:value-type="float">
            <text:p>83,333</text:p>
          </table:table-cell>
          <table:table-cell table:formula="of:=[.$C$7]*[.F13]" office:value-type="float" office:value="13351.7687777575" calcext:value-type="float">
            <text:p>13351,769</text:p>
          </table:table-cell>
          <table:table-cell table:formula="of:=[.$C$11]-(1/([.E13]+[.$C$12]))*[.$C$13]" office:value-type="float" office:value="143.095238095238" calcext:value-type="float">
            <text:p>143,09524</text:p>
          </table:table-cell>
          <table:table-cell table:formula="of:=[.$C$11]-[.H13]" office:value-type="float" office:value="261.904761904762" calcext:value-type="float">
            <text:p>261,904761904762</text:p>
          </table:table-cell>
          <table:table-cell table:formula="of:=(1/[.I13])*[.$C$13]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1/([.E14]/1000)" office:value-type="float" office:value="76.9230769230769" calcext:value-type="float">
            <text:p>76,923</text:p>
          </table:table-cell>
          <table:table-cell table:formula="of:=[.$C$7]*[.F14]" office:value-type="float" office:value="12324.7096410069" calcext:value-type="float">
            <text:p>12324,710</text:p>
          </table:table-cell>
          <table:table-cell table:formula="of:=[.$C$11]-(1/([.E14]+[.$C$12]))*[.$C$13]" office:value-type="float" office:value="155" calcext:value-type="float">
            <text:p>155,00000</text:p>
          </table:table-cell>
          <table:table-cell table:formula="of:=[.$C$11]-[.H14]" office:value-type="float" office:value="250" calcext:value-type="float">
            <text:p>250</text:p>
          </table:table-cell>
          <table:table-cell table:formula="of:=(1/[.I14])*[.$C$13]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1/([.E15]/1000)" office:value-type="float" office:value="71.4285714285714" calcext:value-type="float">
            <text:p>71,429</text:p>
          </table:table-cell>
          <table:table-cell table:formula="of:=[.$C$7]*[.F15]" office:value-type="float" office:value="11444.3732380779" calcext:value-type="float">
            <text:p>11444,373</text:p>
          </table:table-cell>
          <table:table-cell table:formula="of:=[.$C$11]-(1/([.E15]+[.$C$12]))*[.$C$13]" office:value-type="float" office:value="165.869565217391" calcext:value-type="float">
            <text:p>165,86957</text:p>
          </table:table-cell>
          <table:table-cell table:formula="of:=[.$C$11]-[.H15]" office:value-type="float" office:value="239.130434782609" calcext:value-type="float">
            <text:p>239,130434782609</text:p>
          </table:table-cell>
          <table:table-cell table:formula="of:=(1/[.I15])*[.$C$13]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1/([.E16]/1000)" office:value-type="float" office:value="66.6666666666667" calcext:value-type="float">
            <text:p>66,667</text:p>
          </table:table-cell>
          <table:table-cell table:formula="of:=[.$C$7]*[.F16]" office:value-type="float" office:value="10681.415022206" calcext:value-type="float">
            <text:p>10681,415</text:p>
          </table:table-cell>
          <table:table-cell table:formula="of:=[.$C$11]-(1/([.E16]+[.$C$12]))*[.$C$13]" office:value-type="float" office:value="175.833333333333" calcext:value-type="float">
            <text:p>175,83333</text:p>
          </table:table-cell>
          <table:table-cell table:formula="of:=[.$C$11]-[.H16]" office:value-type="float" office:value="229.166666666667" calcext:value-type="float">
            <text:p>229,166666666667</text:p>
          </table:table-cell>
          <table:table-cell table:formula="of:=(1/[.I16])*[.$C$13]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([.E17]/1000)" office:value-type="float" office:value="62.5" calcext:value-type="float">
            <text:p>62,500</text:p>
          </table:table-cell>
          <table:table-cell table:formula="of:=[.$C$7]*[.F17]" office:value-type="float" office:value="10013.8265833181" calcext:value-type="float">
            <text:p>10013,827</text:p>
          </table:table-cell>
          <table:table-cell table:formula="of:=[.$C$11]-(1/([.E17]+[.$C$12]))*[.$C$13]" office:value-type="float" office:value="185" calcext:value-type="float">
            <text:p>185,00000</text:p>
          </table:table-cell>
          <table:table-cell table:formula="of:=[.$C$11]-[.H17]" office:value-type="float" office:value="220" calcext:value-type="float">
            <text:p>220</text:p>
          </table:table-cell>
          <table:table-cell table:formula="of:=(1/[.I17])*[.$C$13]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1/([.E18]/1000)" office:value-type="float" office:value="58.8235294117647" calcext:value-type="float">
            <text:p>58,824</text:p>
          </table:table-cell>
          <table:table-cell table:formula="of:=[.$C$7]*[.F18]" office:value-type="float" office:value="9424.77796077" calcext:value-type="float">
            <text:p>9424,778</text:p>
          </table:table-cell>
          <table:table-cell table:formula="of:=[.$C$11]-(1/([.E18]+[.$C$12]))*[.$C$13]" office:value-type="float" office:value="193.461538461538" calcext:value-type="float">
            <text:p>193,46154</text:p>
          </table:table-cell>
          <table:table-cell table:formula="of:=[.$C$11]-[.H18]" office:value-type="float" office:value="211.538461538462" calcext:value-type="float">
            <text:p>211,538461538462</text:p>
          </table:table-cell>
          <table:table-cell table:formula="of:=(1/[.I18])*[.$C$13]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1/([.E19]/1000)" office:value-type="float" office:value="55.5555555555556" calcext:value-type="float">
            <text:p>55,556</text:p>
          </table:table-cell>
          <table:table-cell table:formula="of:=[.$C$7]*[.F19]" office:value-type="float" office:value="8901.17918517167" calcext:value-type="float">
            <text:p>8901,179</text:p>
          </table:table-cell>
          <table:table-cell table:formula="of:=[.$C$11]-(1/([.E19]+[.$C$12]))*[.$C$13]" office:value-type="float" office:value="201.296296296296" calcext:value-type="float">
            <text:p>201,29630</text:p>
          </table:table-cell>
          <table:table-cell table:formula="of:=[.$C$11]-[.H19]" office:value-type="float" office:value="203.703703703704" calcext:value-type="float">
            <text:p>203,703703703704</text:p>
          </table:table-cell>
          <table:table-cell table:formula="of:=(1/[.I19])*[.$C$13]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1/([.E20]/1000)" office:value-type="float" office:value="52.6315789473684" calcext:value-type="float">
            <text:p>52,632</text:p>
          </table:table-cell>
          <table:table-cell table:formula="of:=[.$C$7]*[.F20]" office:value-type="float" office:value="8432.69607016263" calcext:value-type="float">
            <text:p>8432,696</text:p>
          </table:table-cell>
          <table:table-cell table:formula="of:=[.$C$11]-(1/([.E20]+[.$C$12]))*[.$C$13]" office:value-type="float" office:value="208.571428571429" calcext:value-type="float">
            <text:p>208,57143</text:p>
          </table:table-cell>
          <table:table-cell table:formula="of:=[.$C$11]-[.H20]" office:value-type="float" office:value="196.428571428571" calcext:value-type="float">
            <text:p>196,428571428571</text:p>
          </table:table-cell>
          <table:table-cell table:formula="of:=(1/[.I20])*[.$C$13]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1/([.E21]/1000)" office:value-type="float" office:value="50" calcext:value-type="float">
            <text:p>50,000</text:p>
          </table:table-cell>
          <table:table-cell table:formula="of:=[.$C$7]*[.F21]" office:value-type="float" office:value="8011.0612666545" calcext:value-type="float">
            <text:p>8011,061</text:p>
          </table:table-cell>
          <table:table-cell table:formula="of:=[.$C$11]-(1/([.E21]+[.$C$12]))*[.$C$13]" office:value-type="float" office:value="215.344827586207" calcext:value-type="float">
            <text:p>215,34483</text:p>
          </table:table-cell>
          <table:table-cell table:formula="of:=[.$C$11]-[.H21]" office:value-type="float" office:value="189.655172413793" calcext:value-type="float">
            <text:p>189,655172413793</text:p>
          </table:table-cell>
          <table:table-cell table:formula="of:=(1/[.I21])*[.$C$13]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1/([.E22]/1000)" office:value-type="float" office:value="47.6190476190476" calcext:value-type="float">
            <text:p>47,619</text:p>
          </table:table-cell>
          <table:table-cell table:formula="of:=[.$C$7]*[.F22]" office:value-type="float" office:value="7629.58215871857" calcext:value-type="float">
            <text:p>7629,582</text:p>
          </table:table-cell>
          <table:table-cell table:formula="of:=[.$C$11]-(1/([.E22]+[.$C$12]))*[.$C$13]" office:value-type="float" office:value="221.666666666667" calcext:value-type="float">
            <text:p>221,66667</text:p>
          </table:table-cell>
          <table:table-cell table:formula="of:=[.$C$11]-[.H22]" office:value-type="float" office:value="183.333333333333" calcext:value-type="float">
            <text:p>183,333333333333</text:p>
          </table:table-cell>
          <table:table-cell table:formula="of:=(1/[.I22])*[.$C$13]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1/([.E23]/1000)" office:value-type="float" office:value="45.4545454545455" calcext:value-type="float">
            <text:p>45,455</text:p>
          </table:table-cell>
          <table:table-cell table:formula="of:=[.$C$7]*[.F23]" office:value-type="float" office:value="7282.78296968591" calcext:value-type="float">
            <text:p>7282,783</text:p>
          </table:table-cell>
          <table:table-cell table:formula="of:=[.$C$11]-(1/([.E23]+[.$C$12]))*[.$C$13]" office:value-type="float" office:value="227.58064516129" calcext:value-type="float">
            <text:p>227,58065</text:p>
          </table:table-cell>
          <table:table-cell table:formula="of:=[.$C$11]-[.H23]" office:value-type="float" office:value="177.41935483871" calcext:value-type="float">
            <text:p>177,41935483871</text:p>
          </table:table-cell>
          <table:table-cell table:formula="of:=(1/[.I23])*[.$C$13]"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1/([.E24]/1000)" office:value-type="float" office:value="43.4782608695652" calcext:value-type="float">
            <text:p>43,478</text:p>
          </table:table-cell>
          <table:table-cell table:formula="of:=[.$C$7]*[.F24]" office:value-type="float" office:value="6966.14023187348" calcext:value-type="float">
            <text:p>6966,140</text:p>
          </table:table-cell>
          <table:table-cell table:formula="of:=[.$C$11]-(1/([.E24]+[.$C$12]))*[.$C$13]" office:value-type="float" office:value="233.125" calcext:value-type="float">
            <text:p>233,12500</text:p>
          </table:table-cell>
          <table:table-cell table:formula="of:=[.$C$11]-[.H24]" office:value-type="float" office:value="171.875" calcext:value-type="float">
            <text:p>171,875</text:p>
          </table:table-cell>
          <table:table-cell table:formula="of:=(1/[.I24])*[.$C$13]"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1/([.E25]/1000)" office:value-type="float" office:value="41.6666666666667" calcext:value-type="float">
            <text:p>41,667</text:p>
          </table:table-cell>
          <table:table-cell table:formula="of:=[.$C$7]*[.F25]" office:value-type="float" office:value="6675.88438887875" calcext:value-type="float">
            <text:p>6675,884</text:p>
          </table:table-cell>
          <table:table-cell table:formula="of:=[.$C$11]-(1/([.E25]+[.$C$12]))*[.$C$13]" office:value-type="float" office:value="238.333333333333" calcext:value-type="float">
            <text:p>238,33333</text:p>
          </table:table-cell>
          <table:table-cell table:formula="of:=[.$C$11]-[.H25]" office:value-type="float" office:value="166.666666666667" calcext:value-type="float">
            <text:p>166,666666666667</text:p>
          </table:table-cell>
          <table:table-cell table:formula="of:=(1/[.I25])*[.$C$13]"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1/([.E26]/1000)" office:value-type="float" office:value="40" calcext:value-type="float">
            <text:p>40,000</text:p>
          </table:table-cell>
          <table:table-cell table:formula="of:=[.$C$7]*[.F26]" office:value-type="float" office:value="6408.8490133236" calcext:value-type="float">
            <text:p>6408,849</text:p>
          </table:table-cell>
          <table:table-cell table:formula="of:=[.$C$11]-(1/([.E26]+[.$C$12]))*[.$C$13]" office:value-type="float" office:value="243.235294117647" calcext:value-type="float">
            <text:p>243,23529</text:p>
          </table:table-cell>
          <table:table-cell table:formula="of:=[.$C$11]-[.H26]" office:value-type="float" office:value="161.764705882353" calcext:value-type="float">
            <text:p>161,764705882353</text:p>
          </table:table-cell>
          <table:table-cell table:formula="of:=(1/[.I26])*[.$C$13]"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1/([.E27]/1000)" office:value-type="float" office:value="38.4615384615385" calcext:value-type="float">
            <text:p>38,462</text:p>
          </table:table-cell>
          <table:table-cell table:formula="of:=[.$C$7]*[.F27]" office:value-type="float" office:value="6162.35482050346" calcext:value-type="float">
            <text:p>6162,355</text:p>
          </table:table-cell>
          <table:table-cell table:formula="of:=[.$C$11]-(1/([.E27]+[.$C$12]))*[.$C$13]" office:value-type="float" office:value="247.857142857143" calcext:value-type="float">
            <text:p>247,85714</text:p>
          </table:table-cell>
          <table:table-cell table:formula="of:=[.$C$11]-[.H27]" office:value-type="float" office:value="157.142857142857" calcext:value-type="float">
            <text:p>157,142857142857</text:p>
          </table:table-cell>
          <table:table-cell table:formula="of:=(1/[.I27])*[.$C$13]"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1/([.E28]/1000)" office:value-type="float" office:value="37.037037037037" calcext:value-type="float">
            <text:p>37,037</text:p>
          </table:table-cell>
          <table:table-cell table:formula="of:=[.$C$7]*[.F28]" office:value-type="float" office:value="5934.11945678111" calcext:value-type="float">
            <text:p>5934,119</text:p>
          </table:table-cell>
          <table:table-cell table:formula="of:=[.$C$11]-(1/([.E28]+[.$C$12]))*[.$C$13]" office:value-type="float" office:value="252.222222222222" calcext:value-type="float">
            <text:p>252,22222</text:p>
          </table:table-cell>
          <table:table-cell table:formula="of:=[.$C$11]-[.H28]" office:value-type="float" office:value="152.777777777778" calcext:value-type="float">
            <text:p>152,777777777778</text:p>
          </table:table-cell>
          <table:table-cell table:formula="of:=(1/[.I28])*[.$C$13]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1/([.E29]/1000)" office:value-type="float" office:value="35.7142857142857" calcext:value-type="float">
            <text:p>35,714</text:p>
          </table:table-cell>
          <table:table-cell table:formula="of:=[.$C$7]*[.F29]" office:value-type="float" office:value="5722.18661903893" calcext:value-type="float">
            <text:p>5722,187</text:p>
          </table:table-cell>
          <table:table-cell table:formula="of:=[.$C$11]-(1/([.E29]+[.$C$12]))*[.$C$13]" office:value-type="float" office:value="256.351351351351" calcext:value-type="float">
            <text:p>256,35135</text:p>
          </table:table-cell>
          <table:table-cell table:formula="of:=[.$C$11]-[.H29]" office:value-type="float" office:value="148.648648648649" calcext:value-type="float">
            <text:p>148,648648648649</text:p>
          </table:table-cell>
          <table:table-cell table:formula="of:=(1/[.I29])*[.$C$13]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1/([.E30]/1000)" office:value-type="float" office:value="34.4827586206897" calcext:value-type="float">
            <text:p>34,483</text:p>
          </table:table-cell>
          <table:table-cell table:formula="of:=[.$C$7]*[.F30]" office:value-type="float" office:value="5524.86983907207" calcext:value-type="float">
            <text:p>5524,870</text:p>
          </table:table-cell>
          <table:table-cell table:formula="of:=[.$C$11]-(1/([.E30]+[.$C$12]))*[.$C$13]" office:value-type="float" office:value="260.263157894737" calcext:value-type="float">
            <text:p>260,26316</text:p>
          </table:table-cell>
          <table:table-cell table:formula="of:=[.$C$11]-[.H30]" office:value-type="float" office:value="144.736842105263" calcext:value-type="float">
            <text:p>144,736842105263</text:p>
          </table:table-cell>
          <table:table-cell table:formula="of:=(1/[.I30])*[.$C$13]"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1/([.E31]/1000)" office:value-type="float" office:value="33.3333333333333" calcext:value-type="float">
            <text:p>33,333</text:p>
          </table:table-cell>
          <table:table-cell table:formula="of:=[.$C$7]*[.F31]" office:value-type="float" office:value="5340.707511103" calcext:value-type="float">
            <text:p>5340,708</text:p>
          </table:table-cell>
          <table:table-cell table:formula="of:=[.$C$11]-(1/([.E31]+[.$C$12]))*[.$C$13]" office:value-type="float" office:value="263.974358974359" calcext:value-type="float">
            <text:p>263,97436</text:p>
          </table:table-cell>
          <table:table-cell table:formula="of:=[.$C$11]-[.H31]" office:value-type="float" office:value="141.025641025641" calcext:value-type="float">
            <text:p>141,025641025641</text:p>
          </table:table-cell>
          <table:table-cell table:formula="of:=(1/[.I31])*[.$C$13]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1/([.E32]/1000)" office:value-type="float" office:value="32.258064516129" calcext:value-type="float">
            <text:p>32,258</text:p>
          </table:table-cell>
          <table:table-cell table:formula="of:=[.$C$7]*[.F32]" office:value-type="float" office:value="5168.42662364806" calcext:value-type="float">
            <text:p>5168,427</text:p>
          </table:table-cell>
          <table:table-cell table:formula="of:=[.$C$11]-(1/([.E32]+[.$C$12]))*[.$C$13]" office:value-type="float" office:value="267.5" calcext:value-type="float">
            <text:p>267,50000</text:p>
          </table:table-cell>
          <table:table-cell table:formula="of:=[.$C$11]-[.H32]" office:value-type="float" office:value="137.5" calcext:value-type="float">
            <text:p>137,5</text:p>
          </table:table-cell>
          <table:table-cell table:formula="of:=(1/[.I32])*[.$C$13]"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([.E33]/1000)" office:value-type="float" office:value="31.25" calcext:value-type="float">
            <text:p>31,250</text:p>
          </table:table-cell>
          <table:table-cell table:formula="of:=[.$C$7]*[.F33]" office:value-type="float" office:value="5006.91329165906" calcext:value-type="float">
            <text:p>5006,913</text:p>
          </table:table-cell>
          <table:table-cell table:formula="of:=[.$C$11]-(1/([.E33]+[.$C$12]))*[.$C$13]" office:value-type="float" office:value="270.853658536585" calcext:value-type="float">
            <text:p>270,85366</text:p>
          </table:table-cell>
          <table:table-cell table:formula="of:=[.$C$11]-[.H33]" office:value-type="float" office:value="134.146341463415" calcext:value-type="float">
            <text:p>134,146341463415</text:p>
          </table:table-cell>
          <table:table-cell table:formula="of:=(1/[.I33])*[.$C$13]"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1/([.E34]/1000)" office:value-type="float" office:value="30.3030303030303" calcext:value-type="float">
            <text:p>30,303</text:p>
          </table:table-cell>
          <table:table-cell table:formula="of:=[.$C$7]*[.F34]" office:value-type="float" office:value="4855.18864645727" calcext:value-type="float">
            <text:p>4855,189</text:p>
          </table:table-cell>
          <table:table-cell table:formula="of:=[.$C$11]-(1/([.E34]+[.$C$12]))*[.$C$13]" office:value-type="float" office:value="274.047619047619" calcext:value-type="float">
            <text:p>274,04762</text:p>
          </table:table-cell>
          <table:table-cell table:formula="of:=[.$C$11]-[.H34]" office:value-type="float" office:value="130.952380952381" calcext:value-type="float">
            <text:p>130,952380952381</text:p>
          </table:table-cell>
          <table:table-cell table:formula="of:=(1/[.I34])*[.$C$13]"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1/([.E35]/1000)" office:value-type="float" office:value="29.4117647058823" calcext:value-type="float">
            <text:p>29,412</text:p>
          </table:table-cell>
          <table:table-cell table:formula="of:=[.$C$7]*[.F35]" office:value-type="float" office:value="4712.388980385" calcext:value-type="float">
            <text:p>4712,389</text:p>
          </table:table-cell>
          <table:table-cell table:formula="of:=[.$C$11]-(1/([.E35]+[.$C$12]))*[.$C$13]" office:value-type="float" office:value="277.093023255814" calcext:value-type="float">
            <text:p>277,09302</text:p>
          </table:table-cell>
          <table:table-cell table:formula="of:=[.$C$11]-[.H35]" office:value-type="float" office:value="127.906976744186" calcext:value-type="float">
            <text:p>127,906976744186</text:p>
          </table:table-cell>
          <table:table-cell table:formula="of:=(1/[.I35])*[.$C$13]"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1/([.E36]/1000)" office:value-type="float" office:value="28.5714285714286" calcext:value-type="float">
            <text:p>28,571</text:p>
          </table:table-cell>
          <table:table-cell table:formula="of:=[.$C$7]*[.F36]" office:value-type="float" office:value="4577.74929523114" calcext:value-type="float">
            <text:p>4577,749</text:p>
          </table:table-cell>
          <table:table-cell table:formula="of:=[.$C$11]-(1/([.E36]+[.$C$12]))*[.$C$13]" office:value-type="float" office:value="280" calcext:value-type="float">
            <text:p>280,00000</text:p>
          </table:table-cell>
          <table:table-cell table:formula="of:=[.$C$11]-[.H36]" office:value-type="float" office:value="125" calcext:value-type="float">
            <text:p>125</text:p>
          </table:table-cell>
          <table:table-cell table:formula="of:=(1/[.I36])*[.$C$13]"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1/([.E37]/1000)" office:value-type="float" office:value="27.7777777777778" calcext:value-type="float">
            <text:p>27,778</text:p>
          </table:table-cell>
          <table:table-cell table:formula="of:=[.$C$7]*[.F37]" office:value-type="float" office:value="4450.58959258583" calcext:value-type="float">
            <text:p>4450,590</text:p>
          </table:table-cell>
          <table:table-cell table:formula="of:=[.$C$11]-(1/([.E37]+[.$C$12]))*[.$C$13]" office:value-type="float" office:value="282.777777777778" calcext:value-type="float">
            <text:p>282,77778</text:p>
          </table:table-cell>
          <table:table-cell table:formula="of:=[.$C$11]-[.H37]" office:value-type="float" office:value="122.222222222222" calcext:value-type="float">
            <text:p>122,222222222222</text:p>
          </table:table-cell>
          <table:table-cell table:formula="of:=(1/[.I37])*[.$C$13]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1/([.E38]/1000)" office:value-type="float" office:value="27.027027027027" calcext:value-type="float">
            <text:p>27,027</text:p>
          </table:table-cell>
          <table:table-cell table:formula="of:=[.$C$7]*[.F38]" office:value-type="float" office:value="4330.30338738081" calcext:value-type="float">
            <text:p>4330,303</text:p>
          </table:table-cell>
          <table:table-cell table:formula="of:=[.$C$11]-(1/([.E38]+[.$C$12]))*[.$C$13]" office:value-type="float" office:value="285.434782608696" calcext:value-type="float">
            <text:p>285,43478</text:p>
          </table:table-cell>
          <table:table-cell table:formula="of:=[.$C$11]-[.H38]" office:value-type="float" office:value="119.565217391304" calcext:value-type="float">
            <text:p>119,565217391304</text:p>
          </table:table-cell>
          <table:table-cell table:formula="of:=(1/[.I38])*[.$C$13]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1/([.E39]/1000)" office:value-type="float" office:value="26.3157894736842" calcext:value-type="float">
            <text:p>26,316</text:p>
          </table:table-cell>
          <table:table-cell table:formula="of:=[.$C$7]*[.F39]" office:value-type="float" office:value="4216.34803508132" calcext:value-type="float">
            <text:p>4216,348</text:p>
          </table:table-cell>
          <table:table-cell table:formula="of:=[.$C$11]-(1/([.E39]+[.$C$12]))*[.$C$13]" office:value-type="float" office:value="287.978723404255" calcext:value-type="float">
            <text:p>287,97872</text:p>
          </table:table-cell>
          <table:table-cell table:formula="of:=[.$C$11]-[.H39]" office:value-type="float" office:value="117.021276595745" calcext:value-type="float">
            <text:p>117,021276595745</text:p>
          </table:table-cell>
          <table:table-cell table:formula="of:=(1/[.I39])*[.$C$13]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1/([.E40]/1000)" office:value-type="float" office:value="25.6410256410256" calcext:value-type="float">
            <text:p>25,641</text:p>
          </table:table-cell>
          <table:table-cell table:formula="of:=[.$C$7]*[.F40]" office:value-type="float" office:value="4108.23654700231" calcext:value-type="float">
            <text:p>4108,237</text:p>
          </table:table-cell>
          <table:table-cell table:formula="of:=[.$C$11]-(1/([.E40]+[.$C$12]))*[.$C$13]" office:value-type="float" office:value="290.416666666667" calcext:value-type="float">
            <text:p>290,41667</text:p>
          </table:table-cell>
          <table:table-cell table:formula="of:=[.$C$11]-[.H40]" office:value-type="float" office:value="114.583333333333" calcext:value-type="float">
            <text:p>114,583333333333</text:p>
          </table:table-cell>
          <table:table-cell table:formula="of:=(1/[.I40])*[.$C$13]"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1/([.E41]/1000)" office:value-type="float" office:value="25" calcext:value-type="float">
            <text:p>25,000</text:p>
          </table:table-cell>
          <table:table-cell table:formula="of:=[.$C$7]*[.F41]" office:value-type="float" office:value="4005.53063332725" calcext:value-type="float">
            <text:p>4005,531</text:p>
          </table:table-cell>
          <table:table-cell table:formula="of:=[.$C$11]-(1/([.E41]+[.$C$12]))*[.$C$13]" office:value-type="float" office:value="292.755102040816" calcext:value-type="float">
            <text:p>292,75510</text:p>
          </table:table-cell>
          <table:table-cell table:formula="of:=[.$C$11]-[.H41]" office:value-type="float" office:value="112.244897959184" calcext:value-type="float">
            <text:p>112,244897959184</text:p>
          </table:table-cell>
          <table:table-cell table:formula="of:=(1/[.I41])*[.$C$13]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1/([.E42]/1000)" office:value-type="float" office:value="24.390243902439" calcext:value-type="float">
            <text:p>24,390</text:p>
          </table:table-cell>
          <table:table-cell table:formula="of:=[.$C$7]*[.F42]" office:value-type="float" office:value="3907.83476422171" calcext:value-type="float">
            <text:p>3907,835</text:p>
          </table:table-cell>
          <table:table-cell table:formula="of:=[.$C$11]-(1/([.E42]+[.$C$12]))*[.$C$13]" office:value-type="float" office:value="295" calcext:value-type="float">
            <text:p>295,00000</text:p>
          </table:table-cell>
          <table:table-cell table:formula="of:=[.$C$11]-[.H42]" office:value-type="float" office:value="110" calcext:value-type="float">
            <text:p>110</text:p>
          </table:table-cell>
          <table:table-cell table:formula="of:=(1/[.I42])*[.$C$13]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1/([.E43]/1000)" office:value-type="float" office:value="23.8095238095238" calcext:value-type="float">
            <text:p>23,810</text:p>
          </table:table-cell>
          <table:table-cell table:formula="of:=[.$C$7]*[.F43]" office:value-type="float" office:value="3814.79107935928" calcext:value-type="float">
            <text:p>3814,791</text:p>
          </table:table-cell>
          <table:table-cell table:formula="of:=[.$C$11]-(1/([.E43]+[.$C$12]))*[.$C$13]" office:value-type="float" office:value="297.156862745098" calcext:value-type="float">
            <text:p>297,15686</text:p>
          </table:table-cell>
          <table:table-cell table:formula="of:=[.$C$11]-[.H43]" office:value-type="float" office:value="107.843137254902" calcext:value-type="float">
            <text:p>107,843137254902</text:p>
          </table:table-cell>
          <table:table-cell table:formula="of:=(1/[.I43])*[.$C$13]"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1/([.E44]/1000)" office:value-type="float" office:value="23.2558139534884" calcext:value-type="float">
            <text:p>23,256</text:p>
          </table:table-cell>
          <table:table-cell table:formula="of:=[.$C$7]*[.F44]" office:value-type="float" office:value="3726.07500774628" calcext:value-type="float">
            <text:p>3726,075</text:p>
          </table:table-cell>
          <table:table-cell table:formula="of:=[.$C$11]-(1/([.E44]+[.$C$12]))*[.$C$13]" office:value-type="float" office:value="299.230769230769" calcext:value-type="float">
            <text:p>299,23077</text:p>
          </table:table-cell>
          <table:table-cell table:formula="of:=[.$C$11]-[.H44]" office:value-type="float" office:value="105.769230769231" calcext:value-type="float">
            <text:p>105,769230769231</text:p>
          </table:table-cell>
          <table:table-cell table:formula="of:=(1/[.I44])*[.$C$13]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1/([.E45]/1000)" office:value-type="float" office:value="22.7272727272727" calcext:value-type="float">
            <text:p>22,727</text:p>
          </table:table-cell>
          <table:table-cell table:formula="of:=[.$C$7]*[.F45]" office:value-type="float" office:value="3641.39148484295" calcext:value-type="float">
            <text:p>3641,391</text:p>
          </table:table-cell>
          <table:table-cell table:formula="of:=[.$C$11]-(1/([.E45]+[.$C$12]))*[.$C$13]" office:value-type="float" office:value="301.22641509434" calcext:value-type="float">
            <text:p>301,22642</text:p>
          </table:table-cell>
          <table:table-cell table:formula="of:=[.$C$11]-[.H45]" office:value-type="float" office:value="103.77358490566" calcext:value-type="float">
            <text:p>103,77358490566</text:p>
          </table:table-cell>
          <table:table-cell table:formula="of:=(1/[.I45])*[.$C$13]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1/([.E46]/1000)" office:value-type="float" office:value="22.2222222222222" calcext:value-type="float">
            <text:p>22,222</text:p>
          </table:table-cell>
          <table:table-cell table:formula="of:=[.$C$7]*[.F46]" office:value-type="float" office:value="3560.47167406867" calcext:value-type="float">
            <text:p>3560,472</text:p>
          </table:table-cell>
          <table:table-cell table:formula="of:=[.$C$11]-(1/([.E46]+[.$C$12]))*[.$C$13]" office:value-type="float" office:value="303.148148148148" calcext:value-type="float">
            <text:p>303,14815</text:p>
          </table:table-cell>
          <table:table-cell table:formula="of:=[.$C$11]-[.H46]" office:value-type="float" office:value="101.851851851852" calcext:value-type="float">
            <text:p>101,851851851852</text:p>
          </table:table-cell>
          <table:table-cell table:formula="of:=(1/[.I46])*[.$C$13]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1/([.E47]/1000)" office:value-type="float" office:value="21.7391304347826" calcext:value-type="float">
            <text:p>21,739</text:p>
          </table:table-cell>
          <table:table-cell table:formula="of:=[.$C$7]*[.F47]" office:value-type="float" office:value="3483.07011593674" calcext:value-type="float">
            <text:p>3483,070</text:p>
          </table:table-cell>
          <table:table-cell table:formula="of:=[.$C$11]-(1/([.E47]+[.$C$12]))*[.$C$13]" office:value-type="float" office:value="305" calcext:value-type="float">
            <text:p>305,00000</text:p>
          </table:table-cell>
          <table:table-cell table:formula="of:=[.$C$11]-[.H47]" office:value-type="float" office:value="100" calcext:value-type="float">
            <text:p>100</text:p>
          </table:table-cell>
          <table:table-cell table:formula="of:=(1/[.I47])*[.$C$13]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1/([.E48]/1000)" office:value-type="float" office:value="21.2765957446808" calcext:value-type="float">
            <text:p>21,277</text:p>
          </table:table-cell>
          <table:table-cell table:formula="of:=[.$C$7]*[.F48]" office:value-type="float" office:value="3408.96224112957" calcext:value-type="float">
            <text:p>3408,962</text:p>
          </table:table-cell>
          <table:table-cell table:formula="of:=[.$C$11]-(1/([.E48]+[.$C$12]))*[.$C$13]" office:value-type="float" office:value="306.785714285714" calcext:value-type="float">
            <text:p>306,78571</text:p>
          </table:table-cell>
          <table:table-cell table:formula="of:=[.$C$11]-[.H48]" office:value-type="float" office:value="98.2142857142857" calcext:value-type="float">
            <text:p>98,2142857142857</text:p>
          </table:table-cell>
          <table:table-cell table:formula="of:=(1/[.I48])*[.$C$13]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1/([.E49]/1000)" office:value-type="float" office:value="20.8333333333333" calcext:value-type="float">
            <text:p>20,833</text:p>
          </table:table-cell>
          <table:table-cell table:formula="of:=[.$C$7]*[.F49]" office:value-type="float" office:value="3337.94219443937" calcext:value-type="float">
            <text:p>3337,942</text:p>
          </table:table-cell>
          <table:table-cell table:formula="of:=[.$C$11]-(1/([.E49]+[.$C$12]))*[.$C$13]" office:value-type="float" office:value="308.508771929825" calcext:value-type="float">
            <text:p>308,50877</text:p>
          </table:table-cell>
          <table:table-cell table:formula="of:=[.$C$11]-[.H49]" office:value-type="float" office:value="96.4912280701754" calcext:value-type="float">
            <text:p>96,4912280701754</text:p>
          </table:table-cell>
          <table:table-cell table:formula="of:=(1/[.I49])*[.$C$13]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1/([.E50]/1000)" office:value-type="float" office:value="20.4081632653061" calcext:value-type="float">
            <text:p>20,408</text:p>
          </table:table-cell>
          <table:table-cell table:formula="of:=[.$C$7]*[.F50]" office:value-type="float" office:value="3269.8209251651" calcext:value-type="float">
            <text:p>3269,821</text:p>
          </table:table-cell>
          <table:table-cell table:formula="of:=[.$C$11]-(1/([.E50]+[.$C$12]))*[.$C$13]" office:value-type="float" office:value="310.172413793103" calcext:value-type="float">
            <text:p>310,17241</text:p>
          </table:table-cell>
          <table:table-cell table:formula="of:=[.$C$11]-[.H50]" office:value-type="float" office:value="94.8275862068966" calcext:value-type="float">
            <text:p>94,8275862068966</text:p>
          </table:table-cell>
          <table:table-cell table:formula="of:=(1/[.I50])*[.$C$13]"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1/([.E51]/1000)" office:value-type="float" office:value="20" calcext:value-type="float">
            <text:p>20,000</text:p>
          </table:table-cell>
          <table:table-cell table:formula="of:=[.$C$7]*[.F51]" office:value-type="float" office:value="3204.4245066618" calcext:value-type="float">
            <text:p>3204,425</text:p>
          </table:table-cell>
          <table:table-cell table:formula="of:=[.$C$11]-(1/([.E51]+[.$C$12]))*[.$C$13]" office:value-type="float" office:value="311.779661016949" calcext:value-type="float">
            <text:p>311,77966</text:p>
          </table:table-cell>
          <table:table-cell table:formula="of:=[.$C$11]-[.H51]" office:value-type="float" office:value="93.2203389830509" calcext:value-type="float">
            <text:p>93,2203389830509</text:p>
          </table:table-cell>
          <table:table-cell table:formula="of:=(1/[.I51])*[.$C$13]"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1/([.E52]/1000)" office:value-type="float" office:value="19.6078431372549" calcext:value-type="float">
            <text:p>19,608</text:p>
          </table:table-cell>
          <table:table-cell table:formula="of:=[.$C$7]*[.F52]" office:value-type="float" office:value="3141.59265359" calcext:value-type="float">
            <text:p>3141,593</text:p>
          </table:table-cell>
          <table:table-cell table:formula="of:=[.$C$11]-(1/([.E52]+[.$C$12]))*[.$C$13]" office:value-type="float" office:value="313.333333333333" calcext:value-type="float">
            <text:p>313,33333</text:p>
          </table:table-cell>
          <table:table-cell table:formula="of:=[.$C$11]-[.H52]" office:value-type="float" office:value="91.6666666666667" calcext:value-type="float">
            <text:p>91,6666666666667</text:p>
          </table:table-cell>
          <table:table-cell table:formula="of:=(1/[.I52])*[.$C$13]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1/([.E53]/1000)" office:value-type="float" office:value="19.2307692307692" calcext:value-type="float">
            <text:p>19,231</text:p>
          </table:table-cell>
          <table:table-cell table:formula="of:=[.$C$7]*[.F53]" office:value-type="float" office:value="3081.17741025173" calcext:value-type="float">
            <text:p>3081,177</text:p>
          </table:table-cell>
          <table:table-cell table:formula="of:=[.$C$11]-(1/([.E53]+[.$C$12]))*[.$C$13]" office:value-type="float" office:value="314.83606557377" calcext:value-type="float">
            <text:p>314,83607</text:p>
          </table:table-cell>
          <table:table-cell table:formula="of:=[.$C$11]-[.H53]" office:value-type="float" office:value="90.1639344262295" calcext:value-type="float">
            <text:p>90,1639344262295</text:p>
          </table:table-cell>
          <table:table-cell table:formula="of:=(1/[.I53])*[.$C$13]"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1/([.E54]/1000)" office:value-type="float" office:value="18.8679245283019" calcext:value-type="float">
            <text:p>18,868</text:p>
          </table:table-cell>
          <table:table-cell table:formula="of:=[.$C$7]*[.F54]" office:value-type="float" office:value="3023.04198741679" calcext:value-type="float">
            <text:p>3023,042</text:p>
          </table:table-cell>
          <table:table-cell table:formula="of:=[.$C$11]-(1/([.E54]+[.$C$12]))*[.$C$13]" office:value-type="float" office:value="316.290322580645" calcext:value-type="float">
            <text:p>316,29032</text:p>
          </table:table-cell>
          <table:table-cell table:formula="of:=[.$C$11]-[.H54]" office:value-type="float" office:value="88.7096774193548" calcext:value-type="float">
            <text:p>88,7096774193548</text:p>
          </table:table-cell>
          <table:table-cell table:formula="of:=(1/[.I54])*[.$C$13]"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1/([.E55]/1000)" office:value-type="float" office:value="18.5185185185185" calcext:value-type="float">
            <text:p>18,519</text:p>
          </table:table-cell>
          <table:table-cell table:formula="of:=[.$C$7]*[.F55]" office:value-type="float" office:value="2967.05972839056" calcext:value-type="float">
            <text:p>2967,060</text:p>
          </table:table-cell>
          <table:table-cell table:formula="of:=[.$C$11]-(1/([.E55]+[.$C$12]))*[.$C$13]" office:value-type="float" office:value="317.698412698413" calcext:value-type="float">
            <text:p>317,69841</text:p>
          </table:table-cell>
          <table:table-cell table:formula="of:=[.$C$11]-[.H55]" office:value-type="float" office:value="87.3015873015873" calcext:value-type="float">
            <text:p>87,3015873015873</text:p>
          </table:table-cell>
          <table:table-cell table:formula="of:=(1/[.I55])*[.$C$13]"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1/([.E56]/1000)" office:value-type="float" office:value="18.1818181818182" calcext:value-type="float">
            <text:p>18,182</text:p>
          </table:table-cell>
          <table:table-cell table:formula="of:=[.$C$7]*[.F56]" office:value-type="float" office:value="2913.11318787436" calcext:value-type="float">
            <text:p>2913,113</text:p>
          </table:table-cell>
          <table:table-cell table:formula="of:=[.$C$11]-(1/([.E56]+[.$C$12]))*[.$C$13]" office:value-type="float" office:value="319.0625" calcext:value-type="float">
            <text:p>319,06250</text:p>
          </table:table-cell>
          <table:table-cell table:formula="of:=[.$C$11]-[.H56]" office:value-type="float" office:value="85.9375" calcext:value-type="float">
            <text:p>85,9375</text:p>
          </table:table-cell>
          <table:table-cell table:formula="of:=(1/[.I56])*[.$C$13]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1/([.E57]/1000)" office:value-type="float" office:value="17.8571428571429" calcext:value-type="float">
            <text:p>17,857</text:p>
          </table:table-cell>
          <table:table-cell table:formula="of:=[.$C$7]*[.F57]" office:value-type="float" office:value="2861.09330951946" calcext:value-type="float">
            <text:p>2861,093</text:p>
          </table:table-cell>
          <table:table-cell table:formula="of:=[.$C$11]-(1/([.E57]+[.$C$12]))*[.$C$13]" office:value-type="float" office:value="320.384615384615" calcext:value-type="float">
            <text:p>320,38462</text:p>
          </table:table-cell>
          <table:table-cell table:formula="of:=[.$C$11]-[.H57]" office:value-type="float" office:value="84.6153846153846" calcext:value-type="float">
            <text:p>84,6153846153846</text:p>
          </table:table-cell>
          <table:table-cell table:formula="of:=(1/[.I57])*[.$C$13]"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1/([.E58]/1000)" office:value-type="float" office:value="17.5438596491228" calcext:value-type="float">
            <text:p>17,544</text:p>
          </table:table-cell>
          <table:table-cell table:formula="of:=[.$C$7]*[.F58]" office:value-type="float" office:value="2810.89869005421" calcext:value-type="float">
            <text:p>2810,899</text:p>
          </table:table-cell>
          <table:table-cell table:formula="of:=[.$C$11]-(1/([.E58]+[.$C$12]))*[.$C$13]" office:value-type="float" office:value="321.666666666667" calcext:value-type="float">
            <text:p>321,66667</text:p>
          </table:table-cell>
          <table:table-cell table:formula="of:=[.$C$11]-[.H58]" office:value-type="float" office:value="83.3333333333333" calcext:value-type="float">
            <text:p>83,3333333333333</text:p>
          </table:table-cell>
          <table:table-cell table:formula="of:=(1/[.I58])*[.$C$13]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1/([.E59]/1000)" office:value-type="float" office:value="17.2413793103448" calcext:value-type="float">
            <text:p>17,241</text:p>
          </table:table-cell>
          <table:table-cell table:formula="of:=[.$C$7]*[.F59]" office:value-type="float" office:value="2762.43491953603" calcext:value-type="float">
            <text:p>2762,435</text:p>
          </table:table-cell>
          <table:table-cell table:formula="of:=[.$C$11]-(1/([.E59]+[.$C$12]))*[.$C$13]" office:value-type="float" office:value="322.910447761194" calcext:value-type="float">
            <text:p>322,91045</text:p>
          </table:table-cell>
          <table:table-cell table:formula="of:=[.$C$11]-[.H59]" office:value-type="float" office:value="82.0895522388059" calcext:value-type="float">
            <text:p>82,0895522388059</text:p>
          </table:table-cell>
          <table:table-cell table:formula="of:=(1/[.I59])*[.$C$13]"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1/([.E60]/1000)" office:value-type="float" office:value="16.9491525423729" calcext:value-type="float">
            <text:p>16,949</text:p>
          </table:table-cell>
          <table:table-cell table:formula="of:=[.$C$7]*[.F60]" office:value-type="float" office:value="2715.61398869644" calcext:value-type="float">
            <text:p>2715,614</text:p>
          </table:table-cell>
          <table:table-cell table:formula="of:=[.$C$11]-(1/([.E60]+[.$C$12]))*[.$C$13]" office:value-type="float" office:value="324.117647058824" calcext:value-type="float">
            <text:p>324,11765</text:p>
          </table:table-cell>
          <table:table-cell table:formula="of:=[.$C$11]-[.H60]" office:value-type="float" office:value="80.8823529411765" calcext:value-type="float">
            <text:p>80,8823529411765</text:p>
          </table:table-cell>
          <table:table-cell table:formula="of:=(1/[.I60])*[.$C$13]"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1/([.E61]/1000)" office:value-type="float" office:value="16.6666666666667" calcext:value-type="float">
            <text:p>16,667</text:p>
          </table:table-cell>
          <table:table-cell table:formula="of:=[.$C$7]*[.F61]" office:value-type="float" office:value="2670.3537555515" calcext:value-type="float">
            <text:p>2670,354</text:p>
          </table:table-cell>
          <table:table-cell table:formula="of:=[.$C$11]-(1/([.E61]+[.$C$12]))*[.$C$13]" office:value-type="float" office:value="325.289855072464" calcext:value-type="float">
            <text:p>325,28986</text:p>
          </table:table-cell>
          <table:table-cell table:formula="of:=[.$C$11]-[.H61]" office:value-type="float" office:value="79.7101449275363" calcext:value-type="float">
            <text:p>79,7101449275363</text:p>
          </table:table-cell>
          <table:table-cell table:formula="of:=(1/[.I61])*[.$C$13]"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1/([.E62]/1000)" office:value-type="float" office:value="16.3934426229508" calcext:value-type="float">
            <text:p>16,393</text:p>
          </table:table-cell>
          <table:table-cell table:formula="of:=[.$C$7]*[.F62]" office:value-type="float" office:value="2626.57746447688" calcext:value-type="float">
            <text:p>2626,577</text:p>
          </table:table-cell>
          <table:table-cell table:formula="of:=[.$C$11]-(1/([.E62]+[.$C$12]))*[.$C$13]" office:value-type="float" office:value="326.428571428571" calcext:value-type="float">
            <text:p>326,42857</text:p>
          </table:table-cell>
          <table:table-cell table:formula="of:=[.$C$11]-[.H62]" office:value-type="float" office:value="78.5714285714286" calcext:value-type="float">
            <text:p>78,5714285714286</text:p>
          </table:table-cell>
          <table:table-cell table:formula="of:=(1/[.I62])*[.$C$13]"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1/([.E63]/1000)" office:value-type="float" office:value="16.1290322580645" calcext:value-type="float">
            <text:p>16,129</text:p>
          </table:table-cell>
          <table:table-cell table:formula="of:=[.$C$7]*[.F63]" office:value-type="float" office:value="2584.21331182403" calcext:value-type="float">
            <text:p>2584,213</text:p>
          </table:table-cell>
          <table:table-cell table:formula="of:=[.$C$11]-(1/([.E63]+[.$C$12]))*[.$C$13]" office:value-type="float" office:value="327.535211267606" calcext:value-type="float">
            <text:p>327,53521</text:p>
          </table:table-cell>
          <table:table-cell table:formula="of:=[.$C$11]-[.H63]" office:value-type="float" office:value="77.4647887323944" calcext:value-type="float">
            <text:p>77,4647887323944</text:p>
          </table:table-cell>
          <table:table-cell table:formula="of:=(1/[.I63])*[.$C$13]"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1/([.E64]/1000)" office:value-type="float" office:value="15.8730158730159" calcext:value-type="float">
            <text:p>15,873</text:p>
          </table:table-cell>
          <table:table-cell table:formula="of:=[.$C$7]*[.F64]" office:value-type="float" office:value="2543.19405290619" calcext:value-type="float">
            <text:p>2543,194</text:p>
          </table:table-cell>
          <table:table-cell table:formula="of:=[.$C$11]-(1/([.E64]+[.$C$12]))*[.$C$13]" office:value-type="float" office:value="328.611111111111" calcext:value-type="float">
            <text:p>328,61111</text:p>
          </table:table-cell>
          <table:table-cell table:formula="of:=[.$C$11]-[.H64]" office:value-type="float" office:value="76.3888888888889" calcext:value-type="float">
            <text:p>76,3888888888889</text:p>
          </table:table-cell>
          <table:table-cell table:formula="of:=(1/[.I64])*[.$C$13]"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([.E65]/1000)" office:value-type="float" office:value="15.625" calcext:value-type="float">
            <text:p>15,625</text:p>
          </table:table-cell>
          <table:table-cell table:formula="of:=[.$C$7]*[.F65]" office:value-type="float" office:value="2503.45664582953" calcext:value-type="float">
            <text:p>2503,457</text:p>
          </table:table-cell>
          <table:table-cell table:formula="of:=[.$C$11]-(1/([.E65]+[.$C$12]))*[.$C$13]" office:value-type="float" office:value="329.657534246575" calcext:value-type="float">
            <text:p>329,65753</text:p>
          </table:table-cell>
          <table:table-cell table:formula="of:=[.$C$11]-[.H65]" office:value-type="float" office:value="75.3424657534247" calcext:value-type="float">
            <text:p>75,3424657534247</text:p>
          </table:table-cell>
          <table:table-cell table:formula="of:=(1/[.I65])*[.$C$13]"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1/([.E66]/1000)" office:value-type="float" office:value="15.3846153846154" calcext:value-type="float">
            <text:p>15,385</text:p>
          </table:table-cell>
          <table:table-cell table:formula="of:=[.$C$7]*[.F66]" office:value-type="float" office:value="2464.94192820138" calcext:value-type="float">
            <text:p>2464,942</text:p>
          </table:table-cell>
          <table:table-cell table:formula="of:=[.$C$11]-(1/([.E66]+[.$C$12]))*[.$C$13]" office:value-type="float" office:value="330.675675675676" calcext:value-type="float">
            <text:p>330,67568</text:p>
          </table:table-cell>
          <table:table-cell table:formula="of:=[.$C$11]-[.H66]" office:value-type="float" office:value="74.3243243243243" calcext:value-type="float">
            <text:p>74,3243243243243</text:p>
          </table:table-cell>
          <table:table-cell table:formula="of:=(1/[.I66])*[.$C$13]"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1/([.E67]/1000)" office:value-type="float" office:value="15.1515151515152" calcext:value-type="float">
            <text:p>15,152</text:p>
          </table:table-cell>
          <table:table-cell table:formula="of:=[.$C$7]*[.F67]" office:value-type="float" office:value="2427.59432322864" calcext:value-type="float">
            <text:p>2427,594</text:p>
          </table:table-cell>
          <table:table-cell table:formula="of:=[.$C$11]-(1/([.E67]+[.$C$12]))*[.$C$13]" office:value-type="float" office:value="331.666666666667" calcext:value-type="float">
            <text:p>331,66667</text:p>
          </table:table-cell>
          <table:table-cell table:formula="of:=[.$C$11]-[.H67]" office:value-type="float" office:value="73.3333333333334" calcext:value-type="float">
            <text:p>73,3333333333334</text:p>
          </table:table-cell>
          <table:table-cell table:formula="of:=(1/[.I67])*[.$C$13]"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1/([.E68]/1000)" office:value-type="float" office:value="14.9253731343284" calcext:value-type="float">
            <text:p>14,925</text:p>
          </table:table-cell>
          <table:table-cell table:formula="of:=[.$C$7]*[.F68]" office:value-type="float" office:value="2391.36157213567" calcext:value-type="float">
            <text:p>2391,362</text:p>
          </table:table-cell>
          <table:table-cell table:formula="of:=[.$C$11]-(1/([.E68]+[.$C$12]))*[.$C$13]" office:value-type="float" office:value="332.631578947368" calcext:value-type="float">
            <text:p>332,63158</text:p>
          </table:table-cell>
          <table:table-cell table:formula="of:=[.$C$11]-[.H68]" office:value-type="float" office:value="72.3684210526316" calcext:value-type="float">
            <text:p>72,3684210526316</text:p>
          </table:table-cell>
          <table:table-cell table:formula="of:=(1/[.I68])*[.$C$13]"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1/([.E69]/1000)" office:value-type="float" office:value="14.7058823529412" calcext:value-type="float">
            <text:p>14,706</text:p>
          </table:table-cell>
          <table:table-cell table:formula="of:=[.$C$7]*[.F69]" office:value-type="float" office:value="2356.1944901925" calcext:value-type="float">
            <text:p>2356,194</text:p>
          </table:table-cell>
          <table:table-cell table:formula="of:=[.$C$11]-(1/([.E69]+[.$C$12]))*[.$C$13]" office:value-type="float" office:value="333.571428571429" calcext:value-type="float">
            <text:p>333,57143</text:p>
          </table:table-cell>
          <table:table-cell table:formula="of:=[.$C$11]-[.H69]" office:value-type="float" office:value="71.4285714285714" calcext:value-type="float">
            <text:p>71,4285714285714</text:p>
          </table:table-cell>
          <table:table-cell table:formula="of:=(1/[.I69])*[.$C$13]"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1/([.E70]/1000)" office:value-type="float" office:value="14.4927536231884" calcext:value-type="float">
            <text:p>14,493</text:p>
          </table:table-cell>
          <table:table-cell table:formula="of:=[.$C$7]*[.F70]" office:value-type="float" office:value="2322.04674395783" calcext:value-type="float">
            <text:p>2322,047</text:p>
          </table:table-cell>
          <table:table-cell table:formula="of:=[.$C$11]-(1/([.E70]+[.$C$12]))*[.$C$13]" office:value-type="float" office:value="334.487179487179" calcext:value-type="float">
            <text:p>334,48718</text:p>
          </table:table-cell>
          <table:table-cell table:formula="of:=[.$C$11]-[.H70]" office:value-type="float" office:value="70.5128205128205" calcext:value-type="float">
            <text:p>70,5128205128205</text:p>
          </table:table-cell>
          <table:table-cell table:formula="of:=(1/[.I70])*[.$C$13]"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1/([.E71]/1000)" office:value-type="float" office:value="14.2857142857143" calcext:value-type="float">
            <text:p>14,286</text:p>
          </table:table-cell>
          <table:table-cell table:formula="of:=[.$C$7]*[.F71]" office:value-type="float" office:value="2288.87464761557" calcext:value-type="float">
            <text:p>2288,875</text:p>
          </table:table-cell>
          <table:table-cell table:formula="of:=[.$C$11]-(1/([.E71]+[.$C$12]))*[.$C$13]" office:value-type="float" office:value="335.379746835443" calcext:value-type="float">
            <text:p>335,37975</text:p>
          </table:table-cell>
          <table:table-cell table:formula="of:=[.$C$11]-[.H71]" office:value-type="float" office:value="69.620253164557" calcext:value-type="float">
            <text:p>69,620253164557</text:p>
          </table:table-cell>
          <table:table-cell table:formula="of:=(1/[.I71])*[.$C$13]"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1/([.E72]/1000)" office:value-type="float" office:value="14.0845070422535" calcext:value-type="float">
            <text:p>14,085</text:p>
          </table:table-cell>
          <table:table-cell table:formula="of:=[.$C$7]*[.F72]" office:value-type="float" office:value="2256.63697652239" calcext:value-type="float">
            <text:p>2256,637</text:p>
          </table:table-cell>
          <table:table-cell table:formula="of:=[.$C$11]-(1/([.E72]+[.$C$12]))*[.$C$13]" office:value-type="float" office:value="336.25" calcext:value-type="float">
            <text:p>336,25000</text:p>
          </table:table-cell>
          <table:table-cell table:formula="of:=[.$C$11]-[.H72]" office:value-type="float" office:value="68.75" calcext:value-type="float">
            <text:p>68,75</text:p>
          </table:table-cell>
          <table:table-cell table:formula="of:=(1/[.I72])*[.$C$13]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1/([.E73]/1000)" office:value-type="float" office:value="13.8888888888889" calcext:value-type="float">
            <text:p>13,889</text:p>
          </table:table-cell>
          <table:table-cell table:formula="of:=[.$C$7]*[.F73]" office:value-type="float" office:value="2225.29479629292" calcext:value-type="float">
            <text:p>2225,295</text:p>
          </table:table-cell>
          <table:table-cell table:formula="of:=[.$C$11]-(1/([.E73]+[.$C$12]))*[.$C$13]" office:value-type="float" office:value="337.098765432099" calcext:value-type="float">
            <text:p>337,09877</text:p>
          </table:table-cell>
          <table:table-cell table:formula="of:=[.$C$11]-[.H73]" office:value-type="float" office:value="67.9012345679012" calcext:value-type="float">
            <text:p>67,9012345679012</text:p>
          </table:table-cell>
          <table:table-cell table:formula="of:=(1/[.I73])*[.$C$13]"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1/([.E74]/1000)" office:value-type="float" office:value="13.6986301369863" calcext:value-type="float">
            <text:p>13,699</text:p>
          </table:table-cell>
          <table:table-cell table:formula="of:=[.$C$7]*[.F74]" office:value-type="float" office:value="2194.81130593274" calcext:value-type="float">
            <text:p>2194,811</text:p>
          </table:table-cell>
          <table:table-cell table:formula="of:=[.$C$11]-(1/([.E74]+[.$C$12]))*[.$C$13]" office:value-type="float" office:value="337.926829268293" calcext:value-type="float">
            <text:p>337,92683</text:p>
          </table:table-cell>
          <table:table-cell table:formula="of:=[.$C$11]-[.H74]" office:value-type="float" office:value="67.0731707317073" calcext:value-type="float">
            <text:p>67,0731707317073</text:p>
          </table:table-cell>
          <table:table-cell table:formula="of:=(1/[.I74])*[.$C$13]"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1/([.E75]/1000)" office:value-type="float" office:value="13.5135135135135" calcext:value-type="float">
            <text:p>13,514</text:p>
          </table:table-cell>
          <table:table-cell table:formula="of:=[.$C$7]*[.F75]" office:value-type="float" office:value="2165.15169369041" calcext:value-type="float">
            <text:p>2165,152</text:p>
          </table:table-cell>
          <table:table-cell table:formula="of:=[.$C$11]-(1/([.E75]+[.$C$12]))*[.$C$13]" office:value-type="float" office:value="338.734939759036" calcext:value-type="float">
            <text:p>338,73494</text:p>
          </table:table-cell>
          <table:table-cell table:formula="of:=[.$C$11]-[.H75]" office:value-type="float" office:value="66.2650602409639" calcext:value-type="float">
            <text:p>66,2650602409639</text:p>
          </table:table-cell>
          <table:table-cell table:formula="of:=(1/[.I75])*[.$C$13]"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1/([.E76]/1000)" office:value-type="float" office:value="13.3333333333333" calcext:value-type="float">
            <text:p>13,333</text:p>
          </table:table-cell>
          <table:table-cell table:formula="of:=[.$C$7]*[.F76]" office:value-type="float" office:value="2136.2830044412" calcext:value-type="float">
            <text:p>2136,283</text:p>
          </table:table-cell>
          <table:table-cell table:formula="of:=[.$C$11]-(1/([.E76]+[.$C$12]))*[.$C$13]" office:value-type="float" office:value="339.52380952381" calcext:value-type="float">
            <text:p>339,52381</text:p>
          </table:table-cell>
          <table:table-cell table:formula="of:=[.$C$11]-[.H76]" office:value-type="float" office:value="65.4761904761905" calcext:value-type="float">
            <text:p>65,4761904761905</text:p>
          </table:table-cell>
          <table:table-cell table:formula="of:=(1/[.I76])*[.$C$13]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1/([.E77]/1000)" office:value-type="float" office:value="13.1578947368421" calcext:value-type="float">
            <text:p>13,158</text:p>
          </table:table-cell>
          <table:table-cell table:formula="of:=[.$C$7]*[.F77]" office:value-type="float" office:value="2108.17401754066" calcext:value-type="float">
            <text:p>2108,174</text:p>
          </table:table-cell>
          <table:table-cell table:formula="of:=[.$C$11]-(1/([.E77]+[.$C$12]))*[.$C$13]" office:value-type="float" office:value="340.294117647059" calcext:value-type="float">
            <text:p>340,29412</text:p>
          </table:table-cell>
          <table:table-cell table:formula="of:=[.$C$11]-[.H77]" office:value-type="float" office:value="64.7058823529412" calcext:value-type="float">
            <text:p>64,7058823529412</text:p>
          </table:table-cell>
          <table:table-cell table:formula="of:=(1/[.I77])*[.$C$13]"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1/([.E78]/1000)" office:value-type="float" office:value="12.987012987013" calcext:value-type="float">
            <text:p>12,987</text:p>
          </table:table-cell>
          <table:table-cell table:formula="of:=[.$C$7]*[.F78]" office:value-type="float" office:value="2080.79513419597" calcext:value-type="float">
            <text:p>2080,795</text:p>
          </table:table-cell>
          <table:table-cell table:formula="of:=[.$C$11]-(1/([.E78]+[.$C$12]))*[.$C$13]" office:value-type="float" office:value="341.046511627907" calcext:value-type="float">
            <text:p>341,04651</text:p>
          </table:table-cell>
          <table:table-cell table:formula="of:=[.$C$11]-[.H78]" office:value-type="float" office:value="63.953488372093" calcext:value-type="float">
            <text:p>63,953488372093</text:p>
          </table:table-cell>
          <table:table-cell table:formula="of:=(1/[.I78])*[.$C$13]"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1/([.E79]/1000)" office:value-type="float" office:value="12.8205128205128" calcext:value-type="float">
            <text:p>12,821</text:p>
          </table:table-cell>
          <table:table-cell table:formula="of:=[.$C$7]*[.F79]" office:value-type="float" office:value="2054.11827350115" calcext:value-type="float">
            <text:p>2054,118</text:p>
          </table:table-cell>
          <table:table-cell table:formula="of:=[.$C$11]-(1/([.E79]+[.$C$12]))*[.$C$13]" office:value-type="float" office:value="341.781609195402" calcext:value-type="float">
            <text:p>341,78161</text:p>
          </table:table-cell>
          <table:table-cell table:formula="of:=[.$C$11]-[.H79]" office:value-type="float" office:value="63.2183908045977" calcext:value-type="float">
            <text:p>63,2183908045977</text:p>
          </table:table-cell>
          <table:table-cell table:formula="of:=(1/[.I79])*[.$C$13]"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1/([.E80]/1000)" office:value-type="float" office:value="12.6582278481013" calcext:value-type="float">
            <text:p>12,658</text:p>
          </table:table-cell>
          <table:table-cell table:formula="of:=[.$C$7]*[.F80]" office:value-type="float" office:value="2028.11677636823" calcext:value-type="float">
            <text:p>2028,117</text:p>
          </table:table-cell>
          <table:table-cell table:formula="of:=[.$C$11]-(1/([.E80]+[.$C$12]))*[.$C$13]" office:value-type="float" office:value="342.5" calcext:value-type="float">
            <text:p>342,50000</text:p>
          </table:table-cell>
          <table:table-cell table:formula="of:=[.$C$11]-[.H80]" office:value-type="float" office:value="62.5" calcext:value-type="float">
            <text:p>62,5</text:p>
          </table:table-cell>
          <table:table-cell table:formula="of:=(1/[.I80])*[.$C$13]"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1/([.E81]/1000)" office:value-type="float" office:value="12.5" calcext:value-type="float">
            <text:p>12,500</text:p>
          </table:table-cell>
          <table:table-cell table:formula="of:=[.$C$7]*[.F81]" office:value-type="float" office:value="2002.76531666362" calcext:value-type="float">
            <text:p>2002,765</text:p>
          </table:table-cell>
          <table:table-cell table:formula="of:=[.$C$11]-(1/([.E81]+[.$C$12]))*[.$C$13]" office:value-type="float" office:value="343.202247191011" calcext:value-type="float">
            <text:p>343,20225</text:p>
          </table:table-cell>
          <table:table-cell table:formula="of:=[.$C$11]-[.H81]" office:value-type="float" office:value="61.7977528089888" calcext:value-type="float">
            <text:p>61,7977528089888</text:p>
          </table:table-cell>
          <table:table-cell table:formula="of:=(1/[.I81])*[.$C$13]"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1/([.E82]/1000)" office:value-type="float" office:value="12.3456790123457" calcext:value-type="float">
            <text:p>12,346</text:p>
          </table:table-cell>
          <table:table-cell table:formula="of:=[.$C$7]*[.F82]" office:value-type="float" office:value="1978.03981892704" calcext:value-type="float">
            <text:p>1978,040</text:p>
          </table:table-cell>
          <table:table-cell table:formula="of:=[.$C$11]-(1/([.E82]+[.$C$12]))*[.$C$13]" office:value-type="float" office:value="343.888888888889" calcext:value-type="float">
            <text:p>343,88889</text:p>
          </table:table-cell>
          <table:table-cell table:formula="of:=[.$C$11]-[.H82]" office:value-type="float" office:value="61.1111111111111" calcext:value-type="float">
            <text:p>61,1111111111111</text:p>
          </table:table-cell>
          <table:table-cell table:formula="of:=(1/[.I82])*[.$C$13]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1/([.E83]/1000)" office:value-type="float" office:value="12.1951219512195" calcext:value-type="float">
            <text:p>12,195</text:p>
          </table:table-cell>
          <table:table-cell table:formula="of:=[.$C$7]*[.F83]" office:value-type="float" office:value="1953.91738211085" calcext:value-type="float">
            <text:p>1953,917</text:p>
          </table:table-cell>
          <table:table-cell table:formula="of:=[.$C$11]-(1/([.E83]+[.$C$12]))*[.$C$13]" office:value-type="float" office:value="344.56043956044" calcext:value-type="float">
            <text:p>344,56044</text:p>
          </table:table-cell>
          <table:table-cell table:formula="of:=[.$C$11]-[.H83]" office:value-type="float" office:value="60.4395604395605" calcext:value-type="float">
            <text:p>60,4395604395605</text:p>
          </table:table-cell>
          <table:table-cell table:formula="of:=(1/[.I83])*[.$C$13]"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1/([.E84]/1000)" office:value-type="float" office:value="12.0481927710843" calcext:value-type="float">
            <text:p>12,048</text:p>
          </table:table-cell>
          <table:table-cell table:formula="of:=[.$C$7]*[.F84]" office:value-type="float" office:value="1930.37620883241" calcext:value-type="float">
            <text:p>1930,376</text:p>
          </table:table-cell>
          <table:table-cell table:formula="of:=[.$C$11]-(1/([.E84]+[.$C$12]))*[.$C$13]" office:value-type="float" office:value="345.217391304348" calcext:value-type="float">
            <text:p>345,21739</text:p>
          </table:table-cell>
          <table:table-cell table:formula="of:=[.$C$11]-[.H84]" office:value-type="float" office:value="59.7826086956522" calcext:value-type="float">
            <text:p>59,7826086956522</text:p>
          </table:table-cell>
          <table:table-cell table:formula="of:=(1/[.I84])*[.$C$13]"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1/([.E85]/1000)" office:value-type="float" office:value="11.9047619047619" calcext:value-type="float">
            <text:p>11,905</text:p>
          </table:table-cell>
          <table:table-cell table:formula="of:=[.$C$7]*[.F85]" office:value-type="float" office:value="1907.39553967964" calcext:value-type="float">
            <text:p>1907,396</text:p>
          </table:table-cell>
          <table:table-cell table:formula="of:=[.$C$11]-(1/([.E85]+[.$C$12]))*[.$C$13]" office:value-type="float" office:value="345.860215053763" calcext:value-type="float">
            <text:p>345,86022</text:p>
          </table:table-cell>
          <table:table-cell table:formula="of:=[.$C$11]-[.H85]" office:value-type="float" office:value="59.1397849462365" calcext:value-type="float">
            <text:p>59,1397849462365</text:p>
          </table:table-cell>
          <table:table-cell table:formula="of:=(1/[.I85])*[.$C$13]"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1/([.E86]/1000)" office:value-type="float" office:value="11.7647058823529" calcext:value-type="float">
            <text:p>11,765</text:p>
          </table:table-cell>
          <table:table-cell table:formula="of:=[.$C$7]*[.F86]" office:value-type="float" office:value="1884.955592154" calcext:value-type="float">
            <text:p>1884,956</text:p>
          </table:table-cell>
          <table:table-cell table:formula="of:=[.$C$11]-(1/([.E86]+[.$C$12]))*[.$C$13]" office:value-type="float" office:value="346.489361702128" calcext:value-type="float">
            <text:p>346,48936</text:p>
          </table:table-cell>
          <table:table-cell table:formula="of:=[.$C$11]-[.H86]" office:value-type="float" office:value="58.5106382978723" calcext:value-type="float">
            <text:p>58,5106382978723</text:p>
          </table:table-cell>
          <table:table-cell table:formula="of:=(1/[.I86])*[.$C$13]"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1/([.E87]/1000)" office:value-type="float" office:value="11.6279069767442" calcext:value-type="float">
            <text:p>11,628</text:p>
          </table:table-cell>
          <table:table-cell table:formula="of:=[.$C$7]*[.F87]" office:value-type="float" office:value="1863.03750387314" calcext:value-type="float">
            <text:p>1863,038</text:p>
          </table:table-cell>
          <table:table-cell table:formula="of:=[.$C$11]-(1/([.E87]+[.$C$12]))*[.$C$13]" office:value-type="float" office:value="347.105263157895" calcext:value-type="float">
            <text:p>347,10526</text:p>
          </table:table-cell>
          <table:table-cell table:formula="of:=[.$C$11]-[.H87]" office:value-type="float" office:value="57.8947368421053" calcext:value-type="float">
            <text:p>57,8947368421053</text:p>
          </table:table-cell>
          <table:table-cell table:formula="of:=(1/[.I87])*[.$C$13]"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1/([.E88]/1000)" office:value-type="float" office:value="11.4942528735632" calcext:value-type="float">
            <text:p>11,494</text:p>
          </table:table-cell>
          <table:table-cell table:formula="of:=[.$C$7]*[.F88]" office:value-type="float" office:value="1841.62327969069" calcext:value-type="float">
            <text:p>1841,623</text:p>
          </table:table-cell>
          <table:table-cell table:formula="of:=[.$C$11]-(1/([.E88]+[.$C$12]))*[.$C$13]" office:value-type="float" office:value="347.708333333333" calcext:value-type="float">
            <text:p>347,70833</text:p>
          </table:table-cell>
          <table:table-cell table:formula="of:=[.$C$11]-[.H88]" office:value-type="float" office:value="57.2916666666667" calcext:value-type="float">
            <text:p>57,2916666666667</text:p>
          </table:table-cell>
          <table:table-cell table:formula="of:=(1/[.I88])*[.$C$13]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1/([.E89]/1000)" office:value-type="float" office:value="11.3636363636364" calcext:value-type="float">
            <text:p>11,364</text:p>
          </table:table-cell>
          <table:table-cell table:formula="of:=[.$C$7]*[.F89]" office:value-type="float" office:value="1820.69574242148" calcext:value-type="float">
            <text:p>1820,696</text:p>
          </table:table-cell>
          <table:table-cell table:formula="of:=[.$C$11]-(1/([.E89]+[.$C$12]))*[.$C$13]" office:value-type="float" office:value="348.298969072165" calcext:value-type="float">
            <text:p>348,29897</text:p>
          </table:table-cell>
          <table:table-cell table:formula="of:=[.$C$11]-[.H89]" office:value-type="float" office:value="56.7010309278351" calcext:value-type="float">
            <text:p>56,7010309278351</text:p>
          </table:table-cell>
          <table:table-cell table:formula="of:=(1/[.I89])*[.$C$13]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1/([.E90]/1000)" office:value-type="float" office:value="11.2359550561798" calcext:value-type="float">
            <text:p>11,236</text:p>
          </table:table-cell>
          <table:table-cell table:formula="of:=[.$C$7]*[.F90]" office:value-type="float" office:value="1800.23848688865" calcext:value-type="float">
            <text:p>1800,238</text:p>
          </table:table-cell>
          <table:table-cell table:formula="of:=[.$C$11]-(1/([.E90]+[.$C$12]))*[.$C$13]" office:value-type="float" office:value="348.877551020408" calcext:value-type="float">
            <text:p>348,87755</text:p>
          </table:table-cell>
          <table:table-cell table:formula="of:=[.$C$11]-[.H90]" office:value-type="float" office:value="56.1224489795918" calcext:value-type="float">
            <text:p>56,1224489795918</text:p>
          </table:table-cell>
          <table:table-cell table:formula="of:=(1/[.I90])*[.$C$13]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1/([.E91]/1000)" office:value-type="float" office:value="11.1111111111111" calcext:value-type="float">
            <text:p>11,111</text:p>
          </table:table-cell>
          <table:table-cell table:formula="of:=[.$C$7]*[.F91]" office:value-type="float" office:value="1780.23583703433" calcext:value-type="float">
            <text:p>1780,236</text:p>
          </table:table-cell>
          <table:table-cell table:formula="of:=[.$C$11]-(1/([.E91]+[.$C$12]))*[.$C$13]" office:value-type="float" office:value="349.444444444444" calcext:value-type="float">
            <text:p>349,44444</text:p>
          </table:table-cell>
          <table:table-cell table:formula="of:=[.$C$11]-[.H91]" office:value-type="float" office:value="55.5555555555555" calcext:value-type="float">
            <text:p>55,5555555555555</text:p>
          </table:table-cell>
          <table:table-cell table:formula="of:=(1/[.I91])*[.$C$13]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1/([.E92]/1000)" office:value-type="float" office:value="10.989010989011" calcext:value-type="float">
            <text:p>10,989</text:p>
          </table:table-cell>
          <table:table-cell table:formula="of:=[.$C$7]*[.F92]" office:value-type="float" office:value="1760.67280585813" calcext:value-type="float">
            <text:p>1760,673</text:p>
          </table:table-cell>
          <table:table-cell table:formula="of:=[.$C$11]-(1/([.E92]+[.$C$12]))*[.$C$13]" office:value-type="float" office:value="350" calcext:value-type="float">
            <text:p>350,00000</text:p>
          </table:table-cell>
          <table:table-cell table:formula="of:=[.$C$11]-[.H92]" office:value-type="float" office:value="55" calcext:value-type="float">
            <text:p>55</text:p>
          </table:table-cell>
          <table:table-cell table:formula="of:=(1/[.I92])*[.$C$13]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1/([.E93]/1000)" office:value-type="float" office:value="10.8695652173913" calcext:value-type="float">
            <text:p>10,870</text:p>
          </table:table-cell>
          <table:table-cell table:formula="of:=[.$C$7]*[.F93]" office:value-type="float" office:value="1741.53505796837" calcext:value-type="float">
            <text:p>1741,535</text:p>
          </table:table-cell>
          <table:table-cell table:formula="of:=[.$C$11]-(1/([.E93]+[.$C$12]))*[.$C$13]" office:value-type="float" office:value="350.544554455446" calcext:value-type="float">
            <text:p>350,54455</text:p>
          </table:table-cell>
          <table:table-cell table:formula="of:=[.$C$11]-[.H93]" office:value-type="float" office:value="54.4554455445544" calcext:value-type="float">
            <text:p>54,4554455445544</text:p>
          </table:table-cell>
          <table:table-cell table:formula="of:=(1/[.I93])*[.$C$13]"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1/([.E94]/1000)" office:value-type="float" office:value="10.752688172043" calcext:value-type="float">
            <text:p>10,753</text:p>
          </table:table-cell>
          <table:table-cell table:formula="of:=[.$C$7]*[.F94]" office:value-type="float" office:value="1722.80887454935" calcext:value-type="float">
            <text:p>1722,809</text:p>
          </table:table-cell>
          <table:table-cell table:formula="of:=[.$C$11]-(1/([.E94]+[.$C$12]))*[.$C$13]" office:value-type="float" office:value="351.078431372549" calcext:value-type="float">
            <text:p>351,07843</text:p>
          </table:table-cell>
          <table:table-cell table:formula="of:=[.$C$11]-[.H94]" office:value-type="float" office:value="53.921568627451" calcext:value-type="float">
            <text:p>53,921568627451</text:p>
          </table:table-cell>
          <table:table-cell table:formula="of:=(1/[.I94])*[.$C$13]"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1/([.E95]/1000)" office:value-type="float" office:value="10.6382978723404" calcext:value-type="float">
            <text:p>10,638</text:p>
          </table:table-cell>
          <table:table-cell table:formula="of:=[.$C$7]*[.F95]" office:value-type="float" office:value="1704.48112056479" calcext:value-type="float">
            <text:p>1704,481</text:p>
          </table:table-cell>
          <table:table-cell table:formula="of:=[.$C$11]-(1/([.E95]+[.$C$12]))*[.$C$13]" office:value-type="float" office:value="351.601941747573" calcext:value-type="float">
            <text:p>351,60194</text:p>
          </table:table-cell>
          <table:table-cell table:formula="of:=[.$C$11]-[.H95]" office:value-type="float" office:value="53.3980582524272" calcext:value-type="float">
            <text:p>53,3980582524272</text:p>
          </table:table-cell>
          <table:table-cell table:formula="of:=(1/[.I95])*[.$C$13]"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1/([.E96]/1000)" office:value-type="float" office:value="10.5263157894737" calcext:value-type="float">
            <text:p>10,526</text:p>
          </table:table-cell>
          <table:table-cell table:formula="of:=[.$C$7]*[.F96]" office:value-type="float" office:value="1686.53921403253" calcext:value-type="float">
            <text:p>1686,539</text:p>
          </table:table-cell>
          <table:table-cell table:formula="of:=[.$C$11]-(1/([.E96]+[.$C$12]))*[.$C$13]" office:value-type="float" office:value="352.115384615385" calcext:value-type="float">
            <text:p>352,11538</text:p>
          </table:table-cell>
          <table:table-cell table:formula="of:=[.$C$11]-[.H96]" office:value-type="float" office:value="52.8846153846154" calcext:value-type="float">
            <text:p>52,8846153846154</text:p>
          </table:table-cell>
          <table:table-cell table:formula="of:=(1/[.I96])*[.$C$13]"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1/([.E97]/1000)" office:value-type="float" office:value="10.4166666666667" calcext:value-type="float">
            <text:p>10,417</text:p>
          </table:table-cell>
          <table:table-cell table:formula="of:=[.$C$7]*[.F97]" office:value-type="float" office:value="1668.97109721969" calcext:value-type="float">
            <text:p>1668,971</text:p>
          </table:table-cell>
          <table:table-cell table:formula="of:=[.$C$11]-(1/([.E97]+[.$C$12]))*[.$C$13]" office:value-type="float" office:value="352.619047619048" calcext:value-type="float">
            <text:p>352,61905</text:p>
          </table:table-cell>
          <table:table-cell table:formula="of:=[.$C$11]-[.H97]" office:value-type="float" office:value="52.3809523809524" calcext:value-type="float">
            <text:p>52,3809523809524</text:p>
          </table:table-cell>
          <table:table-cell table:formula="of:=(1/[.I97])*[.$C$13]" office:value-type="float" office:value="105" calcext:value-type="float">
            <text:p>105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1/([.E98]/1000)" office:value-type="float" office:value="10.3092783505155" calcext:value-type="float">
            <text:p>10,309</text:p>
          </table:table-cell>
          <table:table-cell table:formula="of:=[.$C$7]*[.F98]" office:value-type="float" office:value="1651.76520961948" calcext:value-type="float">
            <text:p>1651,765</text:p>
          </table:table-cell>
          <table:table-cell table:formula="of:=[.$C$11]-(1/([.E98]+[.$C$12]))*[.$C$13]" office:value-type="float" office:value="353.11320754717" calcext:value-type="float">
            <text:p>353,11321</text:p>
          </table:table-cell>
          <table:table-cell table:formula="of:=[.$C$11]-[.H98]" office:value-type="float" office:value="51.8867924528302" calcext:value-type="float">
            <text:p>51,8867924528302</text:p>
          </table:table-cell>
          <table:table-cell table:formula="of:=(1/[.I98])*[.$C$13]"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1/([.E99]/1000)" office:value-type="float" office:value="10.2040816326531" calcext:value-type="float">
            <text:p>10,204</text:p>
          </table:table-cell>
          <table:table-cell table:formula="of:=[.$C$7]*[.F99]" office:value-type="float" office:value="1634.91046258255" calcext:value-type="float">
            <text:p>1634,910</text:p>
          </table:table-cell>
          <table:table-cell table:formula="of:=[.$C$11]-(1/([.E99]+[.$C$12]))*[.$C$13]" office:value-type="float" office:value="353.598130841121" calcext:value-type="float">
            <text:p>353,59813</text:p>
          </table:table-cell>
          <table:table-cell table:formula="of:=[.$C$11]-[.H99]" office:value-type="float" office:value="51.4018691588785" calcext:value-type="float">
            <text:p>51,4018691588785</text:p>
          </table:table-cell>
          <table:table-cell table:formula="of:=(1/[.I99])*[.$C$13]" office:value-type="float" office:value="107" calcext:value-type="float">
            <text:p>107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1/([.E100]/1000)" office:value-type="float" office:value="10.1010101010101" calcext:value-type="float">
            <text:p>10,101</text:p>
          </table:table-cell>
          <table:table-cell table:formula="of:=[.$C$7]*[.F100]" office:value-type="float" office:value="1618.39621548576" calcext:value-type="float">
            <text:p>1618,396</text:p>
          </table:table-cell>
          <table:table-cell table:formula="of:=[.$C$11]-(1/([.E100]+[.$C$12]))*[.$C$13]" office:value-type="float" office:value="354.074074074074" calcext:value-type="float">
            <text:p>354,07407</text:p>
          </table:table-cell>
          <table:table-cell table:formula="of:=[.$C$11]-[.H100]" office:value-type="float" office:value="50.9259259259259" calcext:value-type="float">
            <text:p>50,9259259259259</text:p>
          </table:table-cell>
          <table:table-cell table:formula="of:=(1/[.I100])*[.$C$13]"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1/([.E101]/1000)" office:value-type="float" office:value="10" calcext:value-type="float">
            <text:p>10,000</text:p>
          </table:table-cell>
          <table:table-cell table:formula="of:=[.$C$7]*[.F101]" office:value-type="float" office:value="1602.2122533309" calcext:value-type="float">
            <text:p>1602,212</text:p>
          </table:table-cell>
          <table:table-cell table:formula="of:=[.$C$11]-(1/([.E101]+[.$C$12]))*[.$C$13]" office:value-type="float" office:value="354.54128440367" calcext:value-type="float">
            <text:p>354,54128</text:p>
          </table:table-cell>
          <table:table-cell table:formula="of:=[.$C$11]-[.H101]" office:value-type="float" office:value="50.4587155963303" calcext:value-type="float">
            <text:p>50,4587155963303</text:p>
          </table:table-cell>
          <table:table-cell table:formula="of:=(1/[.I101])*[.$C$13]"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formula="of:=1/([.E102]/1000)" office:value-type="float" office:value="9.9009900990099" calcext:value-type="float">
            <text:p>9,901</text:p>
          </table:table-cell>
          <table:table-cell table:formula="of:=[.$C$7]*[.F102]" office:value-type="float" office:value="1586.34876567416" calcext:value-type="float">
            <text:p>1586,349</text:p>
          </table:table-cell>
          <table:table-cell table:formula="of:=[.$C$11]-(1/([.E102]+[.$C$12]))*[.$C$13]" office:value-type="float" office:value="355" calcext:value-type="float">
            <text:p>355,00000</text:p>
          </table:table-cell>
          <table:table-cell table:formula="of:=[.$C$11]-[.H102]" office:value-type="float" office:value="50" calcext:value-type="float">
            <text:p>50</text:p>
          </table:table-cell>
          <table:table-cell table:formula="of:=(1/[.I102])*[.$C$13]"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formula="of:=1/([.E103]/1000)" office:value-type="float" office:value="9.80392156862745" calcext:value-type="float">
            <text:p>9,804</text:p>
          </table:table-cell>
          <table:table-cell table:formula="of:=[.$C$7]*[.F103]" office:value-type="float" office:value="1570.796326795" calcext:value-type="float">
            <text:p>1570,796</text:p>
          </table:table-cell>
          <table:table-cell table:formula="of:=[.$C$11]-(1/([.E103]+[.$C$12]))*[.$C$13]" office:value-type="float" office:value="355.45045045045" calcext:value-type="float">
            <text:p>355,45045</text:p>
          </table:table-cell>
          <table:table-cell table:formula="of:=[.$C$11]-[.H103]" office:value-type="float" office:value="49.5495495495496" calcext:value-type="float">
            <text:p>49,5495495495496</text:p>
          </table:table-cell>
          <table:table-cell table:formula="of:=(1/[.I103])*[.$C$13]"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formula="of:=1/([.E104]/1000)" office:value-type="float" office:value="9.70873786407767" calcext:value-type="float">
            <text:p>9,709</text:p>
          </table:table-cell>
          <table:table-cell table:formula="of:=[.$C$7]*[.F104]" office:value-type="float" office:value="1555.54587702029" calcext:value-type="float">
            <text:p>1555,546</text:p>
          </table:table-cell>
          <table:table-cell table:formula="of:=[.$C$11]-(1/([.E104]+[.$C$12]))*[.$C$13]" office:value-type="float" office:value="355.892857142857" calcext:value-type="float">
            <text:p>355,89286</text:p>
          </table:table-cell>
          <table:table-cell table:formula="of:=[.$C$11]-[.H104]" office:value-type="float" office:value="49.1071428571428" calcext:value-type="float">
            <text:p>49,1071428571428</text:p>
          </table:table-cell>
          <table:table-cell table:formula="of:=(1/[.I104])*[.$C$13]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formula="of:=1/([.E105]/1000)" office:value-type="float" office:value="9.61538461538462" calcext:value-type="float">
            <text:p>9,615</text:p>
          </table:table-cell>
          <table:table-cell table:formula="of:=[.$C$7]*[.F105]" office:value-type="float" office:value="1540.58870512587" calcext:value-type="float">
            <text:p>1540,589</text:p>
          </table:table-cell>
          <table:table-cell table:formula="of:=[.$C$11]-(1/([.E105]+[.$C$12]))*[.$C$13]" office:value-type="float" office:value="356.327433628319" calcext:value-type="float">
            <text:p>356,32743</text:p>
          </table:table-cell>
          <table:table-cell table:formula="of:=[.$C$11]-[.H105]" office:value-type="float" office:value="48.6725663716814" calcext:value-type="float">
            <text:p>48,6725663716814</text:p>
          </table:table-cell>
          <table:table-cell table:formula="of:=(1/[.I105])*[.$C$13]"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table:formula="of:=1/([.E106]/1000)" office:value-type="float" office:value="9.52380952380952" calcext:value-type="float">
            <text:p>9,524</text:p>
          </table:table-cell>
          <table:table-cell table:formula="of:=[.$C$7]*[.F106]" office:value-type="float" office:value="1525.91643174371" calcext:value-type="float">
            <text:p>1525,916</text:p>
          </table:table-cell>
          <table:table-cell table:formula="of:=[.$C$11]-(1/([.E106]+[.$C$12]))*[.$C$13]" office:value-type="float" office:value="356.754385964912" calcext:value-type="float">
            <text:p>356,75439</text:p>
          </table:table-cell>
          <table:table-cell table:formula="of:=[.$C$11]-[.H106]" office:value-type="float" office:value="48.2456140350877" calcext:value-type="float">
            <text:p>48,2456140350877</text:p>
          </table:table-cell>
          <table:table-cell table:formula="of:=(1/[.I106])*[.$C$13]"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table:formula="of:=1/([.E107]/1000)" office:value-type="float" office:value="9.43396226415094" calcext:value-type="float">
            <text:p>9,434</text:p>
          </table:table-cell>
          <table:table-cell table:formula="of:=[.$C$7]*[.F107]" office:value-type="float" office:value="1511.5209937084" calcext:value-type="float">
            <text:p>1511,521</text:p>
          </table:table-cell>
          <table:table-cell table:formula="of:=[.$C$11]-(1/([.E107]+[.$C$12]))*[.$C$13]" office:value-type="float" office:value="357.173913043478" calcext:value-type="float">
            <text:p>357,17391</text:p>
          </table:table-cell>
          <table:table-cell table:formula="of:=[.$C$11]-[.H107]" office:value-type="float" office:value="47.8260869565218" calcext:value-type="float">
            <text:p>47,8260869565218</text:p>
          </table:table-cell>
          <table:table-cell table:formula="of:=(1/[.I107])*[.$C$13]" office:value-type="float" office:value="115" calcext:value-type="float">
            <text:p>115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table:formula="of:=1/([.E108]/1000)" office:value-type="float" office:value="9.34579439252336" calcext:value-type="float">
            <text:p>9,346</text:p>
          </table:table-cell>
          <table:table-cell table:formula="of:=[.$C$7]*[.F108]" office:value-type="float" office:value="1497.39462928122" calcext:value-type="float">
            <text:p>1497,395</text:p>
          </table:table-cell>
          <table:table-cell table:formula="of:=[.$C$11]-(1/([.E108]+[.$C$12]))*[.$C$13]" office:value-type="float" office:value="357.586206896552" calcext:value-type="float">
            <text:p>357,58621</text:p>
          </table:table-cell>
          <table:table-cell table:formula="of:=[.$C$11]-[.H108]" office:value-type="float" office:value="47.4137931034483" calcext:value-type="float">
            <text:p>47,4137931034483</text:p>
          </table:table-cell>
          <table:table-cell table:formula="of:=(1/[.I108])*[.$C$13]" office:value-type="float" office:value="116" calcext:value-type="float">
            <text:p>116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formula="of:=1/([.E109]/1000)" office:value-type="float" office:value="9.25925925925926" calcext:value-type="float">
            <text:p>9,259</text:p>
          </table:table-cell>
          <table:table-cell table:formula="of:=[.$C$7]*[.F109]" office:value-type="float" office:value="1483.52986419528" calcext:value-type="float">
            <text:p>1483,530</text:p>
          </table:table-cell>
          <table:table-cell table:formula="of:=[.$C$11]-(1/([.E109]+[.$C$12]))*[.$C$13]" office:value-type="float" office:value="357.991452991453" calcext:value-type="float">
            <text:p>357,99145</text:p>
          </table:table-cell>
          <table:table-cell table:formula="of:=[.$C$11]-[.H109]" office:value-type="float" office:value="47.008547008547" calcext:value-type="float">
            <text:p>47,008547008547</text:p>
          </table:table-cell>
          <table:table-cell table:formula="of:=(1/[.I109])*[.$C$13]"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formula="of:=1/([.E110]/1000)" office:value-type="float" office:value="9.1743119266055" calcext:value-type="float">
            <text:p>9,174</text:p>
          </table:table-cell>
          <table:table-cell table:formula="of:=[.$C$7]*[.F110]" office:value-type="float" office:value="1469.91949846872" calcext:value-type="float">
            <text:p>1469,919</text:p>
          </table:table-cell>
          <table:table-cell table:formula="of:=[.$C$11]-(1/([.E110]+[.$C$12]))*[.$C$13]" office:value-type="float" office:value="358.389830508475" calcext:value-type="float">
            <text:p>358,38983</text:p>
          </table:table-cell>
          <table:table-cell table:formula="of:=[.$C$11]-[.H110]" office:value-type="float" office:value="46.6101694915254" calcext:value-type="float">
            <text:p>46,6101694915254</text:p>
          </table:table-cell>
          <table:table-cell table:formula="of:=(1/[.I110])*[.$C$13]" office:value-type="float" office:value="118" calcext:value-type="float">
            <text:p>118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1/([.E111]/1000)" office:value-type="float" office:value="9.09090909090909" calcext:value-type="float">
            <text:p>9,091</text:p>
          </table:table-cell>
          <table:table-cell table:formula="of:=[.$C$7]*[.F111]" office:value-type="float" office:value="1456.55659393718" calcext:value-type="float">
            <text:p>1456,557</text:p>
          </table:table-cell>
          <table:table-cell table:formula="of:=[.$C$11]-(1/([.E111]+[.$C$12]))*[.$C$13]" office:value-type="float" office:value="358.781512605042" calcext:value-type="float">
            <text:p>358,78151</text:p>
          </table:table-cell>
          <table:table-cell table:formula="of:=[.$C$11]-[.H111]" office:value-type="float" office:value="46.218487394958" calcext:value-type="float">
            <text:p>46,218487394958</text:p>
          </table:table-cell>
          <table:table-cell table:formula="of:=(1/[.I111])*[.$C$13]"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formula="of:=1/([.E112]/1000)" office:value-type="float" office:value="9.00900900900901" calcext:value-type="float">
            <text:p>9,009</text:p>
          </table:table-cell>
          <table:table-cell table:formula="of:=[.$C$7]*[.F112]" office:value-type="float" office:value="1443.43446246027" calcext:value-type="float">
            <text:p>1443,434</text:p>
          </table:table-cell>
          <table:table-cell table:formula="of:=[.$C$11]-(1/([.E112]+[.$C$12]))*[.$C$13]" office:value-type="float" office:value="359.166666666667" calcext:value-type="float">
            <text:p>359,16667</text:p>
          </table:table-cell>
          <table:table-cell table:formula="of:=[.$C$11]-[.H112]" office:value-type="float" office:value="45.8333333333333" calcext:value-type="float">
            <text:p>45,8333333333333</text:p>
          </table:table-cell>
          <table:table-cell table:formula="of:=(1/[.I112])*[.$C$13]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formula="of:=1/([.E113]/1000)" office:value-type="float" office:value="8.92857142857143" calcext:value-type="float">
            <text:p>8,929</text:p>
          </table:table-cell>
          <table:table-cell table:formula="of:=[.$C$7]*[.F113]" office:value-type="float" office:value="1430.54665475973" calcext:value-type="float">
            <text:p>1430,547</text:p>
          </table:table-cell>
          <table:table-cell table:formula="of:=[.$C$11]-(1/([.E113]+[.$C$12]))*[.$C$13]" office:value-type="float" office:value="359.545454545455" calcext:value-type="float">
            <text:p>359,54545</text:p>
          </table:table-cell>
          <table:table-cell table:formula="of:=[.$C$11]-[.H113]" office:value-type="float" office:value="45.4545454545454" calcext:value-type="float">
            <text:p>45,4545454545454</text:p>
          </table:table-cell>
          <table:table-cell table:formula="of:=(1/[.I113])*[.$C$13]" office:value-type="float" office:value="121" calcext:value-type="float">
            <text:p>121</text:p>
          </table:table-cell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formula="of:=1/([.E114]/1000)" office:value-type="float" office:value="8.84955752212389" calcext:value-type="float">
            <text:p>8,850</text:p>
          </table:table-cell>
          <table:table-cell table:formula="of:=[.$C$7]*[.F114]" office:value-type="float" office:value="1417.88694985035" calcext:value-type="float">
            <text:p>1417,887</text:p>
          </table:table-cell>
          <table:table-cell table:formula="of:=[.$C$11]-(1/([.E114]+[.$C$12]))*[.$C$13]" office:value-type="float" office:value="359.918032786885" calcext:value-type="float">
            <text:p>359,91803</text:p>
          </table:table-cell>
          <table:table-cell table:formula="of:=[.$C$11]-[.H114]" office:value-type="float" office:value="45.0819672131148" calcext:value-type="float">
            <text:p>45,0819672131148</text:p>
          </table:table-cell>
          <table:table-cell table:formula="of:=(1/[.I114])*[.$C$13]" office:value-type="float" office:value="122" calcext:value-type="float">
            <text:p>122</text:p>
          </table:table-cell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table:formula="of:=1/([.E115]/1000)" office:value-type="float" office:value="8.7719298245614" calcext:value-type="float">
            <text:p>8,772</text:p>
          </table:table-cell>
          <table:table-cell table:formula="of:=[.$C$7]*[.F115]" office:value-type="float" office:value="1405.44934502711" calcext:value-type="float">
            <text:p>1405,449</text:p>
          </table:table-cell>
          <table:table-cell table:formula="of:=[.$C$11]-(1/([.E115]+[.$C$12]))*[.$C$13]" office:value-type="float" office:value="360.284552845528" calcext:value-type="float">
            <text:p>360,28455</text:p>
          </table:table-cell>
          <table:table-cell table:formula="of:=[.$C$11]-[.H115]" office:value-type="float" office:value="44.7154471544716" calcext:value-type="float">
            <text:p>44,7154471544716</text:p>
          </table:table-cell>
          <table:table-cell table:formula="of:=(1/[.I115])*[.$C$13]" office:value-type="float" office:value="123" calcext:value-type="float">
            <text:p>123</text:p>
          </table:table-cell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table:formula="of:=1/([.E116]/1000)" office:value-type="float" office:value="8.69565217391304" calcext:value-type="float">
            <text:p>8,696</text:p>
          </table:table-cell>
          <table:table-cell table:formula="of:=[.$C$7]*[.F116]" office:value-type="float" office:value="1393.2280463747" calcext:value-type="float">
            <text:p>1393,228</text:p>
          </table:table-cell>
          <table:table-cell table:formula="of:=[.$C$11]-(1/([.E116]+[.$C$12]))*[.$C$13]" office:value-type="float" office:value="360.645161290323" calcext:value-type="float">
            <text:p>360,64516</text:p>
          </table:table-cell>
          <table:table-cell table:formula="of:=[.$C$11]-[.H116]" office:value-type="float" office:value="44.3548387096774" calcext:value-type="float">
            <text:p>44,3548387096774</text:p>
          </table:table-cell>
          <table:table-cell table:formula="of:=(1/[.I116])*[.$C$13]" office:value-type="float" office:value="124" calcext:value-type="float">
            <text:p>124</text:p>
          </table:table-cell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table:formula="of:=1/([.E117]/1000)" office:value-type="float" office:value="8.62068965517241" calcext:value-type="float">
            <text:p>8,621</text:p>
          </table:table-cell>
          <table:table-cell table:formula="of:=[.$C$7]*[.F117]" office:value-type="float" office:value="1381.21745976802" calcext:value-type="float">
            <text:p>1381,217</text:p>
          </table:table-cell>
          <table:table-cell table:formula="of:=[.$C$11]-(1/([.E117]+[.$C$12]))*[.$C$13]" office:value-type="float" office:value="361" calcext:value-type="float">
            <text:p>361,00000</text:p>
          </table:table-cell>
          <table:table-cell table:formula="of:=[.$C$11]-[.H117]" office:value-type="float" office:value="44" calcext:value-type="float">
            <text:p>44</text:p>
          </table:table-cell>
          <table:table-cell table:formula="of:=(1/[.I117])*[.$C$13]" office:value-type="float" office:value="125" calcext:value-type="float">
            <text:p>125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table:formula="of:=1/([.E118]/1000)" office:value-type="float" office:value="8.54700854700855" calcext:value-type="float">
            <text:p>8,547</text:p>
          </table:table-cell>
          <table:table-cell table:formula="of:=[.$C$7]*[.F118]" office:value-type="float" office:value="1369.4121823341" calcext:value-type="float">
            <text:p>1369,412</text:p>
          </table:table-cell>
          <table:table-cell table:formula="of:=[.$C$11]-(1/([.E118]+[.$C$12]))*[.$C$13]" office:value-type="float" office:value="361.349206349206" calcext:value-type="float">
            <text:p>361,34921</text:p>
          </table:table-cell>
          <table:table-cell table:formula="of:=[.$C$11]-[.H118]" office:value-type="float" office:value="43.6507936507936" calcext:value-type="float">
            <text:p>43,6507936507936</text:p>
          </table:table-cell>
          <table:table-cell table:formula="of:=(1/[.I118])*[.$C$13]"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formula="of:=1/([.E119]/1000)" office:value-type="float" office:value="8.47457627118644" calcext:value-type="float">
            <text:p>8,475</text:p>
          </table:table-cell>
          <table:table-cell table:formula="of:=[.$C$7]*[.F119]" office:value-type="float" office:value="1357.80699434822" calcext:value-type="float">
            <text:p>1357,807</text:p>
          </table:table-cell>
          <table:table-cell table:formula="of:=[.$C$11]-(1/([.E119]+[.$C$12]))*[.$C$13]" office:value-type="float" office:value="361.692913385827" calcext:value-type="float">
            <text:p>361,69291</text:p>
          </table:table-cell>
          <table:table-cell table:formula="of:=[.$C$11]-[.H119]" office:value-type="float" office:value="43.3070866141732" calcext:value-type="float">
            <text:p>43,3070866141732</text:p>
          </table:table-cell>
          <table:table-cell table:formula="of:=(1/[.I119])*[.$C$13]" office:value-type="float" office:value="127" calcext:value-type="float">
            <text:p>127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formula="of:=1/([.E120]/1000)" office:value-type="float" office:value="8.40336134453782" calcext:value-type="float">
            <text:p>8,403</text:p>
          </table:table-cell>
          <table:table-cell table:formula="of:=[.$C$7]*[.F120]" office:value-type="float" office:value="1346.39685153857" calcext:value-type="float">
            <text:p>1346,397</text:p>
          </table:table-cell>
          <table:table-cell table:formula="of:=[.$C$11]-(1/([.E120]+[.$C$12]))*[.$C$13]" office:value-type="float" office:value="362.03125" calcext:value-type="float">
            <text:p>362,03125</text:p>
          </table:table-cell>
          <table:table-cell table:formula="of:=[.$C$11]-[.H120]" office:value-type="float" office:value="42.96875" calcext:value-type="float">
            <text:p>42,96875</text:p>
          </table:table-cell>
          <table:table-cell table:formula="of:=(1/[.I120])*[.$C$13]"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1/([.E121]/1000)" office:value-type="float" office:value="8.33333333333333" calcext:value-type="float">
            <text:p>8,333</text:p>
          </table:table-cell>
          <table:table-cell table:formula="of:=[.$C$7]*[.F121]" office:value-type="float" office:value="1335.17687777575" calcext:value-type="float">
            <text:p>1335,177</text:p>
          </table:table-cell>
          <table:table-cell table:formula="of:=[.$C$11]-(1/([.E121]+[.$C$12]))*[.$C$13]" office:value-type="float" office:value="362.364341085271" calcext:value-type="float">
            <text:p>362,36434</text:p>
          </table:table-cell>
          <table:table-cell table:formula="of:=[.$C$11]-[.H121]" office:value-type="float" office:value="42.6356589147287" calcext:value-type="float">
            <text:p>42,6356589147287</text:p>
          </table:table-cell>
          <table:table-cell table:formula="of:=(1/[.I121])*[.$C$13]" office:value-type="float" office:value="129" calcext:value-type="float">
            <text:p>129</text:p>
          </table:table-cell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table:formula="of:=1/([.E122]/1000)" office:value-type="float" office:value="8.26446280991736" calcext:value-type="float">
            <text:p>8,264</text:p>
          </table:table-cell>
          <table:table-cell table:formula="of:=[.$C$7]*[.F122]" office:value-type="float" office:value="1324.14235812471" calcext:value-type="float">
            <text:p>1324,142</text:p>
          </table:table-cell>
          <table:table-cell table:formula="of:=[.$C$11]-(1/([.E122]+[.$C$12]))*[.$C$13]" office:value-type="float" office:value="362.692307692308" calcext:value-type="float">
            <text:p>362,69231</text:p>
          </table:table-cell>
          <table:table-cell table:formula="of:=[.$C$11]-[.H122]" office:value-type="float" office:value="42.3076923076923" calcext:value-type="float">
            <text:p>42,3076923076923</text:p>
          </table:table-cell>
          <table:table-cell table:formula="of:=(1/[.I122])*[.$C$13]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table:formula="of:=1/([.E123]/1000)" office:value-type="float" office:value="8.19672131147541" calcext:value-type="float">
            <text:p>8,197</text:p>
          </table:table-cell>
          <table:table-cell table:formula="of:=[.$C$7]*[.F123]" office:value-type="float" office:value="1313.28873223844" calcext:value-type="float">
            <text:p>1313,289</text:p>
          </table:table-cell>
          <table:table-cell table:formula="of:=[.$C$11]-(1/([.E123]+[.$C$12]))*[.$C$13]" office:value-type="float" office:value="363.015267175572" calcext:value-type="float">
            <text:p>363,01527</text:p>
          </table:table-cell>
          <table:table-cell table:formula="of:=[.$C$11]-[.H123]" office:value-type="float" office:value="41.9847328244275" calcext:value-type="float">
            <text:p>41,9847328244275</text:p>
          </table:table-cell>
          <table:table-cell table:formula="of:=(1/[.I123])*[.$C$13]" office:value-type="float" office:value="131" calcext:value-type="float">
            <text:p>131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formula="of:=1/([.E124]/1000)" office:value-type="float" office:value="8.13008130081301" calcext:value-type="float">
            <text:p>8,130</text:p>
          </table:table-cell>
          <table:table-cell table:formula="of:=[.$C$7]*[.F124]" office:value-type="float" office:value="1302.6115880739" calcext:value-type="float">
            <text:p>1302,612</text:p>
          </table:table-cell>
          <table:table-cell table:formula="of:=[.$C$11]-(1/([.E124]+[.$C$12]))*[.$C$13]" office:value-type="float" office:value="363.333333333333" calcext:value-type="float">
            <text:p>363,33333</text:p>
          </table:table-cell>
          <table:table-cell table:formula="of:=[.$C$11]-[.H124]" office:value-type="float" office:value="41.6666666666667" calcext:value-type="float">
            <text:p>41,6666666666667</text:p>
          </table:table-cell>
          <table:table-cell table:formula="of:=(1/[.I124])*[.$C$13]"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table:formula="of:=1/([.E125]/1000)" office:value-type="float" office:value="8.06451612903226" calcext:value-type="float">
            <text:p>8,065</text:p>
          </table:table-cell>
          <table:table-cell table:formula="of:=[.$C$7]*[.F125]" office:value-type="float" office:value="1292.10665591202" calcext:value-type="float">
            <text:p>1292,107</text:p>
          </table:table-cell>
          <table:table-cell table:formula="of:=[.$C$11]-(1/([.E125]+[.$C$12]))*[.$C$13]" office:value-type="float" office:value="363.646616541353" calcext:value-type="float">
            <text:p>363,64662</text:p>
          </table:table-cell>
          <table:table-cell table:formula="of:=[.$C$11]-[.H125]" office:value-type="float" office:value="41.3533834586466" calcext:value-type="float">
            <text:p>41,3533834586466</text:p>
          </table:table-cell>
          <table:table-cell table:formula="of:=(1/[.I125])*[.$C$13]" office:value-type="float" office:value="133" calcext:value-type="float">
            <text:p>133</text:p>
          </table:table-cell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table:formula="of:=1/([.E126]/1000)" office:value-type="float" office:value="8" calcext:value-type="float">
            <text:p>8,000</text:p>
          </table:table-cell>
          <table:table-cell table:formula="of:=[.$C$7]*[.F126]" office:value-type="float" office:value="1281.76980266472" calcext:value-type="float">
            <text:p>1281,770</text:p>
          </table:table-cell>
          <table:table-cell table:formula="of:=[.$C$11]-(1/([.E126]+[.$C$12]))*[.$C$13]" office:value-type="float" office:value="363.955223880597" calcext:value-type="float">
            <text:p>363,95522</text:p>
          </table:table-cell>
          <table:table-cell table:formula="of:=[.$C$11]-[.H126]" office:value-type="float" office:value="41.044776119403" calcext:value-type="float">
            <text:p>41,044776119403</text:p>
          </table:table-cell>
          <table:table-cell table:formula="of:=(1/[.I126])*[.$C$13]" office:value-type="float" office:value="134" calcext:value-type="float">
            <text:p>134</text:p>
          </table:table-cell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table:formula="of:=1/([.E127]/1000)" office:value-type="float" office:value="7.93650793650794" calcext:value-type="float">
            <text:p>7,937</text:p>
          </table:table-cell>
          <table:table-cell table:formula="of:=[.$C$7]*[.F127]" office:value-type="float" office:value="1271.5970264531" calcext:value-type="float">
            <text:p>1271,597</text:p>
          </table:table-cell>
          <table:table-cell table:formula="of:=[.$C$11]-(1/([.E127]+[.$C$12]))*[.$C$13]" office:value-type="float" office:value="364.259259259259" calcext:value-type="float">
            <text:p>364,25926</text:p>
          </table:table-cell>
          <table:table-cell table:formula="of:=[.$C$11]-[.H127]" office:value-type="float" office:value="40.7407407407408" calcext:value-type="float">
            <text:p>40,7407407407408</text:p>
          </table:table-cell>
          <table:table-cell table:formula="of:=(1/[.I127])*[.$C$13]" office:value-type="float" office:value="135" calcext:value-type="float">
            <text:p>135</text:p>
          </table:table-cell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formula="of:=1/([.E128]/1000)" office:value-type="float" office:value="7.8740157480315" calcext:value-type="float">
            <text:p>7,874</text:p>
          </table:table-cell>
          <table:table-cell table:formula="of:=[.$C$7]*[.F128]" office:value-type="float" office:value="1261.58445144165" calcext:value-type="float">
            <text:p>1261,584</text:p>
          </table:table-cell>
          <table:table-cell table:formula="of:=[.$C$11]-(1/([.E128]+[.$C$12]))*[.$C$13]" office:value-type="float" office:value="364.558823529412" calcext:value-type="float">
            <text:p>364,55882</text:p>
          </table:table-cell>
          <table:table-cell table:formula="of:=[.$C$11]-[.H128]" office:value-type="float" office:value="40.4411764705882" calcext:value-type="float">
            <text:p>40,4411764705882</text:p>
          </table:table-cell>
          <table:table-cell table:formula="of:=(1/[.I128])*[.$C$13]" office:value-type="float" office:value="136" calcext:value-type="float">
            <text:p>136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([.E129]/1000)" office:value-type="float" office:value="7.8125" calcext:value-type="float">
            <text:p>7,813</text:p>
          </table:table-cell>
          <table:table-cell table:formula="of:=[.$C$7]*[.F129]" office:value-type="float" office:value="1251.72832291477" calcext:value-type="float">
            <text:p>1251,728</text:p>
          </table:table-cell>
          <table:table-cell table:formula="of:=[.$C$11]-(1/([.E129]+[.$C$12]))*[.$C$13]" office:value-type="float" office:value="364.85401459854" calcext:value-type="float">
            <text:p>364,85401</text:p>
          </table:table-cell>
          <table:table-cell table:formula="of:=[.$C$11]-[.H129]" office:value-type="float" office:value="40.1459854014598" calcext:value-type="float">
            <text:p>40,1459854014598</text:p>
          </table:table-cell>
          <table:table-cell table:formula="of:=(1/[.I129])*[.$C$13]" office:value-type="float" office:value="137" calcext:value-type="float">
            <text:p>137</text:p>
          </table:table-cell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formula="of:=1/([.E130]/1000)" office:value-type="float" office:value="7.75193798449612" calcext:value-type="float">
            <text:p>7,752</text:p>
          </table:table-cell>
          <table:table-cell table:formula="of:=[.$C$7]*[.F130]" office:value-type="float" office:value="1242.02500258209" calcext:value-type="float">
            <text:p>1242,025</text:p>
          </table:table-cell>
          <table:table-cell table:formula="of:=[.$C$11]-(1/([.E130]+[.$C$12]))*[.$C$13]" office:value-type="float" office:value="365.144927536232" calcext:value-type="float">
            <text:p>365,14493</text:p>
          </table:table-cell>
          <table:table-cell table:formula="of:=[.$C$11]-[.H130]" office:value-type="float" office:value="39.8550724637681" calcext:value-type="float">
            <text:p>39,8550724637681</text:p>
          </table:table-cell>
          <table:table-cell table:formula="of:=(1/[.I130])*[.$C$13]" office:value-type="float" office:value="138" calcext:value-type="float">
            <text:p>138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1/([.E131]/1000)" office:value-type="float" office:value="7.69230769230769" calcext:value-type="float">
            <text:p>7,692</text:p>
          </table:table-cell>
          <table:table-cell table:formula="of:=[.$C$7]*[.F131]" office:value-type="float" office:value="1232.47096410069" calcext:value-type="float">
            <text:p>1232,471</text:p>
          </table:table-cell>
          <table:table-cell table:formula="of:=[.$C$11]-(1/([.E131]+[.$C$12]))*[.$C$13]" office:value-type="float" office:value="365.431654676259" calcext:value-type="float">
            <text:p>365,43165</text:p>
          </table:table-cell>
          <table:table-cell table:formula="of:=[.$C$11]-[.H131]" office:value-type="float" office:value="39.568345323741" calcext:value-type="float">
            <text:p>39,568345323741</text:p>
          </table:table-cell>
          <table:table-cell table:formula="of:=(1/[.I131])*[.$C$13]" office:value-type="float" office:value="139" calcext:value-type="float">
            <text:p>139</text:p>
          </table:table-cell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table:formula="of:=1/([.E132]/1000)" office:value-type="float" office:value="7.63358778625954" calcext:value-type="float">
            <text:p>7,634</text:p>
          </table:table-cell>
          <table:table-cell table:formula="of:=[.$C$7]*[.F132]" office:value-type="float" office:value="1223.06278880221" calcext:value-type="float">
            <text:p>1223,063</text:p>
          </table:table-cell>
          <table:table-cell table:formula="of:=[.$C$11]-(1/([.E132]+[.$C$12]))*[.$C$13]" office:value-type="float" office:value="365.714285714286" calcext:value-type="float">
            <text:p>365,71429</text:p>
          </table:table-cell>
          <table:table-cell table:formula="of:=[.$C$11]-[.H132]" office:value-type="float" office:value="39.2857142857143" calcext:value-type="float">
            <text:p>39,2857142857143</text:p>
          </table:table-cell>
          <table:table-cell table:formula="of:=(1/[.I132])*[.$C$13]" office:value-type="float" office:value="140" calcext:value-type="float">
            <text:p>140</text:p>
          </table:table-cell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table:formula="of:=1/([.E133]/1000)" office:value-type="float" office:value="7.57575757575758" calcext:value-type="float">
            <text:p>7,576</text:p>
          </table:table-cell>
          <table:table-cell table:formula="of:=[.$C$7]*[.F133]" office:value-type="float" office:value="1213.79716161432" calcext:value-type="float">
            <text:p>1213,797</text:p>
          </table:table-cell>
          <table:table-cell table:formula="of:=[.$C$11]-(1/([.E133]+[.$C$12]))*[.$C$13]" office:value-type="float" office:value="365.992907801418" calcext:value-type="float">
            <text:p>365,99291</text:p>
          </table:table-cell>
          <table:table-cell table:formula="of:=[.$C$11]-[.H133]" office:value-type="float" office:value="39.0070921985816" calcext:value-type="float">
            <text:p>39,0070921985816</text:p>
          </table:table-cell>
          <table:table-cell table:formula="of:=(1/[.I133])*[.$C$13]" office:value-type="float" office:value="141" calcext:value-type="float">
            <text:p>141</text:p>
          </table:table-cell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formula="of:=1/([.E134]/1000)" office:value-type="float" office:value="7.5187969924812" calcext:value-type="float">
            <text:p>7,519</text:p>
          </table:table-cell>
          <table:table-cell table:formula="of:=[.$C$7]*[.F134]" office:value-type="float" office:value="1204.67086716609" calcext:value-type="float">
            <text:p>1204,671</text:p>
          </table:table-cell>
          <table:table-cell table:formula="of:=[.$C$11]-(1/([.E134]+[.$C$12]))*[.$C$13]" office:value-type="float" office:value="366.267605633803" calcext:value-type="float">
            <text:p>366,26761</text:p>
          </table:table-cell>
          <table:table-cell table:formula="of:=[.$C$11]-[.H134]" office:value-type="float" office:value="38.7323943661972" calcext:value-type="float">
            <text:p>38,7323943661972</text:p>
          </table:table-cell>
          <table:table-cell table:formula="of:=(1/[.I134])*[.$C$13]"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table:formula="of:=1/([.E135]/1000)" office:value-type="float" office:value="7.46268656716418" calcext:value-type="float">
            <text:p>7,463</text:p>
          </table:table-cell>
          <table:table-cell table:formula="of:=[.$C$7]*[.F135]" office:value-type="float" office:value="1195.68078606784" calcext:value-type="float">
            <text:p>1195,681</text:p>
          </table:table-cell>
          <table:table-cell table:formula="of:=[.$C$11]-(1/([.E135]+[.$C$12]))*[.$C$13]" office:value-type="float" office:value="366.538461538462" calcext:value-type="float">
            <text:p>366,53846</text:p>
          </table:table-cell>
          <table:table-cell table:formula="of:=[.$C$11]-[.H135]" office:value-type="float" office:value="38.4615384615385" calcext:value-type="float">
            <text:p>38,4615384615385</text:p>
          </table:table-cell>
          <table:table-cell table:formula="of:=(1/[.I135])*[.$C$13]"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formula="of:=1/([.E136]/1000)" office:value-type="float" office:value="7.40740740740741" calcext:value-type="float">
            <text:p>7,407</text:p>
          </table:table-cell>
          <table:table-cell table:formula="of:=[.$C$7]*[.F136]" office:value-type="float" office:value="1186.82389135622" calcext:value-type="float">
            <text:p>1186,824</text:p>
          </table:table-cell>
          <table:table-cell table:formula="of:=[.$C$11]-(1/([.E136]+[.$C$12]))*[.$C$13]" office:value-type="float" office:value="366.805555555556" calcext:value-type="float">
            <text:p>366,80556</text:p>
          </table:table-cell>
          <table:table-cell table:formula="of:=[.$C$11]-[.H136]" office:value-type="float" office:value="38.1944444444445" calcext:value-type="float">
            <text:p>38,1944444444445</text:p>
          </table:table-cell>
          <table:table-cell table:formula="of:=(1/[.I136])*[.$C$13]" office:value-type="float" office:value="144" calcext:value-type="float">
            <text:p>144</text:p>
          </table:table-cell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table:formula="of:=1/([.E137]/1000)" office:value-type="float" office:value="7.35294117647059" calcext:value-type="float">
            <text:p>7,353</text:p>
          </table:table-cell>
          <table:table-cell table:formula="of:=[.$C$7]*[.F137]" office:value-type="float" office:value="1178.09724509625" calcext:value-type="float">
            <text:p>1178,097</text:p>
          </table:table-cell>
          <table:table-cell table:formula="of:=[.$C$11]-(1/([.E137]+[.$C$12]))*[.$C$13]" office:value-type="float" office:value="367.068965517241" calcext:value-type="float">
            <text:p>367,06897</text:p>
          </table:table-cell>
          <table:table-cell table:formula="of:=[.$C$11]-[.H137]" office:value-type="float" office:value="37.9310344827586" calcext:value-type="float">
            <text:p>37,9310344827586</text:p>
          </table:table-cell>
          <table:table-cell table:formula="of:=(1/[.I137])*[.$C$13]" office:value-type="float" office:value="145" calcext:value-type="float">
            <text:p>145</text:p>
          </table:table-cell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formula="of:=1/([.E138]/1000)" office:value-type="float" office:value="7.2992700729927" calcext:value-type="float">
            <text:p>7,299</text:p>
          </table:table-cell>
          <table:table-cell table:formula="of:=[.$C$7]*[.F138]" office:value-type="float" office:value="1169.49799513204" calcext:value-type="float">
            <text:p>1169,498</text:p>
          </table:table-cell>
          <table:table-cell table:formula="of:=[.$C$11]-(1/([.E138]+[.$C$12]))*[.$C$13]" office:value-type="float" office:value="367.328767123288" calcext:value-type="float">
            <text:p>367,32877</text:p>
          </table:table-cell>
          <table:table-cell table:formula="of:=[.$C$11]-[.H138]" office:value-type="float" office:value="37.6712328767123" calcext:value-type="float">
            <text:p>37,6712328767123</text:p>
          </table:table-cell>
          <table:table-cell table:formula="of:=(1/[.I138])*[.$C$13]" office:value-type="float" office:value="146" calcext:value-type="float">
            <text:p>146</text:p>
          </table:table-cell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formula="of:=1/([.E139]/1000)" office:value-type="float" office:value="7.2463768115942" calcext:value-type="float">
            <text:p>7,246</text:p>
          </table:table-cell>
          <table:table-cell table:formula="of:=[.$C$7]*[.F139]" office:value-type="float" office:value="1161.02337197891" calcext:value-type="float">
            <text:p>1161,023</text:p>
          </table:table-cell>
          <table:table-cell table:formula="of:=[.$C$11]-(1/([.E139]+[.$C$12]))*[.$C$13]" office:value-type="float" office:value="367.585034013605" calcext:value-type="float">
            <text:p>367,58503</text:p>
          </table:table-cell>
          <table:table-cell table:formula="of:=[.$C$11]-[.H139]" office:value-type="float" office:value="37.4149659863946" calcext:value-type="float">
            <text:p>37,4149659863946</text:p>
          </table:table-cell>
          <table:table-cell table:formula="of:=(1/[.I139])*[.$C$13]" office:value-type="float" office:value="147" calcext:value-type="float">
            <text:p>147</text:p>
          </table:table-cell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formula="of:=1/([.E140]/1000)" office:value-type="float" office:value="7.19424460431655" calcext:value-type="float">
            <text:p>7,194</text:p>
          </table:table-cell>
          <table:table-cell table:formula="of:=[.$C$7]*[.F140]" office:value-type="float" office:value="1152.67068584957" calcext:value-type="float">
            <text:p>1152,671</text:p>
          </table:table-cell>
          <table:table-cell table:formula="of:=[.$C$11]-(1/([.E140]+[.$C$12]))*[.$C$13]" office:value-type="float" office:value="367.837837837838" calcext:value-type="float">
            <text:p>367,83784</text:p>
          </table:table-cell>
          <table:table-cell table:formula="of:=[.$C$11]-[.H140]" office:value-type="float" office:value="37.1621621621622" calcext:value-type="float">
            <text:p>37,1621621621622</text:p>
          </table:table-cell>
          <table:table-cell table:formula="of:=(1/[.I140])*[.$C$13]" office:value-type="float" office:value="148" calcext:value-type="float">
            <text:p>148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1/([.E141]/1000)" office:value-type="float" office:value="7.14285714285714" calcext:value-type="float">
            <text:p>7,143</text:p>
          </table:table-cell>
          <table:table-cell table:formula="of:=[.$C$7]*[.F141]" office:value-type="float" office:value="1144.43732380779" calcext:value-type="float">
            <text:p>1144,437</text:p>
          </table:table-cell>
          <table:table-cell table:formula="of:=[.$C$11]-(1/([.E141]+[.$C$12]))*[.$C$13]" office:value-type="float" office:value="368.087248322148" calcext:value-type="float">
            <text:p>368,08725</text:p>
          </table:table-cell>
          <table:table-cell table:formula="of:=[.$C$11]-[.H141]" office:value-type="float" office:value="36.9127516778523" calcext:value-type="float">
            <text:p>36,9127516778523</text:p>
          </table:table-cell>
          <table:table-cell table:formula="of:=(1/[.I141])*[.$C$13]" office:value-type="float" office:value="149" calcext:value-type="float">
            <text:p>149</text:p>
          </table:table-cell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table:formula="of:=1/([.E142]/1000)" office:value-type="float" office:value="7.09219858156028" calcext:value-type="float">
            <text:p>7,092</text:p>
          </table:table-cell>
          <table:table-cell table:formula="of:=[.$C$7]*[.F142]" office:value-type="float" office:value="1136.32074704319" calcext:value-type="float">
            <text:p>1136,321</text:p>
          </table:table-cell>
          <table:table-cell table:formula="of:=[.$C$11]-(1/([.E142]+[.$C$12]))*[.$C$13]" office:value-type="float" office:value="368.333333333333" calcext:value-type="float">
            <text:p>368,33333</text:p>
          </table:table-cell>
          <table:table-cell table:formula="of:=[.$C$11]-[.H142]" office:value-type="float" office:value="36.6666666666667" calcext:value-type="float">
            <text:p>36,6666666666667</text:p>
          </table:table-cell>
          <table:table-cell table:formula="of:=(1/[.I142])*[.$C$13]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table:formula="of:=1/([.E143]/1000)" office:value-type="float" office:value="7.04225352112676" calcext:value-type="float">
            <text:p>7,042</text:p>
          </table:table-cell>
          <table:table-cell table:formula="of:=[.$C$7]*[.F143]" office:value-type="float" office:value="1128.3184882612" calcext:value-type="float">
            <text:p>1128,318</text:p>
          </table:table-cell>
          <table:table-cell table:formula="of:=[.$C$11]-(1/([.E143]+[.$C$12]))*[.$C$13]" office:value-type="float" office:value="368.576158940397" calcext:value-type="float">
            <text:p>368,57616</text:p>
          </table:table-cell>
          <table:table-cell table:formula="of:=[.$C$11]-[.H143]" office:value-type="float" office:value="36.4238410596026" calcext:value-type="float">
            <text:p>36,4238410596026</text:p>
          </table:table-cell>
          <table:table-cell table:formula="of:=(1/[.I143])*[.$C$13]" office:value-type="float" office:value="151" calcext:value-type="float">
            <text:p>151</text:p>
          </table:table-cell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table:formula="of:=1/([.E144]/1000)" office:value-type="float" office:value="6.99300699300699" calcext:value-type="float">
            <text:p>6,993</text:p>
          </table:table-cell>
          <table:table-cell table:formula="of:=[.$C$7]*[.F144]" office:value-type="float" office:value="1120.42814918245" calcext:value-type="float">
            <text:p>1120,428</text:p>
          </table:table-cell>
          <table:table-cell table:formula="of:=[.$C$11]-(1/([.E144]+[.$C$12]))*[.$C$13]" office:value-type="float" office:value="368.815789473684" calcext:value-type="float">
            <text:p>368,81579</text:p>
          </table:table-cell>
          <table:table-cell table:formula="of:=[.$C$11]-[.H144]" office:value-type="float" office:value="36.1842105263158" calcext:value-type="float">
            <text:p>36,1842105263158</text:p>
          </table:table-cell>
          <table:table-cell table:formula="of:=(1/[.I144])*[.$C$13]"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formula="of:=1/([.E145]/1000)" office:value-type="float" office:value="6.94444444444444" calcext:value-type="float">
            <text:p>6,944</text:p>
          </table:table-cell>
          <table:table-cell table:formula="of:=[.$C$7]*[.F145]" office:value-type="float" office:value="1112.64739814646" calcext:value-type="float">
            <text:p>1112,647</text:p>
          </table:table-cell>
          <table:table-cell table:formula="of:=[.$C$11]-(1/([.E145]+[.$C$12]))*[.$C$13]" office:value-type="float" office:value="369.052287581699" calcext:value-type="float">
            <text:p>369,05229</text:p>
          </table:table-cell>
          <table:table-cell table:formula="of:=[.$C$11]-[.H145]" office:value-type="float" office:value="35.9477124183006" calcext:value-type="float">
            <text:p>35,9477124183006</text:p>
          </table:table-cell>
          <table:table-cell table:formula="of:=(1/[.I145])*[.$C$13]" office:value-type="float" office:value="153" calcext:value-type="float">
            <text:p>153</text:p>
          </table:table-cell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table:formula="of:=1/([.E146]/1000)" office:value-type="float" office:value="6.89655172413793" calcext:value-type="float">
            <text:p>6,897</text:p>
          </table:table-cell>
          <table:table-cell table:formula="of:=[.$C$7]*[.F146]" office:value-type="float" office:value="1104.97396781441" calcext:value-type="float">
            <text:p>1104,974</text:p>
          </table:table-cell>
          <table:table-cell table:formula="of:=[.$C$11]-(1/([.E146]+[.$C$12]))*[.$C$13]" office:value-type="float" office:value="369.285714285714" calcext:value-type="float">
            <text:p>369,28571</text:p>
          </table:table-cell>
          <table:table-cell table:formula="of:=[.$C$11]-[.H146]" office:value-type="float" office:value="35.7142857142857" calcext:value-type="float">
            <text:p>35,7142857142857</text:p>
          </table:table-cell>
          <table:table-cell table:formula="of:=(1/[.I146])*[.$C$13]" office:value-type="float" office:value="154" calcext:value-type="float">
            <text:p>154</text:p>
          </table:table-cell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table:formula="of:=1/([.E147]/1000)" office:value-type="float" office:value="6.84931506849315" calcext:value-type="float">
            <text:p>6,849</text:p>
          </table:table-cell>
          <table:table-cell table:formula="of:=[.$C$7]*[.F147]" office:value-type="float" office:value="1097.40565296637" calcext:value-type="float">
            <text:p>1097,406</text:p>
          </table:table-cell>
          <table:table-cell table:formula="of:=[.$C$11]-(1/([.E147]+[.$C$12]))*[.$C$13]" office:value-type="float" office:value="369.516129032258" calcext:value-type="float">
            <text:p>369,51613</text:p>
          </table:table-cell>
          <table:table-cell table:formula="of:=[.$C$11]-[.H147]" office:value-type="float" office:value="35.4838709677419" calcext:value-type="float">
            <text:p>35,4838709677419</text:p>
          </table:table-cell>
          <table:table-cell table:formula="of:=(1/[.I147])*[.$C$13]" office:value-type="float" office:value="155" calcext:value-type="float">
            <text:p>155</text:p>
          </table:table-cell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table:formula="of:=1/([.E148]/1000)" office:value-type="float" office:value="6.80272108843537" calcext:value-type="float">
            <text:p>6,803</text:p>
          </table:table-cell>
          <table:table-cell table:formula="of:=[.$C$7]*[.F148]" office:value-type="float" office:value="1089.94030838837" calcext:value-type="float">
            <text:p>1089,940</text:p>
          </table:table-cell>
          <table:table-cell table:formula="of:=[.$C$11]-(1/([.E148]+[.$C$12]))*[.$C$13]" office:value-type="float" office:value="369.74358974359" calcext:value-type="float">
            <text:p>369,74359</text:p>
          </table:table-cell>
          <table:table-cell table:formula="of:=[.$C$11]-[.H148]" office:value-type="float" office:value="35.2564102564103" calcext:value-type="float">
            <text:p>35,2564102564103</text:p>
          </table:table-cell>
          <table:table-cell table:formula="of:=(1/[.I148])*[.$C$13]"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table:formula="of:=1/([.E149]/1000)" office:value-type="float" office:value="6.75675675675676" calcext:value-type="float">
            <text:p>6,757</text:p>
          </table:table-cell>
          <table:table-cell table:formula="of:=[.$C$7]*[.F149]" office:value-type="float" office:value="1082.5758468452" calcext:value-type="float">
            <text:p>1082,576</text:p>
          </table:table-cell>
          <table:table-cell table:formula="of:=[.$C$11]-(1/([.E149]+[.$C$12]))*[.$C$13]" office:value-type="float" office:value="369.968152866242" calcext:value-type="float">
            <text:p>369,96815</text:p>
          </table:table-cell>
          <table:table-cell table:formula="of:=[.$C$11]-[.H149]" office:value-type="float" office:value="35.031847133758" calcext:value-type="float">
            <text:p>35,031847133758</text:p>
          </table:table-cell>
          <table:table-cell table:formula="of:=(1/[.I149])*[.$C$13]" office:value-type="float" office:value="157" calcext:value-type="float">
            <text:p>157</text:p>
          </table:table-cell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table:formula="of:=1/([.E150]/1000)" office:value-type="float" office:value="6.71140939597315" calcext:value-type="float">
            <text:p>6,711</text:p>
          </table:table-cell>
          <table:table-cell table:formula="of:=[.$C$7]*[.F150]" office:value-type="float" office:value="1075.31023713483" calcext:value-type="float">
            <text:p>1075,310</text:p>
          </table:table-cell>
          <table:table-cell table:formula="of:=[.$C$11]-(1/([.E150]+[.$C$12]))*[.$C$13]" office:value-type="float" office:value="370.189873417721" calcext:value-type="float">
            <text:p>370,18987</text:p>
          </table:table-cell>
          <table:table-cell table:formula="of:=[.$C$11]-[.H150]" office:value-type="float" office:value="34.8101265822785" calcext:value-type="float">
            <text:p>34,8101265822785</text:p>
          </table:table-cell>
          <table:table-cell table:formula="of:=(1/[.I150])*[.$C$13]" office:value-type="float" office:value="158" calcext:value-type="float">
            <text:p>158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1/([.E151]/1000)" office:value-type="float" office:value="6.66666666666667" calcext:value-type="float">
            <text:p>6,667</text:p>
          </table:table-cell>
          <table:table-cell table:formula="of:=[.$C$7]*[.F151]" office:value-type="float" office:value="1068.1415022206" calcext:value-type="float">
            <text:p>1068,142</text:p>
          </table:table-cell>
          <table:table-cell table:formula="of:=[.$C$11]-(1/([.E151]+[.$C$12]))*[.$C$13]" office:value-type="float" office:value="370.408805031447" calcext:value-type="float">
            <text:p>370,40881</text:p>
          </table:table-cell>
          <table:table-cell table:formula="of:=[.$C$11]-[.H151]" office:value-type="float" office:value="34.5911949685535" calcext:value-type="float">
            <text:p>34,5911949685535</text:p>
          </table:table-cell>
          <table:table-cell table:formula="of:=(1/[.I151])*[.$C$13]"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table:formula="of:=1/([.E152]/1000)" office:value-type="float" office:value="6.62251655629139" calcext:value-type="float">
            <text:p>6,623</text:p>
          </table:table-cell>
          <table:table-cell table:formula="of:=[.$C$7]*[.F152]" office:value-type="float" office:value="1061.06771743768" calcext:value-type="float">
            <text:p>1061,068</text:p>
          </table:table-cell>
          <table:table-cell table:formula="of:=[.$C$11]-(1/([.E152]+[.$C$12]))*[.$C$13]" office:value-type="float" office:value="370.625" calcext:value-type="float">
            <text:p>370,62500</text:p>
          </table:table-cell>
          <table:table-cell table:formula="of:=[.$C$11]-[.H152]" office:value-type="float" office:value="34.375" calcext:value-type="float">
            <text:p>34,375</text:p>
          </table:table-cell>
          <table:table-cell table:formula="of:=(1/[.I152])*[.$C$13]"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formula="of:=1/([.E153]/1000)" office:value-type="float" office:value="6.57894736842105" calcext:value-type="float">
            <text:p>6,579</text:p>
          </table:table-cell>
          <table:table-cell table:formula="of:=[.$C$7]*[.F153]" office:value-type="float" office:value="1054.08700877033" calcext:value-type="float">
            <text:p>1054,087</text:p>
          </table:table-cell>
          <table:table-cell table:formula="of:=[.$C$11]-(1/([.E153]+[.$C$12]))*[.$C$13]" office:value-type="float" office:value="370.83850931677" calcext:value-type="float">
            <text:p>370,83851</text:p>
          </table:table-cell>
          <table:table-cell table:formula="of:=[.$C$11]-[.H153]" office:value-type="float" office:value="34.1614906832298" calcext:value-type="float">
            <text:p>34,1614906832298</text:p>
          </table:table-cell>
          <table:table-cell table:formula="of:=(1/[.I153])*[.$C$13]"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table:formula="of:=1/([.E154]/1000)" office:value-type="float" office:value="6.5359477124183" calcext:value-type="float">
            <text:p>6,536</text:p>
          </table:table-cell>
          <table:table-cell table:formula="of:=[.$C$7]*[.F154]" office:value-type="float" office:value="1047.19755119667" calcext:value-type="float">
            <text:p>1047,198</text:p>
          </table:table-cell>
          <table:table-cell table:formula="of:=[.$C$11]-(1/([.E154]+[.$C$12]))*[.$C$13]" office:value-type="float" office:value="371.049382716049" calcext:value-type="float">
            <text:p>371,04938</text:p>
          </table:table-cell>
          <table:table-cell table:formula="of:=[.$C$11]-[.H154]" office:value-type="float" office:value="33.9506172839506" calcext:value-type="float">
            <text:p>33,9506172839506</text:p>
          </table:table-cell>
          <table:table-cell table:formula="of:=(1/[.I154])*[.$C$13]" office:value-type="float" office:value="162" calcext:value-type="float">
            <text:p>162</text:p>
          </table:table-cell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table:formula="of:=1/([.E155]/1000)" office:value-type="float" office:value="6.49350649350649" calcext:value-type="float">
            <text:p>6,494</text:p>
          </table:table-cell>
          <table:table-cell table:formula="of:=[.$C$7]*[.F155]" office:value-type="float" office:value="1040.39756709799" calcext:value-type="float">
            <text:p>1040,398</text:p>
          </table:table-cell>
          <table:table-cell table:formula="of:=[.$C$11]-(1/([.E155]+[.$C$12]))*[.$C$13]" office:value-type="float" office:value="371.257668711656" calcext:value-type="float">
            <text:p>371,25767</text:p>
          </table:table-cell>
          <table:table-cell table:formula="of:=[.$C$11]-[.H155]" office:value-type="float" office:value="33.7423312883436" calcext:value-type="float">
            <text:p>33,7423312883436</text:p>
          </table:table-cell>
          <table:table-cell table:formula="of:=(1/[.I155])*[.$C$13]" office:value-type="float" office:value="163" calcext:value-type="float">
            <text:p>163</text:p>
          </table:table-cell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table:formula="of:=1/([.E156]/1000)" office:value-type="float" office:value="6.45161290322581" calcext:value-type="float">
            <text:p>6,452</text:p>
          </table:table-cell>
          <table:table-cell table:formula="of:=[.$C$7]*[.F156]" office:value-type="float" office:value="1033.68532472961" calcext:value-type="float">
            <text:p>1033,685</text:p>
          </table:table-cell>
          <table:table-cell table:formula="of:=[.$C$11]-(1/([.E156]+[.$C$12]))*[.$C$13]" office:value-type="float" office:value="371.463414634146" calcext:value-type="float">
            <text:p>371,46341</text:p>
          </table:table-cell>
          <table:table-cell table:formula="of:=[.$C$11]-[.H156]" office:value-type="float" office:value="33.5365853658537" calcext:value-type="float">
            <text:p>33,5365853658537</text:p>
          </table:table-cell>
          <table:table-cell table:formula="of:=(1/[.I156])*[.$C$13]" office:value-type="float" office:value="164" calcext:value-type="float">
            <text:p>164</text:p>
          </table:table-cell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formula="of:=1/([.E157]/1000)" office:value-type="float" office:value="6.41025641025641" calcext:value-type="float">
            <text:p>6,410</text:p>
          </table:table-cell>
          <table:table-cell table:formula="of:=[.$C$7]*[.F157]" office:value-type="float" office:value="1027.05913675058" calcext:value-type="float">
            <text:p>1027,059</text:p>
          </table:table-cell>
          <table:table-cell table:formula="of:=[.$C$11]-(1/([.E157]+[.$C$12]))*[.$C$13]" office:value-type="float" office:value="371.666666666667" calcext:value-type="float">
            <text:p>371,66667</text:p>
          </table:table-cell>
          <table:table-cell table:formula="of:=[.$C$11]-[.H157]" office:value-type="float" office:value="33.3333333333333" calcext:value-type="float">
            <text:p>33,3333333333333</text:p>
          </table:table-cell>
          <table:table-cell table:formula="of:=(1/[.I157])*[.$C$13]" office:value-type="float" office:value="165" calcext:value-type="float">
            <text:p>165</text:p>
          </table:table-cell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formula="of:=1/([.E158]/1000)" office:value-type="float" office:value="6.36942675159236" calcext:value-type="float">
            <text:p>6,369</text:p>
          </table:table-cell>
          <table:table-cell table:formula="of:=[.$C$7]*[.F158]" office:value-type="float" office:value="1020.51735880949" calcext:value-type="float">
            <text:p>1020,517</text:p>
          </table:table-cell>
          <table:table-cell table:formula="of:=[.$C$11]-(1/([.E158]+[.$C$12]))*[.$C$13]" office:value-type="float" office:value="371.867469879518" calcext:value-type="float">
            <text:p>371,86747</text:p>
          </table:table-cell>
          <table:table-cell table:formula="of:=[.$C$11]-[.H158]" office:value-type="float" office:value="33.1325301204819" calcext:value-type="float">
            <text:p>33,1325301204819</text:p>
          </table:table-cell>
          <table:table-cell table:formula="of:=(1/[.I158])*[.$C$13]" office:value-type="float" office:value="166" calcext:value-type="float">
            <text:p>166</text:p>
          </table:table-cell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formula="of:=1/([.E159]/1000)" office:value-type="float" office:value="6.32911392405063" calcext:value-type="float">
            <text:p>6,329</text:p>
          </table:table-cell>
          <table:table-cell table:formula="of:=[.$C$7]*[.F159]" office:value-type="float" office:value="1014.05838818411" calcext:value-type="float">
            <text:p>1014,058</text:p>
          </table:table-cell>
          <table:table-cell table:formula="of:=[.$C$11]-(1/([.E159]+[.$C$12]))*[.$C$13]" office:value-type="float" office:value="372.065868263473" calcext:value-type="float">
            <text:p>372,06587</text:p>
          </table:table-cell>
          <table:table-cell table:formula="of:=[.$C$11]-[.H159]" office:value-type="float" office:value="32.934131736527" calcext:value-type="float">
            <text:p>32,934131736527</text:p>
          </table:table-cell>
          <table:table-cell table:formula="of:=(1/[.I159])*[.$C$13]" office:value-type="float" office:value="167" calcext:value-type="float">
            <text:p>167</text:p>
          </table:table-cell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table:formula="of:=1/([.E160]/1000)" office:value-type="float" office:value="6.28930817610063" calcext:value-type="float">
            <text:p>6,289</text:p>
          </table:table-cell>
          <table:table-cell table:formula="of:=[.$C$7]*[.F160]" office:value-type="float" office:value="1007.68066247226" calcext:value-type="float">
            <text:p>1007,681</text:p>
          </table:table-cell>
          <table:table-cell table:formula="of:=[.$C$11]-(1/([.E160]+[.$C$12]))*[.$C$13]" office:value-type="float" office:value="372.261904761905" calcext:value-type="float">
            <text:p>372,26190</text:p>
          </table:table-cell>
          <table:table-cell table:formula="of:=[.$C$11]-[.H160]" office:value-type="float" office:value="32.7380952380952" calcext:value-type="float">
            <text:p>32,7380952380952</text:p>
          </table:table-cell>
          <table:table-cell table:formula="of:=(1/[.I160])*[.$C$13]" office:value-type="float" office:value="168" calcext:value-type="float">
            <text:p>168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1/([.E161]/1000)" office:value-type="float" office:value="6.25" calcext:value-type="float">
            <text:p>6,250</text:p>
          </table:table-cell>
          <table:table-cell table:formula="of:=[.$C$7]*[.F161]" office:value-type="float" office:value="1001.38265833181" calcext:value-type="float">
            <text:p>1001,383</text:p>
          </table:table-cell>
          <table:table-cell table:formula="of:=[.$C$11]-(1/([.E161]+[.$C$12]))*[.$C$13]" office:value-type="float" office:value="372.455621301775" calcext:value-type="float">
            <text:p>372,45562</text:p>
          </table:table-cell>
          <table:table-cell table:formula="of:=[.$C$11]-[.H161]" office:value-type="float" office:value="32.5443786982249" calcext:value-type="float">
            <text:p>32,5443786982249</text:p>
          </table:table-cell>
          <table:table-cell table:formula="of:=(1/[.I161])*[.$C$13]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table:formula="of:=1/([.E162]/1000)" office:value-type="float" office:value="6.2111801242236" calcext:value-type="float">
            <text:p>6,211</text:p>
          </table:table-cell>
          <table:table-cell table:formula="of:=[.$C$7]*[.F162]" office:value-type="float" office:value="995.16289026764" calcext:value-type="float">
            <text:p>995,163</text:p>
          </table:table-cell>
          <table:table-cell table:formula="of:=[.$C$11]-(1/([.E162]+[.$C$12]))*[.$C$13]" office:value-type="float" office:value="372.647058823529" calcext:value-type="float">
            <text:p>372,64706</text:p>
          </table:table-cell>
          <table:table-cell table:formula="of:=[.$C$11]-[.H162]" office:value-type="float" office:value="32.3529411764706" calcext:value-type="float">
            <text:p>32,3529411764706</text:p>
          </table:table-cell>
          <table:table-cell table:formula="of:=(1/[.I162])*[.$C$13]" office:value-type="float" office:value="170" calcext:value-type="float">
            <text:p>170</text:p>
          </table:table-cell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formula="of:=1/([.E163]/1000)" office:value-type="float" office:value="6.17283950617284" calcext:value-type="float">
            <text:p>6,173</text:p>
          </table:table-cell>
          <table:table-cell table:formula="of:=[.$C$7]*[.F163]" office:value-type="float" office:value="989.019909463518" calcext:value-type="float">
            <text:p>989,020</text:p>
          </table:table-cell>
          <table:table-cell table:formula="of:=[.$C$11]-(1/([.E163]+[.$C$12]))*[.$C$13]" office:value-type="float" office:value="372.836257309942" calcext:value-type="float">
            <text:p>372,83626</text:p>
          </table:table-cell>
          <table:table-cell table:formula="of:=[.$C$11]-[.H163]" office:value-type="float" office:value="32.1637426900585" calcext:value-type="float">
            <text:p>32,1637426900585</text:p>
          </table:table-cell>
          <table:table-cell table:formula="of:=(1/[.I163])*[.$C$13]" office:value-type="float" office:value="171" calcext:value-type="float">
            <text:p>171</text:p>
          </table:table-cell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formula="of:=1/([.E164]/1000)" office:value-type="float" office:value="6.13496932515337" calcext:value-type="float">
            <text:p>6,135</text:p>
          </table:table-cell>
          <table:table-cell table:formula="of:=[.$C$7]*[.F164]" office:value-type="float" office:value="982.952302656994" calcext:value-type="float">
            <text:p>982,952</text:p>
          </table:table-cell>
          <table:table-cell table:formula="of:=[.$C$11]-(1/([.E164]+[.$C$12]))*[.$C$13]" office:value-type="float" office:value="373.023255813953" calcext:value-type="float">
            <text:p>373,02326</text:p>
          </table:table-cell>
          <table:table-cell table:formula="of:=[.$C$11]-[.H164]" office:value-type="float" office:value="31.9767441860465" calcext:value-type="float">
            <text:p>31,9767441860465</text:p>
          </table:table-cell>
          <table:table-cell table:formula="of:=(1/[.I164])*[.$C$13]" office:value-type="float" office:value="172" calcext:value-type="float">
            <text:p>172</text:p>
          </table:table-cell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table:formula="of:=1/([.E165]/1000)" office:value-type="float" office:value="6.09756097560976" calcext:value-type="float">
            <text:p>6,098</text:p>
          </table:table-cell>
          <table:table-cell table:formula="of:=[.$C$7]*[.F165]" office:value-type="float" office:value="976.958691055427" calcext:value-type="float">
            <text:p>976,959</text:p>
          </table:table-cell>
          <table:table-cell table:formula="of:=[.$C$11]-(1/([.E165]+[.$C$12]))*[.$C$13]" office:value-type="float" office:value="373.208092485549" calcext:value-type="float">
            <text:p>373,20809</text:p>
          </table:table-cell>
          <table:table-cell table:formula="of:=[.$C$11]-[.H165]" office:value-type="float" office:value="31.7919075144509" calcext:value-type="float">
            <text:p>31,7919075144509</text:p>
          </table:table-cell>
          <table:table-cell table:formula="of:=(1/[.I165])*[.$C$13]" office:value-type="float" office:value="173" calcext:value-type="float">
            <text:p>173</text:p>
          </table:table-cell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formula="of:=1/([.E166]/1000)" office:value-type="float" office:value="6.06060606060606" calcext:value-type="float">
            <text:p>6,061</text:p>
          </table:table-cell>
          <table:table-cell table:formula="of:=[.$C$7]*[.F166]" office:value-type="float" office:value="971.037729291455" calcext:value-type="float">
            <text:p>971,038</text:p>
          </table:table-cell>
          <table:table-cell table:formula="of:=[.$C$11]-(1/([.E166]+[.$C$12]))*[.$C$13]" office:value-type="float" office:value="373.390804597701" calcext:value-type="float">
            <text:p>373,39080</text:p>
          </table:table-cell>
          <table:table-cell table:formula="of:=[.$C$11]-[.H166]" office:value-type="float" office:value="31.6091954022988" calcext:value-type="float">
            <text:p>31,6091954022988</text:p>
          </table:table-cell>
          <table:table-cell table:formula="of:=(1/[.I166])*[.$C$13]" office:value-type="float" office:value="174" calcext:value-type="float">
            <text:p>174</text:p>
          </table:table-cell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table:formula="of:=1/([.E167]/1000)" office:value-type="float" office:value="6.02409638554217" calcext:value-type="float">
            <text:p>6,024</text:p>
          </table:table-cell>
          <table:table-cell table:formula="of:=[.$C$7]*[.F167]" office:value-type="float" office:value="965.188104416205" calcext:value-type="float">
            <text:p>965,188</text:p>
          </table:table-cell>
          <table:table-cell table:formula="of:=[.$C$11]-(1/([.E167]+[.$C$12]))*[.$C$13]" office:value-type="float" office:value="373.571428571429" calcext:value-type="float">
            <text:p>373,57143</text:p>
          </table:table-cell>
          <table:table-cell table:formula="of:=[.$C$11]-[.H167]" office:value-type="float" office:value="31.4285714285714" calcext:value-type="float">
            <text:p>31,4285714285714</text:p>
          </table:table-cell>
          <table:table-cell table:formula="of:=(1/[.I167])*[.$C$13]" office:value-type="float" office:value="175" calcext:value-type="float">
            <text:p>175</text:p>
          </table:table-cell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formula="of:=1/([.E168]/1000)" office:value-type="float" office:value="5.98802395209581" calcext:value-type="float">
            <text:p>5,988</text:p>
          </table:table-cell>
          <table:table-cell table:formula="of:=[.$C$7]*[.F168]" office:value-type="float" office:value="959.408534928683" calcext:value-type="float">
            <text:p>959,409</text:p>
          </table:table-cell>
          <table:table-cell table:formula="of:=[.$C$11]-(1/([.E168]+[.$C$12]))*[.$C$13]" office:value-type="float" office:value="373.75" calcext:value-type="float">
            <text:p>373,75000</text:p>
          </table:table-cell>
          <table:table-cell table:formula="of:=[.$C$11]-[.H168]" office:value-type="float" office:value="31.25" calcext:value-type="float">
            <text:p>31,25</text:p>
          </table:table-cell>
          <table:table-cell table:formula="of:=(1/[.I168])*[.$C$13]"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formula="of:=1/([.E169]/1000)" office:value-type="float" office:value="5.95238095238095" calcext:value-type="float">
            <text:p>5,952</text:p>
          </table:table-cell>
          <table:table-cell table:formula="of:=[.$C$7]*[.F169]" office:value-type="float" office:value="953.697769839821" calcext:value-type="float">
            <text:p>953,698</text:p>
          </table:table-cell>
          <table:table-cell table:formula="of:=[.$C$11]-(1/([.E169]+[.$C$12]))*[.$C$13]" office:value-type="float" office:value="373.926553672316" calcext:value-type="float">
            <text:p>373,92655</text:p>
          </table:table-cell>
          <table:table-cell table:formula="of:=[.$C$11]-[.H169]" office:value-type="float" office:value="31.0734463276836" calcext:value-type="float">
            <text:p>31,0734463276836</text:p>
          </table:table-cell>
          <table:table-cell table:formula="of:=(1/[.I169])*[.$C$13]" office:value-type="float" office:value="177" calcext:value-type="float">
            <text:p>177</text:p>
          </table:table-cell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formula="of:=1/([.E170]/1000)" office:value-type="float" office:value="5.91715976331361" calcext:value-type="float">
            <text:p>5,917</text:p>
          </table:table-cell>
          <table:table-cell table:formula="of:=[.$C$7]*[.F170]" office:value-type="float" office:value="948.054587769763" calcext:value-type="float">
            <text:p>948,055</text:p>
          </table:table-cell>
          <table:table-cell table:formula="of:=[.$C$11]-(1/([.E170]+[.$C$12]))*[.$C$13]" office:value-type="float" office:value="374.101123595506" calcext:value-type="float">
            <text:p>374,10112</text:p>
          </table:table-cell>
          <table:table-cell table:formula="of:=[.$C$11]-[.H170]" office:value-type="float" office:value="30.8988764044944" calcext:value-type="float">
            <text:p>30,8988764044944</text:p>
          </table:table-cell>
          <table:table-cell table:formula="of:=(1/[.I170])*[.$C$13]"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1/([.E171]/1000)" office:value-type="float" office:value="5.88235294117647" calcext:value-type="float">
            <text:p>5,882</text:p>
          </table:table-cell>
          <table:table-cell table:formula="of:=[.$C$7]*[.F171]" office:value-type="float" office:value="942.477796077" calcext:value-type="float">
            <text:p>942,478</text:p>
          </table:table-cell>
          <table:table-cell table:formula="of:=[.$C$11]-(1/([.E171]+[.$C$12]))*[.$C$13]" office:value-type="float" office:value="374.27374301676" calcext:value-type="float">
            <text:p>374,27374</text:p>
          </table:table-cell>
          <table:table-cell table:formula="of:=[.$C$11]-[.H171]" office:value-type="float" office:value="30.7262569832402" calcext:value-type="float">
            <text:p>30,7262569832402</text:p>
          </table:table-cell>
          <table:table-cell table:formula="of:=(1/[.I171])*[.$C$13]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formula="of:=1/([.E172]/1000)" office:value-type="float" office:value="5.84795321637427" calcext:value-type="float">
            <text:p>5,848</text:p>
          </table:table-cell>
          <table:table-cell table:formula="of:=[.$C$7]*[.F172]" office:value-type="float" office:value="936.96623001807" calcext:value-type="float">
            <text:p>936,966</text:p>
          </table:table-cell>
          <table:table-cell table:formula="of:=[.$C$11]-(1/([.E172]+[.$C$12]))*[.$C$13]" office:value-type="float" office:value="374.444444444444" calcext:value-type="float">
            <text:p>374,44444</text:p>
          </table:table-cell>
          <table:table-cell table:formula="of:=[.$C$11]-[.H172]" office:value-type="float" office:value="30.5555555555555" calcext:value-type="float">
            <text:p>30,5555555555555</text:p>
          </table:table-cell>
          <table:table-cell table:formula="of:=(1/[.I172])*[.$C$13]"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formula="of:=1/([.E173]/1000)" office:value-type="float" office:value="5.81395348837209" calcext:value-type="float">
            <text:p>5,814</text:p>
          </table:table-cell>
          <table:table-cell table:formula="of:=[.$C$7]*[.F173]" office:value-type="float" office:value="931.51875193657" calcext:value-type="float">
            <text:p>931,519</text:p>
          </table:table-cell>
          <table:table-cell table:formula="of:=[.$C$11]-(1/([.E173]+[.$C$12]))*[.$C$13]" office:value-type="float" office:value="374.613259668508" calcext:value-type="float">
            <text:p>374,61326</text:p>
          </table:table-cell>
          <table:table-cell table:formula="of:=[.$C$11]-[.H173]" office:value-type="float" office:value="30.3867403314917" calcext:value-type="float">
            <text:p>30,3867403314917</text:p>
          </table:table-cell>
          <table:table-cell table:formula="of:=(1/[.I173])*[.$C$13]" office:value-type="float" office:value="181" calcext:value-type="float">
            <text:p>181</text:p>
          </table:table-cell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formula="of:=1/([.E174]/1000)" office:value-type="float" office:value="5.78034682080925" calcext:value-type="float">
            <text:p>5,780</text:p>
          </table:table-cell>
          <table:table-cell table:formula="of:=[.$C$7]*[.F174]" office:value-type="float" office:value="926.134250480289" calcext:value-type="float">
            <text:p>926,134</text:p>
          </table:table-cell>
          <table:table-cell table:formula="of:=[.$C$11]-(1/([.E174]+[.$C$12]))*[.$C$13]" office:value-type="float" office:value="374.78021978022" calcext:value-type="float">
            <text:p>374,78022</text:p>
          </table:table-cell>
          <table:table-cell table:formula="of:=[.$C$11]-[.H174]" office:value-type="float" office:value="30.2197802197802" calcext:value-type="float">
            <text:p>30,2197802197802</text:p>
          </table:table-cell>
          <table:table-cell table:formula="of:=(1/[.I174])*[.$C$13]" office:value-type="float" office:value="182" calcext:value-type="float">
            <text:p>182</text:p>
          </table:table-cell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formula="of:=1/([.E175]/1000)" office:value-type="float" office:value="5.74712643678161" calcext:value-type="float">
            <text:p>5,747</text:p>
          </table:table-cell>
          <table:table-cell table:formula="of:=[.$C$7]*[.F175]" office:value-type="float" office:value="920.811639845345" calcext:value-type="float">
            <text:p>920,812</text:p>
          </table:table-cell>
          <table:table-cell table:formula="of:=[.$C$11]-(1/([.E175]+[.$C$12]))*[.$C$13]" office:value-type="float" office:value="374.945355191257" calcext:value-type="float">
            <text:p>374,94536</text:p>
          </table:table-cell>
          <table:table-cell table:formula="of:=[.$C$11]-[.H175]" office:value-type="float" office:value="30.0546448087431" calcext:value-type="float">
            <text:p>30,0546448087431</text:p>
          </table:table-cell>
          <table:table-cell table:formula="of:=(1/[.I175])*[.$C$13]" office:value-type="float" office:value="183" calcext:value-type="float">
            <text:p>183</text:p>
          </table:table-cell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formula="of:=1/([.E176]/1000)" office:value-type="float" office:value="5.71428571428571" calcext:value-type="float">
            <text:p>5,714</text:p>
          </table:table-cell>
          <table:table-cell table:formula="of:=[.$C$7]*[.F176]" office:value-type="float" office:value="915.549859046229" calcext:value-type="float">
            <text:p>915,550</text:p>
          </table:table-cell>
          <table:table-cell table:formula="of:=[.$C$11]-(1/([.E176]+[.$C$12]))*[.$C$13]" office:value-type="float" office:value="375.108695652174" calcext:value-type="float">
            <text:p>375,10870</text:p>
          </table:table-cell>
          <table:table-cell table:formula="of:=[.$C$11]-[.H176]" office:value-type="float" office:value="29.8913043478261" calcext:value-type="float">
            <text:p>29,8913043478261</text:p>
          </table:table-cell>
          <table:table-cell table:formula="of:=(1/[.I176])*[.$C$13]" office:value-type="float" office:value="184" calcext:value-type="float">
            <text:p>184</text:p>
          </table:table-cell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formula="of:=1/([.E177]/1000)" office:value-type="float" office:value="5.68181818181818" calcext:value-type="float">
            <text:p>5,682</text:p>
          </table:table-cell>
          <table:table-cell table:formula="of:=[.$C$7]*[.F177]" office:value-type="float" office:value="910.347871210739" calcext:value-type="float">
            <text:p>910,348</text:p>
          </table:table-cell>
          <table:table-cell table:formula="of:=[.$C$11]-(1/([.E177]+[.$C$12]))*[.$C$13]" office:value-type="float" office:value="375.27027027027" calcext:value-type="float">
            <text:p>375,27027</text:p>
          </table:table-cell>
          <table:table-cell table:formula="of:=[.$C$11]-[.H177]" office:value-type="float" office:value="29.7297297297297" calcext:value-type="float">
            <text:p>29,7297297297297</text:p>
          </table:table-cell>
          <table:table-cell table:formula="of:=(1/[.I177])*[.$C$13]" office:value-type="float" office:value="185" calcext:value-type="float">
            <text:p>185</text:p>
          </table:table-cell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formula="of:=1/([.E178]/1000)" office:value-type="float" office:value="5.64971751412429" calcext:value-type="float">
            <text:p>5,650</text:p>
          </table:table-cell>
          <table:table-cell table:formula="of:=[.$C$7]*[.F178]" office:value-type="float" office:value="905.204662898814" calcext:value-type="float">
            <text:p>905,205</text:p>
          </table:table-cell>
          <table:table-cell table:formula="of:=[.$C$11]-(1/([.E178]+[.$C$12]))*[.$C$13]" office:value-type="float" office:value="375.430107526882" calcext:value-type="float">
            <text:p>375,43011</text:p>
          </table:table-cell>
          <table:table-cell table:formula="of:=[.$C$11]-[.H178]" office:value-type="float" office:value="29.5698924731183" calcext:value-type="float">
            <text:p>29,5698924731183</text:p>
          </table:table-cell>
          <table:table-cell table:formula="of:=(1/[.I178])*[.$C$13]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formula="of:=1/([.E179]/1000)" office:value-type="float" office:value="5.61797752808989" calcext:value-type="float">
            <text:p>5,618</text:p>
          </table:table-cell>
          <table:table-cell table:formula="of:=[.$C$7]*[.F179]" office:value-type="float" office:value="900.119243444326" calcext:value-type="float">
            <text:p>900,119</text:p>
          </table:table-cell>
          <table:table-cell table:formula="of:=[.$C$11]-(1/([.E179]+[.$C$12]))*[.$C$13]" office:value-type="float" office:value="375.588235294118" calcext:value-type="float">
            <text:p>375,58824</text:p>
          </table:table-cell>
          <table:table-cell table:formula="of:=[.$C$11]-[.H179]" office:value-type="float" office:value="29.4117647058824" calcext:value-type="float">
            <text:p>29,4117647058824</text:p>
          </table:table-cell>
          <table:table-cell table:formula="of:=(1/[.I179])*[.$C$13]" office:value-type="float" office:value="187" calcext:value-type="float">
            <text:p>187</text:p>
          </table:table-cell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formula="of:=1/([.E180]/1000)" office:value-type="float" office:value="5.58659217877095" calcext:value-type="float">
            <text:p>5,587</text:p>
          </table:table-cell>
          <table:table-cell table:formula="of:=[.$C$7]*[.F180]" office:value-type="float" office:value="895.090644318938" calcext:value-type="float">
            <text:p>895,091</text:p>
          </table:table-cell>
          <table:table-cell table:formula="of:=[.$C$11]-(1/([.E180]+[.$C$12]))*[.$C$13]" office:value-type="float" office:value="375.744680851064" calcext:value-type="float">
            <text:p>375,74468</text:p>
          </table:table-cell>
          <table:table-cell table:formula="of:=[.$C$11]-[.H180]" office:value-type="float" office:value="29.2553191489362" calcext:value-type="float">
            <text:p>29,2553191489362</text:p>
          </table:table-cell>
          <table:table-cell table:formula="of:=(1/[.I180])*[.$C$13]" office:value-type="float" office:value="188" calcext:value-type="float">
            <text:p>188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1/([.E181]/1000)" office:value-type="float" office:value="5.55555555555556" calcext:value-type="float">
            <text:p>5,556</text:p>
          </table:table-cell>
          <table:table-cell table:formula="of:=[.$C$7]*[.F181]" office:value-type="float" office:value="890.117918517167" calcext:value-type="float">
            <text:p>890,118</text:p>
          </table:table-cell>
          <table:table-cell table:formula="of:=[.$C$11]-(1/([.E181]+[.$C$12]))*[.$C$13]" office:value-type="float" office:value="375.899470899471" calcext:value-type="float">
            <text:p>375,89947</text:p>
          </table:table-cell>
          <table:table-cell table:formula="of:=[.$C$11]-[.H181]" office:value-type="float" office:value="29.1005291005291" calcext:value-type="float">
            <text:p>29,1005291005291</text:p>
          </table:table-cell>
          <table:table-cell table:formula="of:=(1/[.I181])*[.$C$13]" office:value-type="float" office:value="189" calcext:value-type="float">
            <text:p>189</text:p>
          </table:table-cell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formula="of:=1/([.E182]/1000)" office:value-type="float" office:value="5.52486187845304" calcext:value-type="float">
            <text:p>5,525</text:p>
          </table:table-cell>
          <table:table-cell table:formula="of:=[.$C$7]*[.F182]" office:value-type="float" office:value="885.200139961823" calcext:value-type="float">
            <text:p>885,200</text:p>
          </table:table-cell>
          <table:table-cell table:formula="of:=[.$C$11]-(1/([.E182]+[.$C$12]))*[.$C$13]" office:value-type="float" office:value="376.052631578947" calcext:value-type="float">
            <text:p>376,05263</text:p>
          </table:table-cell>
          <table:table-cell table:formula="of:=[.$C$11]-[.H182]" office:value-type="float" office:value="28.9473684210526" calcext:value-type="float">
            <text:p>28,9473684210526</text:p>
          </table:table-cell>
          <table:table-cell table:formula="of:=(1/[.I182])*[.$C$13]" office:value-type="float" office:value="190" calcext:value-type="float">
            <text:p>190</text:p>
          </table:table-cell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formula="of:=1/([.E183]/1000)" office:value-type="float" office:value="5.49450549450549" calcext:value-type="float">
            <text:p>5,495</text:p>
          </table:table-cell>
          <table:table-cell table:formula="of:=[.$C$7]*[.F183]" office:value-type="float" office:value="880.336402929066" calcext:value-type="float">
            <text:p>880,336</text:p>
          </table:table-cell>
          <table:table-cell table:formula="of:=[.$C$11]-(1/([.E183]+[.$C$12]))*[.$C$13]" office:value-type="float" office:value="376.204188481675" calcext:value-type="float">
            <text:p>376,20419</text:p>
          </table:table-cell>
          <table:table-cell table:formula="of:=[.$C$11]-[.H183]" office:value-type="float" office:value="28.7958115183246" calcext:value-type="float">
            <text:p>28,7958115183246</text:p>
          </table:table-cell>
          <table:table-cell table:formula="of:=(1/[.I183])*[.$C$13]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formula="of:=1/([.E184]/1000)" office:value-type="float" office:value="5.46448087431694" calcext:value-type="float">
            <text:p>5,464</text:p>
          </table:table-cell>
          <table:table-cell table:formula="of:=[.$C$7]*[.F184]" office:value-type="float" office:value="875.525821492295" calcext:value-type="float">
            <text:p>875,526</text:p>
          </table:table-cell>
          <table:table-cell table:formula="of:=[.$C$11]-(1/([.E184]+[.$C$12]))*[.$C$13]" office:value-type="float" office:value="376.354166666667" calcext:value-type="float">
            <text:p>376,35417</text:p>
          </table:table-cell>
          <table:table-cell table:formula="of:=[.$C$11]-[.H184]" office:value-type="float" office:value="28.6458333333333" calcext:value-type="float">
            <text:p>28,6458333333333</text:p>
          </table:table-cell>
          <table:table-cell table:formula="of:=(1/[.I184])*[.$C$13]" office:value-type="float" office:value="192" calcext:value-type="float">
            <text:p>192</text:p>
          </table:table-cell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formula="of:=1/([.E185]/1000)" office:value-type="float" office:value="5.43478260869565" calcext:value-type="float">
            <text:p>5,435</text:p>
          </table:table-cell>
          <table:table-cell table:formula="of:=[.$C$7]*[.F185]" office:value-type="float" office:value="870.767528984185" calcext:value-type="float">
            <text:p>870,768</text:p>
          </table:table-cell>
          <table:table-cell table:formula="of:=[.$C$11]-(1/([.E185]+[.$C$12]))*[.$C$13]" office:value-type="float" office:value="376.502590673575" calcext:value-type="float">
            <text:p>376,50259</text:p>
          </table:table-cell>
          <table:table-cell table:formula="of:=[.$C$11]-[.H185]" office:value-type="float" office:value="28.4974093264249" calcext:value-type="float">
            <text:p>28,4974093264249</text:p>
          </table:table-cell>
          <table:table-cell table:formula="of:=(1/[.I185])*[.$C$13]" office:value-type="float" office:value="193" calcext:value-type="float">
            <text:p>193</text:p>
          </table:table-cell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formula="of:=1/([.E186]/1000)" office:value-type="float" office:value="5.40540540540541" calcext:value-type="float">
            <text:p>5,405</text:p>
          </table:table-cell>
          <table:table-cell table:formula="of:=[.$C$7]*[.F186]" office:value-type="float" office:value="866.060677476162" calcext:value-type="float">
            <text:p>866,061</text:p>
          </table:table-cell>
          <table:table-cell table:formula="of:=[.$C$11]-(1/([.E186]+[.$C$12]))*[.$C$13]" office:value-type="float" office:value="376.649484536082" calcext:value-type="float">
            <text:p>376,64948</text:p>
          </table:table-cell>
          <table:table-cell table:formula="of:=[.$C$11]-[.H186]" office:value-type="float" office:value="28.3505154639175" calcext:value-type="float">
            <text:p>28,3505154639175</text:p>
          </table:table-cell>
          <table:table-cell table:formula="of:=(1/[.I186])*[.$C$13]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formula="of:=1/([.E187]/1000)" office:value-type="float" office:value="5.37634408602151" calcext:value-type="float">
            <text:p>5,376</text:p>
          </table:table-cell>
          <table:table-cell table:formula="of:=[.$C$7]*[.F187]" office:value-type="float" office:value="861.404437274677" calcext:value-type="float">
            <text:p>861,404</text:p>
          </table:table-cell>
          <table:table-cell table:formula="of:=[.$C$11]-(1/([.E187]+[.$C$12]))*[.$C$13]" office:value-type="float" office:value="376.794871794872" calcext:value-type="float">
            <text:p>376,79487</text:p>
          </table:table-cell>
          <table:table-cell table:formula="of:=[.$C$11]-[.H187]" office:value-type="float" office:value="28.2051282051282" calcext:value-type="float">
            <text:p>28,2051282051282</text:p>
          </table:table-cell>
          <table:table-cell table:formula="of:=(1/[.I187])*[.$C$13]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formula="of:=1/([.E188]/1000)" office:value-type="float" office:value="5.3475935828877" calcext:value-type="float">
            <text:p>5,348</text:p>
          </table:table-cell>
          <table:table-cell table:formula="of:=[.$C$7]*[.F188]" office:value-type="float" office:value="856.797996433636" calcext:value-type="float">
            <text:p>856,798</text:p>
          </table:table-cell>
          <table:table-cell table:formula="of:=[.$C$11]-(1/([.E188]+[.$C$12]))*[.$C$13]" office:value-type="float" office:value="376.938775510204" calcext:value-type="float">
            <text:p>376,93878</text:p>
          </table:table-cell>
          <table:table-cell table:formula="of:=[.$C$11]-[.H188]" office:value-type="float" office:value="28.0612244897959" calcext:value-type="float">
            <text:p>28,0612244897959</text:p>
          </table:table-cell>
          <table:table-cell table:formula="of:=(1/[.I188])*[.$C$13]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formula="of:=1/([.E189]/1000)" office:value-type="float" office:value="5.31914893617021" calcext:value-type="float">
            <text:p>5,319</text:p>
          </table:table-cell>
          <table:table-cell table:formula="of:=[.$C$7]*[.F189]" office:value-type="float" office:value="852.240560282394" calcext:value-type="float">
            <text:p>852,241</text:p>
          </table:table-cell>
          <table:table-cell table:formula="of:=[.$C$11]-(1/([.E189]+[.$C$12]))*[.$C$13]" office:value-type="float" office:value="377.081218274112" calcext:value-type="float">
            <text:p>377,08122</text:p>
          </table:table-cell>
          <table:table-cell table:formula="of:=[.$C$11]-[.H189]" office:value-type="float" office:value="27.9187817258883" calcext:value-type="float">
            <text:p>27,9187817258883</text:p>
          </table:table-cell>
          <table:table-cell table:formula="of:=(1/[.I189])*[.$C$13]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formula="of:=1/([.E190]/1000)" office:value-type="float" office:value="5.29100529100529" calcext:value-type="float">
            <text:p>5,291</text:p>
          </table:table-cell>
          <table:table-cell table:formula="of:=[.$C$7]*[.F190]" office:value-type="float" office:value="847.73135096873" calcext:value-type="float">
            <text:p>847,731</text:p>
          </table:table-cell>
          <table:table-cell table:formula="of:=[.$C$11]-(1/([.E190]+[.$C$12]))*[.$C$13]" office:value-type="float" office:value="377.222222222222" calcext:value-type="float">
            <text:p>377,22222</text:p>
          </table:table-cell>
          <table:table-cell table:formula="of:=[.$C$11]-[.H190]" office:value-type="float" office:value="27.7777777777778" calcext:value-type="float">
            <text:p>27,7777777777778</text:p>
          </table:table-cell>
          <table:table-cell table:formula="of:=(1/[.I190])*[.$C$13]" office:value-type="float" office:value="198" calcext:value-type="float">
            <text:p>198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1/([.E191]/1000)" office:value-type="float" office:value="5.26315789473684" calcext:value-type="float">
            <text:p>5,263</text:p>
          </table:table-cell>
          <table:table-cell table:formula="of:=[.$C$7]*[.F191]" office:value-type="float" office:value="843.269607016263" calcext:value-type="float">
            <text:p>843,270</text:p>
          </table:table-cell>
          <table:table-cell table:formula="of:=[.$C$11]-(1/([.E191]+[.$C$12]))*[.$C$13]" office:value-type="float" office:value="377.361809045226" calcext:value-type="float">
            <text:p>377,36181</text:p>
          </table:table-cell>
          <table:table-cell table:formula="of:=[.$C$11]-[.H191]" office:value-type="float" office:value="27.6381909547738" calcext:value-type="float">
            <text:p>27,6381909547738</text:p>
          </table:table-cell>
          <table:table-cell table:formula="of:=(1/[.I191])*[.$C$13]" office:value-type="float" office:value="199" calcext:value-type="float">
            <text:p>199</text:p>
          </table:table-cell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table:formula="of:=1/([.E192]/1000)" office:value-type="float" office:value="5.23560209424084" calcext:value-type="float">
            <text:p>5,236</text:p>
          </table:table-cell>
          <table:table-cell table:formula="of:=[.$C$7]*[.F192]" office:value-type="float" office:value="838.854582895759" calcext:value-type="float">
            <text:p>838,855</text:p>
          </table:table-cell>
          <table:table-cell table:formula="of:=[.$C$11]-(1/([.E192]+[.$C$12]))*[.$C$13]" office:value-type="float" office:value="377.5" calcext:value-type="float">
            <text:p>377,50000</text:p>
          </table:table-cell>
          <table:table-cell table:formula="of:=[.$C$11]-[.H192]" office:value-type="float" office:value="27.5" calcext:value-type="float">
            <text:p>27,5</text:p>
          </table:table-cell>
          <table:table-cell table:formula="of:=(1/[.I192])*[.$C$13]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formula="of:=1/([.E193]/1000)" office:value-type="float" office:value="5.20833333333333" calcext:value-type="float">
            <text:p>5,208</text:p>
          </table:table-cell>
          <table:table-cell table:formula="of:=[.$C$7]*[.F193]" office:value-type="float" office:value="834.485548609844" calcext:value-type="float">
            <text:p>834,486</text:p>
          </table:table-cell>
          <table:table-cell table:formula="of:=[.$C$11]-(1/([.E193]+[.$C$12]))*[.$C$13]" office:value-type="float" office:value="377.636815920398" calcext:value-type="float">
            <text:p>377,63682</text:p>
          </table:table-cell>
          <table:table-cell table:formula="of:=[.$C$11]-[.H193]" office:value-type="float" office:value="27.363184079602" calcext:value-type="float">
            <text:p>27,363184079602</text:p>
          </table:table-cell>
          <table:table-cell table:formula="of:=(1/[.I193])*[.$C$13]" office:value-type="float" office:value="201" calcext:value-type="float">
            <text:p>201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table:formula="of:=1/([.E194]/1000)" office:value-type="float" office:value="5.18134715025907" calcext:value-type="float">
            <text:p>5,181</text:p>
          </table:table-cell>
          <table:table-cell table:formula="of:=[.$C$7]*[.F194]" office:value-type="float" office:value="830.161789290622" calcext:value-type="float">
            <text:p>830,162</text:p>
          </table:table-cell>
          <table:table-cell table:formula="of:=[.$C$11]-(1/([.E194]+[.$C$12]))*[.$C$13]" office:value-type="float" office:value="377.772277227723" calcext:value-type="float">
            <text:p>377,77228</text:p>
          </table:table-cell>
          <table:table-cell table:formula="of:=[.$C$11]-[.H194]" office:value-type="float" office:value="27.2277227722772" calcext:value-type="float">
            <text:p>27,2277227722772</text:p>
          </table:table-cell>
          <table:table-cell table:formula="of:=(1/[.I194])*[.$C$13]" office:value-type="float" office:value="202" calcext:value-type="float">
            <text:p>202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table:formula="of:=1/([.E195]/1000)" office:value-type="float" office:value="5.15463917525773" calcext:value-type="float">
            <text:p>5,155</text:p>
          </table:table-cell>
          <table:table-cell table:formula="of:=[.$C$7]*[.F195]" office:value-type="float" office:value="825.882604809742" calcext:value-type="float">
            <text:p>825,883</text:p>
          </table:table-cell>
          <table:table-cell table:formula="of:=[.$C$11]-(1/([.E195]+[.$C$12]))*[.$C$13]" office:value-type="float" office:value="377.906403940887" calcext:value-type="float">
            <text:p>377,90640</text:p>
          </table:table-cell>
          <table:table-cell table:formula="of:=[.$C$11]-[.H195]" office:value-type="float" office:value="27.0935960591133" calcext:value-type="float">
            <text:p>27,0935960591133</text:p>
          </table:table-cell>
          <table:table-cell table:formula="of:=(1/[.I195])*[.$C$13]" office:value-type="float" office:value="203" calcext:value-type="float">
            <text:p>203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table:formula="of:=1/([.E196]/1000)" office:value-type="float" office:value="5.12820512820513" calcext:value-type="float">
            <text:p>5,128</text:p>
          </table:table-cell>
          <table:table-cell table:formula="of:=[.$C$7]*[.F196]" office:value-type="float" office:value="821.647309400461" calcext:value-type="float">
            <text:p>821,647</text:p>
          </table:table-cell>
          <table:table-cell table:formula="of:=[.$C$11]-(1/([.E196]+[.$C$12]))*[.$C$13]" office:value-type="float" office:value="378.039215686275" calcext:value-type="float">
            <text:p>378,03922</text:p>
          </table:table-cell>
          <table:table-cell table:formula="of:=[.$C$11]-[.H196]" office:value-type="float" office:value="26.9607843137255" calcext:value-type="float">
            <text:p>26,9607843137255</text:p>
          </table:table-cell>
          <table:table-cell table:formula="of:=(1/[.I196])*[.$C$13]" office:value-type="float" office:value="204" calcext:value-type="float">
            <text:p>204</text:p>
          </table:table-cell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table:formula="of:=1/([.E197]/1000)" office:value-type="float" office:value="5.10204081632653" calcext:value-type="float">
            <text:p>5,102</text:p>
          </table:table-cell>
          <table:table-cell table:formula="of:=[.$C$7]*[.F197]" office:value-type="float" office:value="817.455231291276" calcext:value-type="float">
            <text:p>817,455</text:p>
          </table:table-cell>
          <table:table-cell table:formula="of:=[.$C$11]-(1/([.E197]+[.$C$12]))*[.$C$13]" office:value-type="float" office:value="378.170731707317" calcext:value-type="float">
            <text:p>378,17073</text:p>
          </table:table-cell>
          <table:table-cell table:formula="of:=[.$C$11]-[.H197]" office:value-type="float" office:value="26.8292682926829" calcext:value-type="float">
            <text:p>26,8292682926829</text:p>
          </table:table-cell>
          <table:table-cell table:formula="of:=(1/[.I197])*[.$C$13]" office:value-type="float" office:value="205" calcext:value-type="float">
            <text:p>205</text:p>
          </table:table-cell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formula="of:=1/([.E198]/1000)" office:value-type="float" office:value="5.0761421319797" calcext:value-type="float">
            <text:p>5,076</text:p>
          </table:table-cell>
          <table:table-cell table:formula="of:=[.$C$7]*[.F198]" office:value-type="float" office:value="813.305712350711" calcext:value-type="float">
            <text:p>813,306</text:p>
          </table:table-cell>
          <table:table-cell table:formula="of:=[.$C$11]-(1/([.E198]+[.$C$12]))*[.$C$13]" office:value-type="float" office:value="378.300970873786" calcext:value-type="float">
            <text:p>378,30097</text:p>
          </table:table-cell>
          <table:table-cell table:formula="of:=[.$C$11]-[.H198]" office:value-type="float" office:value="26.6990291262136" calcext:value-type="float">
            <text:p>26,6990291262136</text:p>
          </table:table-cell>
          <table:table-cell table:formula="of:=(1/[.I198])*[.$C$13]" office:value-type="float" office:value="206" calcext:value-type="float">
            <text:p>206</text:p>
          </table:table-cell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formula="of:=1/([.E199]/1000)" office:value-type="float" office:value="5.05050505050505" calcext:value-type="float">
            <text:p>5,051</text:p>
          </table:table-cell>
          <table:table-cell table:formula="of:=[.$C$7]*[.F199]" office:value-type="float" office:value="809.198107742879" calcext:value-type="float">
            <text:p>809,198</text:p>
          </table:table-cell>
          <table:table-cell table:formula="of:=[.$C$11]-(1/([.E199]+[.$C$12]))*[.$C$13]" office:value-type="float" office:value="378.429951690821" calcext:value-type="float">
            <text:p>378,42995</text:p>
          </table:table-cell>
          <table:table-cell table:formula="of:=[.$C$11]-[.H199]" office:value-type="float" office:value="26.5700483091787" calcext:value-type="float">
            <text:p>26,5700483091787</text:p>
          </table:table-cell>
          <table:table-cell table:formula="of:=(1/[.I199])*[.$C$13]" office:value-type="float" office:value="207" calcext:value-type="float">
            <text:p>207</text:p>
          </table:table-cell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formula="of:=1/([.E200]/1000)" office:value-type="float" office:value="5.0251256281407" calcext:value-type="float">
            <text:p>5,025</text:p>
          </table:table-cell>
          <table:table-cell table:formula="of:=[.$C$7]*[.F200]" office:value-type="float" office:value="805.131785593417" calcext:value-type="float">
            <text:p>805,132</text:p>
          </table:table-cell>
          <table:table-cell table:formula="of:=[.$C$11]-(1/([.E200]+[.$C$12]))*[.$C$13]" office:value-type="float" office:value="378.557692307692" calcext:value-type="float">
            <text:p>378,55769</text:p>
          </table:table-cell>
          <table:table-cell table:formula="of:=[.$C$11]-[.H200]" office:value-type="float" office:value="26.4423076923077" calcext:value-type="float">
            <text:p>26,4423076923077</text:p>
          </table:table-cell>
          <table:table-cell table:formula="of:=(1/[.I200])*[.$C$13]" office:value-type="float" office:value="208" calcext:value-type="float">
            <text:p>208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1/([.E201]/1000)" office:value-type="float" office:value="5" calcext:value-type="float">
            <text:p>5,000</text:p>
          </table:table-cell>
          <table:table-cell table:formula="of:=[.$C$7]*[.F201]" office:value-type="float" office:value="801.10612666545" calcext:value-type="float">
            <text:p>801,106</text:p>
          </table:table-cell>
          <table:table-cell table:formula="of:=[.$C$11]-(1/([.E201]+[.$C$12]))*[.$C$13]" office:value-type="float" office:value="378.684210526316" calcext:value-type="float">
            <text:p>378,68421</text:p>
          </table:table-cell>
          <table:table-cell table:formula="of:=[.$C$11]-[.H201]" office:value-type="float" office:value="26.3157894736842" calcext:value-type="float">
            <text:p>26,3157894736842</text:p>
          </table:table-cell>
          <table:table-cell table:formula="of:=(1/[.I201])*[.$C$13]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table:formula="of:=1/([.E202]/1000)" office:value-type="float" office:value="4.97512437810945" calcext:value-type="float">
            <text:p>4,975</text:p>
          </table:table-cell>
          <table:table-cell table:formula="of:=[.$C$7]*[.F202]" office:value-type="float" office:value="797.120524045224" calcext:value-type="float">
            <text:p>797,121</text:p>
          </table:table-cell>
          <table:table-cell table:formula="of:=[.$C$11]-(1/([.E202]+[.$C$12]))*[.$C$13]" office:value-type="float" office:value="378.809523809524" calcext:value-type="float">
            <text:p>378,80952</text:p>
          </table:table-cell>
          <table:table-cell table:formula="of:=[.$C$11]-[.H202]" office:value-type="float" office:value="26.1904761904762" calcext:value-type="float">
            <text:p>26,1904761904762</text:p>
          </table:table-cell>
          <table:table-cell table:formula="of:=(1/[.I202])*[.$C$13]" office:value-type="float" office:value="210" calcext:value-type="float">
            <text:p>210</text:p>
          </table:table-cell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table:formula="of:=1/([.E203]/1000)" office:value-type="float" office:value="4.95049504950495" calcext:value-type="float">
            <text:p>4,950</text:p>
          </table:table-cell>
          <table:table-cell table:formula="of:=[.$C$7]*[.F203]" office:value-type="float" office:value="793.174382837079" calcext:value-type="float">
            <text:p>793,174</text:p>
          </table:table-cell>
          <table:table-cell table:formula="of:=[.$C$11]-(1/([.E203]+[.$C$12]))*[.$C$13]" office:value-type="float" office:value="378.9336492891" calcext:value-type="float">
            <text:p>378,93365</text:p>
          </table:table-cell>
          <table:table-cell table:formula="of:=[.$C$11]-[.H203]" office:value-type="float" office:value="26.0663507109005" calcext:value-type="float">
            <text:p>26,0663507109005</text:p>
          </table:table-cell>
          <table:table-cell table:formula="of:=(1/[.I203])*[.$C$13]" office:value-type="float" office:value="211" calcext:value-type="float">
            <text:p>211</text:p>
          </table:table-cell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table:formula="of:=1/([.E204]/1000)" office:value-type="float" office:value="4.92610837438424" calcext:value-type="float">
            <text:p>4,926</text:p>
          </table:table-cell>
          <table:table-cell table:formula="of:=[.$C$7]*[.F204]" office:value-type="float" office:value="789.267119867438" calcext:value-type="float">
            <text:p>789,267</text:p>
          </table:table-cell>
          <table:table-cell table:formula="of:=[.$C$11]-(1/([.E204]+[.$C$12]))*[.$C$13]" office:value-type="float" office:value="379.056603773585" calcext:value-type="float">
            <text:p>379,05660</text:p>
          </table:table-cell>
          <table:table-cell table:formula="of:=[.$C$11]-[.H204]" office:value-type="float" office:value="25.9433962264151" calcext:value-type="float">
            <text:p>25,9433962264151</text:p>
          </table:table-cell>
          <table:table-cell table:formula="of:=(1/[.I204])*[.$C$13]" office:value-type="float" office:value="212" calcext:value-type="float">
            <text:p>212</text:p>
          </table:table-cell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table:formula="of:=1/([.E205]/1000)" office:value-type="float" office:value="4.90196078431373" calcext:value-type="float">
            <text:p>4,902</text:p>
          </table:table-cell>
          <table:table-cell table:formula="of:=[.$C$7]*[.F205]" office:value-type="float" office:value="785.3981633975" calcext:value-type="float">
            <text:p>785,398</text:p>
          </table:table-cell>
          <table:table-cell table:formula="of:=[.$C$11]-(1/([.E205]+[.$C$12]))*[.$C$13]" office:value-type="float" office:value="379.178403755869" calcext:value-type="float">
            <text:p>379,17840</text:p>
          </table:table-cell>
          <table:table-cell table:formula="of:=[.$C$11]-[.H205]" office:value-type="float" office:value="25.8215962441315" calcext:value-type="float">
            <text:p>25,8215962441315</text:p>
          </table:table-cell>
          <table:table-cell table:formula="of:=(1/[.I205])*[.$C$13]" office:value-type="float" office:value="213" calcext:value-type="float">
            <text:p>213</text:p>
          </table:table-cell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table:formula="of:=1/([.E206]/1000)" office:value-type="float" office:value="4.87804878048781" calcext:value-type="float">
            <text:p>4,878</text:p>
          </table:table-cell>
          <table:table-cell table:formula="of:=[.$C$7]*[.F206]" office:value-type="float" office:value="781.566952844341" calcext:value-type="float">
            <text:p>781,567</text:p>
          </table:table-cell>
          <table:table-cell table:formula="of:=[.$C$11]-(1/([.E206]+[.$C$12]))*[.$C$13]" office:value-type="float" office:value="379.299065420561" calcext:value-type="float">
            <text:p>379,29907</text:p>
          </table:table-cell>
          <table:table-cell table:formula="of:=[.$C$11]-[.H206]" office:value-type="float" office:value="25.7009345794393" calcext:value-type="float">
            <text:p>25,7009345794393</text:p>
          </table:table-cell>
          <table:table-cell table:formula="of:=(1/[.I206])*[.$C$13]" office:value-type="float" office:value="214" calcext:value-type="float">
            <text:p>214</text:p>
          </table:table-cell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table:formula="of:=1/([.E207]/1000)" office:value-type="float" office:value="4.85436893203884" calcext:value-type="float">
            <text:p>4,854</text:p>
          </table:table-cell>
          <table:table-cell table:formula="of:=[.$C$7]*[.F207]" office:value-type="float" office:value="777.772938510146" calcext:value-type="float">
            <text:p>777,773</text:p>
          </table:table-cell>
          <table:table-cell table:formula="of:=[.$C$11]-(1/([.E207]+[.$C$12]))*[.$C$13]" office:value-type="float" office:value="379.418604651163" calcext:value-type="float">
            <text:p>379,41860</text:p>
          </table:table-cell>
          <table:table-cell table:formula="of:=[.$C$11]-[.H207]" office:value-type="float" office:value="25.5813953488372" calcext:value-type="float">
            <text:p>25,5813953488372</text:p>
          </table:table-cell>
          <table:table-cell table:formula="of:=(1/[.I207])*[.$C$13]" office:value-type="float" office:value="215" calcext:value-type="float">
            <text:p>215</text:p>
          </table:table-cell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formula="of:=1/([.E208]/1000)" office:value-type="float" office:value="4.83091787439614" calcext:value-type="float">
            <text:p>4,831</text:p>
          </table:table-cell>
          <table:table-cell table:formula="of:=[.$C$7]*[.F208]" office:value-type="float" office:value="774.015581319275" calcext:value-type="float">
            <text:p>774,016</text:p>
          </table:table-cell>
          <table:table-cell table:formula="of:=[.$C$11]-(1/([.E208]+[.$C$12]))*[.$C$13]" office:value-type="float" office:value="379.537037037037" calcext:value-type="float">
            <text:p>379,53704</text:p>
          </table:table-cell>
          <table:table-cell table:formula="of:=[.$C$11]-[.H208]" office:value-type="float" office:value="25.4629629629629" calcext:value-type="float">
            <text:p>25,4629629629629</text:p>
          </table:table-cell>
          <table:table-cell table:formula="of:=(1/[.I208])*[.$C$13]" office:value-type="float" office:value="216" calcext:value-type="float">
            <text:p>216</text:p>
          </table:table-cell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formula="of:=1/([.E209]/1000)" office:value-type="float" office:value="4.80769230769231" calcext:value-type="float">
            <text:p>4,808</text:p>
          </table:table-cell>
          <table:table-cell table:formula="of:=[.$C$7]*[.F209]" office:value-type="float" office:value="770.294352562933" calcext:value-type="float">
            <text:p>770,294</text:p>
          </table:table-cell>
          <table:table-cell table:formula="of:=[.$C$11]-(1/([.E209]+[.$C$12]))*[.$C$13]" office:value-type="float" office:value="379.654377880184" calcext:value-type="float">
            <text:p>379,65438</text:p>
          </table:table-cell>
          <table:table-cell table:formula="of:=[.$C$11]-[.H209]" office:value-type="float" office:value="25.3456221198157" calcext:value-type="float">
            <text:p>25,3456221198157</text:p>
          </table:table-cell>
          <table:table-cell table:formula="of:=(1/[.I209])*[.$C$13]" office:value-type="float" office:value="217" calcext:value-type="float">
            <text:p>217</text:p>
          </table:table-cell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table:formula="of:=1/([.E210]/1000)" office:value-type="float" office:value="4.78468899521531" calcext:value-type="float">
            <text:p>4,785</text:p>
          </table:table-cell>
          <table:table-cell table:formula="of:=[.$C$7]*[.F210]" office:value-type="float" office:value="766.608733651148" calcext:value-type="float">
            <text:p>766,609</text:p>
          </table:table-cell>
          <table:table-cell table:formula="of:=[.$C$11]-(1/([.E210]+[.$C$12]))*[.$C$13]" office:value-type="float" office:value="379.770642201835" calcext:value-type="float">
            <text:p>379,77064</text:p>
          </table:table-cell>
          <table:table-cell table:formula="of:=[.$C$11]-[.H210]" office:value-type="float" office:value="25.2293577981652" calcext:value-type="float">
            <text:p>25,2293577981652</text:p>
          </table:table-cell>
          <table:table-cell table:formula="of:=(1/[.I210])*[.$C$13]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1/([.E211]/1000)" office:value-type="float" office:value="4.76190476190476" calcext:value-type="float">
            <text:p>4,762</text:p>
          </table:table-cell>
          <table:table-cell table:formula="of:=[.$C$7]*[.F211]" office:value-type="float" office:value="762.958215871857" calcext:value-type="float">
            <text:p>762,958</text:p>
          </table:table-cell>
          <table:table-cell table:formula="of:=[.$C$11]-(1/([.E211]+[.$C$12]))*[.$C$13]" office:value-type="float" office:value="379.885844748858" calcext:value-type="float">
            <text:p>379,88584</text:p>
          </table:table-cell>
          <table:table-cell table:formula="of:=[.$C$11]-[.H211]" office:value-type="float" office:value="25.1141552511415" calcext:value-type="float">
            <text:p>25,1141552511415</text:p>
          </table:table-cell>
          <table:table-cell table:formula="of:=(1/[.I211])*[.$C$13]" office:value-type="float" office:value="219" calcext:value-type="float">
            <text:p>219</text:p>
          </table:table-cell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table:formula="of:=1/([.E212]/1000)" office:value-type="float" office:value="4.739336492891" calcext:value-type="float">
            <text:p>4,739</text:p>
          </table:table-cell>
          <table:table-cell table:formula="of:=[.$C$7]*[.F212]" office:value-type="float" office:value="759.342300156825" calcext:value-type="float">
            <text:p>759,342</text:p>
          </table:table-cell>
          <table:table-cell table:formula="of:=[.$C$11]-(1/([.E212]+[.$C$12]))*[.$C$13]" office:value-type="float" office:value="380" calcext:value-type="float">
            <text:p>380,00000</text:p>
          </table:table-cell>
          <table:table-cell table:formula="of:=[.$C$11]-[.H212]" office:value-type="float" office:value="25" calcext:value-type="float">
            <text:p>25</text:p>
          </table:table-cell>
          <table:table-cell table:formula="of:=(1/[.I212])*[.$C$13]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table:formula="of:=1/([.E213]/1000)" office:value-type="float" office:value="4.71698113207547" calcext:value-type="float">
            <text:p>4,717</text:p>
          </table:table-cell>
          <table:table-cell table:formula="of:=[.$C$7]*[.F213]" office:value-type="float" office:value="755.760496854198" calcext:value-type="float">
            <text:p>755,760</text:p>
          </table:table-cell>
          <table:table-cell table:formula="of:=[.$C$11]-(1/([.E213]+[.$C$12]))*[.$C$13]" office:value-type="float" office:value="380.113122171946" calcext:value-type="float">
            <text:p>380,11312</text:p>
          </table:table-cell>
          <table:table-cell table:formula="of:=[.$C$11]-[.H213]" office:value-type="float" office:value="24.8868778280543" calcext:value-type="float">
            <text:p>24,8868778280543</text:p>
          </table:table-cell>
          <table:table-cell table:formula="of:=(1/[.I213])*[.$C$13]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table:formula="of:=1/([.E214]/1000)" office:value-type="float" office:value="4.69483568075117" calcext:value-type="float">
            <text:p>4,695</text:p>
          </table:table-cell>
          <table:table-cell table:formula="of:=[.$C$7]*[.F214]" office:value-type="float" office:value="752.212325507465" calcext:value-type="float">
            <text:p>752,212</text:p>
          </table:table-cell>
          <table:table-cell table:formula="of:=[.$C$11]-(1/([.E214]+[.$C$12]))*[.$C$13]" office:value-type="float" office:value="380.225225225225" calcext:value-type="float">
            <text:p>380,22523</text:p>
          </table:table-cell>
          <table:table-cell table:formula="of:=[.$C$11]-[.H214]" office:value-type="float" office:value="24.7747747747748" calcext:value-type="float">
            <text:p>24,7747747747748</text:p>
          </table:table-cell>
          <table:table-cell table:formula="of:=(1/[.I214])*[.$C$13]" office:value-type="float" office:value="222" calcext:value-type="float">
            <text:p>222</text:p>
          </table:table-cell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table:formula="of:=1/([.E215]/1000)" office:value-type="float" office:value="4.67289719626168" calcext:value-type="float">
            <text:p>4,673</text:p>
          </table:table-cell>
          <table:table-cell table:formula="of:=[.$C$7]*[.F215]" office:value-type="float" office:value="748.697314640608" calcext:value-type="float">
            <text:p>748,697</text:p>
          </table:table-cell>
          <table:table-cell table:formula="of:=[.$C$11]-(1/([.E215]+[.$C$12]))*[.$C$13]" office:value-type="float" office:value="380.336322869955" calcext:value-type="float">
            <text:p>380,33632</text:p>
          </table:table-cell>
          <table:table-cell table:formula="of:=[.$C$11]-[.H215]" office:value-type="float" office:value="24.6636771300448" calcext:value-type="float">
            <text:p>24,6636771300448</text:p>
          </table:table-cell>
          <table:table-cell table:formula="of:=(1/[.I215])*[.$C$13]" office:value-type="float" office:value="223" calcext:value-type="float">
            <text:p>223</text:p>
          </table:table-cell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formula="of:=1/([.E216]/1000)" office:value-type="float" office:value="4.65116279069768" calcext:value-type="float">
            <text:p>4,651</text:p>
          </table:table-cell>
          <table:table-cell table:formula="of:=[.$C$7]*[.F216]" office:value-type="float" office:value="745.215001549256" calcext:value-type="float">
            <text:p>745,215</text:p>
          </table:table-cell>
          <table:table-cell table:formula="of:=[.$C$11]-(1/([.E216]+[.$C$12]))*[.$C$13]" office:value-type="float" office:value="380.446428571429" calcext:value-type="float">
            <text:p>380,44643</text:p>
          </table:table-cell>
          <table:table-cell table:formula="of:=[.$C$11]-[.H216]" office:value-type="float" office:value="24.5535714285714" calcext:value-type="float">
            <text:p>24,5535714285714</text:p>
          </table:table-cell>
          <table:table-cell table:formula="of:=(1/[.I216])*[.$C$13]"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table:formula="of:=1/([.E217]/1000)" office:value-type="float" office:value="4.62962962962963" calcext:value-type="float">
            <text:p>4,630</text:p>
          </table:table-cell>
          <table:table-cell table:formula="of:=[.$C$7]*[.F217]" office:value-type="float" office:value="741.764932097639" calcext:value-type="float">
            <text:p>741,765</text:p>
          </table:table-cell>
          <table:table-cell table:formula="of:=[.$C$11]-(1/([.E217]+[.$C$12]))*[.$C$13]" office:value-type="float" office:value="380.555555555556" calcext:value-type="float">
            <text:p>380,55556</text:p>
          </table:table-cell>
          <table:table-cell table:formula="of:=[.$C$11]-[.H217]" office:value-type="float" office:value="24.4444444444445" calcext:value-type="float">
            <text:p>24,4444444444445</text:p>
          </table:table-cell>
          <table:table-cell table:formula="of:=(1/[.I217])*[.$C$13]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formula="of:=1/([.E218]/1000)" office:value-type="float" office:value="4.60829493087558" calcext:value-type="float">
            <text:p>4,608</text:p>
          </table:table-cell>
          <table:table-cell table:formula="of:=[.$C$7]*[.F218]" office:value-type="float" office:value="738.346660521152" calcext:value-type="float">
            <text:p>738,347</text:p>
          </table:table-cell>
          <table:table-cell table:formula="of:=[.$C$11]-(1/([.E218]+[.$C$12]))*[.$C$13]" office:value-type="float" office:value="380.663716814159" calcext:value-type="float">
            <text:p>380,66372</text:p>
          </table:table-cell>
          <table:table-cell table:formula="of:=[.$C$11]-[.H218]" office:value-type="float" office:value="24.3362831858407" calcext:value-type="float">
            <text:p>24,3362831858407</text:p>
          </table:table-cell>
          <table:table-cell table:formula="of:=(1/[.I218])*[.$C$13]" office:value-type="float" office:value="226" calcext:value-type="float">
            <text:p>226</text:p>
          </table:table-cell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table:formula="of:=1/([.E219]/1000)" office:value-type="float" office:value="4.58715596330275" calcext:value-type="float">
            <text:p>4,587</text:p>
          </table:table-cell>
          <table:table-cell table:formula="of:=[.$C$7]*[.F219]" office:value-type="float" office:value="734.959749234358" calcext:value-type="float">
            <text:p>734,960</text:p>
          </table:table-cell>
          <table:table-cell table:formula="of:=[.$C$11]-(1/([.E219]+[.$C$12]))*[.$C$13]" office:value-type="float" office:value="380.770925110132" calcext:value-type="float">
            <text:p>380,77093</text:p>
          </table:table-cell>
          <table:table-cell table:formula="of:=[.$C$11]-[.H219]" office:value-type="float" office:value="24.2290748898678" calcext:value-type="float">
            <text:p>24,2290748898678</text:p>
          </table:table-cell>
          <table:table-cell table:formula="of:=(1/[.I219])*[.$C$13]" office:value-type="float" office:value="227" calcext:value-type="float">
            <text:p>227</text:p>
          </table:table-cell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table:formula="of:=1/([.E220]/1000)" office:value-type="float" office:value="4.5662100456621" calcext:value-type="float">
            <text:p>4,566</text:p>
          </table:table-cell>
          <table:table-cell table:formula="of:=[.$C$7]*[.F220]" office:value-type="float" office:value="731.603768644247" calcext:value-type="float">
            <text:p>731,604</text:p>
          </table:table-cell>
          <table:table-cell table:formula="of:=[.$C$11]-(1/([.E220]+[.$C$12]))*[.$C$13]" office:value-type="float" office:value="380.877192982456" calcext:value-type="float">
            <text:p>380,87719</text:p>
          </table:table-cell>
          <table:table-cell table:formula="of:=[.$C$11]-[.H220]" office:value-type="float" office:value="24.1228070175438" calcext:value-type="float">
            <text:p>24,1228070175438</text:p>
          </table:table-cell>
          <table:table-cell table:formula="of:=(1/[.I220])*[.$C$13]"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1/([.E221]/1000)" office:value-type="float" office:value="4.54545454545455" calcext:value-type="float">
            <text:p>4,545</text:p>
          </table:table-cell>
          <table:table-cell table:formula="of:=[.$C$7]*[.F221]" office:value-type="float" office:value="728.278296968591" calcext:value-type="float">
            <text:p>728,278</text:p>
          </table:table-cell>
          <table:table-cell table:formula="of:=[.$C$11]-(1/([.E221]+[.$C$12]))*[.$C$13]" office:value-type="float" office:value="380.982532751092" calcext:value-type="float">
            <text:p>380,98253</text:p>
          </table:table-cell>
          <table:table-cell table:formula="of:=[.$C$11]-[.H221]" office:value-type="float" office:value="24.0174672489083" calcext:value-type="float">
            <text:p>24,0174672489083</text:p>
          </table:table-cell>
          <table:table-cell table:formula="of:=(1/[.I221])*[.$C$13]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table:formula="of:=1/([.E222]/1000)" office:value-type="float" office:value="4.52488687782805" calcext:value-type="float">
            <text:p>4,525</text:p>
          </table:table-cell>
          <table:table-cell table:formula="of:=[.$C$7]*[.F222]" office:value-type="float" office:value="724.982920059231" calcext:value-type="float">
            <text:p>724,983</text:p>
          </table:table-cell>
          <table:table-cell table:formula="of:=[.$C$11]-(1/([.E222]+[.$C$12]))*[.$C$13]" office:value-type="float" office:value="381.086956521739" calcext:value-type="float">
            <text:p>381,08696</text:p>
          </table:table-cell>
          <table:table-cell table:formula="of:=[.$C$11]-[.H222]" office:value-type="float" office:value="23.9130434782609" calcext:value-type="float">
            <text:p>23,9130434782609</text:p>
          </table:table-cell>
          <table:table-cell table:formula="of:=(1/[.I222])*[.$C$13]" office:value-type="float" office:value="230" calcext:value-type="float">
            <text:p>230</text:p>
          </table:table-cell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formula="of:=1/([.E223]/1000)" office:value-type="float" office:value="4.50450450450451" calcext:value-type="float">
            <text:p>4,505</text:p>
          </table:table-cell>
          <table:table-cell table:formula="of:=[.$C$7]*[.F223]" office:value-type="float" office:value="721.717231230135" calcext:value-type="float">
            <text:p>721,717</text:p>
          </table:table-cell>
          <table:table-cell table:formula="of:=[.$C$11]-(1/([.E223]+[.$C$12]))*[.$C$13]" office:value-type="float" office:value="381.190476190476" calcext:value-type="float">
            <text:p>381,19048</text:p>
          </table:table-cell>
          <table:table-cell table:formula="of:=[.$C$11]-[.H223]" office:value-type="float" office:value="23.8095238095238" calcext:value-type="float">
            <text:p>23,8095238095238</text:p>
          </table:table-cell>
          <table:table-cell table:formula="of:=(1/[.I223])*[.$C$13]" office:value-type="float" office:value="231" calcext:value-type="float">
            <text:p>231</text:p>
          </table:table-cell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table:formula="of:=1/([.E224]/1000)" office:value-type="float" office:value="4.48430493273543" calcext:value-type="float">
            <text:p>4,484</text:p>
          </table:table-cell>
          <table:table-cell table:formula="of:=[.$C$7]*[.F224]" office:value-type="float" office:value="718.48083109009" calcext:value-type="float">
            <text:p>718,481</text:p>
          </table:table-cell>
          <table:table-cell table:formula="of:=[.$C$11]-(1/([.E224]+[.$C$12]))*[.$C$13]" office:value-type="float" office:value="381.293103448276" calcext:value-type="float">
            <text:p>381,29310</text:p>
          </table:table-cell>
          <table:table-cell table:formula="of:=[.$C$11]-[.H224]" office:value-type="float" office:value="23.7068965517241" calcext:value-type="float">
            <text:p>23,7068965517241</text:p>
          </table:table-cell>
          <table:table-cell table:formula="of:=(1/[.I224])*[.$C$13]"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formula="of:=1/([.E225]/1000)" office:value-type="float" office:value="4.46428571428571" calcext:value-type="float">
            <text:p>4,464</text:p>
          </table:table-cell>
          <table:table-cell table:formula="of:=[.$C$7]*[.F225]" office:value-type="float" office:value="715.273327379866" calcext:value-type="float">
            <text:p>715,273</text:p>
          </table:table-cell>
          <table:table-cell table:formula="of:=[.$C$11]-(1/([.E225]+[.$C$12]))*[.$C$13]" office:value-type="float" office:value="381.394849785408" calcext:value-type="float">
            <text:p>381,39485</text:p>
          </table:table-cell>
          <table:table-cell table:formula="of:=[.$C$11]-[.H225]" office:value-type="float" office:value="23.6051502145923" calcext:value-type="float">
            <text:p>23,6051502145923</text:p>
          </table:table-cell>
          <table:table-cell table:formula="of:=(1/[.I225])*[.$C$13]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formula="of:=1/([.E226]/1000)" office:value-type="float" office:value="4.44444444444444" calcext:value-type="float">
            <text:p>4,444</text:p>
          </table:table-cell>
          <table:table-cell table:formula="of:=[.$C$7]*[.F226]" office:value-type="float" office:value="712.094334813733" calcext:value-type="float">
            <text:p>712,094</text:p>
          </table:table-cell>
          <table:table-cell table:formula="of:=[.$C$11]-(1/([.E226]+[.$C$12]))*[.$C$13]" office:value-type="float" office:value="381.495726495727" calcext:value-type="float">
            <text:p>381,49573</text:p>
          </table:table-cell>
          <table:table-cell table:formula="of:=[.$C$11]-[.H226]" office:value-type="float" office:value="23.5042735042735" calcext:value-type="float">
            <text:p>23,5042735042735</text:p>
          </table:table-cell>
          <table:table-cell table:formula="of:=(1/[.I226])*[.$C$13]" office:value-type="float" office:value="234" calcext:value-type="float">
            <text:p>234</text:p>
          </table:table-cell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formula="of:=1/([.E227]/1000)" office:value-type="float" office:value="4.42477876106195" calcext:value-type="float">
            <text:p>4,425</text:p>
          </table:table-cell>
          <table:table-cell table:formula="of:=[.$C$7]*[.F227]" office:value-type="float" office:value="708.943474925177" calcext:value-type="float">
            <text:p>708,943</text:p>
          </table:table-cell>
          <table:table-cell table:formula="of:=[.$C$11]-(1/([.E227]+[.$C$12]))*[.$C$13]" office:value-type="float" office:value="381.595744680851" calcext:value-type="float">
            <text:p>381,59574</text:p>
          </table:table-cell>
          <table:table-cell table:formula="of:=[.$C$11]-[.H227]" office:value-type="float" office:value="23.4042553191489" calcext:value-type="float">
            <text:p>23,4042553191489</text:p>
          </table:table-cell>
          <table:table-cell table:formula="of:=(1/[.I227])*[.$C$13]" office:value-type="float" office:value="235" calcext:value-type="float">
            <text:p>235</text:p>
          </table:table-cell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table:formula="of:=1/([.E228]/1000)" office:value-type="float" office:value="4.40528634361233" calcext:value-type="float">
            <text:p>4,405</text:p>
          </table:table-cell>
          <table:table-cell table:formula="of:=[.$C$7]*[.F228]" office:value-type="float" office:value="705.820375916696" calcext:value-type="float">
            <text:p>705,820</text:p>
          </table:table-cell>
          <table:table-cell table:formula="of:=[.$C$11]-(1/([.E228]+[.$C$12]))*[.$C$13]" office:value-type="float" office:value="381.694915254237" calcext:value-type="float">
            <text:p>381,69492</text:p>
          </table:table-cell>
          <table:table-cell table:formula="of:=[.$C$11]-[.H228]" office:value-type="float" office:value="23.3050847457627" calcext:value-type="float">
            <text:p>23,3050847457627</text:p>
          </table:table-cell>
          <table:table-cell table:formula="of:=(1/[.I228])*[.$C$13]" office:value-type="float" office:value="236" calcext:value-type="float">
            <text:p>236</text:p>
          </table:table-cell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table:formula="of:=1/([.E229]/1000)" office:value-type="float" office:value="4.3859649122807" calcext:value-type="float">
            <text:p>4,386</text:p>
          </table:table-cell>
          <table:table-cell table:formula="of:=[.$C$7]*[.F229]" office:value-type="float" office:value="702.724672513553" calcext:value-type="float">
            <text:p>702,725</text:p>
          </table:table-cell>
          <table:table-cell table:formula="of:=[.$C$11]-(1/([.E229]+[.$C$12]))*[.$C$13]" office:value-type="float" office:value="381.793248945148" calcext:value-type="float">
            <text:p>381,79325</text:p>
          </table:table-cell>
          <table:table-cell table:formula="of:=[.$C$11]-[.H229]" office:value-type="float" office:value="23.2067510548523" calcext:value-type="float">
            <text:p>23,2067510548523</text:p>
          </table:table-cell>
          <table:table-cell table:formula="of:=(1/[.I229])*[.$C$13]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table:formula="of:=1/([.E230]/1000)" office:value-type="float" office:value="4.36681222707424" calcext:value-type="float">
            <text:p>4,367</text:p>
          </table:table-cell>
          <table:table-cell table:formula="of:=[.$C$7]*[.F230]" office:value-type="float" office:value="699.656005821354" calcext:value-type="float">
            <text:p>699,656</text:p>
          </table:table-cell>
          <table:table-cell table:formula="of:=[.$C$11]-(1/([.E230]+[.$C$12]))*[.$C$13]" office:value-type="float" office:value="381.890756302521" calcext:value-type="float">
            <text:p>381,89076</text:p>
          </table:table-cell>
          <table:table-cell table:formula="of:=[.$C$11]-[.H230]" office:value-type="float" office:value="23.109243697479" calcext:value-type="float">
            <text:p>23,109243697479</text:p>
          </table:table-cell>
          <table:table-cell table:formula="of:=(1/[.I230])*[.$C$13]" office:value-type="float" office:value="238" calcext:value-type="float">
            <text:p>23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1/([.E231]/1000)" office:value-type="float" office:value="4.34782608695652" calcext:value-type="float">
            <text:p>4,348</text:p>
          </table:table-cell>
          <table:table-cell table:formula="of:=[.$C$7]*[.F231]" office:value-type="float" office:value="696.614023187348" calcext:value-type="float">
            <text:p>696,614</text:p>
          </table:table-cell>
          <table:table-cell table:formula="of:=[.$C$11]-(1/([.E231]+[.$C$12]))*[.$C$13]" office:value-type="float" office:value="381.987447698745" calcext:value-type="float">
            <text:p>381,98745</text:p>
          </table:table-cell>
          <table:table-cell table:formula="of:=[.$C$11]-[.H231]" office:value-type="float" office:value="23.0125523012553" calcext:value-type="float">
            <text:p>23,0125523012553</text:p>
          </table:table-cell>
          <table:table-cell table:formula="of:=(1/[.I231])*[.$C$13]" office:value-type="float" office:value="239" calcext:value-type="float">
            <text:p>239</text:p>
          </table:table-cell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table:formula="of:=1/([.E232]/1000)" office:value-type="float" office:value="4.32900432900433" calcext:value-type="float">
            <text:p>4,329</text:p>
          </table:table-cell>
          <table:table-cell table:formula="of:=[.$C$7]*[.F232]" office:value-type="float" office:value="693.598378065325" calcext:value-type="float">
            <text:p>693,598</text:p>
          </table:table-cell>
          <table:table-cell table:formula="of:=[.$C$11]-(1/([.E232]+[.$C$12]))*[.$C$13]" office:value-type="float" office:value="382.083333333333" calcext:value-type="float">
            <text:p>382,08333</text:p>
          </table:table-cell>
          <table:table-cell table:formula="of:=[.$C$11]-[.H232]" office:value-type="float" office:value="22.9166666666667" calcext:value-type="float">
            <text:p>22,9166666666667</text:p>
          </table:table-cell>
          <table:table-cell table:formula="of:=(1/[.I232])*[.$C$13]" office:value-type="float" office:value="240" calcext:value-type="float">
            <text:p>240</text:p>
          </table:table-cell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table:formula="of:=1/([.E233]/1000)" office:value-type="float" office:value="4.31034482758621" calcext:value-type="float">
            <text:p>4,310</text:p>
          </table:table-cell>
          <table:table-cell table:formula="of:=[.$C$7]*[.F233]" office:value-type="float" office:value="690.608729884009" calcext:value-type="float">
            <text:p>690,609</text:p>
          </table:table-cell>
          <table:table-cell table:formula="of:=[.$C$11]-(1/([.E233]+[.$C$12]))*[.$C$13]" office:value-type="float" office:value="382.178423236514" calcext:value-type="float">
            <text:p>382,17842</text:p>
          </table:table-cell>
          <table:table-cell table:formula="of:=[.$C$11]-[.H233]" office:value-type="float" office:value="22.8215767634855" calcext:value-type="float">
            <text:p>22,8215767634855</text:p>
          </table:table-cell>
          <table:table-cell table:formula="of:=(1/[.I233])*[.$C$13]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table:formula="of:=1/([.E234]/1000)" office:value-type="float" office:value="4.29184549356223" calcext:value-type="float">
            <text:p>4,292</text:p>
          </table:table-cell>
          <table:table-cell table:formula="of:=[.$C$7]*[.F234]" office:value-type="float" office:value="687.644743918841" calcext:value-type="float">
            <text:p>687,645</text:p>
          </table:table-cell>
          <table:table-cell table:formula="of:=[.$C$11]-(1/([.E234]+[.$C$12]))*[.$C$13]" office:value-type="float" office:value="382.272727272727" calcext:value-type="float">
            <text:p>382,27273</text:p>
          </table:table-cell>
          <table:table-cell table:formula="of:=[.$C$11]-[.H234]" office:value-type="float" office:value="22.7272727272727" calcext:value-type="float">
            <text:p>22,7272727272727</text:p>
          </table:table-cell>
          <table:table-cell table:formula="of:=(1/[.I234])*[.$C$13]" office:value-type="float" office:value="242" calcext:value-type="float">
            <text:p>242</text:p>
          </table:table-cell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table:formula="of:=1/([.E235]/1000)" office:value-type="float" office:value="4.27350427350427" calcext:value-type="float">
            <text:p>4,274</text:p>
          </table:table-cell>
          <table:table-cell table:formula="of:=[.$C$7]*[.F235]" office:value-type="float" office:value="684.706091167051" calcext:value-type="float">
            <text:p>684,706</text:p>
          </table:table-cell>
          <table:table-cell table:formula="of:=[.$C$11]-(1/([.E235]+[.$C$12]))*[.$C$13]" office:value-type="float" office:value="382.366255144033" calcext:value-type="float">
            <text:p>382,36626</text:p>
          </table:table-cell>
          <table:table-cell table:formula="of:=[.$C$11]-[.H235]" office:value-type="float" office:value="22.6337448559671" calcext:value-type="float">
            <text:p>22,6337448559671</text:p>
          </table:table-cell>
          <table:table-cell table:formula="of:=(1/[.I235])*[.$C$13]" office:value-type="float" office:value="243" calcext:value-type="float">
            <text:p>243</text:p>
          </table:table-cell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table:formula="of:=1/([.E236]/1000)" office:value-type="float" office:value="4.25531914893617" calcext:value-type="float">
            <text:p>4,255</text:p>
          </table:table-cell>
          <table:table-cell table:formula="of:=[.$C$7]*[.F236]" office:value-type="float" office:value="681.792448225915" calcext:value-type="float">
            <text:p>681,792</text:p>
          </table:table-cell>
          <table:table-cell table:formula="of:=[.$C$11]-(1/([.E236]+[.$C$12]))*[.$C$13]" office:value-type="float" office:value="382.459016393443" calcext:value-type="float">
            <text:p>382,45902</text:p>
          </table:table-cell>
          <table:table-cell table:formula="of:=[.$C$11]-[.H236]" office:value-type="float" office:value="22.5409836065574" calcext:value-type="float">
            <text:p>22,5409836065574</text:p>
          </table:table-cell>
          <table:table-cell table:formula="of:=(1/[.I236])*[.$C$13]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table:formula="of:=1/([.E237]/1000)" office:value-type="float" office:value="4.23728813559322" calcext:value-type="float">
            <text:p>4,237</text:p>
          </table:table-cell>
          <table:table-cell table:formula="of:=[.$C$7]*[.F237]" office:value-type="float" office:value="678.90349717411" calcext:value-type="float">
            <text:p>678,903</text:p>
          </table:table-cell>
          <table:table-cell table:formula="of:=[.$C$11]-(1/([.E237]+[.$C$12]))*[.$C$13]" office:value-type="float" office:value="382.551020408163" calcext:value-type="float">
            <text:p>382,55102</text:p>
          </table:table-cell>
          <table:table-cell table:formula="of:=[.$C$11]-[.H237]" office:value-type="float" office:value="22.4489795918367" calcext:value-type="float">
            <text:p>22,4489795918367</text:p>
          </table:table-cell>
          <table:table-cell table:formula="of:=(1/[.I237])*[.$C$13]" office:value-type="float" office:value="245" calcext:value-type="float">
            <text:p>245</text:p>
          </table:table-cell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table:formula="of:=1/([.E238]/1000)" office:value-type="float" office:value="4.21940928270042" calcext:value-type="float">
            <text:p>4,219</text:p>
          </table:table-cell>
          <table:table-cell table:formula="of:=[.$C$7]*[.F238]" office:value-type="float" office:value="676.038925456076" calcext:value-type="float">
            <text:p>676,039</text:p>
          </table:table-cell>
          <table:table-cell table:formula="of:=[.$C$11]-(1/([.E238]+[.$C$12]))*[.$C$13]" office:value-type="float" office:value="382.642276422764" calcext:value-type="float">
            <text:p>382,64228</text:p>
          </table:table-cell>
          <table:table-cell table:formula="of:=[.$C$11]-[.H238]" office:value-type="float" office:value="22.3577235772358" calcext:value-type="float">
            <text:p>22,3577235772358</text:p>
          </table:table-cell>
          <table:table-cell table:formula="of:=(1/[.I238])*[.$C$13]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table:formula="of:=1/([.E239]/1000)" office:value-type="float" office:value="4.20168067226891" calcext:value-type="float">
            <text:p>4,202</text:p>
          </table:table-cell>
          <table:table-cell table:formula="of:=[.$C$7]*[.F239]" office:value-type="float" office:value="673.198425769286" calcext:value-type="float">
            <text:p>673,198</text:p>
          </table:table-cell>
          <table:table-cell table:formula="of:=[.$C$11]-(1/([.E239]+[.$C$12]))*[.$C$13]" office:value-type="float" office:value="382.732793522267" calcext:value-type="float">
            <text:p>382,73279</text:p>
          </table:table-cell>
          <table:table-cell table:formula="of:=[.$C$11]-[.H239]" office:value-type="float" office:value="22.2672064777328" calcext:value-type="float">
            <text:p>22,2672064777328</text:p>
          </table:table-cell>
          <table:table-cell table:formula="of:=(1/[.I239])*[.$C$13]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table:formula="of:=1/([.E240]/1000)" office:value-type="float" office:value="4.18410041841004" calcext:value-type="float">
            <text:p>4,184</text:p>
          </table:table-cell>
          <table:table-cell table:formula="of:=[.$C$7]*[.F240]" office:value-type="float" office:value="670.381695954351" calcext:value-type="float">
            <text:p>670,382</text:p>
          </table:table-cell>
          <table:table-cell table:formula="of:=[.$C$11]-(1/([.E240]+[.$C$12]))*[.$C$13]" office:value-type="float" office:value="382.822580645161" calcext:value-type="float">
            <text:p>382,82258</text:p>
          </table:table-cell>
          <table:table-cell table:formula="of:=[.$C$11]-[.H240]" office:value-type="float" office:value="22.1774193548387" calcext:value-type="float">
            <text:p>22,1774193548387</text:p>
          </table:table-cell>
          <table:table-cell table:formula="of:=(1/[.I240])*[.$C$13]" office:value-type="float" office:value="248" calcext:value-type="float">
            <text:p>248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1/([.E241]/1000)" office:value-type="float" office:value="4.16666666666667" calcext:value-type="float">
            <text:p>4,167</text:p>
          </table:table-cell>
          <table:table-cell table:formula="of:=[.$C$7]*[.F241]" office:value-type="float" office:value="667.588438887875" calcext:value-type="float">
            <text:p>667,588</text:p>
          </table:table-cell>
          <table:table-cell table:formula="of:=[.$C$11]-(1/([.E241]+[.$C$12]))*[.$C$13]" office:value-type="float" office:value="382.911646586345" calcext:value-type="float">
            <text:p>382,91165</text:p>
          </table:table-cell>
          <table:table-cell table:formula="of:=[.$C$11]-[.H241]" office:value-type="float" office:value="22.0883534136546" calcext:value-type="float">
            <text:p>22,0883534136546</text:p>
          </table:table-cell>
          <table:table-cell table:formula="of:=(1/[.I241])*[.$C$13]" office:value-type="float" office:value="249" calcext:value-type="float">
            <text:p>249</text:p>
          </table:table-cell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table:formula="of:=1/([.E242]/1000)" office:value-type="float" office:value="4.149377593361" calcext:value-type="float">
            <text:p>4,149</text:p>
          </table:table-cell>
          <table:table-cell table:formula="of:=[.$C$7]*[.F242]" office:value-type="float" office:value="664.818362377967" calcext:value-type="float">
            <text:p>664,818</text:p>
          </table:table-cell>
          <table:table-cell table:formula="of:=[.$C$11]-(1/([.E242]+[.$C$12]))*[.$C$13]" office:value-type="float" office:value="383" calcext:value-type="float">
            <text:p>383,00000</text:p>
          </table:table-cell>
          <table:table-cell table:formula="of:=[.$C$11]-[.H242]" office:value-type="float" office:value="22" calcext:value-type="float">
            <text:p>22</text:p>
          </table:table-cell>
          <table:table-cell table:formula="of:=(1/[.I242])*[.$C$13]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table:formula="of:=1/([.E243]/1000)" office:value-type="float" office:value="4.13223140495868" calcext:value-type="float">
            <text:p>4,132</text:p>
          </table:table-cell>
          <table:table-cell table:formula="of:=[.$C$7]*[.F243]" office:value-type="float" office:value="662.071179062355" calcext:value-type="float">
            <text:p>662,071</text:p>
          </table:table-cell>
          <table:table-cell table:formula="of:=[.$C$11]-(1/([.E243]+[.$C$12]))*[.$C$13]" office:value-type="float" office:value="383.08764940239" calcext:value-type="float">
            <text:p>383,08765</text:p>
          </table:table-cell>
          <table:table-cell table:formula="of:=[.$C$11]-[.H243]" office:value-type="float" office:value="21.9123505976096" calcext:value-type="float">
            <text:p>21,9123505976096</text:p>
          </table:table-cell>
          <table:table-cell table:formula="of:=(1/[.I243])*[.$C$13]" office:value-type="float" office:value="251" calcext:value-type="float">
            <text:p>251</text:p>
          </table:table-cell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table:formula="of:=1/([.E244]/1000)" office:value-type="float" office:value="4.11522633744856" calcext:value-type="float">
            <text:p>4,115</text:p>
          </table:table-cell>
          <table:table-cell table:formula="of:=[.$C$7]*[.F244]" office:value-type="float" office:value="659.346606309012" calcext:value-type="float">
            <text:p>659,347</text:p>
          </table:table-cell>
          <table:table-cell table:formula="of:=[.$C$11]-(1/([.E244]+[.$C$12]))*[.$C$13]" office:value-type="float" office:value="383.174603174603" calcext:value-type="float">
            <text:p>383,17460</text:p>
          </table:table-cell>
          <table:table-cell table:formula="of:=[.$C$11]-[.H244]" office:value-type="float" office:value="21.8253968253968" calcext:value-type="float">
            <text:p>21,8253968253968</text:p>
          </table:table-cell>
          <table:table-cell table:formula="of:=(1/[.I244])*[.$C$13]" office:value-type="float" office:value="252" calcext:value-type="float">
            <text:p>252</text:p>
          </table:table-cell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table:formula="of:=1/([.E245]/1000)" office:value-type="float" office:value="4.0983606557377" calcext:value-type="float">
            <text:p>4,098</text:p>
          </table:table-cell>
          <table:table-cell table:formula="of:=[.$C$7]*[.F245]" office:value-type="float" office:value="656.644366119221" calcext:value-type="float">
            <text:p>656,644</text:p>
          </table:table-cell>
          <table:table-cell table:formula="of:=[.$C$11]-(1/([.E245]+[.$C$12]))*[.$C$13]" office:value-type="float" office:value="383.260869565217" calcext:value-type="float">
            <text:p>383,26087</text:p>
          </table:table-cell>
          <table:table-cell table:formula="of:=[.$C$11]-[.H245]" office:value-type="float" office:value="21.7391304347826" calcext:value-type="float">
            <text:p>21,7391304347826</text:p>
          </table:table-cell>
          <table:table-cell table:formula="of:=(1/[.I245])*[.$C$13]" office:value-type="float" office:value="253" calcext:value-type="float">
            <text:p>253</text:p>
          </table:table-cell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table:formula="of:=1/([.E246]/1000)" office:value-type="float" office:value="4.08163265306122" calcext:value-type="float">
            <text:p>4,082</text:p>
          </table:table-cell>
          <table:table-cell table:formula="of:=[.$C$7]*[.F246]" office:value-type="float" office:value="653.96418503302" calcext:value-type="float">
            <text:p>653,964</text:p>
          </table:table-cell>
          <table:table-cell table:formula="of:=[.$C$11]-(1/([.E246]+[.$C$12]))*[.$C$13]" office:value-type="float" office:value="383.346456692913" calcext:value-type="float">
            <text:p>383,34646</text:p>
          </table:table-cell>
          <table:table-cell table:formula="of:=[.$C$11]-[.H246]" office:value-type="float" office:value="21.6535433070866" calcext:value-type="float">
            <text:p>21,6535433070866</text:p>
          </table:table-cell>
          <table:table-cell table:formula="of:=(1/[.I246])*[.$C$13]" office:value-type="float" office:value="254" calcext:value-type="float">
            <text:p>254</text:p>
          </table:table-cell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table:formula="of:=1/([.E247]/1000)" office:value-type="float" office:value="4.0650406504065" calcext:value-type="float">
            <text:p>4,065</text:p>
          </table:table-cell>
          <table:table-cell table:formula="of:=[.$C$7]*[.F247]" office:value-type="float" office:value="651.305794036951" calcext:value-type="float">
            <text:p>651,306</text:p>
          </table:table-cell>
          <table:table-cell table:formula="of:=[.$C$11]-(1/([.E247]+[.$C$12]))*[.$C$13]" office:value-type="float" office:value="383.43137254902" calcext:value-type="float">
            <text:p>383,43137</text:p>
          </table:table-cell>
          <table:table-cell table:formula="of:=[.$C$11]-[.H247]" office:value-type="float" office:value="21.5686274509804" calcext:value-type="float">
            <text:p>21,5686274509804</text:p>
          </table:table-cell>
          <table:table-cell table:formula="of:=(1/[.I247])*[.$C$13]" office:value-type="float" office:value="255" calcext:value-type="float">
            <text:p>255</text:p>
          </table:table-cell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table:formula="of:=1/([.E248]/1000)" office:value-type="float" office:value="4.04858299595142" calcext:value-type="float">
            <text:p>4,049</text:p>
          </table:table-cell>
          <table:table-cell table:formula="of:=[.$C$7]*[.F248]" office:value-type="float" office:value="648.668928474049" calcext:value-type="float">
            <text:p>648,669</text:p>
          </table:table-cell>
          <table:table-cell table:formula="of:=[.$C$11]-(1/([.E248]+[.$C$12]))*[.$C$13]" office:value-type="float" office:value="383.515625" calcext:value-type="float">
            <text:p>383,51563</text:p>
          </table:table-cell>
          <table:table-cell table:formula="of:=[.$C$11]-[.H248]" office:value-type="float" office:value="21.484375" calcext:value-type="float">
            <text:p>21,484375</text:p>
          </table:table-cell>
          <table:table-cell table:formula="of:=(1/[.I248])*[.$C$13]" office:value-type="float" office:value="256" calcext:value-type="float">
            <text:p>256</text:p>
          </table:table-cell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table:formula="of:=1/([.E249]/1000)" office:value-type="float" office:value="4.03225806451613" calcext:value-type="float">
            <text:p>4,032</text:p>
          </table:table-cell>
          <table:table-cell table:formula="of:=[.$C$7]*[.F249]" office:value-type="float" office:value="646.053327956008" calcext:value-type="float">
            <text:p>646,053</text:p>
          </table:table-cell>
          <table:table-cell table:formula="of:=[.$C$11]-(1/([.E249]+[.$C$12]))*[.$C$13]" office:value-type="float" office:value="383.599221789883" calcext:value-type="float">
            <text:p>383,59922</text:p>
          </table:table-cell>
          <table:table-cell table:formula="of:=[.$C$11]-[.H249]" office:value-type="float" office:value="21.4007782101168" calcext:value-type="float">
            <text:p>21,4007782101168</text:p>
          </table:table-cell>
          <table:table-cell table:formula="of:=(1/[.I249])*[.$C$13]" office:value-type="float" office:value="257" calcext:value-type="float">
            <text:p>257</text:p>
          </table:table-cell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table:formula="of:=1/([.E250]/1000)" office:value-type="float" office:value="4.01606425702811" calcext:value-type="float">
            <text:p>4,016</text:p>
          </table:table-cell>
          <table:table-cell table:formula="of:=[.$C$7]*[.F250]" office:value-type="float" office:value="643.45873627747" calcext:value-type="float">
            <text:p>643,459</text:p>
          </table:table-cell>
          <table:table-cell table:formula="of:=[.$C$11]-(1/([.E250]+[.$C$12]))*[.$C$13]" office:value-type="float" office:value="383.682170542636" calcext:value-type="float">
            <text:p>383,68217</text:p>
          </table:table-cell>
          <table:table-cell table:formula="of:=[.$C$11]-[.H250]" office:value-type="float" office:value="21.3178294573643" calcext:value-type="float">
            <text:p>21,3178294573643</text:p>
          </table:table-cell>
          <table:table-cell table:formula="of:=(1/[.I250])*[.$C$13]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1/([.E251]/1000)" office:value-type="float" office:value="4" calcext:value-type="float">
            <text:p>4,000</text:p>
          </table:table-cell>
          <table:table-cell table:formula="of:=[.$C$7]*[.F251]" office:value-type="float" office:value="640.88490133236" calcext:value-type="float">
            <text:p>640,885</text:p>
          </table:table-cell>
          <table:table-cell table:formula="of:=[.$C$11]-(1/([.E251]+[.$C$12]))*[.$C$13]" office:value-type="float" office:value="383.764478764479" calcext:value-type="float">
            <text:p>383,76448</text:p>
          </table:table-cell>
          <table:table-cell table:formula="of:=[.$C$11]-[.H251]" office:value-type="float" office:value="21.2355212355212" calcext:value-type="float">
            <text:p>21,2355212355212</text:p>
          </table:table-cell>
          <table:table-cell table:formula="of:=(1/[.I251])*[.$C$13]" office:value-type="float" office:value="259" calcext:value-type="float">
            <text:p>259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1/([.E252]/1000)" office:value-type="float" office:value="3.98406374501992" calcext:value-type="float">
            <text:p>3,984</text:p>
          </table:table-cell>
          <table:table-cell table:formula="of:=[.$C$7]*[.F252]" office:value-type="float" office:value="638.331575032231" calcext:value-type="float">
            <text:p>638,332</text:p>
          </table:table-cell>
          <table:table-cell table:formula="of:=[.$C$11]-(1/([.E252]+[.$C$12]))*[.$C$13]" office:value-type="float" office:value="383.846153846154" calcext:value-type="float">
            <text:p>383,84615</text:p>
          </table:table-cell>
          <table:table-cell table:formula="of:=[.$C$11]-[.H252]" office:value-type="float" office:value="21.1538461538461" calcext:value-type="float">
            <text:p>21,1538461538461</text:p>
          </table:table-cell>
          <table:table-cell table:formula="of:=(1/[.I252])*[.$C$13]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formula="of:=1/([.E253]/1000)" office:value-type="float" office:value="3.96825396825397" calcext:value-type="float">
            <text:p>3,968</text:p>
          </table:table-cell>
          <table:table-cell table:formula="of:=[.$C$7]*[.F253]" office:value-type="float" office:value="635.798513226548" calcext:value-type="float">
            <text:p>635,799</text:p>
          </table:table-cell>
          <table:table-cell table:formula="of:=[.$C$11]-(1/([.E253]+[.$C$12]))*[.$C$13]" office:value-type="float" office:value="383.927203065134" calcext:value-type="float">
            <text:p>383,92720</text:p>
          </table:table-cell>
          <table:table-cell table:formula="of:=[.$C$11]-[.H253]" office:value-type="float" office:value="21.0727969348659" calcext:value-type="float">
            <text:p>21,0727969348659</text:p>
          </table:table-cell>
          <table:table-cell table:formula="of:=(1/[.I253])*[.$C$13]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table:formula="of:=1/([.E254]/1000)" office:value-type="float" office:value="3.95256916996047" calcext:value-type="float">
            <text:p>3,953</text:p>
          </table:table-cell>
          <table:table-cell table:formula="of:=[.$C$7]*[.F254]" office:value-type="float" office:value="633.285475624862" calcext:value-type="float">
            <text:p>633,285</text:p>
          </table:table-cell>
          <table:table-cell table:formula="of:=[.$C$11]-(1/([.E254]+[.$C$12]))*[.$C$13]" office:value-type="float" office:value="384.007633587786" calcext:value-type="float">
            <text:p>384,00763</text:p>
          </table:table-cell>
          <table:table-cell table:formula="of:=[.$C$11]-[.H254]" office:value-type="float" office:value="20.9923664122138" calcext:value-type="float">
            <text:p>20,9923664122138</text:p>
          </table:table-cell>
          <table:table-cell table:formula="of:=(1/[.I254])*[.$C$13]" office:value-type="float" office:value="262" calcext:value-type="float">
            <text:p>262</text:p>
          </table:table-cell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table:formula="of:=1/([.E255]/1000)" office:value-type="float" office:value="3.93700787401575" calcext:value-type="float">
            <text:p>3,937</text:p>
          </table:table-cell>
          <table:table-cell table:formula="of:=[.$C$7]*[.F255]" office:value-type="float" office:value="630.792225720827" calcext:value-type="float">
            <text:p>630,792</text:p>
          </table:table-cell>
          <table:table-cell table:formula="of:=[.$C$11]-(1/([.E255]+[.$C$12]))*[.$C$13]" office:value-type="float" office:value="384.087452471483" calcext:value-type="float">
            <text:p>384,08745</text:p>
          </table:table-cell>
          <table:table-cell table:formula="of:=[.$C$11]-[.H255]" office:value-type="float" office:value="20.9125475285171" calcext:value-type="float">
            <text:p>20,9125475285171</text:p>
          </table:table-cell>
          <table:table-cell table:formula="of:=(1/[.I255])*[.$C$13]" office:value-type="float" office:value="263" calcext:value-type="float">
            <text:p>263</text:p>
          </table:table-cell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1/([.E256]/1000)" office:value-type="float" office:value="3.92156862745098" calcext:value-type="float">
            <text:p>3,922</text:p>
          </table:table-cell>
          <table:table-cell table:formula="of:=[.$C$7]*[.F256]" office:value-type="float" office:value="628.318530718" calcext:value-type="float">
            <text:p>628,319</text:p>
          </table:table-cell>
          <table:table-cell table:formula="of:=[.$C$11]-(1/([.E256]+[.$C$12]))*[.$C$13]" office:value-type="float" office:value="384.166666666667" calcext:value-type="float">
            <text:p>384,16667</text:p>
          </table:table-cell>
          <table:table-cell table:formula="of:=[.$C$11]-[.H256]" office:value-type="float" office:value="20.8333333333333" calcext:value-type="float">
            <text:p>20,8333333333333</text:p>
          </table:table-cell>
          <table:table-cell table:formula="of:=(1/[.I256])*[.$C$13]" office:value-type="float" office:value="264" calcext:value-type="float">
            <text:p>264</text:p>
          </table:table-cell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1/([.E257]/1000)" office:value-type="float" office:value="3.90625" calcext:value-type="float">
            <text:p>3,906</text:p>
          </table:table-cell>
          <table:table-cell table:formula="of:=[.$C$7]*[.F257]" office:value-type="float" office:value="625.864161457383" calcext:value-type="float">
            <text:p>625,864</text:p>
          </table:table-cell>
          <table:table-cell table:formula="of:=[.$C$11]-(1/([.E257]+[.$C$12]))*[.$C$13]" office:value-type="float" office:value="384.245283018868" calcext:value-type="float">
            <text:p>384,24528</text:p>
          </table:table-cell>
          <table:table-cell table:formula="of:=[.$C$11]-[.H257]" office:value-type="float" office:value="20.7547169811321" calcext:value-type="float">
            <text:p>20,7547169811321</text:p>
          </table:table-cell>
          <table:table-cell table:formula="of:=(1/[.I257])*[.$C$13]" office:value-type="float" office:value="265" calcext:value-type="float">
            <text:p>265</text:p>
          </table:table-cell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table:formula="of:=1/([.E258]/1000)" office:value-type="float" office:value="3.89105058365759" calcext:value-type="float">
            <text:p>3,891</text:p>
          </table:table-cell>
          <table:table-cell table:formula="of:=[.$C$7]*[.F258]" office:value-type="float" office:value="623.428892346654" calcext:value-type="float">
            <text:p>623,429</text:p>
          </table:table-cell>
          <table:table-cell table:formula="of:=[.$C$11]-(1/([.E258]+[.$C$12]))*[.$C$13]" office:value-type="float" office:value="384.323308270677" calcext:value-type="float">
            <text:p>384,32331</text:p>
          </table:table-cell>
          <table:table-cell table:formula="of:=[.$C$11]-[.H258]" office:value-type="float" office:value="20.6766917293233" calcext:value-type="float">
            <text:p>20,6766917293233</text:p>
          </table:table-cell>
          <table:table-cell table:formula="of:=(1/[.I258])*[.$C$13]" office:value-type="float" office:value="266" calcext:value-type="float">
            <text:p>266</text:p>
          </table:table-cell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formula="of:=1/([.E259]/1000)" office:value-type="float" office:value="3.87596899224806" calcext:value-type="float">
            <text:p>3,876</text:p>
          </table:table-cell>
          <table:table-cell table:formula="of:=[.$C$7]*[.F259]" office:value-type="float" office:value="621.012501291046" calcext:value-type="float">
            <text:p>621,013</text:p>
          </table:table-cell>
          <table:table-cell table:formula="of:=[.$C$11]-(1/([.E259]+[.$C$12]))*[.$C$13]" office:value-type="float" office:value="384.40074906367" calcext:value-type="float">
            <text:p>384,40075</text:p>
          </table:table-cell>
          <table:table-cell table:formula="of:=[.$C$11]-[.H259]" office:value-type="float" office:value="20.5992509363296" calcext:value-type="float">
            <text:p>20,5992509363296</text:p>
          </table:table-cell>
          <table:table-cell table:formula="of:=(1/[.I259])*[.$C$13]" office:value-type="float" office:value="267" calcext:value-type="float">
            <text:p>267</text:p>
          </table:table-cell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table:formula="of:=1/([.E260]/1000)" office:value-type="float" office:value="3.86100386100386" calcext:value-type="float">
            <text:p>3,861</text:p>
          </table:table-cell>
          <table:table-cell table:formula="of:=[.$C$7]*[.F260]" office:value-type="float" office:value="618.61476962583" calcext:value-type="float">
            <text:p>618,615</text:p>
          </table:table-cell>
          <table:table-cell table:formula="of:=[.$C$11]-(1/([.E260]+[.$C$12]))*[.$C$13]" office:value-type="float" office:value="384.477611940299" calcext:value-type="float">
            <text:p>384,47761</text:p>
          </table:table-cell>
          <table:table-cell table:formula="of:=[.$C$11]-[.H260]" office:value-type="float" office:value="20.5223880597015" calcext:value-type="float">
            <text:p>20,5223880597015</text:p>
          </table:table-cell>
          <table:table-cell table:formula="of:=(1/[.I260])*[.$C$13]" office:value-type="float" office:value="268" calcext:value-type="float">
            <text:p>268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1/([.E261]/1000)" office:value-type="float" office:value="3.84615384615385" calcext:value-type="float">
            <text:p>3,846</text:p>
          </table:table-cell>
          <table:table-cell table:formula="of:=[.$C$7]*[.F261]" office:value-type="float" office:value="616.235482050346" calcext:value-type="float">
            <text:p>616,235</text:p>
          </table:table-cell>
          <table:table-cell table:formula="of:=[.$C$11]-(1/([.E261]+[.$C$12]))*[.$C$13]" office:value-type="float" office:value="384.553903345725" calcext:value-type="float">
            <text:p>384,55390</text:p>
          </table:table-cell>
          <table:table-cell table:formula="of:=[.$C$11]-[.H261]" office:value-type="float" office:value="20.4460966542751" calcext:value-type="float">
            <text:p>20,4460966542751</text:p>
          </table:table-cell>
          <table:table-cell table:formula="of:=(1/[.I261])*[.$C$13]" office:value-type="float" office:value="269" calcext:value-type="float">
            <text:p>269</text:p>
          </table:table-cell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table:formula="of:=1/([.E262]/1000)" office:value-type="float" office:value="3.83141762452107" calcext:value-type="float">
            <text:p>3,831</text:p>
          </table:table-cell>
          <table:table-cell table:formula="of:=[.$C$7]*[.F262]" office:value-type="float" office:value="613.874426563563" calcext:value-type="float">
            <text:p>613,874</text:p>
          </table:table-cell>
          <table:table-cell table:formula="of:=[.$C$11]-(1/([.E262]+[.$C$12]))*[.$C$13]" office:value-type="float" office:value="384.62962962963" calcext:value-type="float">
            <text:p>384,62963</text:p>
          </table:table-cell>
          <table:table-cell table:formula="of:=[.$C$11]-[.H262]" office:value-type="float" office:value="20.3703703703704" calcext:value-type="float">
            <text:p>20,3703703703704</text:p>
          </table:table-cell>
          <table:table-cell table:formula="of:=(1/[.I262])*[.$C$13]" office:value-type="float" office:value="270" calcext:value-type="float">
            <text:p>270</text:p>
          </table:table-cell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formula="of:=1/([.E263]/1000)" office:value-type="float" office:value="3.81679389312977" calcext:value-type="float">
            <text:p>3,817</text:p>
          </table:table-cell>
          <table:table-cell table:formula="of:=[.$C$7]*[.F263]" office:value-type="float" office:value="611.531394401107" calcext:value-type="float">
            <text:p>611,531</text:p>
          </table:table-cell>
          <table:table-cell table:formula="of:=[.$C$11]-(1/([.E263]+[.$C$12]))*[.$C$13]" office:value-type="float" office:value="384.70479704797" calcext:value-type="float">
            <text:p>384,70480</text:p>
          </table:table-cell>
          <table:table-cell table:formula="of:=[.$C$11]-[.H263]" office:value-type="float" office:value="20.2952029520295" calcext:value-type="float">
            <text:p>20,2952029520295</text:p>
          </table:table-cell>
          <table:table-cell table:formula="of:=(1/[.I263])*[.$C$13]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formula="of:=1/([.E264]/1000)" office:value-type="float" office:value="3.80228136882129" calcext:value-type="float">
            <text:p>3,802</text:p>
          </table:table-cell>
          <table:table-cell table:formula="of:=[.$C$7]*[.F264]" office:value-type="float" office:value="609.206179973726" calcext:value-type="float">
            <text:p>609,206</text:p>
          </table:table-cell>
          <table:table-cell table:formula="of:=[.$C$11]-(1/([.E264]+[.$C$12]))*[.$C$13]" office:value-type="float" office:value="384.779411764706" calcext:value-type="float">
            <text:p>384,77941</text:p>
          </table:table-cell>
          <table:table-cell table:formula="of:=[.$C$11]-[.H264]" office:value-type="float" office:value="20.2205882352941" calcext:value-type="float">
            <text:p>20,2205882352941</text:p>
          </table:table-cell>
          <table:table-cell table:formula="of:=(1/[.I264])*[.$C$13]" office:value-type="float" office:value="272" calcext:value-type="float">
            <text:p>272</text:p>
          </table:table-cell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table:formula="of:=1/([.E265]/1000)" office:value-type="float" office:value="3.78787878787879" calcext:value-type="float">
            <text:p>3,788</text:p>
          </table:table-cell>
          <table:table-cell table:formula="of:=[.$C$7]*[.F265]" office:value-type="float" office:value="606.898580807159" calcext:value-type="float">
            <text:p>606,899</text:p>
          </table:table-cell>
          <table:table-cell table:formula="of:=[.$C$11]-(1/([.E265]+[.$C$12]))*[.$C$13]" office:value-type="float" office:value="384.85347985348" calcext:value-type="float">
            <text:p>384,85348</text:p>
          </table:table-cell>
          <table:table-cell table:formula="of:=[.$C$11]-[.H265]" office:value-type="float" office:value="20.1465201465202" calcext:value-type="float">
            <text:p>20,1465201465202</text:p>
          </table:table-cell>
          <table:table-cell table:formula="of:=(1/[.I265])*[.$C$13]" office:value-type="float" office:value="273" calcext:value-type="float">
            <text:p>273</text:p>
          </table:table-cell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formula="of:=1/([.E266]/1000)" office:value-type="float" office:value="3.77358490566038" calcext:value-type="float">
            <text:p>3,774</text:p>
          </table:table-cell>
          <table:table-cell table:formula="of:=[.$C$7]*[.F266]" office:value-type="float" office:value="604.608397483358" calcext:value-type="float">
            <text:p>604,608</text:p>
          </table:table-cell>
          <table:table-cell table:formula="of:=[.$C$11]-(1/([.E266]+[.$C$12]))*[.$C$13]" office:value-type="float" office:value="384.92700729927" calcext:value-type="float">
            <text:p>384,92701</text:p>
          </table:table-cell>
          <table:table-cell table:formula="of:=[.$C$11]-[.H266]" office:value-type="float" office:value="20.0729927007299" calcext:value-type="float">
            <text:p>20,0729927007299</text:p>
          </table:table-cell>
          <table:table-cell table:formula="of:=(1/[.I266])*[.$C$13]" office:value-type="float" office:value="274" calcext:value-type="float">
            <text:p>274</text:p>
          </table:table-cell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formula="of:=1/([.E267]/1000)" office:value-type="float" office:value="3.7593984962406" calcext:value-type="float">
            <text:p>3,759</text:p>
          </table:table-cell>
          <table:table-cell table:formula="of:=[.$C$7]*[.F267]" office:value-type="float" office:value="602.335433583045" calcext:value-type="float">
            <text:p>602,335</text:p>
          </table:table-cell>
          <table:table-cell table:formula="of:=[.$C$11]-(1/([.E267]+[.$C$12]))*[.$C$13]" office:value-type="float" office:value="385" calcext:value-type="float">
            <text:p>385,00000</text:p>
          </table:table-cell>
          <table:table-cell table:formula="of:=[.$C$11]-[.H267]" office:value-type="float" office:value="20" calcext:value-type="float">
            <text:p>20</text:p>
          </table:table-cell>
          <table:table-cell table:formula="of:=(1/[.I267])*[.$C$13]" office:value-type="float" office:value="275" calcext:value-type="float">
            <text:p>275</text:p>
          </table:table-cell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formula="of:=1/([.E268]/1000)" office:value-type="float" office:value="3.74531835205992" calcext:value-type="float">
            <text:p>3,745</text:p>
          </table:table-cell>
          <table:table-cell table:formula="of:=[.$C$7]*[.F268]" office:value-type="float" office:value="600.079495629551" calcext:value-type="float">
            <text:p>600,079</text:p>
          </table:table-cell>
          <table:table-cell table:formula="of:=[.$C$11]-(1/([.E268]+[.$C$12]))*[.$C$13]" office:value-type="float" office:value="385.072463768116" calcext:value-type="float">
            <text:p>385,07246</text:p>
          </table:table-cell>
          <table:table-cell table:formula="of:=[.$C$11]-[.H268]" office:value-type="float" office:value="19.9275362318841" calcext:value-type="float">
            <text:p>19,9275362318841</text:p>
          </table:table-cell>
          <table:table-cell table:formula="of:=(1/[.I268])*[.$C$13]" office:value-type="float" office:value="276" calcext:value-type="float">
            <text:p>276</text:p>
          </table:table-cell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table:formula="of:=1/([.E269]/1000)" office:value-type="float" office:value="3.73134328358209" calcext:value-type="float">
            <text:p>3,731</text:p>
          </table:table-cell>
          <table:table-cell table:formula="of:=[.$C$7]*[.F269]" office:value-type="float" office:value="597.840393033918" calcext:value-type="float">
            <text:p>597,840</text:p>
          </table:table-cell>
          <table:table-cell table:formula="of:=[.$C$11]-(1/([.E269]+[.$C$12]))*[.$C$13]" office:value-type="float" office:value="385.14440433213" calcext:value-type="float">
            <text:p>385,14440</text:p>
          </table:table-cell>
          <table:table-cell table:formula="of:=[.$C$11]-[.H269]" office:value-type="float" office:value="19.85559566787" calcext:value-type="float">
            <text:p>19,85559566787</text:p>
          </table:table-cell>
          <table:table-cell table:formula="of:=(1/[.I269])*[.$C$13]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formula="of:=1/([.E270]/1000)" office:value-type="float" office:value="3.71747211895911" calcext:value-type="float">
            <text:p>3,717</text:p>
          </table:table-cell>
          <table:table-cell table:formula="of:=[.$C$7]*[.F270]" office:value-type="float" office:value="595.617938041227" calcext:value-type="float">
            <text:p>595,618</text:p>
          </table:table-cell>
          <table:table-cell table:formula="of:=[.$C$11]-(1/([.E270]+[.$C$12]))*[.$C$13]" office:value-type="float" office:value="385.215827338129" calcext:value-type="float">
            <text:p>385,21583</text:p>
          </table:table-cell>
          <table:table-cell table:formula="of:=[.$C$11]-[.H270]" office:value-type="float" office:value="19.7841726618705" calcext:value-type="float">
            <text:p>19,7841726618705</text:p>
          </table:table-cell>
          <table:table-cell table:formula="of:=(1/[.I270])*[.$C$13]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1/([.E271]/1000)" office:value-type="float" office:value="3.7037037037037" calcext:value-type="float">
            <text:p>3,704</text:p>
          </table:table-cell>
          <table:table-cell table:formula="of:=[.$C$7]*[.F271]" office:value-type="float" office:value="593.411945678111" calcext:value-type="float">
            <text:p>593,412</text:p>
          </table:table-cell>
          <table:table-cell table:formula="of:=[.$C$11]-(1/([.E271]+[.$C$12]))*[.$C$13]" office:value-type="float" office:value="385.286738351254" calcext:value-type="float">
            <text:p>385,28674</text:p>
          </table:table-cell>
          <table:table-cell table:formula="of:=[.$C$11]-[.H271]" office:value-type="float" office:value="19.7132616487455" calcext:value-type="float">
            <text:p>19,7132616487455</text:p>
          </table:table-cell>
          <table:table-cell table:formula="of:=(1/[.I271])*[.$C$13]" office:value-type="float" office:value="279" calcext:value-type="float">
            <text:p>279</text:p>
          </table:table-cell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table:formula="of:=1/([.E272]/1000)" office:value-type="float" office:value="3.690036900369" calcext:value-type="float">
            <text:p>3,690</text:p>
          </table:table-cell>
          <table:table-cell table:formula="of:=[.$C$7]*[.F272]" office:value-type="float" office:value="591.222233701439" calcext:value-type="float">
            <text:p>591,222</text:p>
          </table:table-cell>
          <table:table-cell table:formula="of:=[.$C$11]-(1/([.E272]+[.$C$12]))*[.$C$13]" office:value-type="float" office:value="385.357142857143" calcext:value-type="float">
            <text:p>385,35714</text:p>
          </table:table-cell>
          <table:table-cell table:formula="of:=[.$C$11]-[.H272]" office:value-type="float" office:value="19.6428571428572" calcext:value-type="float">
            <text:p>19,6428571428572</text:p>
          </table:table-cell>
          <table:table-cell table:formula="of:=(1/[.I272])*[.$C$13]" office:value-type="float" office:value="280" calcext:value-type="float">
            <text:p>280</text:p>
          </table:table-cell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formula="of:=1/([.E273]/1000)" office:value-type="float" office:value="3.67647058823529" calcext:value-type="float">
            <text:p>3,676</text:p>
          </table:table-cell>
          <table:table-cell table:formula="of:=[.$C$7]*[.F273]" office:value-type="float" office:value="589.048622548125" calcext:value-type="float">
            <text:p>589,049</text:p>
          </table:table-cell>
          <table:table-cell table:formula="of:=[.$C$11]-(1/([.E273]+[.$C$12]))*[.$C$13]" office:value-type="float" office:value="385.427046263345" calcext:value-type="float">
            <text:p>385,42705</text:p>
          </table:table-cell>
          <table:table-cell table:formula="of:=[.$C$11]-[.H273]" office:value-type="float" office:value="19.5729537366548" calcext:value-type="float">
            <text:p>19,5729537366548</text:p>
          </table:table-cell>
          <table:table-cell table:formula="of:=(1/[.I273])*[.$C$13]" office:value-type="float" office:value="281" calcext:value-type="float">
            <text:p>281</text:p>
          </table:table-cell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formula="of:=1/([.E274]/1000)" office:value-type="float" office:value="3.66300366300366" calcext:value-type="float">
            <text:p>3,663</text:p>
          </table:table-cell>
          <table:table-cell table:formula="of:=[.$C$7]*[.F274]" office:value-type="float" office:value="586.890935286044" calcext:value-type="float">
            <text:p>586,891</text:p>
          </table:table-cell>
          <table:table-cell table:formula="of:=[.$C$11]-(1/([.E274]+[.$C$12]))*[.$C$13]" office:value-type="float" office:value="385.496453900709" calcext:value-type="float">
            <text:p>385,49645</text:p>
          </table:table-cell>
          <table:table-cell table:formula="of:=[.$C$11]-[.H274]" office:value-type="float" office:value="19.5035460992908" calcext:value-type="float">
            <text:p>19,5035460992908</text:p>
          </table:table-cell>
          <table:table-cell table:formula="of:=(1/[.I274])*[.$C$13]" office:value-type="float" office:value="282" calcext:value-type="float">
            <text:p>282</text:p>
          </table:table-cell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formula="of:=1/([.E275]/1000)" office:value-type="float" office:value="3.64963503649635" calcext:value-type="float">
            <text:p>3,650</text:p>
          </table:table-cell>
          <table:table-cell table:formula="of:=[.$C$7]*[.F275]" office:value-type="float" office:value="584.748997566022" calcext:value-type="float">
            <text:p>584,749</text:p>
          </table:table-cell>
          <table:table-cell table:formula="of:=[.$C$11]-(1/([.E275]+[.$C$12]))*[.$C$13]" office:value-type="float" office:value="385.565371024735" calcext:value-type="float">
            <text:p>385,56537</text:p>
          </table:table-cell>
          <table:table-cell table:formula="of:=[.$C$11]-[.H275]" office:value-type="float" office:value="19.434628975265" calcext:value-type="float">
            <text:p>19,434628975265</text:p>
          </table:table-cell>
          <table:table-cell table:formula="of:=(1/[.I275])*[.$C$13]" office:value-type="float" office:value="283" calcext:value-type="float">
            <text:p>283</text:p>
          </table:table-cell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formula="of:=1/([.E276]/1000)" office:value-type="float" office:value="3.63636363636364" calcext:value-type="float">
            <text:p>3,636</text:p>
          </table:table-cell>
          <table:table-cell table:formula="of:=[.$C$7]*[.F276]" office:value-type="float" office:value="582.622637574873" calcext:value-type="float">
            <text:p>582,623</text:p>
          </table:table-cell>
          <table:table-cell table:formula="of:=[.$C$11]-(1/([.E276]+[.$C$12]))*[.$C$13]" office:value-type="float" office:value="385.633802816901" calcext:value-type="float">
            <text:p>385,63380</text:p>
          </table:table-cell>
          <table:table-cell table:formula="of:=[.$C$11]-[.H276]" office:value-type="float" office:value="19.3661971830986" calcext:value-type="float">
            <text:p>19,3661971830986</text:p>
          </table:table-cell>
          <table:table-cell table:formula="of:=(1/[.I276])*[.$C$13]" office:value-type="float" office:value="284" calcext:value-type="float">
            <text:p>284</text:p>
          </table:table-cell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formula="of:=1/([.E277]/1000)" office:value-type="float" office:value="3.6231884057971" calcext:value-type="float">
            <text:p>3,623</text:p>
          </table:table-cell>
          <table:table-cell table:formula="of:=[.$C$7]*[.F277]" office:value-type="float" office:value="580.511685989456" calcext:value-type="float">
            <text:p>580,512</text:p>
          </table:table-cell>
          <table:table-cell table:formula="of:=[.$C$11]-(1/([.E277]+[.$C$12]))*[.$C$13]" office:value-type="float" office:value="385.701754385965" calcext:value-type="float">
            <text:p>385,70175</text:p>
          </table:table-cell>
          <table:table-cell table:formula="of:=[.$C$11]-[.H277]" office:value-type="float" office:value="19.2982456140351" calcext:value-type="float">
            <text:p>19,2982456140351</text:p>
          </table:table-cell>
          <table:table-cell table:formula="of:=(1/[.I277])*[.$C$13]" office:value-type="float" office:value="285" calcext:value-type="float">
            <text:p>285</text:p>
          </table:table-cell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formula="of:=1/([.E278]/1000)" office:value-type="float" office:value="3.6101083032491" calcext:value-type="float">
            <text:p>3,610</text:p>
          </table:table-cell>
          <table:table-cell table:formula="of:=[.$C$7]*[.F278]" office:value-type="float" office:value="578.415975931733" calcext:value-type="float">
            <text:p>578,416</text:p>
          </table:table-cell>
          <table:table-cell table:formula="of:=[.$C$11]-(1/([.E278]+[.$C$12]))*[.$C$13]" office:value-type="float" office:value="385.769230769231" calcext:value-type="float">
            <text:p>385,76923</text:p>
          </table:table-cell>
          <table:table-cell table:formula="of:=[.$C$11]-[.H278]" office:value-type="float" office:value="19.2307692307692" calcext:value-type="float">
            <text:p>19,2307692307692</text:p>
          </table:table-cell>
          <table:table-cell table:formula="of:=(1/[.I278])*[.$C$13]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table:formula="of:=1/([.E279]/1000)" office:value-type="float" office:value="3.59712230215827" calcext:value-type="float">
            <text:p>3,597</text:p>
          </table:table-cell>
          <table:table-cell table:formula="of:=[.$C$7]*[.F279]" office:value-type="float" office:value="576.335342924784" calcext:value-type="float">
            <text:p>576,335</text:p>
          </table:table-cell>
          <table:table-cell table:formula="of:=[.$C$11]-(1/([.E279]+[.$C$12]))*[.$C$13]" office:value-type="float" office:value="385.836236933798" calcext:value-type="float">
            <text:p>385,83624</text:p>
          </table:table-cell>
          <table:table-cell table:formula="of:=[.$C$11]-[.H279]" office:value-type="float" office:value="19.1637630662021" calcext:value-type="float">
            <text:p>19,1637630662021</text:p>
          </table:table-cell>
          <table:table-cell table:formula="of:=(1/[.I279])*[.$C$13]" office:value-type="float" office:value="287" calcext:value-type="float">
            <text:p>287</text:p>
          </table:table-cell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formula="of:=1/([.E280]/1000)" office:value-type="float" office:value="3.584229390681" calcext:value-type="float">
            <text:p>3,584</text:p>
          </table:table-cell>
          <table:table-cell table:formula="of:=[.$C$7]*[.F280]" office:value-type="float" office:value="574.269624849785" calcext:value-type="float">
            <text:p>574,270</text:p>
          </table:table-cell>
          <table:table-cell table:formula="of:=[.$C$11]-(1/([.E280]+[.$C$12]))*[.$C$13]" office:value-type="float" office:value="385.902777777778" calcext:value-type="float">
            <text:p>385,90278</text:p>
          </table:table-cell>
          <table:table-cell table:formula="of:=[.$C$11]-[.H280]" office:value-type="float" office:value="19.0972222222222" calcext:value-type="float">
            <text:p>19,0972222222222</text:p>
          </table:table-cell>
          <table:table-cell table:formula="of:=(1/[.I280])*[.$C$13]" office:value-type="float" office:value="288" calcext:value-type="float">
            <text:p>28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1/([.E281]/1000)" office:value-type="float" office:value="3.57142857142857" calcext:value-type="float">
            <text:p>3,571</text:p>
          </table:table-cell>
          <table:table-cell table:formula="of:=[.$C$7]*[.F281]" office:value-type="float" office:value="572.218661903893" calcext:value-type="float">
            <text:p>572,219</text:p>
          </table:table-cell>
          <table:table-cell table:formula="of:=[.$C$11]-(1/([.E281]+[.$C$12]))*[.$C$13]" office:value-type="float" office:value="385.968858131488" calcext:value-type="float">
            <text:p>385,96886</text:p>
          </table:table-cell>
          <table:table-cell table:formula="of:=[.$C$11]-[.H281]" office:value-type="float" office:value="19.0311418685121" calcext:value-type="float">
            <text:p>19,0311418685121</text:p>
          </table:table-cell>
          <table:table-cell table:formula="of:=(1/[.I281])*[.$C$13]" office:value-type="float" office:value="289" calcext:value-type="float">
            <text:p>289</text:p>
          </table:table-cell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formula="of:=1/([.E282]/1000)" office:value-type="float" office:value="3.55871886120996" calcext:value-type="float">
            <text:p>3,559</text:p>
          </table:table-cell>
          <table:table-cell table:formula="of:=[.$C$7]*[.F282]" office:value-type="float" office:value="570.182296559039" calcext:value-type="float">
            <text:p>570,182</text:p>
          </table:table-cell>
          <table:table-cell table:formula="of:=[.$C$11]-(1/([.E282]+[.$C$12]))*[.$C$13]" office:value-type="float" office:value="386.034482758621" calcext:value-type="float">
            <text:p>386,03448</text:p>
          </table:table-cell>
          <table:table-cell table:formula="of:=[.$C$11]-[.H282]" office:value-type="float" office:value="18.9655172413793" calcext:value-type="float">
            <text:p>18,9655172413793</text:p>
          </table:table-cell>
          <table:table-cell table:formula="of:=(1/[.I282])*[.$C$13]" office:value-type="float" office:value="290" calcext:value-type="float">
            <text:p>290</text:p>
          </table:table-cell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table:formula="of:=1/([.E283]/1000)" office:value-type="float" office:value="3.54609929078014" calcext:value-type="float">
            <text:p>3,546</text:p>
          </table:table-cell>
          <table:table-cell table:formula="of:=[.$C$7]*[.F283]" office:value-type="float" office:value="568.160373521596" calcext:value-type="float">
            <text:p>568,160</text:p>
          </table:table-cell>
          <table:table-cell table:formula="of:=[.$C$11]-(1/([.E283]+[.$C$12]))*[.$C$13]" office:value-type="float" office:value="386.099656357388" calcext:value-type="float">
            <text:p>386,09966</text:p>
          </table:table-cell>
          <table:table-cell table:formula="of:=[.$C$11]-[.H283]" office:value-type="float" office:value="18.9003436426117" calcext:value-type="float">
            <text:p>18,9003436426117</text:p>
          </table:table-cell>
          <table:table-cell table:formula="of:=(1/[.I283])*[.$C$13]" office:value-type="float" office:value="291" calcext:value-type="float">
            <text:p>291</text:p>
          </table:table-cell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formula="of:=1/([.E284]/1000)" office:value-type="float" office:value="3.53356890459364" calcext:value-type="float">
            <text:p>3,534</text:p>
          </table:table-cell>
          <table:table-cell table:formula="of:=[.$C$7]*[.F284]" office:value-type="float" office:value="566.152739692898" calcext:value-type="float">
            <text:p>566,153</text:p>
          </table:table-cell>
          <table:table-cell table:formula="of:=[.$C$11]-(1/([.E284]+[.$C$12]))*[.$C$13]" office:value-type="float" office:value="386.164383561644" calcext:value-type="float">
            <text:p>386,16438</text:p>
          </table:table-cell>
          <table:table-cell table:formula="of:=[.$C$11]-[.H284]" office:value-type="float" office:value="18.8356164383562" calcext:value-type="float">
            <text:p>18,8356164383562</text:p>
          </table:table-cell>
          <table:table-cell table:formula="of:=(1/[.I284])*[.$C$13]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table:formula="of:=1/([.E285]/1000)" office:value-type="float" office:value="3.52112676056338" calcext:value-type="float">
            <text:p>3,521</text:p>
          </table:table-cell>
          <table:table-cell table:formula="of:=[.$C$7]*[.F285]" office:value-type="float" office:value="564.159244130599" calcext:value-type="float">
            <text:p>564,159</text:p>
          </table:table-cell>
          <table:table-cell table:formula="of:=[.$C$11]-(1/([.E285]+[.$C$12]))*[.$C$13]" office:value-type="float" office:value="386.22866894198" calcext:value-type="float">
            <text:p>386,22867</text:p>
          </table:table-cell>
          <table:table-cell table:formula="of:=[.$C$11]-[.H285]" office:value-type="float" office:value="18.7713310580205" calcext:value-type="float">
            <text:p>18,7713310580205</text:p>
          </table:table-cell>
          <table:table-cell table:formula="of:=(1/[.I285])*[.$C$13]" office:value-type="float" office:value="293" calcext:value-type="float">
            <text:p>293</text:p>
          </table:table-cell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table:formula="of:=1/([.E286]/1000)" office:value-type="float" office:value="3.50877192982456" calcext:value-type="float">
            <text:p>3,509</text:p>
          </table:table-cell>
          <table:table-cell table:formula="of:=[.$C$7]*[.F286]" office:value-type="float" office:value="562.179738010842" calcext:value-type="float">
            <text:p>562,180</text:p>
          </table:table-cell>
          <table:table-cell table:formula="of:=[.$C$11]-(1/([.E286]+[.$C$12]))*[.$C$13]" office:value-type="float" office:value="386.292517006803" calcext:value-type="float">
            <text:p>386,29252</text:p>
          </table:table-cell>
          <table:table-cell table:formula="of:=[.$C$11]-[.H286]" office:value-type="float" office:value="18.7074829931973" calcext:value-type="float">
            <text:p>18,7074829931973</text:p>
          </table:table-cell>
          <table:table-cell table:formula="of:=(1/[.I286])*[.$C$13]" office:value-type="float" office:value="294" calcext:value-type="float">
            <text:p>294</text:p>
          </table:table-cell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formula="of:=1/([.E287]/1000)" office:value-type="float" office:value="3.4965034965035" calcext:value-type="float">
            <text:p>3,497</text:p>
          </table:table-cell>
          <table:table-cell table:formula="of:=[.$C$7]*[.F287]" office:value-type="float" office:value="560.214074591224" calcext:value-type="float">
            <text:p>560,214</text:p>
          </table:table-cell>
          <table:table-cell table:formula="of:=[.$C$11]-(1/([.E287]+[.$C$12]))*[.$C$13]" office:value-type="float" office:value="386.35593220339" calcext:value-type="float">
            <text:p>386,35593</text:p>
          </table:table-cell>
          <table:table-cell table:formula="of:=[.$C$11]-[.H287]" office:value-type="float" office:value="18.6440677966102" calcext:value-type="float">
            <text:p>18,6440677966102</text:p>
          </table:table-cell>
          <table:table-cell table:formula="of:=(1/[.I287])*[.$C$13]" office:value-type="float" office:value="295" calcext:value-type="float">
            <text:p>295</text:p>
          </table:table-cell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formula="of:=1/([.E288]/1000)" office:value-type="float" office:value="3.48432055749129" calcext:value-type="float">
            <text:p>3,484</text:p>
          </table:table-cell>
          <table:table-cell table:formula="of:=[.$C$7]*[.F288]" office:value-type="float" office:value="558.26210917453" calcext:value-type="float">
            <text:p>558,262</text:p>
          </table:table-cell>
          <table:table-cell table:formula="of:=[.$C$11]-(1/([.E288]+[.$C$12]))*[.$C$13]" office:value-type="float" office:value="386.418918918919" calcext:value-type="float">
            <text:p>386,41892</text:p>
          </table:table-cell>
          <table:table-cell table:formula="of:=[.$C$11]-[.H288]" office:value-type="float" office:value="18.5810810810811" calcext:value-type="float">
            <text:p>18,5810810810811</text:p>
          </table:table-cell>
          <table:table-cell table:formula="of:=(1/[.I288])*[.$C$13]" office:value-type="float" office:value="296" calcext:value-type="float">
            <text:p>296</text:p>
          </table:table-cell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formula="of:=1/([.E289]/1000)" office:value-type="float" office:value="3.47222222222222" calcext:value-type="float">
            <text:p>3,472</text:p>
          </table:table-cell>
          <table:table-cell table:formula="of:=[.$C$7]*[.F289]" office:value-type="float" office:value="556.323699073229" calcext:value-type="float">
            <text:p>556,324</text:p>
          </table:table-cell>
          <table:table-cell table:formula="of:=[.$C$11]-(1/([.E289]+[.$C$12]))*[.$C$13]" office:value-type="float" office:value="386.481481481481" calcext:value-type="float">
            <text:p>386,48148</text:p>
          </table:table-cell>
          <table:table-cell table:formula="of:=[.$C$11]-[.H289]" office:value-type="float" office:value="18.5185185185185" calcext:value-type="float">
            <text:p>18,5185185185185</text:p>
          </table:table-cell>
          <table:table-cell table:formula="of:=(1/[.I289])*[.$C$13]" office:value-type="float" office:value="297" calcext:value-type="float">
            <text:p>297</text:p>
          </table:table-cell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table:formula="of:=1/([.E290]/1000)" office:value-type="float" office:value="3.46020761245675" calcext:value-type="float">
            <text:p>3,460</text:p>
          </table:table-cell>
          <table:table-cell table:formula="of:=[.$C$7]*[.F290]" office:value-type="float" office:value="554.398703574706" calcext:value-type="float">
            <text:p>554,399</text:p>
          </table:table-cell>
          <table:table-cell table:formula="of:=[.$C$11]-(1/([.E290]+[.$C$12]))*[.$C$13]" office:value-type="float" office:value="386.543624161074" calcext:value-type="float">
            <text:p>386,54362</text:p>
          </table:table-cell>
          <table:table-cell table:formula="of:=[.$C$11]-[.H290]" office:value-type="float" office:value="18.4563758389262" calcext:value-type="float">
            <text:p>18,4563758389262</text:p>
          </table:table-cell>
          <table:table-cell table:formula="of:=(1/[.I290])*[.$C$13]" office:value-type="float" office:value="298" calcext:value-type="float">
            <text:p>298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1/([.E291]/1000)" office:value-type="float" office:value="3.44827586206897" calcext:value-type="float">
            <text:p>3,448</text:p>
          </table:table-cell>
          <table:table-cell table:formula="of:=[.$C$7]*[.F291]" office:value-type="float" office:value="552.486983907207" calcext:value-type="float">
            <text:p>552,487</text:p>
          </table:table-cell>
          <table:table-cell table:formula="of:=[.$C$11]-(1/([.E291]+[.$C$12]))*[.$C$13]" office:value-type="float" office:value="386.605351170569" calcext:value-type="float">
            <text:p>386,60535</text:p>
          </table:table-cell>
          <table:table-cell table:formula="of:=[.$C$11]-[.H291]" office:value-type="float" office:value="18.3946488294314" calcext:value-type="float">
            <text:p>18,3946488294314</text:p>
          </table:table-cell>
          <table:table-cell table:formula="of:=(1/[.I291])*[.$C$13]" office:value-type="float" office:value="299" calcext:value-type="float">
            <text:p>299</text:p>
          </table:table-cell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formula="of:=1/([.E292]/1000)" office:value-type="float" office:value="3.43642611683849" calcext:value-type="float">
            <text:p>3,436</text:p>
          </table:table-cell>
          <table:table-cell table:formula="of:=[.$C$7]*[.F292]" office:value-type="float" office:value="550.588403206495" calcext:value-type="float">
            <text:p>550,588</text:p>
          </table:table-cell>
          <table:table-cell table:formula="of:=[.$C$11]-(1/([.E292]+[.$C$12]))*[.$C$13]" office:value-type="float" office:value="386.666666666667" calcext:value-type="float">
            <text:p>386,66667</text:p>
          </table:table-cell>
          <table:table-cell table:formula="of:=[.$C$11]-[.H292]" office:value-type="float" office:value="18.3333333333333" calcext:value-type="float">
            <text:p>18,3333333333333</text:p>
          </table:table-cell>
          <table:table-cell table:formula="of:=(1/[.I292])*[.$C$13]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table:formula="of:=1/([.E293]/1000)" office:value-type="float" office:value="3.42465753424658" calcext:value-type="float">
            <text:p>3,425</text:p>
          </table:table-cell>
          <table:table-cell table:formula="of:=[.$C$7]*[.F293]" office:value-type="float" office:value="548.702826483185" calcext:value-type="float">
            <text:p>548,703</text:p>
          </table:table-cell>
          <table:table-cell table:formula="of:=[.$C$11]-(1/([.E293]+[.$C$12]))*[.$C$13]" office:value-type="float" office:value="386.727574750831" calcext:value-type="float">
            <text:p>386,72757</text:p>
          </table:table-cell>
          <table:table-cell table:formula="of:=[.$C$11]-[.H293]" office:value-type="float" office:value="18.2724252491694" calcext:value-type="float">
            <text:p>18,2724252491694</text:p>
          </table:table-cell>
          <table:table-cell table:formula="of:=(1/[.I293])*[.$C$13]" office:value-type="float" office:value="301" calcext:value-type="float">
            <text:p>301</text:p>
          </table:table-cell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formula="of:=1/([.E294]/1000)" office:value-type="float" office:value="3.41296928327645" calcext:value-type="float">
            <text:p>3,413</text:p>
          </table:table-cell>
          <table:table-cell table:formula="of:=[.$C$7]*[.F294]" office:value-type="float" office:value="546.830120590751" calcext:value-type="float">
            <text:p>546,830</text:p>
          </table:table-cell>
          <table:table-cell table:formula="of:=[.$C$11]-(1/([.E294]+[.$C$12]))*[.$C$13]" office:value-type="float" office:value="386.788079470199" calcext:value-type="float">
            <text:p>386,78808</text:p>
          </table:table-cell>
          <table:table-cell table:formula="of:=[.$C$11]-[.H294]" office:value-type="float" office:value="18.2119205298013" calcext:value-type="float">
            <text:p>18,2119205298013</text:p>
          </table:table-cell>
          <table:table-cell table:formula="of:=(1/[.I294])*[.$C$13]" office:value-type="float" office:value="302" calcext:value-type="float">
            <text:p>302</text:p>
          </table:table-cell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table:formula="of:=1/([.E295]/1000)" office:value-type="float" office:value="3.40136054421769" calcext:value-type="float">
            <text:p>3,401</text:p>
          </table:table-cell>
          <table:table-cell table:formula="of:=[.$C$7]*[.F295]" office:value-type="float" office:value="544.970154194184" calcext:value-type="float">
            <text:p>544,970</text:p>
          </table:table-cell>
          <table:table-cell table:formula="of:=[.$C$11]-(1/([.E295]+[.$C$12]))*[.$C$13]" office:value-type="float" office:value="386.848184818482" calcext:value-type="float">
            <text:p>386,84818</text:p>
          </table:table-cell>
          <table:table-cell table:formula="of:=[.$C$11]-[.H295]" office:value-type="float" office:value="18.1518151815181" calcext:value-type="float">
            <text:p>18,1518151815181</text:p>
          </table:table-cell>
          <table:table-cell table:formula="of:=(1/[.I295])*[.$C$13]" office:value-type="float" office:value="303" calcext:value-type="float">
            <text:p>303</text:p>
          </table:table-cell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formula="of:=1/([.E296]/1000)" office:value-type="float" office:value="3.38983050847458" calcext:value-type="float">
            <text:p>3,390</text:p>
          </table:table-cell>
          <table:table-cell table:formula="of:=[.$C$7]*[.F296]" office:value-type="float" office:value="543.122797739288" calcext:value-type="float">
            <text:p>543,123</text:p>
          </table:table-cell>
          <table:table-cell table:formula="of:=[.$C$11]-(1/([.E296]+[.$C$12]))*[.$C$13]" office:value-type="float" office:value="386.907894736842" calcext:value-type="float">
            <text:p>386,90789</text:p>
          </table:table-cell>
          <table:table-cell table:formula="of:=[.$C$11]-[.H296]" office:value-type="float" office:value="18.0921052631579" calcext:value-type="float">
            <text:p>18,0921052631579</text:p>
          </table:table-cell>
          <table:table-cell table:formula="of:=(1/[.I296])*[.$C$13]" office:value-type="float" office:value="304" calcext:value-type="float">
            <text:p>304</text:p>
          </table:table-cell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table:formula="of:=1/([.E297]/1000)" office:value-type="float" office:value="3.37837837837838" calcext:value-type="float">
            <text:p>3,378</text:p>
          </table:table-cell>
          <table:table-cell table:formula="of:=[.$C$7]*[.F297]" office:value-type="float" office:value="541.287923422601" calcext:value-type="float">
            <text:p>541,288</text:p>
          </table:table-cell>
          <table:table-cell table:formula="of:=[.$C$11]-(1/([.E297]+[.$C$12]))*[.$C$13]" office:value-type="float" office:value="386.967213114754" calcext:value-type="float">
            <text:p>386,96721</text:p>
          </table:table-cell>
          <table:table-cell table:formula="of:=[.$C$11]-[.H297]" office:value-type="float" office:value="18.0327868852459" calcext:value-type="float">
            <text:p>18,0327868852459</text:p>
          </table:table-cell>
          <table:table-cell table:formula="of:=(1/[.I297])*[.$C$13]" office:value-type="float" office:value="305" calcext:value-type="float">
            <text:p>305</text:p>
          </table:table-cell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formula="of:=1/([.E298]/1000)" office:value-type="float" office:value="3.36700336700337" calcext:value-type="float">
            <text:p>3,367</text:p>
          </table:table-cell>
          <table:table-cell table:formula="of:=[.$C$7]*[.F298]" office:value-type="float" office:value="539.465405161919" calcext:value-type="float">
            <text:p>539,465</text:p>
          </table:table-cell>
          <table:table-cell table:formula="of:=[.$C$11]-(1/([.E298]+[.$C$12]))*[.$C$13]" office:value-type="float" office:value="387.02614379085" calcext:value-type="float">
            <text:p>387,02614</text:p>
          </table:table-cell>
          <table:table-cell table:formula="of:=[.$C$11]-[.H298]" office:value-type="float" office:value="17.9738562091503" calcext:value-type="float">
            <text:p>17,9738562091503</text:p>
          </table:table-cell>
          <table:table-cell table:formula="of:=(1/[.I298])*[.$C$13]" office:value-type="float" office:value="306" calcext:value-type="float">
            <text:p>306</text:p>
          </table:table-cell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table:formula="of:=1/([.E299]/1000)" office:value-type="float" office:value="3.35570469798658" calcext:value-type="float">
            <text:p>3,356</text:p>
          </table:table-cell>
          <table:table-cell table:formula="of:=[.$C$7]*[.F299]" office:value-type="float" office:value="537.655118567416" calcext:value-type="float">
            <text:p>537,655</text:p>
          </table:table-cell>
          <table:table-cell table:formula="of:=[.$C$11]-(1/([.E299]+[.$C$12]))*[.$C$13]" office:value-type="float" office:value="387.084690553746" calcext:value-type="float">
            <text:p>387,08469</text:p>
          </table:table-cell>
          <table:table-cell table:formula="of:=[.$C$11]-[.H299]" office:value-type="float" office:value="17.9153094462541" calcext:value-type="float">
            <text:p>17,9153094462541</text:p>
          </table:table-cell>
          <table:table-cell table:formula="of:=(1/[.I299])*[.$C$13]" office:value-type="float" office:value="307" calcext:value-type="float">
            <text:p>307</text:p>
          </table:table-cell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formula="of:=1/([.E300]/1000)" office:value-type="float" office:value="3.34448160535117" calcext:value-type="float">
            <text:p>3,344</text:p>
          </table:table-cell>
          <table:table-cell table:formula="of:=[.$C$7]*[.F300]" office:value-type="float" office:value="535.856940913344" calcext:value-type="float">
            <text:p>535,857</text:p>
          </table:table-cell>
          <table:table-cell table:formula="of:=[.$C$11]-(1/([.E300]+[.$C$12]))*[.$C$13]" office:value-type="float" office:value="387.142857142857" calcext:value-type="float">
            <text:p>387,14286</text:p>
          </table:table-cell>
          <table:table-cell table:formula="of:=[.$C$11]-[.H300]" office:value-type="float" office:value="17.8571428571428" calcext:value-type="float">
            <text:p>17,8571428571428</text:p>
          </table:table-cell>
          <table:table-cell table:formula="of:=(1/[.I300])*[.$C$13]" office:value-type="float" office:value="308" calcext:value-type="float">
            <text:p>308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1/([.E301]/1000)" office:value-type="float" office:value="3.33333333333333" calcext:value-type="float">
            <text:p>3,333</text:p>
          </table:table-cell>
          <table:table-cell table:formula="of:=[.$C$7]*[.F301]" office:value-type="float" office:value="534.0707511103" calcext:value-type="float">
            <text:p>534,071</text:p>
          </table:table-cell>
          <table:table-cell table:formula="of:=[.$C$11]-(1/([.E301]+[.$C$12]))*[.$C$13]" office:value-type="float" office:value="387.200647249191" calcext:value-type="float">
            <text:p>387,20065</text:p>
          </table:table-cell>
          <table:table-cell table:formula="of:=[.$C$11]-[.H301]" office:value-type="float" office:value="17.7993527508091" calcext:value-type="float">
            <text:p>17,7993527508091</text:p>
          </table:table-cell>
          <table:table-cell table:formula="of:=(1/[.I301])*[.$C$13]" office:value-type="float" office:value="309" calcext:value-type="float">
            <text:p>309</text:p>
          </table:table-cell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formula="of:=1/([.E302]/1000)" office:value-type="float" office:value="3.32225913621262" calcext:value-type="float">
            <text:p>3,322</text:p>
          </table:table-cell>
          <table:table-cell table:formula="of:=[.$C$7]*[.F302]" office:value-type="float" office:value="532.29642967804" calcext:value-type="float">
            <text:p>532,296</text:p>
          </table:table-cell>
          <table:table-cell table:formula="of:=[.$C$11]-(1/([.E302]+[.$C$12]))*[.$C$13]" office:value-type="float" office:value="387.258064516129" calcext:value-type="float">
            <text:p>387,25806</text:p>
          </table:table-cell>
          <table:table-cell table:formula="of:=[.$C$11]-[.H302]" office:value-type="float" office:value="17.741935483871" calcext:value-type="float">
            <text:p>17,741935483871</text:p>
          </table:table-cell>
          <table:table-cell table:formula="of:=(1/[.I302])*[.$C$13]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formula="of:=1/([.E303]/1000)" office:value-type="float" office:value="3.3112582781457" calcext:value-type="float">
            <text:p>3,311</text:p>
          </table:table-cell>
          <table:table-cell table:formula="of:=[.$C$7]*[.F303]" office:value-type="float" office:value="530.533858718841" calcext:value-type="float">
            <text:p>530,534</text:p>
          </table:table-cell>
          <table:table-cell table:formula="of:=[.$C$11]-(1/([.E303]+[.$C$12]))*[.$C$13]" office:value-type="float" office:value="387.315112540193" calcext:value-type="float">
            <text:p>387,31511</text:p>
          </table:table-cell>
          <table:table-cell table:formula="of:=[.$C$11]-[.H303]" office:value-type="float" office:value="17.6848874598071" calcext:value-type="float">
            <text:p>17,6848874598071</text:p>
          </table:table-cell>
          <table:table-cell table:formula="of:=(1/[.I303])*[.$C$13]" office:value-type="float" office:value="311" calcext:value-type="float">
            <text:p>311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1/([.E304]/1000)" office:value-type="float" office:value="3.3003300330033" calcext:value-type="float">
            <text:p>3,300</text:p>
          </table:table-cell>
          <table:table-cell table:formula="of:=[.$C$7]*[.F304]" office:value-type="float" office:value="528.782921891386" calcext:value-type="float">
            <text:p>528,783</text:p>
          </table:table-cell>
          <table:table-cell table:formula="of:=[.$C$11]-(1/([.E304]+[.$C$12]))*[.$C$13]" office:value-type="float" office:value="387.371794871795" calcext:value-type="float">
            <text:p>387,37179</text:p>
          </table:table-cell>
          <table:table-cell table:formula="of:=[.$C$11]-[.H304]" office:value-type="float" office:value="17.6282051282051" calcext:value-type="float">
            <text:p>17,6282051282051</text:p>
          </table:table-cell>
          <table:table-cell table:formula="of:=(1/[.I304])*[.$C$13]" office:value-type="float" office:value="312" calcext:value-type="float">
            <text:p>312</text:p>
          </table:table-cell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formula="of:=1/([.E305]/1000)" office:value-type="float" office:value="3.28947368421053" calcext:value-type="float">
            <text:p>3,289</text:p>
          </table:table-cell>
          <table:table-cell table:formula="of:=[.$C$7]*[.F305]" office:value-type="float" office:value="527.043504385165" calcext:value-type="float">
            <text:p>527,044</text:p>
          </table:table-cell>
          <table:table-cell table:formula="of:=[.$C$11]-(1/([.E305]+[.$C$12]))*[.$C$13]" office:value-type="float" office:value="387.428115015974" calcext:value-type="float">
            <text:p>387,42812</text:p>
          </table:table-cell>
          <table:table-cell table:formula="of:=[.$C$11]-[.H305]" office:value-type="float" office:value="17.5718849840256" calcext:value-type="float">
            <text:p>17,5718849840256</text:p>
          </table:table-cell>
          <table:table-cell table:formula="of:=(1/[.I305])*[.$C$13]" office:value-type="float" office:value="312.999999999999" calcext:value-type="float">
            <text:p>312,999999999999</text:p>
          </table:table-cell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formula="of:=1/([.E306]/1000)" office:value-type="float" office:value="3.27868852459016" calcext:value-type="float">
            <text:p>3,279</text:p>
          </table:table-cell>
          <table:table-cell table:formula="of:=[.$C$7]*[.F306]" office:value-type="float" office:value="525.315492895377" calcext:value-type="float">
            <text:p>525,315</text:p>
          </table:table-cell>
          <table:table-cell table:formula="of:=[.$C$11]-(1/([.E306]+[.$C$12]))*[.$C$13]" office:value-type="float" office:value="387.484076433121" calcext:value-type="float">
            <text:p>387,48408</text:p>
          </table:table-cell>
          <table:table-cell table:formula="of:=[.$C$11]-[.H306]" office:value-type="float" office:value="17.515923566879" calcext:value-type="float">
            <text:p>17,515923566879</text:p>
          </table:table-cell>
          <table:table-cell table:formula="of:=(1/[.I306])*[.$C$13]" office:value-type="float" office:value="314" calcext:value-type="float">
            <text:p>314</text:p>
          </table:table-cell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formula="of:=1/([.E307]/1000)" office:value-type="float" office:value="3.26797385620915" calcext:value-type="float">
            <text:p>3,268</text:p>
          </table:table-cell>
          <table:table-cell table:formula="of:=[.$C$7]*[.F307]" office:value-type="float" office:value="523.598775598333" calcext:value-type="float">
            <text:p>523,599</text:p>
          </table:table-cell>
          <table:table-cell table:formula="of:=[.$C$11]-(1/([.E307]+[.$C$12]))*[.$C$13]" office:value-type="float" office:value="387.539682539683" calcext:value-type="float">
            <text:p>387,53968</text:p>
          </table:table-cell>
          <table:table-cell table:formula="of:=[.$C$11]-[.H307]" office:value-type="float" office:value="17.4603174603175" calcext:value-type="float">
            <text:p>17,4603174603175</text:p>
          </table:table-cell>
          <table:table-cell table:formula="of:=(1/[.I307])*[.$C$13]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formula="of:=1/([.E308]/1000)" office:value-type="float" office:value="3.25732899022801" calcext:value-type="float">
            <text:p>3,257</text:p>
          </table:table-cell>
          <table:table-cell table:formula="of:=[.$C$7]*[.F308]" office:value-type="float" office:value="521.893242127329" calcext:value-type="float">
            <text:p>521,893</text:p>
          </table:table-cell>
          <table:table-cell table:formula="of:=[.$C$11]-(1/([.E308]+[.$C$12]))*[.$C$13]" office:value-type="float" office:value="387.594936708861" calcext:value-type="float">
            <text:p>387,59494</text:p>
          </table:table-cell>
          <table:table-cell table:formula="of:=[.$C$11]-[.H308]" office:value-type="float" office:value="17.4050632911392" calcext:value-type="float">
            <text:p>17,4050632911392</text:p>
          </table:table-cell>
          <table:table-cell table:formula="of:=(1/[.I308])*[.$C$13]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formula="of:=1/([.E309]/1000)" office:value-type="float" office:value="3.24675324675325" calcext:value-type="float">
            <text:p>3,247</text:p>
          </table:table-cell>
          <table:table-cell table:formula="of:=[.$C$7]*[.F309]" office:value-type="float" office:value="520.198783548993" calcext:value-type="float">
            <text:p>520,199</text:p>
          </table:table-cell>
          <table:table-cell table:formula="of:=[.$C$11]-(1/([.E309]+[.$C$12]))*[.$C$13]" office:value-type="float" office:value="387.649842271293" calcext:value-type="float">
            <text:p>387,64984</text:p>
          </table:table-cell>
          <table:table-cell table:formula="of:=[.$C$11]-[.H309]" office:value-type="float" office:value="17.3501577287066" calcext:value-type="float">
            <text:p>17,3501577287066</text:p>
          </table:table-cell>
          <table:table-cell table:formula="of:=(1/[.I309])*[.$C$13]" office:value-type="float" office:value="317" calcext:value-type="float">
            <text:p>317</text:p>
          </table:table-cell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formula="of:=1/([.E310]/1000)" office:value-type="float" office:value="3.23624595469256" calcext:value-type="float">
            <text:p>3,236</text:p>
          </table:table-cell>
          <table:table-cell table:formula="of:=[.$C$7]*[.F310]" office:value-type="float" office:value="518.515292340097" calcext:value-type="float">
            <text:p>518,515</text:p>
          </table:table-cell>
          <table:table-cell table:formula="of:=[.$C$11]-(1/([.E310]+[.$C$12]))*[.$C$13]" office:value-type="float" office:value="387.704402515723" calcext:value-type="float">
            <text:p>387,70440</text:p>
          </table:table-cell>
          <table:table-cell table:formula="of:=[.$C$11]-[.H310]" office:value-type="float" office:value="17.2955974842768" calcext:value-type="float">
            <text:p>17,2955974842768</text:p>
          </table:table-cell>
          <table:table-cell table:formula="of:=(1/[.I310])*[.$C$13]" office:value-type="float" office:value="318" calcext:value-type="float">
            <text:p>318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1/([.E311]/1000)" office:value-type="float" office:value="3.2258064516129" calcext:value-type="float">
            <text:p>3,226</text:p>
          </table:table-cell>
          <table:table-cell table:formula="of:=[.$C$7]*[.F311]" office:value-type="float" office:value="516.842662364806" calcext:value-type="float">
            <text:p>516,843</text:p>
          </table:table-cell>
          <table:table-cell table:formula="of:=[.$C$11]-(1/([.E311]+[.$C$12]))*[.$C$13]" office:value-type="float" office:value="387.758620689655" calcext:value-type="float">
            <text:p>387,75862</text:p>
          </table:table-cell>
          <table:table-cell table:formula="of:=[.$C$11]-[.H311]" office:value-type="float" office:value="17.2413793103448" calcext:value-type="float">
            <text:p>17,2413793103448</text:p>
          </table:table-cell>
          <table:table-cell table:formula="of:=(1/[.I311])*[.$C$13]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formula="of:=1/([.E312]/1000)" office:value-type="float" office:value="3.21543408360129" calcext:value-type="float">
            <text:p>3,215</text:p>
          </table:table-cell>
          <table:table-cell table:formula="of:=[.$C$7]*[.F312]" office:value-type="float" office:value="515.180788852379" calcext:value-type="float">
            <text:p>515,181</text:p>
          </table:table-cell>
          <table:table-cell table:formula="of:=[.$C$11]-(1/([.E312]+[.$C$12]))*[.$C$13]" office:value-type="float" office:value="387.8125" calcext:value-type="float">
            <text:p>387,81250</text:p>
          </table:table-cell>
          <table:table-cell table:formula="of:=[.$C$11]-[.H312]" office:value-type="float" office:value="17.1875" calcext:value-type="float">
            <text:p>17,1875</text:p>
          </table:table-cell>
          <table:table-cell table:formula="of:=(1/[.I312])*[.$C$13]"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formula="of:=1/([.E313]/1000)" office:value-type="float" office:value="3.20512820512821" calcext:value-type="float">
            <text:p>3,205</text:p>
          </table:table-cell>
          <table:table-cell table:formula="of:=[.$C$7]*[.F313]" office:value-type="float" office:value="513.529568375289" calcext:value-type="float">
            <text:p>513,530</text:p>
          </table:table-cell>
          <table:table-cell table:formula="of:=[.$C$11]-(1/([.E313]+[.$C$12]))*[.$C$13]" office:value-type="float" office:value="387.866043613707" calcext:value-type="float">
            <text:p>387,86604</text:p>
          </table:table-cell>
          <table:table-cell table:formula="of:=[.$C$11]-[.H313]" office:value-type="float" office:value="17.1339563862928" calcext:value-type="float">
            <text:p>17,1339563862928</text:p>
          </table:table-cell>
          <table:table-cell table:formula="of:=(1/[.I313])*[.$C$13]" office:value-type="float" office:value="321" calcext:value-type="float">
            <text:p>321</text:p>
          </table:table-cell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formula="of:=1/([.E314]/1000)" office:value-type="float" office:value="3.19488817891374" calcext:value-type="float">
            <text:p>3,195</text:p>
          </table:table-cell>
          <table:table-cell table:formula="of:=[.$C$7]*[.F314]" office:value-type="float" office:value="511.888898827764" calcext:value-type="float">
            <text:p>511,889</text:p>
          </table:table-cell>
          <table:table-cell table:formula="of:=[.$C$11]-(1/([.E314]+[.$C$12]))*[.$C$13]" office:value-type="float" office:value="387.919254658385" calcext:value-type="float">
            <text:p>387,91925</text:p>
          </table:table-cell>
          <table:table-cell table:formula="of:=[.$C$11]-[.H314]" office:value-type="float" office:value="17.0807453416149" calcext:value-type="float">
            <text:p>17,0807453416149</text:p>
          </table:table-cell>
          <table:table-cell table:formula="of:=(1/[.I314])*[.$C$13]" office:value-type="float" office:value="322" calcext:value-type="float">
            <text:p>322</text:p>
          </table:table-cell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formula="of:=1/([.E315]/1000)" office:value-type="float" office:value="3.18471337579618" calcext:value-type="float">
            <text:p>3,185</text:p>
          </table:table-cell>
          <table:table-cell table:formula="of:=[.$C$7]*[.F315]" office:value-type="float" office:value="510.258679404745" calcext:value-type="float">
            <text:p>510,259</text:p>
          </table:table-cell>
          <table:table-cell table:formula="of:=[.$C$11]-(1/([.E315]+[.$C$12]))*[.$C$13]" office:value-type="float" office:value="387.97213622291" calcext:value-type="float">
            <text:p>387,97214</text:p>
          </table:table-cell>
          <table:table-cell table:formula="of:=[.$C$11]-[.H315]" office:value-type="float" office:value="17.0278637770898" calcext:value-type="float">
            <text:p>17,0278637770898</text:p>
          </table:table-cell>
          <table:table-cell table:formula="of:=(1/[.I315])*[.$C$13]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formula="of:=1/([.E316]/1000)" office:value-type="float" office:value="3.17460317460317" calcext:value-type="float">
            <text:p>3,175</text:p>
          </table:table-cell>
          <table:table-cell table:formula="of:=[.$C$7]*[.F316]" office:value-type="float" office:value="508.638810581238" calcext:value-type="float">
            <text:p>508,639</text:p>
          </table:table-cell>
          <table:table-cell table:formula="of:=[.$C$11]-(1/([.E316]+[.$C$12]))*[.$C$13]" office:value-type="float" office:value="388.024691358025" calcext:value-type="float">
            <text:p>388,02469</text:p>
          </table:table-cell>
          <table:table-cell table:formula="of:=[.$C$11]-[.H316]" office:value-type="float" office:value="16.9753086419753" calcext:value-type="float">
            <text:p>16,9753086419753</text:p>
          </table:table-cell>
          <table:table-cell table:formula="of:=(1/[.I316])*[.$C$13]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formula="of:=1/([.E317]/1000)" office:value-type="float" office:value="3.16455696202532" calcext:value-type="float">
            <text:p>3,165</text:p>
          </table:table-cell>
          <table:table-cell table:formula="of:=[.$C$7]*[.F317]" office:value-type="float" office:value="507.029194092057" calcext:value-type="float">
            <text:p>507,029</text:p>
          </table:table-cell>
          <table:table-cell table:formula="of:=[.$C$11]-(1/([.E317]+[.$C$12]))*[.$C$13]" office:value-type="float" office:value="388.076923076923" calcext:value-type="float">
            <text:p>388,07692</text:p>
          </table:table-cell>
          <table:table-cell table:formula="of:=[.$C$11]-[.H317]" office:value-type="float" office:value="16.9230769230769" calcext:value-type="float">
            <text:p>16,9230769230769</text:p>
          </table:table-cell>
          <table:table-cell table:formula="of:=(1/[.I317])*[.$C$13]" office:value-type="float" office:value="325" calcext:value-type="float">
            <text:p>325</text:p>
          </table:table-cell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formula="of:=1/([.E318]/1000)" office:value-type="float" office:value="3.15457413249211" calcext:value-type="float">
            <text:p>3,155</text:p>
          </table:table-cell>
          <table:table-cell table:formula="of:=[.$C$7]*[.F318]" office:value-type="float" office:value="505.429732911956" calcext:value-type="float">
            <text:p>505,430</text:p>
          </table:table-cell>
          <table:table-cell table:formula="of:=[.$C$11]-(1/([.E318]+[.$C$12]))*[.$C$13]" office:value-type="float" office:value="388.128834355828" calcext:value-type="float">
            <text:p>388,12883</text:p>
          </table:table-cell>
          <table:table-cell table:formula="of:=[.$C$11]-[.H318]" office:value-type="float" office:value="16.8711656441718" calcext:value-type="float">
            <text:p>16,8711656441718</text:p>
          </table:table-cell>
          <table:table-cell table:formula="of:=(1/[.I318])*[.$C$13]" office:value-type="float" office:value="326" calcext:value-type="float">
            <text:p>326</text:p>
          </table:table-cell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formula="of:=1/([.E319]/1000)" office:value-type="float" office:value="3.14465408805031" calcext:value-type="float">
            <text:p>3,145</text:p>
          </table:table-cell>
          <table:table-cell table:formula="of:=[.$C$7]*[.F319]" office:value-type="float" office:value="503.840331236132" calcext:value-type="float">
            <text:p>503,840</text:p>
          </table:table-cell>
          <table:table-cell table:formula="of:=[.$C$11]-(1/([.E319]+[.$C$12]))*[.$C$13]" office:value-type="float" office:value="388.180428134557" calcext:value-type="float">
            <text:p>388,18043</text:p>
          </table:table-cell>
          <table:table-cell table:formula="of:=[.$C$11]-[.H319]" office:value-type="float" office:value="16.8195718654434" calcext:value-type="float">
            <text:p>16,8195718654434</text:p>
          </table:table-cell>
          <table:table-cell table:formula="of:=(1/[.I319])*[.$C$13]" office:value-type="float" office:value="327" calcext:value-type="float">
            <text:p>327</text:p>
          </table:table-cell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formula="of:=1/([.E320]/1000)" office:value-type="float" office:value="3.13479623824451" calcext:value-type="float">
            <text:p>3,135</text:p>
          </table:table-cell>
          <table:table-cell table:formula="of:=[.$C$7]*[.F320]" office:value-type="float" office:value="502.260894461097" calcext:value-type="float">
            <text:p>502,261</text:p>
          </table:table-cell>
          <table:table-cell table:formula="of:=[.$C$11]-(1/([.E320]+[.$C$12]))*[.$C$13]" office:value-type="float" office:value="388.231707317073" calcext:value-type="float">
            <text:p>388,23171</text:p>
          </table:table-cell>
          <table:table-cell table:formula="of:=[.$C$11]-[.H320]" office:value-type="float" office:value="16.7682926829268" calcext:value-type="float">
            <text:p>16,7682926829268</text:p>
          </table:table-cell>
          <table:table-cell table:formula="of:=(1/[.I320])*[.$C$13]" office:value-type="float" office:value="328" calcext:value-type="float">
            <text:p>32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1/([.E321]/1000)" office:value-type="float" office:value="3.125" calcext:value-type="float">
            <text:p>3,125</text:p>
          </table:table-cell>
          <table:table-cell table:formula="of:=[.$C$7]*[.F321]" office:value-type="float" office:value="500.691329165906" calcext:value-type="float">
            <text:p>500,691</text:p>
          </table:table-cell>
          <table:table-cell table:formula="of:=[.$C$11]-(1/([.E321]+[.$C$12]))*[.$C$13]" office:value-type="float" office:value="388.282674772036" calcext:value-type="float">
            <text:p>388,28267</text:p>
          </table:table-cell>
          <table:table-cell table:formula="of:=[.$C$11]-[.H321]" office:value-type="float" office:value="16.7173252279635" calcext:value-type="float">
            <text:p>16,7173252279635</text:p>
          </table:table-cell>
          <table:table-cell table:formula="of:=(1/[.I321])*[.$C$13]" office:value-type="float" office:value="329" calcext:value-type="float">
            <text:p>329</text:p>
          </table:table-cell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formula="of:=1/([.E322]/1000)" office:value-type="float" office:value="3.11526479750779" calcext:value-type="float">
            <text:p>3,115</text:p>
          </table:table-cell>
          <table:table-cell table:formula="of:=[.$C$7]*[.F322]" office:value-type="float" office:value="499.131543093738" calcext:value-type="float">
            <text:p>499,132</text:p>
          </table:table-cell>
          <table:table-cell table:formula="of:=[.$C$11]-(1/([.E322]+[.$C$12]))*[.$C$13]" office:value-type="float" office:value="388.333333333333" calcext:value-type="float">
            <text:p>388,33333</text:p>
          </table:table-cell>
          <table:table-cell table:formula="of:=[.$C$11]-[.H322]" office:value-type="float" office:value="16.6666666666667" calcext:value-type="float">
            <text:p>16,6666666666667</text:p>
          </table:table-cell>
          <table:table-cell table:formula="of:=(1/[.I322])*[.$C$13]" office:value-type="float" office:value="330" calcext:value-type="float">
            <text:p>330</text:p>
          </table:table-cell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formula="of:=1/([.E323]/1000)" office:value-type="float" office:value="3.1055900621118" calcext:value-type="float">
            <text:p>3,106</text:p>
          </table:table-cell>
          <table:table-cell table:formula="of:=[.$C$7]*[.F323]" office:value-type="float" office:value="497.58144513382" calcext:value-type="float">
            <text:p>497,581</text:p>
          </table:table-cell>
          <table:table-cell table:formula="of:=[.$C$11]-(1/([.E323]+[.$C$12]))*[.$C$13]" office:value-type="float" office:value="388.383685800604" calcext:value-type="float">
            <text:p>388,38369</text:p>
          </table:table-cell>
          <table:table-cell table:formula="of:=[.$C$11]-[.H323]" office:value-type="float" office:value="16.6163141993958" calcext:value-type="float">
            <text:p>16,6163141993958</text:p>
          </table:table-cell>
          <table:table-cell table:formula="of:=(1/[.I323])*[.$C$13]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formula="of:=1/([.E324]/1000)" office:value-type="float" office:value="3.09597523219814" calcext:value-type="float">
            <text:p>3,096</text:p>
          </table:table-cell>
          <table:table-cell table:formula="of:=[.$C$7]*[.F324]" office:value-type="float" office:value="496.040945303684" calcext:value-type="float">
            <text:p>496,041</text:p>
          </table:table-cell>
          <table:table-cell table:formula="of:=[.$C$11]-(1/([.E324]+[.$C$12]))*[.$C$13]" office:value-type="float" office:value="388.433734939759" calcext:value-type="float">
            <text:p>388,43373</text:p>
          </table:table-cell>
          <table:table-cell table:formula="of:=[.$C$11]-[.H324]" office:value-type="float" office:value="16.566265060241" calcext:value-type="float">
            <text:p>16,566265060241</text:p>
          </table:table-cell>
          <table:table-cell table:formula="of:=(1/[.I324])*[.$C$13]" office:value-type="float" office:value="331.999999999999" calcext:value-type="float">
            <text:p>331,999999999999</text:p>
          </table:table-cell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formula="of:=1/([.E325]/1000)" office:value-type="float" office:value="3.08641975308642" calcext:value-type="float">
            <text:p>3,086</text:p>
          </table:table-cell>
          <table:table-cell table:formula="of:=[.$C$7]*[.F325]" office:value-type="float" office:value="494.509954731759" calcext:value-type="float">
            <text:p>494,510</text:p>
          </table:table-cell>
          <table:table-cell table:formula="of:=[.$C$11]-(1/([.E325]+[.$C$12]))*[.$C$13]" office:value-type="float" office:value="388.483483483484" calcext:value-type="float">
            <text:p>388,48348</text:p>
          </table:table-cell>
          <table:table-cell table:formula="of:=[.$C$11]-[.H325]" office:value-type="float" office:value="16.5165165165165" calcext:value-type="float">
            <text:p>16,5165165165165</text:p>
          </table:table-cell>
          <table:table-cell table:formula="of:=(1/[.I325])*[.$C$13]" office:value-type="float" office:value="333" calcext:value-type="float">
            <text:p>333</text:p>
          </table:table-cell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formula="of:=1/([.E326]/1000)" office:value-type="float" office:value="3.07692307692308" calcext:value-type="float">
            <text:p>3,077</text:p>
          </table:table-cell>
          <table:table-cell table:formula="of:=[.$C$7]*[.F326]" office:value-type="float" office:value="492.988385640277" calcext:value-type="float">
            <text:p>492,988</text:p>
          </table:table-cell>
          <table:table-cell table:formula="of:=[.$C$11]-(1/([.E326]+[.$C$12]))*[.$C$13]" office:value-type="float" office:value="388.532934131736" calcext:value-type="float">
            <text:p>388,53293</text:p>
          </table:table-cell>
          <table:table-cell table:formula="of:=[.$C$11]-[.H326]" office:value-type="float" office:value="16.4670658682635" calcext:value-type="float">
            <text:p>16,4670658682635</text:p>
          </table:table-cell>
          <table:table-cell table:formula="of:=(1/[.I326])*[.$C$13]" office:value-type="float" office:value="334" calcext:value-type="float">
            <text:p>334</text:p>
          </table:table-cell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formula="of:=1/([.E327]/1000)" office:value-type="float" office:value="3.06748466257669" calcext:value-type="float">
            <text:p>3,067</text:p>
          </table:table-cell>
          <table:table-cell table:formula="of:=[.$C$7]*[.F327]" office:value-type="float" office:value="491.476151328497" calcext:value-type="float">
            <text:p>491,476</text:p>
          </table:table-cell>
          <table:table-cell table:formula="of:=[.$C$11]-(1/([.E327]+[.$C$12]))*[.$C$13]" office:value-type="float" office:value="388.582089552239" calcext:value-type="float">
            <text:p>388,58209</text:p>
          </table:table-cell>
          <table:table-cell table:formula="of:=[.$C$11]-[.H327]" office:value-type="float" office:value="16.4179104477612" calcext:value-type="float">
            <text:p>16,4179104477612</text:p>
          </table:table-cell>
          <table:table-cell table:formula="of:=(1/[.I327])*[.$C$13]" office:value-type="float" office:value="335" calcext:value-type="float">
            <text:p>335</text:p>
          </table:table-cell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formula="of:=1/([.E328]/1000)" office:value-type="float" office:value="3.05810397553517" calcext:value-type="float">
            <text:p>3,058</text:p>
          </table:table-cell>
          <table:table-cell table:formula="of:=[.$C$7]*[.F328]" office:value-type="float" office:value="489.973166156239" calcext:value-type="float">
            <text:p>489,973</text:p>
          </table:table-cell>
          <table:table-cell table:formula="of:=[.$C$11]-(1/([.E328]+[.$C$12]))*[.$C$13]" office:value-type="float" office:value="388.630952380952" calcext:value-type="float">
            <text:p>388,63095</text:p>
          </table:table-cell>
          <table:table-cell table:formula="of:=[.$C$11]-[.H328]" office:value-type="float" office:value="16.3690476190476" calcext:value-type="float">
            <text:p>16,3690476190476</text:p>
          </table:table-cell>
          <table:table-cell table:formula="of:=(1/[.I328])*[.$C$13]" office:value-type="float" office:value="336.000000000001" calcext:value-type="float">
            <text:p>336,000000000001</text:p>
          </table:table-cell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formula="of:=1/([.E329]/1000)" office:value-type="float" office:value="3.04878048780488" calcext:value-type="float">
            <text:p>3,049</text:p>
          </table:table-cell>
          <table:table-cell table:formula="of:=[.$C$7]*[.F329]" office:value-type="float" office:value="488.479345527713" calcext:value-type="float">
            <text:p>488,479</text:p>
          </table:table-cell>
          <table:table-cell table:formula="of:=[.$C$11]-(1/([.E329]+[.$C$12]))*[.$C$13]" office:value-type="float" office:value="388.679525222552" calcext:value-type="float">
            <text:p>388,67953</text:p>
          </table:table-cell>
          <table:table-cell table:formula="of:=[.$C$11]-[.H329]" office:value-type="float" office:value="16.3204747774481" calcext:value-type="float">
            <text:p>16,3204747774481</text:p>
          </table:table-cell>
          <table:table-cell table:formula="of:=(1/[.I329])*[.$C$13]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formula="of:=1/([.E330]/1000)" office:value-type="float" office:value="3.03951367781155" calcext:value-type="float">
            <text:p>3,040</text:p>
          </table:table-cell>
          <table:table-cell table:formula="of:=[.$C$7]*[.F330]" office:value-type="float" office:value="486.994605875653" calcext:value-type="float">
            <text:p>486,995</text:p>
          </table:table-cell>
          <table:table-cell table:formula="of:=[.$C$11]-(1/([.E330]+[.$C$12]))*[.$C$13]" office:value-type="float" office:value="388.727810650888" calcext:value-type="float">
            <text:p>388,72781</text:p>
          </table:table-cell>
          <table:table-cell table:formula="of:=[.$C$11]-[.H330]" office:value-type="float" office:value="16.2721893491124" calcext:value-type="float">
            <text:p>16,2721893491124</text:p>
          </table:table-cell>
          <table:table-cell table:formula="of:=(1/[.I330])*[.$C$13]" office:value-type="float" office:value="338" calcext:value-type="float">
            <text:p>338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1/([.E331]/1000)" office:value-type="float" office:value="3.03030303030303" calcext:value-type="float">
            <text:p>3,030</text:p>
          </table:table-cell>
          <table:table-cell table:formula="of:=[.$C$7]*[.F331]" office:value-type="float" office:value="485.518864645727" calcext:value-type="float">
            <text:p>485,519</text:p>
          </table:table-cell>
          <table:table-cell table:formula="of:=[.$C$11]-(1/([.E331]+[.$C$12]))*[.$C$13]" office:value-type="float" office:value="388.77581120944" calcext:value-type="float">
            <text:p>388,77581</text:p>
          </table:table-cell>
          <table:table-cell table:formula="of:=[.$C$11]-[.H331]" office:value-type="float" office:value="16.2241887905604" calcext:value-type="float">
            <text:p>16,2241887905604</text:p>
          </table:table-cell>
          <table:table-cell table:formula="of:=(1/[.I331])*[.$C$13]" office:value-type="float" office:value="339" calcext:value-type="float">
            <text:p>339</text:p>
          </table:table-cell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formula="of:=1/([.E332]/1000)" office:value-type="float" office:value="3.02114803625378" calcext:value-type="float">
            <text:p>3,021</text:p>
          </table:table-cell>
          <table:table-cell table:formula="of:=[.$C$7]*[.F332]" office:value-type="float" office:value="484.052040281239" calcext:value-type="float">
            <text:p>484,052</text:p>
          </table:table-cell>
          <table:table-cell table:formula="of:=[.$C$11]-(1/([.E332]+[.$C$12]))*[.$C$13]" office:value-type="float" office:value="388.823529411765" calcext:value-type="float">
            <text:p>388,82353</text:p>
          </table:table-cell>
          <table:table-cell table:formula="of:=[.$C$11]-[.H332]" office:value-type="float" office:value="16.1764705882353" calcext:value-type="float">
            <text:p>16,1764705882353</text:p>
          </table:table-cell>
          <table:table-cell table:formula="of:=(1/[.I332])*[.$C$13]" office:value-type="float" office:value="340" calcext:value-type="float">
            <text:p>340</text:p>
          </table:table-cell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formula="of:=1/([.E333]/1000)" office:value-type="float" office:value="3.01204819277108" calcext:value-type="float">
            <text:p>3,012</text:p>
          </table:table-cell>
          <table:table-cell table:formula="of:=[.$C$7]*[.F333]" office:value-type="float" office:value="482.594052208102" calcext:value-type="float">
            <text:p>482,594</text:p>
          </table:table-cell>
          <table:table-cell table:formula="of:=[.$C$11]-(1/([.E333]+[.$C$12]))*[.$C$13]" office:value-type="float" office:value="388.870967741935" calcext:value-type="float">
            <text:p>388,87097</text:p>
          </table:table-cell>
          <table:table-cell table:formula="of:=[.$C$11]-[.H333]" office:value-type="float" office:value="16.1290322580645" calcext:value-type="float">
            <text:p>16,1290322580645</text:p>
          </table:table-cell>
          <table:table-cell table:formula="of:=(1/[.I333])*[.$C$13]" office:value-type="float" office:value="341" calcext:value-type="float">
            <text:p>341</text:p>
          </table:table-cell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formula="of:=1/([.E334]/1000)" office:value-type="float" office:value="3.003003003003" calcext:value-type="float">
            <text:p>3,003</text:p>
          </table:table-cell>
          <table:table-cell table:formula="of:=[.$C$7]*[.F334]" office:value-type="float" office:value="481.14482082009" calcext:value-type="float">
            <text:p>481,145</text:p>
          </table:table-cell>
          <table:table-cell table:formula="of:=[.$C$11]-(1/([.E334]+[.$C$12]))*[.$C$13]" office:value-type="float" office:value="388.918128654971" calcext:value-type="float">
            <text:p>388,91813</text:p>
          </table:table-cell>
          <table:table-cell table:formula="of:=[.$C$11]-[.H334]" office:value-type="float" office:value="16.0818713450292" calcext:value-type="float">
            <text:p>16,0818713450292</text:p>
          </table:table-cell>
          <table:table-cell table:formula="of:=(1/[.I334])*[.$C$13]" office:value-type="float" office:value="342" calcext:value-type="float">
            <text:p>342</text:p>
          </table:table-cell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formula="of:=1/([.E335]/1000)" office:value-type="float" office:value="2.9940119760479" calcext:value-type="float">
            <text:p>2,994</text:p>
          </table:table-cell>
          <table:table-cell table:formula="of:=[.$C$7]*[.F335]" office:value-type="float" office:value="479.704267464341" calcext:value-type="float">
            <text:p>479,704</text:p>
          </table:table-cell>
          <table:table-cell table:formula="of:=[.$C$11]-(1/([.E335]+[.$C$12]))*[.$C$13]" office:value-type="float" office:value="388.965014577259" calcext:value-type="float">
            <text:p>388,96501</text:p>
          </table:table-cell>
          <table:table-cell table:formula="of:=[.$C$11]-[.H335]" office:value-type="float" office:value="16.0349854227405" calcext:value-type="float">
            <text:p>16,0349854227405</text:p>
          </table:table-cell>
          <table:table-cell table:formula="of:=(1/[.I335])*[.$C$13]" office:value-type="float" office:value="343" calcext:value-type="float">
            <text:p>343</text:p>
          </table:table-cell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formula="of:=1/([.E336]/1000)" office:value-type="float" office:value="2.98507462686567" calcext:value-type="float">
            <text:p>2,985</text:p>
          </table:table-cell>
          <table:table-cell table:formula="of:=[.$C$7]*[.F336]" office:value-type="float" office:value="478.272314427134" calcext:value-type="float">
            <text:p>478,272</text:p>
          </table:table-cell>
          <table:table-cell table:formula="of:=[.$C$11]-(1/([.E336]+[.$C$12]))*[.$C$13]" office:value-type="float" office:value="389.011627906977" calcext:value-type="float">
            <text:p>389,01163</text:p>
          </table:table-cell>
          <table:table-cell table:formula="of:=[.$C$11]-[.H336]" office:value-type="float" office:value="15.9883720930233" calcext:value-type="float">
            <text:p>15,9883720930233</text:p>
          </table:table-cell>
          <table:table-cell table:formula="of:=(1/[.I336])*[.$C$13]" office:value-type="float" office:value="344" calcext:value-type="float">
            <text:p>344</text:p>
          </table:table-cell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formula="of:=1/([.E337]/1000)" office:value-type="float" office:value="2.97619047619048" calcext:value-type="float">
            <text:p>2,976</text:p>
          </table:table-cell>
          <table:table-cell table:formula="of:=[.$C$7]*[.F337]" office:value-type="float" office:value="476.848884919911" calcext:value-type="float">
            <text:p>476,849</text:p>
          </table:table-cell>
          <table:table-cell table:formula="of:=[.$C$11]-(1/([.E337]+[.$C$12]))*[.$C$13]" office:value-type="float" office:value="389.057971014493" calcext:value-type="float">
            <text:p>389,05797</text:p>
          </table:table-cell>
          <table:table-cell table:formula="of:=[.$C$11]-[.H337]" office:value-type="float" office:value="15.9420289855073" calcext:value-type="float">
            <text:p>15,9420289855073</text:p>
          </table:table-cell>
          <table:table-cell table:formula="of:=(1/[.I337])*[.$C$13]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formula="of:=1/([.E338]/1000)" office:value-type="float" office:value="2.9673590504451" calcext:value-type="float">
            <text:p>2,967</text:p>
          </table:table-cell>
          <table:table-cell table:formula="of:=[.$C$7]*[.F338]" office:value-type="float" office:value="475.433903065549" calcext:value-type="float">
            <text:p>475,434</text:p>
          </table:table-cell>
          <table:table-cell table:formula="of:=[.$C$11]-(1/([.E338]+[.$C$12]))*[.$C$13]" office:value-type="float" office:value="389.104046242775" calcext:value-type="float">
            <text:p>389,10405</text:p>
          </table:table-cell>
          <table:table-cell table:formula="of:=[.$C$11]-[.H338]" office:value-type="float" office:value="15.8959537572254" calcext:value-type="float">
            <text:p>15,8959537572254</text:p>
          </table:table-cell>
          <table:table-cell table:formula="of:=(1/[.I338])*[.$C$13]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formula="of:=1/([.E339]/1000)" office:value-type="float" office:value="2.9585798816568" calcext:value-type="float">
            <text:p>2,959</text:p>
          </table:table-cell>
          <table:table-cell table:formula="of:=[.$C$7]*[.F339]" office:value-type="float" office:value="474.027293884882" calcext:value-type="float">
            <text:p>474,027</text:p>
          </table:table-cell>
          <table:table-cell table:formula="of:=[.$C$11]-(1/([.E339]+[.$C$12]))*[.$C$13]" office:value-type="float" office:value="389.149855907781" calcext:value-type="float">
            <text:p>389,14986</text:p>
          </table:table-cell>
          <table:table-cell table:formula="of:=[.$C$11]-[.H339]" office:value-type="float" office:value="15.850144092219" calcext:value-type="float">
            <text:p>15,850144092219</text:p>
          </table:table-cell>
          <table:table-cell table:formula="of:=(1/[.I339])*[.$C$13]" office:value-type="float" office:value="347" calcext:value-type="float">
            <text:p>347</text:p>
          </table:table-cell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formula="of:=1/([.E340]/1000)" office:value-type="float" office:value="2.94985250737463" calcext:value-type="float">
            <text:p>2,950</text:p>
          </table:table-cell>
          <table:table-cell table:formula="of:=[.$C$7]*[.F340]" office:value-type="float" office:value="472.628983283451" calcext:value-type="float">
            <text:p>472,629</text:p>
          </table:table-cell>
          <table:table-cell table:formula="of:=[.$C$11]-(1/([.E340]+[.$C$12]))*[.$C$13]" office:value-type="float" office:value="389.195402298851" calcext:value-type="float">
            <text:p>389,19540</text:p>
          </table:table-cell>
          <table:table-cell table:formula="of:=[.$C$11]-[.H340]" office:value-type="float" office:value="15.8045977011494" calcext:value-type="float">
            <text:p>15,8045977011494</text:p>
          </table:table-cell>
          <table:table-cell table:formula="of:=(1/[.I340])*[.$C$13]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1/([.E341]/1000)" office:value-type="float" office:value="2.94117647058823" calcext:value-type="float">
            <text:p>2,941</text:p>
          </table:table-cell>
          <table:table-cell table:formula="of:=[.$C$7]*[.F341]" office:value-type="float" office:value="471.2388980385" calcext:value-type="float">
            <text:p>471,239</text:p>
          </table:table-cell>
          <table:table-cell table:formula="of:=[.$C$11]-(1/([.E341]+[.$C$12]))*[.$C$13]" office:value-type="float" office:value="389.240687679083" calcext:value-type="float">
            <text:p>389,24069</text:p>
          </table:table-cell>
          <table:table-cell table:formula="of:=[.$C$11]-[.H341]" office:value-type="float" office:value="15.7593123209169" calcext:value-type="float">
            <text:p>15,7593123209169</text:p>
          </table:table-cell>
          <table:table-cell table:formula="of:=(1/[.I341])*[.$C$13]" office:value-type="float" office:value="348.999999999999" calcext:value-type="float">
            <text:p>348,999999999999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formula="of:=1/([.E342]/1000)" office:value-type="float" office:value="2.93255131964809" calcext:value-type="float">
            <text:p>2,933</text:p>
          </table:table-cell>
          <table:table-cell table:formula="of:=[.$C$7]*[.F342]" office:value-type="float" office:value="469.856965786188" calcext:value-type="float">
            <text:p>469,857</text:p>
          </table:table-cell>
          <table:table-cell table:formula="of:=[.$C$11]-(1/([.E342]+[.$C$12]))*[.$C$13]" office:value-type="float" office:value="389.285714285714" calcext:value-type="float">
            <text:p>389,28571</text:p>
          </table:table-cell>
          <table:table-cell table:formula="of:=[.$C$11]-[.H342]" office:value-type="float" office:value="15.7142857142857" calcext:value-type="float">
            <text:p>15,7142857142857</text:p>
          </table:table-cell>
          <table:table-cell table:formula="of:=(1/[.I342])*[.$C$13]" office:value-type="float" office:value="350" calcext:value-type="float">
            <text:p>350</text:p>
          </table:table-cell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formula="of:=1/([.E343]/1000)" office:value-type="float" office:value="2.92397660818713" calcext:value-type="float">
            <text:p>2,924</text:p>
          </table:table-cell>
          <table:table-cell table:formula="of:=[.$C$7]*[.F343]" office:value-type="float" office:value="468.483115009035" calcext:value-type="float">
            <text:p>468,483</text:p>
          </table:table-cell>
          <table:table-cell table:formula="of:=[.$C$11]-(1/([.E343]+[.$C$12]))*[.$C$13]" office:value-type="float" office:value="389.330484330484" calcext:value-type="float">
            <text:p>389,33048</text:p>
          </table:table-cell>
          <table:table-cell table:formula="of:=[.$C$11]-[.H343]" office:value-type="float" office:value="15.6695156695156" calcext:value-type="float">
            <text:p>15,6695156695156</text:p>
          </table:table-cell>
          <table:table-cell table:formula="of:=(1/[.I343])*[.$C$13]" office:value-type="float" office:value="351.000000000001" calcext:value-type="float">
            <text:p>351,000000000001</text:p>
          </table:table-cell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formula="of:=1/([.E344]/1000)" office:value-type="float" office:value="2.91545189504373" calcext:value-type="float">
            <text:p>2,915</text:p>
          </table:table-cell>
          <table:table-cell table:formula="of:=[.$C$7]*[.F344]" office:value-type="float" office:value="467.117275023586" calcext:value-type="float">
            <text:p>467,117</text:p>
          </table:table-cell>
          <table:table-cell table:formula="of:=[.$C$11]-(1/([.E344]+[.$C$12]))*[.$C$13]" office:value-type="float" office:value="389.375" calcext:value-type="float">
            <text:p>389,37500</text:p>
          </table:table-cell>
          <table:table-cell table:formula="of:=[.$C$11]-[.H344]" office:value-type="float" office:value="15.625" calcext:value-type="float">
            <text:p>15,625</text:p>
          </table:table-cell>
          <table:table-cell table:formula="of:=(1/[.I344])*[.$C$13]" office:value-type="float" office:value="352" calcext:value-type="float">
            <text:p>352</text:p>
          </table:table-cell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formula="of:=1/([.E345]/1000)" office:value-type="float" office:value="2.90697674418605" calcext:value-type="float">
            <text:p>2,907</text:p>
          </table:table-cell>
          <table:table-cell table:formula="of:=[.$C$7]*[.F345]" office:value-type="float" office:value="465.759375968285" calcext:value-type="float">
            <text:p>465,759</text:p>
          </table:table-cell>
          <table:table-cell table:formula="of:=[.$C$11]-(1/([.E345]+[.$C$12]))*[.$C$13]" office:value-type="float" office:value="389.419263456091" calcext:value-type="float">
            <text:p>389,41926</text:p>
          </table:table-cell>
          <table:table-cell table:formula="of:=[.$C$11]-[.H345]" office:value-type="float" office:value="15.5807365439093" calcext:value-type="float">
            <text:p>15,5807365439093</text:p>
          </table:table-cell>
          <table:table-cell table:formula="of:=(1/[.I345])*[.$C$13]" office:value-type="float" office:value="353.000000000001" calcext:value-type="float">
            <text:p>353,000000000001</text:p>
          </table:table-cell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formula="of:=1/([.E346]/1000)" office:value-type="float" office:value="2.89855072463768" calcext:value-type="float">
            <text:p>2,899</text:p>
          </table:table-cell>
          <table:table-cell table:formula="of:=[.$C$7]*[.F346]" office:value-type="float" office:value="464.409348791565" calcext:value-type="float">
            <text:p>464,409</text:p>
          </table:table-cell>
          <table:table-cell table:formula="of:=[.$C$11]-(1/([.E346]+[.$C$12]))*[.$C$13]" office:value-type="float" office:value="389.463276836158" calcext:value-type="float">
            <text:p>389,46328</text:p>
          </table:table-cell>
          <table:table-cell table:formula="of:=[.$C$11]-[.H346]" office:value-type="float" office:value="15.5367231638418" calcext:value-type="float">
            <text:p>15,5367231638418</text:p>
          </table:table-cell>
          <table:table-cell table:formula="of:=(1/[.I346])*[.$C$13]" office:value-type="float" office:value="353.999999999999" calcext:value-type="float">
            <text:p>353,999999999999</text:p>
          </table:table-cell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formula="of:=1/([.E347]/1000)" office:value-type="float" office:value="2.89017341040462" calcext:value-type="float">
            <text:p>2,890</text:p>
          </table:table-cell>
          <table:table-cell table:formula="of:=[.$C$7]*[.F347]" office:value-type="float" office:value="463.067125240145" calcext:value-type="float">
            <text:p>463,067</text:p>
          </table:table-cell>
          <table:table-cell table:formula="of:=[.$C$11]-(1/([.E347]+[.$C$12]))*[.$C$13]" office:value-type="float" office:value="389.507042253521" calcext:value-type="float">
            <text:p>389,50704</text:p>
          </table:table-cell>
          <table:table-cell table:formula="of:=[.$C$11]-[.H347]" office:value-type="float" office:value="15.4929577464789" calcext:value-type="float">
            <text:p>15,4929577464789</text:p>
          </table:table-cell>
          <table:table-cell table:formula="of:=(1/[.I347])*[.$C$13]" office:value-type="float" office:value="355.000000000001" calcext:value-type="float">
            <text:p>355,000000000001</text:p>
          </table:table-cell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formula="of:=1/([.E348]/1000)" office:value-type="float" office:value="2.88184438040346" calcext:value-type="float">
            <text:p>2,882</text:p>
          </table:table-cell>
          <table:table-cell table:formula="of:=[.$C$7]*[.F348]" office:value-type="float" office:value="461.732637847522" calcext:value-type="float">
            <text:p>461,733</text:p>
          </table:table-cell>
          <table:table-cell table:formula="of:=[.$C$11]-(1/([.E348]+[.$C$12]))*[.$C$13]" office:value-type="float" office:value="389.550561797753" calcext:value-type="float">
            <text:p>389,55056</text:p>
          </table:table-cell>
          <table:table-cell table:formula="of:=[.$C$11]-[.H348]" office:value-type="float" office:value="15.4494382022472" calcext:value-type="float">
            <text:p>15,4494382022472</text:p>
          </table:table-cell>
          <table:table-cell table:formula="of:=(1/[.I348])*[.$C$13]" office:value-type="float" office:value="356.000000000001" calcext:value-type="float">
            <text:p>356,000000000001</text:p>
          </table:table-cell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formula="of:=1/([.E349]/1000)" office:value-type="float" office:value="2.8735632183908" calcext:value-type="float">
            <text:p>2,874</text:p>
          </table:table-cell>
          <table:table-cell table:formula="of:=[.$C$7]*[.F349]" office:value-type="float" office:value="460.405819922672" calcext:value-type="float">
            <text:p>460,406</text:p>
          </table:table-cell>
          <table:table-cell table:formula="of:=[.$C$11]-(1/([.E349]+[.$C$12]))*[.$C$13]" office:value-type="float" office:value="389.593837535014" calcext:value-type="float">
            <text:p>389,59384</text:p>
          </table:table-cell>
          <table:table-cell table:formula="of:=[.$C$11]-[.H349]" office:value-type="float" office:value="15.406162464986" calcext:value-type="float">
            <text:p>15,406162464986</text:p>
          </table:table-cell>
          <table:table-cell table:formula="of:=(1/[.I349])*[.$C$13]" office:value-type="float" office:value="357" calcext:value-type="float">
            <text:p>357</text:p>
          </table:table-cell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formula="of:=1/([.E350]/1000)" office:value-type="float" office:value="2.86532951289398" calcext:value-type="float">
            <text:p>2,865</text:p>
          </table:table-cell>
          <table:table-cell table:formula="of:=[.$C$7]*[.F350]" office:value-type="float" office:value="459.08660553894" calcext:value-type="float">
            <text:p>459,087</text:p>
          </table:table-cell>
          <table:table-cell table:formula="of:=[.$C$11]-(1/([.E350]+[.$C$12]))*[.$C$13]" office:value-type="float" office:value="389.63687150838" calcext:value-type="float">
            <text:p>389,63687</text:p>
          </table:table-cell>
          <table:table-cell table:formula="of:=[.$C$11]-[.H350]" office:value-type="float" office:value="15.3631284916201" calcext:value-type="float">
            <text:p>15,3631284916201</text:p>
          </table:table-cell>
          <table:table-cell table:formula="of:=(1/[.I350])*[.$C$13]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1/([.E351]/1000)" office:value-type="float" office:value="2.85714285714286" calcext:value-type="float">
            <text:p>2,857</text:p>
          </table:table-cell>
          <table:table-cell table:formula="of:=[.$C$7]*[.F351]" office:value-type="float" office:value="457.774929523114" calcext:value-type="float">
            <text:p>457,775</text:p>
          </table:table-cell>
          <table:table-cell table:formula="of:=[.$C$11]-(1/([.E351]+[.$C$12]))*[.$C$13]" office:value-type="float" office:value="389.679665738162" calcext:value-type="float">
            <text:p>389,67967</text:p>
          </table:table-cell>
          <table:table-cell table:formula="of:=[.$C$11]-[.H351]" office:value-type="float" office:value="15.3203342618384" calcext:value-type="float">
            <text:p>15,3203342618384</text:p>
          </table:table-cell>
          <table:table-cell table:formula="of:=(1/[.I351])*[.$C$13]" office:value-type="float" office:value="359.000000000001" calcext:value-type="float">
            <text:p>359,000000000001</text:p>
          </table:table-cell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formula="of:=1/([.E352]/1000)" office:value-type="float" office:value="2.84900284900285" calcext:value-type="float">
            <text:p>2,849</text:p>
          </table:table-cell>
          <table:table-cell table:formula="of:=[.$C$7]*[.F352]" office:value-type="float" office:value="456.470727444701" calcext:value-type="float">
            <text:p>456,471</text:p>
          </table:table-cell>
          <table:table-cell table:formula="of:=[.$C$11]-(1/([.E352]+[.$C$12]))*[.$C$13]" office:value-type="float" office:value="389.722222222222" calcext:value-type="float">
            <text:p>389,72222</text:p>
          </table:table-cell>
          <table:table-cell table:formula="of:=[.$C$11]-[.H352]" office:value-type="float" office:value="15.2777777777778" calcext:value-type="float">
            <text:p>15,2777777777778</text:p>
          </table:table-cell>
          <table:table-cell table:formula="of:=(1/[.I352])*[.$C$13]" office:value-type="float" office:value="360" calcext:value-type="float">
            <text:p>360</text:p>
          </table:table-cell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formula="of:=1/([.E353]/1000)" office:value-type="float" office:value="2.84090909090909" calcext:value-type="float">
            <text:p>2,841</text:p>
          </table:table-cell>
          <table:table-cell table:formula="of:=[.$C$7]*[.F353]" office:value-type="float" office:value="455.173935605369" calcext:value-type="float">
            <text:p>455,174</text:p>
          </table:table-cell>
          <table:table-cell table:formula="of:=[.$C$11]-(1/([.E353]+[.$C$12]))*[.$C$13]" office:value-type="float" office:value="389.764542936288" calcext:value-type="float">
            <text:p>389,76454</text:p>
          </table:table-cell>
          <table:table-cell table:formula="of:=[.$C$11]-[.H353]" office:value-type="float" office:value="15.2354570637119" calcext:value-type="float">
            <text:p>15,2354570637119</text:p>
          </table:table-cell>
          <table:table-cell table:formula="of:=(1/[.I353])*[.$C$13]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formula="of:=1/([.E354]/1000)" office:value-type="float" office:value="2.8328611898017" calcext:value-type="float">
            <text:p>2,833</text:p>
          </table:table-cell>
          <table:table-cell table:formula="of:=[.$C$7]*[.F354]" office:value-type="float" office:value="453.884491028584" calcext:value-type="float">
            <text:p>453,884</text:p>
          </table:table-cell>
          <table:table-cell table:formula="of:=[.$C$11]-(1/([.E354]+[.$C$12]))*[.$C$13]" office:value-type="float" office:value="389.806629834254" calcext:value-type="float">
            <text:p>389,80663</text:p>
          </table:table-cell>
          <table:table-cell table:formula="of:=[.$C$11]-[.H354]" office:value-type="float" office:value="15.1933701657459" calcext:value-type="float">
            <text:p>15,1933701657459</text:p>
          </table:table-cell>
          <table:table-cell table:formula="of:=(1/[.I354])*[.$C$13]" office:value-type="float" office:value="362" calcext:value-type="float">
            <text:p>362</text:p>
          </table:table-cell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formula="of:=1/([.E355]/1000)" office:value-type="float" office:value="2.82485875706215" calcext:value-type="float">
            <text:p>2,825</text:p>
          </table:table-cell>
          <table:table-cell table:formula="of:=[.$C$7]*[.F355]" office:value-type="float" office:value="452.602331449407" calcext:value-type="float">
            <text:p>452,602</text:p>
          </table:table-cell>
          <table:table-cell table:formula="of:=[.$C$11]-(1/([.E355]+[.$C$12]))*[.$C$13]" office:value-type="float" office:value="389.848484848485" calcext:value-type="float">
            <text:p>389,84848</text:p>
          </table:table-cell>
          <table:table-cell table:formula="of:=[.$C$11]-[.H355]" office:value-type="float" office:value="15.1515151515151" calcext:value-type="float">
            <text:p>15,1515151515151</text:p>
          </table:table-cell>
          <table:table-cell table:formula="of:=(1/[.I355])*[.$C$13]" office:value-type="float" office:value="363.000000000001" calcext:value-type="float">
            <text:p>363,000000000001</text:p>
          </table:table-cell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formula="of:=1/([.E356]/1000)" office:value-type="float" office:value="2.8169014084507" calcext:value-type="float">
            <text:p>2,817</text:p>
          </table:table-cell>
          <table:table-cell table:formula="of:=[.$C$7]*[.F356]" office:value-type="float" office:value="451.327395304479" calcext:value-type="float">
            <text:p>451,327</text:p>
          </table:table-cell>
          <table:table-cell table:formula="of:=[.$C$11]-(1/([.E356]+[.$C$12]))*[.$C$13]" office:value-type="float" office:value="389.89010989011" calcext:value-type="float">
            <text:p>389,89011</text:p>
          </table:table-cell>
          <table:table-cell table:formula="of:=[.$C$11]-[.H356]" office:value-type="float" office:value="15.1098901098901" calcext:value-type="float">
            <text:p>15,1098901098901</text:p>
          </table:table-cell>
          <table:table-cell table:formula="of:=(1/[.I356])*[.$C$13]" office:value-type="float" office:value="364" calcext:value-type="float">
            <text:p>364</text:p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formula="of:=1/([.E357]/1000)" office:value-type="float" office:value="2.80898876404494" calcext:value-type="float">
            <text:p>2,809</text:p>
          </table:table-cell>
          <table:table-cell table:formula="of:=[.$C$7]*[.F357]" office:value-type="float" office:value="450.059621722163" calcext:value-type="float">
            <text:p>450,060</text:p>
          </table:table-cell>
          <table:table-cell table:formula="of:=[.$C$11]-(1/([.E357]+[.$C$12]))*[.$C$13]" office:value-type="float" office:value="389.931506849315" calcext:value-type="float">
            <text:p>389,93151</text:p>
          </table:table-cell>
          <table:table-cell table:formula="of:=[.$C$11]-[.H357]" office:value-type="float" office:value="15.068493150685" calcext:value-type="float">
            <text:p>15,068493150685</text:p>
          </table:table-cell>
          <table:table-cell table:formula="of:=(1/[.I357])*[.$C$13]" office:value-type="float" office:value="364.999999999999" calcext:value-type="float">
            <text:p>364,999999999999</text:p>
          </table:table-cell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formula="of:=1/([.E358]/1000)" office:value-type="float" office:value="2.80112044817927" calcext:value-type="float">
            <text:p>2,801</text:p>
          </table:table-cell>
          <table:table-cell table:formula="of:=[.$C$7]*[.F358]" office:value-type="float" office:value="448.798950512857" calcext:value-type="float">
            <text:p>448,799</text:p>
          </table:table-cell>
          <table:table-cell table:formula="of:=[.$C$11]-(1/([.E358]+[.$C$12]))*[.$C$13]" office:value-type="float" office:value="389.972677595628" calcext:value-type="float">
            <text:p>389,97268</text:p>
          </table:table-cell>
          <table:table-cell table:formula="of:=[.$C$11]-[.H358]" office:value-type="float" office:value="15.0273224043716" calcext:value-type="float">
            <text:p>15,0273224043716</text:p>
          </table:table-cell>
          <table:table-cell table:formula="of:=(1/[.I358])*[.$C$13]" office:value-type="float" office:value="366" calcext:value-type="float">
            <text:p>366</text:p>
          </table:table-cell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formula="of:=1/([.E359]/1000)" office:value-type="float" office:value="2.79329608938547" calcext:value-type="float">
            <text:p>2,793</text:p>
          </table:table-cell>
          <table:table-cell table:formula="of:=[.$C$7]*[.F359]" office:value-type="float" office:value="447.545322159469" calcext:value-type="float">
            <text:p>447,545</text:p>
          </table:table-cell>
          <table:table-cell table:formula="of:=[.$C$11]-(1/([.E359]+[.$C$12]))*[.$C$13]" office:value-type="float" office:value="390.013623978202" calcext:value-type="float">
            <text:p>390,01362</text:p>
          </table:table-cell>
          <table:table-cell table:formula="of:=[.$C$11]-[.H359]" office:value-type="float" office:value="14.9863760217984" calcext:value-type="float">
            <text:p>14,9863760217984</text:p>
          </table:table-cell>
          <table:table-cell table:formula="of:=(1/[.I359])*[.$C$13]" office:value-type="float" office:value="367" calcext:value-type="float">
            <text:p>367</text:p>
          </table:table-cell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formula="of:=1/([.E360]/1000)" office:value-type="float" office:value="2.78551532033426" calcext:value-type="float">
            <text:p>2,786</text:p>
          </table:table-cell>
          <table:table-cell table:formula="of:=[.$C$7]*[.F360]" office:value-type="float" office:value="446.29867780805" calcext:value-type="float">
            <text:p>446,299</text:p>
          </table:table-cell>
          <table:table-cell table:formula="of:=[.$C$11]-(1/([.E360]+[.$C$12]))*[.$C$13]" office:value-type="float" office:value="390.054347826087" calcext:value-type="float">
            <text:p>390,05435</text:p>
          </table:table-cell>
          <table:table-cell table:formula="of:=[.$C$11]-[.H360]" office:value-type="float" office:value="14.9456521739131" calcext:value-type="float">
            <text:p>14,9456521739131</text:p>
          </table:table-cell>
          <table:table-cell table:formula="of:=(1/[.I360])*[.$C$13]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1/([.E361]/1000)" office:value-type="float" office:value="2.77777777777778" calcext:value-type="float">
            <text:p>2,778</text:p>
          </table:table-cell>
          <table:table-cell table:formula="of:=[.$C$7]*[.F361]" office:value-type="float" office:value="445.058959258583" calcext:value-type="float">
            <text:p>445,059</text:p>
          </table:table-cell>
          <table:table-cell table:formula="of:=[.$C$11]-(1/([.E361]+[.$C$12]))*[.$C$13]" office:value-type="float" office:value="390.094850948509" calcext:value-type="float">
            <text:p>390,09485</text:p>
          </table:table-cell>
          <table:table-cell table:formula="of:=[.$C$11]-[.H361]" office:value-type="float" office:value="14.9051490514905" calcext:value-type="float">
            <text:p>14,9051490514905</text:p>
          </table:table-cell>
          <table:table-cell table:formula="of:=(1/[.I361])*[.$C$13]" office:value-type="float" office:value="369" calcext:value-type="float">
            <text:p>369</text:p>
          </table:table-cell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formula="of:=1/([.E362]/1000)" office:value-type="float" office:value="2.77008310249307" calcext:value-type="float">
            <text:p>2,770</text:p>
          </table:table-cell>
          <table:table-cell table:formula="of:=[.$C$7]*[.F362]" office:value-type="float" office:value="443.826108955928" calcext:value-type="float">
            <text:p>443,826</text:p>
          </table:table-cell>
          <table:table-cell table:formula="of:=[.$C$11]-(1/([.E362]+[.$C$12]))*[.$C$13]" office:value-type="float" office:value="390.135135135135" calcext:value-type="float">
            <text:p>390,13514</text:p>
          </table:table-cell>
          <table:table-cell table:formula="of:=[.$C$11]-[.H362]" office:value-type="float" office:value="14.8648648648648" calcext:value-type="float">
            <text:p>14,8648648648648</text:p>
          </table:table-cell>
          <table:table-cell table:formula="of:=(1/[.I362])*[.$C$13]" office:value-type="float" office:value="370.000000000001" calcext:value-type="float">
            <text:p>370,000000000001</text:p>
          </table:table-cell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formula="of:=1/([.E363]/1000)" office:value-type="float" office:value="2.76243093922652" calcext:value-type="float">
            <text:p>2,762</text:p>
          </table:table-cell>
          <table:table-cell table:formula="of:=[.$C$7]*[.F363]" office:value-type="float" office:value="442.600069980912" calcext:value-type="float">
            <text:p>442,600</text:p>
          </table:table-cell>
          <table:table-cell table:formula="of:=[.$C$11]-(1/([.E363]+[.$C$12]))*[.$C$13]" office:value-type="float" office:value="390.175202156334" calcext:value-type="float">
            <text:p>390,17520</text:p>
          </table:table-cell>
          <table:table-cell table:formula="of:=[.$C$11]-[.H363]" office:value-type="float" office:value="14.8247978436658" calcext:value-type="float">
            <text:p>14,8247978436658</text:p>
          </table:table-cell>
          <table:table-cell table:formula="of:=(1/[.I363])*[.$C$13]" office:value-type="float" office:value="371.000000000001" calcext:value-type="float">
            <text:p>371,000000000001</text:p>
          </table:table-cell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formula="of:=1/([.E364]/1000)" office:value-type="float" office:value="2.75482093663912" calcext:value-type="float">
            <text:p>2,755</text:p>
          </table:table-cell>
          <table:table-cell table:formula="of:=[.$C$7]*[.F364]" office:value-type="float" office:value="441.38078604157" calcext:value-type="float">
            <text:p>441,381</text:p>
          </table:table-cell>
          <table:table-cell table:formula="of:=[.$C$11]-(1/([.E364]+[.$C$12]))*[.$C$13]" office:value-type="float" office:value="390.215053763441" calcext:value-type="float">
            <text:p>390,21505</text:p>
          </table:table-cell>
          <table:table-cell table:formula="of:=[.$C$11]-[.H364]" office:value-type="float" office:value="14.7849462365592" calcext:value-type="float">
            <text:p>14,7849462365592</text:p>
          </table:table-cell>
          <table:table-cell table:formula="of:=(1/[.I364])*[.$C$13]" office:value-type="float" office:value="371.999999999999" calcext:value-type="float">
            <text:p>371,999999999999</text:p>
          </table:table-cell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formula="of:=1/([.E365]/1000)" office:value-type="float" office:value="2.74725274725275" calcext:value-type="float">
            <text:p>2,747</text:p>
          </table:table-cell>
          <table:table-cell table:formula="of:=[.$C$7]*[.F365]" office:value-type="float" office:value="440.168201464533" calcext:value-type="float">
            <text:p>440,168</text:p>
          </table:table-cell>
          <table:table-cell table:formula="of:=[.$C$11]-(1/([.E365]+[.$C$12]))*[.$C$13]" office:value-type="float" office:value="390.254691689008" calcext:value-type="float">
            <text:p>390,25469</text:p>
          </table:table-cell>
          <table:table-cell table:formula="of:=[.$C$11]-[.H365]" office:value-type="float" office:value="14.745308310992" calcext:value-type="float">
            <text:p>14,745308310992</text:p>
          </table:table-cell>
          <table:table-cell table:formula="of:=(1/[.I365])*[.$C$13]" office:value-type="float" office:value="373" calcext:value-type="float">
            <text:p>373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formula="of:=1/([.E366]/1000)" office:value-type="float" office:value="2.73972602739726" calcext:value-type="float">
            <text:p>2,740</text:p>
          </table:table-cell>
          <table:table-cell table:formula="of:=[.$C$7]*[.F366]" office:value-type="float" office:value="438.962261186548" calcext:value-type="float">
            <text:p>438,962</text:p>
          </table:table-cell>
          <table:table-cell table:formula="of:=[.$C$11]-(1/([.E366]+[.$C$12]))*[.$C$13]" office:value-type="float" office:value="390.294117647059" calcext:value-type="float">
            <text:p>390,29412</text:p>
          </table:table-cell>
          <table:table-cell table:formula="of:=[.$C$11]-[.H366]" office:value-type="float" office:value="14.7058823529412" calcext:value-type="float">
            <text:p>14,7058823529412</text:p>
          </table:table-cell>
          <table:table-cell table:formula="of:=(1/[.I366])*[.$C$13]" office:value-type="float" office:value="374" calcext:value-type="float">
            <text:p>374</text:p>
          </table:table-cell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formula="of:=1/([.E367]/1000)" office:value-type="float" office:value="2.73224043715847" calcext:value-type="float">
            <text:p>2,732</text:p>
          </table:table-cell>
          <table:table-cell table:formula="of:=[.$C$7]*[.F367]" office:value-type="float" office:value="437.762910746148" calcext:value-type="float">
            <text:p>437,763</text:p>
          </table:table-cell>
          <table:table-cell table:formula="of:=[.$C$11]-(1/([.E367]+[.$C$12]))*[.$C$13]" office:value-type="float" office:value="390.333333333333" calcext:value-type="float">
            <text:p>390,33333</text:p>
          </table:table-cell>
          <table:table-cell table:formula="of:=[.$C$11]-[.H367]" office:value-type="float" office:value="14.6666666666667" calcext:value-type="float">
            <text:p>14,6666666666667</text:p>
          </table:table-cell>
          <table:table-cell table:formula="of:=(1/[.I367])*[.$C$13]" office:value-type="float" office:value="374.999999999999" calcext:value-type="float">
            <text:p>374,999999999999</text:p>
          </table:table-cell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formula="of:=1/([.E368]/1000)" office:value-type="float" office:value="2.72479564032698" calcext:value-type="float">
            <text:p>2,725</text:p>
          </table:table-cell>
          <table:table-cell table:formula="of:=[.$C$7]*[.F368]" office:value-type="float" office:value="436.57009627545" calcext:value-type="float">
            <text:p>436,570</text:p>
          </table:table-cell>
          <table:table-cell table:formula="of:=[.$C$11]-(1/([.E368]+[.$C$12]))*[.$C$13]" office:value-type="float" office:value="390.372340425532" calcext:value-type="float">
            <text:p>390,37234</text:p>
          </table:table-cell>
          <table:table-cell table:formula="of:=[.$C$11]-[.H368]" office:value-type="float" office:value="14.6276595744681" calcext:value-type="float">
            <text:p>14,6276595744681</text:p>
          </table:table-cell>
          <table:table-cell table:formula="of:=(1/[.I368])*[.$C$13]" office:value-type="float" office:value="375.999999999999" calcext:value-type="float">
            <text:p>375,999999999999</text:p>
          </table:table-cell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formula="of:=1/([.E369]/1000)" office:value-type="float" office:value="2.71739130434783" calcext:value-type="float">
            <text:p>2,717</text:p>
          </table:table-cell>
          <table:table-cell table:formula="of:=[.$C$7]*[.F369]" office:value-type="float" office:value="435.383764492092" calcext:value-type="float">
            <text:p>435,384</text:p>
          </table:table-cell>
          <table:table-cell table:formula="of:=[.$C$11]-(1/([.E369]+[.$C$12]))*[.$C$13]" office:value-type="float" office:value="390.411140583554" calcext:value-type="float">
            <text:p>390,41114</text:p>
          </table:table-cell>
          <table:table-cell table:formula="of:=[.$C$11]-[.H369]" office:value-type="float" office:value="14.5888594164456" calcext:value-type="float">
            <text:p>14,5888594164456</text:p>
          </table:table-cell>
          <table:table-cell table:formula="of:=(1/[.I369])*[.$C$13]" office:value-type="float" office:value="376.999999999999" calcext:value-type="float">
            <text:p>376,999999999999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formula="of:=1/([.E370]/1000)" office:value-type="float" office:value="2.710027100271" calcext:value-type="float">
            <text:p>2,710</text:p>
          </table:table-cell>
          <table:table-cell table:formula="of:=[.$C$7]*[.F370]" office:value-type="float" office:value="434.203862691301" calcext:value-type="float">
            <text:p>434,204</text:p>
          </table:table-cell>
          <table:table-cell table:formula="of:=[.$C$11]-(1/([.E370]+[.$C$12]))*[.$C$13]" office:value-type="float" office:value="390.449735449735" calcext:value-type="float">
            <text:p>390,44974</text:p>
          </table:table-cell>
          <table:table-cell table:formula="of:=[.$C$11]-[.H370]" office:value-type="float" office:value="14.5502645502646" calcext:value-type="float">
            <text:p>14,5502645502646</text:p>
          </table:table-cell>
          <table:table-cell table:formula="of:=(1/[.I370])*[.$C$13]" office:value-type="float" office:value="378" calcext:value-type="float">
            <text:p>378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table:formula="of:=1/([.E371]/1000)" office:value-type="float" office:value="2.7027027027027" calcext:value-type="float">
            <text:p>2,703</text:p>
          </table:table-cell>
          <table:table-cell table:formula="of:=[.$C$7]*[.F371]" office:value-type="float" office:value="433.030338738081" calcext:value-type="float">
            <text:p>433,030</text:p>
          </table:table-cell>
          <table:table-cell table:formula="of:=[.$C$11]-(1/([.E371]+[.$C$12]))*[.$C$13]" office:value-type="float" office:value="390.488126649077" calcext:value-type="float">
            <text:p>390,48813</text:p>
          </table:table-cell>
          <table:table-cell table:formula="of:=[.$C$11]-[.H371]" office:value-type="float" office:value="14.5118733509235" calcext:value-type="float">
            <text:p>14,5118733509235</text:p>
          </table:table-cell>
          <table:table-cell table:formula="of:=(1/[.I371])*[.$C$13]" office:value-type="float" office:value="378.999999999999" calcext:value-type="float">
            <text:p>378,999999999999</text:p>
          </table:table-cell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formula="of:=1/([.E372]/1000)" office:value-type="float" office:value="2.69541778975741" calcext:value-type="float">
            <text:p>2,695</text:p>
          </table:table-cell>
          <table:table-cell table:formula="of:=[.$C$7]*[.F372]" office:value-type="float" office:value="431.863141059542" calcext:value-type="float">
            <text:p>431,863</text:p>
          </table:table-cell>
          <table:table-cell table:formula="of:=[.$C$11]-(1/([.E372]+[.$C$12]))*[.$C$13]" office:value-type="float" office:value="390.526315789474" calcext:value-type="float">
            <text:p>390,52632</text:p>
          </table:table-cell>
          <table:table-cell table:formula="of:=[.$C$11]-[.H372]" office:value-type="float" office:value="14.4736842105263" calcext:value-type="float">
            <text:p>14,4736842105263</text:p>
          </table:table-cell>
          <table:table-cell table:formula="of:=(1/[.I372])*[.$C$13]" office:value-type="float" office:value="380" calcext:value-type="float">
            <text:p>380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formula="of:=1/([.E373]/1000)" office:value-type="float" office:value="2.68817204301075" calcext:value-type="float">
            <text:p>2,688</text:p>
          </table:table-cell>
          <table:table-cell table:formula="of:=[.$C$7]*[.F373]" office:value-type="float" office:value="430.702218637339" calcext:value-type="float">
            <text:p>430,702</text:p>
          </table:table-cell>
          <table:table-cell table:formula="of:=[.$C$11]-(1/([.E373]+[.$C$12]))*[.$C$13]" office:value-type="float" office:value="390.564304461942" calcext:value-type="float">
            <text:p>390,56430</text:p>
          </table:table-cell>
          <table:table-cell table:formula="of:=[.$C$11]-[.H373]" office:value-type="float" office:value="14.4356955380578" calcext:value-type="float">
            <text:p>14,4356955380578</text:p>
          </table:table-cell>
          <table:table-cell table:formula="of:=(1/[.I373])*[.$C$13]" office:value-type="float" office:value="381" calcext:value-type="float">
            <text:p>381</text:p>
          </table:table-cell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formula="of:=1/([.E374]/1000)" office:value-type="float" office:value="2.68096514745308" calcext:value-type="float">
            <text:p>2,681</text:p>
          </table:table-cell>
          <table:table-cell table:formula="of:=[.$C$7]*[.F374]" office:value-type="float" office:value="429.547521000241" calcext:value-type="float">
            <text:p>429,548</text:p>
          </table:table-cell>
          <table:table-cell table:formula="of:=[.$C$11]-(1/([.E374]+[.$C$12]))*[.$C$13]" office:value-type="float" office:value="390.602094240838" calcext:value-type="float">
            <text:p>390,60209</text:p>
          </table:table-cell>
          <table:table-cell table:formula="of:=[.$C$11]-[.H374]" office:value-type="float" office:value="14.3979057591623" calcext:value-type="float">
            <text:p>14,3979057591623</text:p>
          </table:table-cell>
          <table:table-cell table:formula="of:=(1/[.I374])*[.$C$13]" office:value-type="float" office:value="382" calcext:value-type="float">
            <text:p>382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formula="of:=1/([.E375]/1000)" office:value-type="float" office:value="2.67379679144385" calcext:value-type="float">
            <text:p>2,674</text:p>
          </table:table-cell>
          <table:table-cell table:formula="of:=[.$C$7]*[.F375]" office:value-type="float" office:value="428.398998216818" calcext:value-type="float">
            <text:p>428,399</text:p>
          </table:table-cell>
          <table:table-cell table:formula="of:=[.$C$11]-(1/([.E375]+[.$C$12]))*[.$C$13]" office:value-type="float" office:value="390.639686684073" calcext:value-type="float">
            <text:p>390,63969</text:p>
          </table:table-cell>
          <table:table-cell table:formula="of:=[.$C$11]-[.H375]" office:value-type="float" office:value="14.3603133159269" calcext:value-type="float">
            <text:p>14,3603133159269</text:p>
          </table:table-cell>
          <table:table-cell table:formula="of:=(1/[.I375])*[.$C$13]" office:value-type="float" office:value="383" calcext:value-type="float">
            <text:p>383</text:p>
          </table:table-cell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formula="of:=1/([.E376]/1000)" office:value-type="float" office:value="2.66666666666667" calcext:value-type="float">
            <text:p>2,667</text:p>
          </table:table-cell>
          <table:table-cell table:formula="of:=[.$C$7]*[.F376]" office:value-type="float" office:value="427.25660088824" calcext:value-type="float">
            <text:p>427,257</text:p>
          </table:table-cell>
          <table:table-cell table:formula="of:=[.$C$11]-(1/([.E376]+[.$C$12]))*[.$C$13]" office:value-type="float" office:value="390.677083333333" calcext:value-type="float">
            <text:p>390,67708</text:p>
          </table:table-cell>
          <table:table-cell table:formula="of:=[.$C$11]-[.H376]" office:value-type="float" office:value="14.3229166666667" calcext:value-type="float">
            <text:p>14,3229166666667</text:p>
          </table:table-cell>
          <table:table-cell table:formula="of:=(1/[.I376])*[.$C$13]" office:value-type="float" office:value="383.999999999999" calcext:value-type="float">
            <text:p>383,999999999999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formula="of:=1/([.E377]/1000)" office:value-type="float" office:value="2.65957446808511" calcext:value-type="float">
            <text:p>2,660</text:p>
          </table:table-cell>
          <table:table-cell table:formula="of:=[.$C$7]*[.F377]" office:value-type="float" office:value="426.120280141197" calcext:value-type="float">
            <text:p>426,120</text:p>
          </table:table-cell>
          <table:table-cell table:formula="of:=[.$C$11]-(1/([.E377]+[.$C$12]))*[.$C$13]" office:value-type="float" office:value="390.714285714286" calcext:value-type="float">
            <text:p>390,71429</text:p>
          </table:table-cell>
          <table:table-cell table:formula="of:=[.$C$11]-[.H377]" office:value-type="float" office:value="14.2857142857143" calcext:value-type="float">
            <text:p>14,2857142857143</text:p>
          </table:table-cell>
          <table:table-cell table:formula="of:=(1/[.I377])*[.$C$13]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formula="of:=1/([.E378]/1000)" office:value-type="float" office:value="2.6525198938992" calcext:value-type="float">
            <text:p>2,653</text:p>
          </table:table-cell>
          <table:table-cell table:formula="of:=[.$C$7]*[.F378]" office:value-type="float" office:value="424.989987620928" calcext:value-type="float">
            <text:p>424,990</text:p>
          </table:table-cell>
          <table:table-cell table:formula="of:=[.$C$11]-(1/([.E378]+[.$C$12]))*[.$C$13]" office:value-type="float" office:value="390.751295336788" calcext:value-type="float">
            <text:p>390,75130</text:p>
          </table:table-cell>
          <table:table-cell table:formula="of:=[.$C$11]-[.H378]" office:value-type="float" office:value="14.2487046632124" calcext:value-type="float">
            <text:p>14,2487046632124</text:p>
          </table:table-cell>
          <table:table-cell table:formula="of:=(1/[.I378])*[.$C$13]" office:value-type="float" office:value="386" calcext:value-type="float">
            <text:p>386</text:p>
          </table:table-cell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formula="of:=1/([.E379]/1000)" office:value-type="float" office:value="2.64550264550265" calcext:value-type="float">
            <text:p>2,646</text:p>
          </table:table-cell>
          <table:table-cell table:formula="of:=[.$C$7]*[.F379]" office:value-type="float" office:value="423.865675484365" calcext:value-type="float">
            <text:p>423,866</text:p>
          </table:table-cell>
          <table:table-cell table:formula="of:=[.$C$11]-(1/([.E379]+[.$C$12]))*[.$C$13]" office:value-type="float" office:value="390.78811369509" calcext:value-type="float">
            <text:p>390,78811</text:p>
          </table:table-cell>
          <table:table-cell table:formula="of:=[.$C$11]-[.H379]" office:value-type="float" office:value="14.2118863049096" calcext:value-type="float">
            <text:p>14,2118863049096</text:p>
          </table:table-cell>
          <table:table-cell table:formula="of:=(1/[.I379])*[.$C$13]" office:value-type="float" office:value="387" calcext:value-type="float">
            <text:p>387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formula="of:=1/([.E380]/1000)" office:value-type="float" office:value="2.63852242744063" calcext:value-type="float">
            <text:p>2,639</text:p>
          </table:table-cell>
          <table:table-cell table:formula="of:=[.$C$7]*[.F380]" office:value-type="float" office:value="422.747296393377" calcext:value-type="float">
            <text:p>422,747</text:p>
          </table:table-cell>
          <table:table-cell table:formula="of:=[.$C$11]-(1/([.E380]+[.$C$12]))*[.$C$13]" office:value-type="float" office:value="390.824742268041" calcext:value-type="float">
            <text:p>390,82474</text:p>
          </table:table-cell>
          <table:table-cell table:formula="of:=[.$C$11]-[.H380]" office:value-type="float" office:value="14.1752577319588" calcext:value-type="float">
            <text:p>14,1752577319588</text:p>
          </table:table-cell>
          <table:table-cell table:formula="of:=(1/[.I380])*[.$C$13]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formula="of:=1/([.E381]/1000)" office:value-type="float" office:value="2.63157894736842" calcext:value-type="float">
            <text:p>2,632</text:p>
          </table:table-cell>
          <table:table-cell table:formula="of:=[.$C$7]*[.F381]" office:value-type="float" office:value="421.634803508132" calcext:value-type="float">
            <text:p>421,635</text:p>
          </table:table-cell>
          <table:table-cell table:formula="of:=[.$C$11]-(1/([.E381]+[.$C$12]))*[.$C$13]" office:value-type="float" office:value="390.86118251928" calcext:value-type="float">
            <text:p>390,86118</text:p>
          </table:table-cell>
          <table:table-cell table:formula="of:=[.$C$11]-[.H381]" office:value-type="float" office:value="14.1388174807198" calcext:value-type="float">
            <text:p>14,1388174807198</text:p>
          </table:table-cell>
          <table:table-cell table:formula="of:=(1/[.I381])*[.$C$13]" office:value-type="float" office:value="389" calcext:value-type="float">
            <text:p>389</text:p>
          </table:table-cell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table:formula="of:=1/([.E382]/1000)" office:value-type="float" office:value="2.6246719160105" calcext:value-type="float">
            <text:p>2,625</text:p>
          </table:table-cell>
          <table:table-cell table:formula="of:=[.$C$7]*[.F382]" office:value-type="float" office:value="420.528150480551" calcext:value-type="float">
            <text:p>420,528</text:p>
          </table:table-cell>
          <table:table-cell table:formula="of:=[.$C$11]-(1/([.E382]+[.$C$12]))*[.$C$13]" office:value-type="float" office:value="390.897435897436" calcext:value-type="float">
            <text:p>390,89744</text:p>
          </table:table-cell>
          <table:table-cell table:formula="of:=[.$C$11]-[.H382]" office:value-type="float" office:value="14.1025641025641" calcext:value-type="float">
            <text:p>14,1025641025641</text:p>
          </table:table-cell>
          <table:table-cell table:formula="of:=(1/[.I382])*[.$C$13]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formula="of:=1/([.E383]/1000)" office:value-type="float" office:value="2.61780104712042" calcext:value-type="float">
            <text:p>2,618</text:p>
          </table:table-cell>
          <table:table-cell table:formula="of:=[.$C$7]*[.F383]" office:value-type="float" office:value="419.42729144788" calcext:value-type="float">
            <text:p>419,427</text:p>
          </table:table-cell>
          <table:table-cell table:formula="of:=[.$C$11]-(1/([.E383]+[.$C$12]))*[.$C$13]" office:value-type="float" office:value="390.933503836317" calcext:value-type="float">
            <text:p>390,93350</text:p>
          </table:table-cell>
          <table:table-cell table:formula="of:=[.$C$11]-[.H383]" office:value-type="float" office:value="14.0664961636829" calcext:value-type="float">
            <text:p>14,0664961636829</text:p>
          </table:table-cell>
          <table:table-cell table:formula="of:=(1/[.I383])*[.$C$13]" office:value-type="float" office:value="391" calcext:value-type="float">
            <text:p>391</text:p>
          </table:table-cell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formula="of:=1/([.E384]/1000)" office:value-type="float" office:value="2.61096605744125" calcext:value-type="float">
            <text:p>2,611</text:p>
          </table:table-cell>
          <table:table-cell table:formula="of:=[.$C$7]*[.F384]" office:value-type="float" office:value="418.332181026345" calcext:value-type="float">
            <text:p>418,332</text:p>
          </table:table-cell>
          <table:table-cell table:formula="of:=[.$C$11]-(1/([.E384]+[.$C$12]))*[.$C$13]" office:value-type="float" office:value="390.969387755102" calcext:value-type="float">
            <text:p>390,96939</text:p>
          </table:table-cell>
          <table:table-cell table:formula="of:=[.$C$11]-[.H384]" office:value-type="float" office:value="14.030612244898" calcext:value-type="float">
            <text:p>14,030612244898</text:p>
          </table:table-cell>
          <table:table-cell table:formula="of:=(1/[.I384])*[.$C$13]" office:value-type="float" office:value="392" calcext:value-type="float">
            <text:p>392</text:p>
          </table:table-cell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formula="of:=1/([.E385]/1000)" office:value-type="float" office:value="2.60416666666667" calcext:value-type="float">
            <text:p>2,604</text:p>
          </table:table-cell>
          <table:table-cell table:formula="of:=[.$C$7]*[.F385]" office:value-type="float" office:value="417.242774304922" calcext:value-type="float">
            <text:p>417,243</text:p>
          </table:table-cell>
          <table:table-cell table:formula="of:=[.$C$11]-(1/([.E385]+[.$C$12]))*[.$C$13]" office:value-type="float" office:value="391.005089058524" calcext:value-type="float">
            <text:p>391,00509</text:p>
          </table:table-cell>
          <table:table-cell table:formula="of:=[.$C$11]-[.H385]" office:value-type="float" office:value="13.9949109414758" calcext:value-type="float">
            <text:p>13,9949109414758</text:p>
          </table:table-cell>
          <table:table-cell table:formula="of:=(1/[.I385])*[.$C$13]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formula="of:=1/([.E386]/1000)" office:value-type="float" office:value="2.5974025974026" calcext:value-type="float">
            <text:p>2,597</text:p>
          </table:table-cell>
          <table:table-cell table:formula="of:=[.$C$7]*[.F386]" office:value-type="float" office:value="416.159026839195" calcext:value-type="float">
            <text:p>416,159</text:p>
          </table:table-cell>
          <table:table-cell table:formula="of:=[.$C$11]-(1/([.E386]+[.$C$12]))*[.$C$13]" office:value-type="float" office:value="391.040609137056" calcext:value-type="float">
            <text:p>391,04061</text:p>
          </table:table-cell>
          <table:table-cell table:formula="of:=[.$C$11]-[.H386]" office:value-type="float" office:value="13.9593908629441" calcext:value-type="float">
            <text:p>13,9593908629441</text:p>
          </table:table-cell>
          <table:table-cell table:formula="of:=(1/[.I386])*[.$C$13]" office:value-type="float" office:value="394.000000000001" calcext:value-type="float">
            <text:p>394,000000000001</text:p>
          </table:table-cell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formula="of:=1/([.E387]/1000)" office:value-type="float" office:value="2.59067357512953" calcext:value-type="float">
            <text:p>2,591</text:p>
          </table:table-cell>
          <table:table-cell table:formula="of:=[.$C$7]*[.F387]" office:value-type="float" office:value="415.080894645311" calcext:value-type="float">
            <text:p>415,081</text:p>
          </table:table-cell>
          <table:table-cell table:formula="of:=[.$C$11]-(1/([.E387]+[.$C$12]))*[.$C$13]" office:value-type="float" office:value="391.075949367089" calcext:value-type="float">
            <text:p>391,07595</text:p>
          </table:table-cell>
          <table:table-cell table:formula="of:=[.$C$11]-[.H387]" office:value-type="float" office:value="13.9240506329114" calcext:value-type="float">
            <text:p>13,9240506329114</text:p>
          </table:table-cell>
          <table:table-cell table:formula="of:=(1/[.I387])*[.$C$13]" office:value-type="float" office:value="394.999999999999" calcext:value-type="float">
            <text:p>394,999999999999</text:p>
          </table:table-cell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formula="of:=1/([.E388]/1000)" office:value-type="float" office:value="2.58397932816537" calcext:value-type="float">
            <text:p>2,584</text:p>
          </table:table-cell>
          <table:table-cell table:formula="of:=[.$C$7]*[.F388]" office:value-type="float" office:value="414.008334194031" calcext:value-type="float">
            <text:p>414,008</text:p>
          </table:table-cell>
          <table:table-cell table:formula="of:=[.$C$11]-(1/([.E388]+[.$C$12]))*[.$C$13]" office:value-type="float" office:value="391.111111111111" calcext:value-type="float">
            <text:p>391,11111</text:p>
          </table:table-cell>
          <table:table-cell table:formula="of:=[.$C$11]-[.H388]" office:value-type="float" office:value="13.8888888888889" calcext:value-type="float">
            <text:p>13,8888888888889</text:p>
          </table:table-cell>
          <table:table-cell table:formula="of:=(1/[.I388])*[.$C$13]" office:value-type="float" office:value="395.999999999999" calcext:value-type="float">
            <text:p>395,999999999999</text:p>
          </table:table-cell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formula="of:=1/([.E389]/1000)" office:value-type="float" office:value="2.57731958762887" calcext:value-type="float">
            <text:p>2,577</text:p>
          </table:table-cell>
          <table:table-cell table:formula="of:=[.$C$7]*[.F389]" office:value-type="float" office:value="412.941302404871" calcext:value-type="float">
            <text:p>412,941</text:p>
          </table:table-cell>
          <table:table-cell table:formula="of:=[.$C$11]-(1/([.E389]+[.$C$12]))*[.$C$13]" office:value-type="float" office:value="391.146095717884" calcext:value-type="float">
            <text:p>391,14610</text:p>
          </table:table-cell>
          <table:table-cell table:formula="of:=[.$C$11]-[.H389]" office:value-type="float" office:value="13.8539042821159" calcext:value-type="float">
            <text:p>13,8539042821159</text:p>
          </table:table-cell>
          <table:table-cell table:formula="of:=(1/[.I389])*[.$C$13]" office:value-type="float" office:value="397" calcext:value-type="float">
            <text:p>397</text:p>
          </table:table-cell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formula="of:=1/([.E390]/1000)" office:value-type="float" office:value="2.5706940874036" calcext:value-type="float">
            <text:p>2,571</text:p>
          </table:table-cell>
          <table:table-cell table:formula="of:=[.$C$7]*[.F390]" office:value-type="float" office:value="411.879756640334" calcext:value-type="float">
            <text:p>411,880</text:p>
          </table:table-cell>
          <table:table-cell table:formula="of:=[.$C$11]-(1/([.E390]+[.$C$12]))*[.$C$13]" office:value-type="float" office:value="391.180904522613" calcext:value-type="float">
            <text:p>391,18090</text:p>
          </table:table-cell>
          <table:table-cell table:formula="of:=[.$C$11]-[.H390]" office:value-type="float" office:value="13.819095477387" calcext:value-type="float">
            <text:p>13,819095477387</text:p>
          </table:table-cell>
          <table:table-cell table:formula="of:=(1/[.I390])*[.$C$13]" office:value-type="float" office:value="398" calcext:value-type="float">
            <text:p>398</text:p>
          </table:table-cell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formula="of:=1/([.E391]/1000)" office:value-type="float" office:value="2.56410256410256" calcext:value-type="float">
            <text:p>2,564</text:p>
          </table:table-cell>
          <table:table-cell table:formula="of:=[.$C$7]*[.F391]" office:value-type="float" office:value="410.823654700231" calcext:value-type="float">
            <text:p>410,824</text:p>
          </table:table-cell>
          <table:table-cell table:formula="of:=[.$C$11]-(1/([.E391]+[.$C$12]))*[.$C$13]" office:value-type="float" office:value="391.215538847118" calcext:value-type="float">
            <text:p>391,21554</text:p>
          </table:table-cell>
          <table:table-cell table:formula="of:=[.$C$11]-[.H391]" office:value-type="float" office:value="13.7844611528822" calcext:value-type="float">
            <text:p>13,7844611528822</text:p>
          </table:table-cell>
          <table:table-cell table:formula="of:=(1/[.I391])*[.$C$13]" office:value-type="float" office:value="399" calcext:value-type="float">
            <text:p>399</text:p>
          </table:table-cell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formula="of:=1/([.E392]/1000)" office:value-type="float" office:value="2.55754475703325" calcext:value-type="float">
            <text:p>2,558</text:p>
          </table:table-cell>
          <table:table-cell table:formula="of:=[.$C$7]*[.F392]" office:value-type="float" office:value="409.772954816087" calcext:value-type="float">
            <text:p>409,773</text:p>
          </table:table-cell>
          <table:table-cell table:formula="of:=[.$C$11]-(1/([.E392]+[.$C$12]))*[.$C$13]" office:value-type="float" office:value="391.25" calcext:value-type="float">
            <text:p>391,25000</text:p>
          </table:table-cell>
          <table:table-cell table:formula="of:=[.$C$11]-[.H392]" office:value-type="float" office:value="13.75" calcext:value-type="float">
            <text:p>13,75</text:p>
          </table:table-cell>
          <table:table-cell table:formula="of:=(1/[.I392])*[.$C$13]"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formula="of:=1/([.E393]/1000)" office:value-type="float" office:value="2.55102040816327" calcext:value-type="float">
            <text:p>2,551</text:p>
          </table:table-cell>
          <table:table-cell table:formula="of:=[.$C$7]*[.F393]" office:value-type="float" office:value="408.727615645638" calcext:value-type="float">
            <text:p>408,728</text:p>
          </table:table-cell>
          <table:table-cell table:formula="of:=[.$C$11]-(1/([.E393]+[.$C$12]))*[.$C$13]" office:value-type="float" office:value="391.284289276808" calcext:value-type="float">
            <text:p>391,28429</text:p>
          </table:table-cell>
          <table:table-cell table:formula="of:=[.$C$11]-[.H393]" office:value-type="float" office:value="13.715710723192" calcext:value-type="float">
            <text:p>13,715710723192</text:p>
          </table:table-cell>
          <table:table-cell table:formula="of:=(1/[.I393])*[.$C$13]" office:value-type="float" office:value="400.999999999999" calcext:value-type="float">
            <text:p>400,999999999999</text:p>
          </table:table-cell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table:formula="of:=1/([.E394]/1000)" office:value-type="float" office:value="2.54452926208651" calcext:value-type="float">
            <text:p>2,545</text:p>
          </table:table-cell>
          <table:table-cell table:formula="of:=[.$C$7]*[.F394]" office:value-type="float" office:value="407.687596267405" calcext:value-type="float">
            <text:p>407,688</text:p>
          </table:table-cell>
          <table:table-cell table:formula="of:=[.$C$11]-(1/([.E394]+[.$C$12]))*[.$C$13]" office:value-type="float" office:value="391.318407960199" calcext:value-type="float">
            <text:p>391,31841</text:p>
          </table:table-cell>
          <table:table-cell table:formula="of:=[.$C$11]-[.H394]" office:value-type="float" office:value="13.681592039801" calcext:value-type="float">
            <text:p>13,681592039801</text:p>
          </table:table-cell>
          <table:table-cell table:formula="of:=(1/[.I394])*[.$C$13]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formula="of:=1/([.E395]/1000)" office:value-type="float" office:value="2.53807106598985" calcext:value-type="float">
            <text:p>2,538</text:p>
          </table:table-cell>
          <table:table-cell table:formula="of:=[.$C$7]*[.F395]" office:value-type="float" office:value="406.652856175355" calcext:value-type="float">
            <text:p>406,653</text:p>
          </table:table-cell>
          <table:table-cell table:formula="of:=[.$C$11]-(1/([.E395]+[.$C$12]))*[.$C$13]" office:value-type="float" office:value="391.352357320099" calcext:value-type="float">
            <text:p>391,35236</text:p>
          </table:table-cell>
          <table:table-cell table:formula="of:=[.$C$11]-[.H395]" office:value-type="float" office:value="13.6476426799007" calcext:value-type="float">
            <text:p>13,6476426799007</text:p>
          </table:table-cell>
          <table:table-cell table:formula="of:=(1/[.I395])*[.$C$13]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formula="of:=1/([.E396]/1000)" office:value-type="float" office:value="2.53164556962025" calcext:value-type="float">
            <text:p>2,532</text:p>
          </table:table-cell>
          <table:table-cell table:formula="of:=[.$C$7]*[.F396]" office:value-type="float" office:value="405.623355273645" calcext:value-type="float">
            <text:p>405,623</text:p>
          </table:table-cell>
          <table:table-cell table:formula="of:=[.$C$11]-(1/([.E396]+[.$C$12]))*[.$C$13]" office:value-type="float" office:value="391.386138613861" calcext:value-type="float">
            <text:p>391,38614</text:p>
          </table:table-cell>
          <table:table-cell table:formula="of:=[.$C$11]-[.H396]" office:value-type="float" office:value="13.6138613861386" calcext:value-type="float">
            <text:p>13,6138613861386</text:p>
          </table:table-cell>
          <table:table-cell table:formula="of:=(1/[.I396])*[.$C$13]" office:value-type="float" office:value="403.999999999999" calcext:value-type="float">
            <text:p>403,999999999999</text:p>
          </table:table-cell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formula="of:=1/([.E397]/1000)" office:value-type="float" office:value="2.52525252525252" calcext:value-type="float">
            <text:p>2,525</text:p>
          </table:table-cell>
          <table:table-cell table:formula="of:=[.$C$7]*[.F397]" office:value-type="float" office:value="404.599053871439" calcext:value-type="float">
            <text:p>404,599</text:p>
          </table:table-cell>
          <table:table-cell table:formula="of:=[.$C$11]-(1/([.E397]+[.$C$12]))*[.$C$13]" office:value-type="float" office:value="391.41975308642" calcext:value-type="float">
            <text:p>391,41975</text:p>
          </table:table-cell>
          <table:table-cell table:formula="of:=[.$C$11]-[.H397]" office:value-type="float" office:value="13.5802469135803" calcext:value-type="float">
            <text:p>13,5802469135803</text:p>
          </table:table-cell>
          <table:table-cell table:formula="of:=(1/[.I397])*[.$C$13]" office:value-type="float" office:value="405" calcext:value-type="float">
            <text:p>405</text:p>
          </table:table-cell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formula="of:=1/([.E398]/1000)" office:value-type="float" office:value="2.51889168765743" calcext:value-type="float">
            <text:p>2,519</text:p>
          </table:table-cell>
          <table:table-cell table:formula="of:=[.$C$7]*[.F398]" office:value-type="float" office:value="403.579912677809" calcext:value-type="float">
            <text:p>403,580</text:p>
          </table:table-cell>
          <table:table-cell table:formula="of:=[.$C$11]-(1/([.E398]+[.$C$12]))*[.$C$13]" office:value-type="float" office:value="391.453201970443" calcext:value-type="float">
            <text:p>391,45320</text:p>
          </table:table-cell>
          <table:table-cell table:formula="of:=[.$C$11]-[.H398]" office:value-type="float" office:value="13.5467980295567" calcext:value-type="float">
            <text:p>13,5467980295567</text:p>
          </table:table-cell>
          <table:table-cell table:formula="of:=(1/[.I398])*[.$C$13]" office:value-type="float" office:value="405.999999999999" calcext:value-type="float">
            <text:p>405,999999999999</text:p>
          </table:table-cell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formula="of:=1/([.E399]/1000)" office:value-type="float" office:value="2.51256281407035" calcext:value-type="float">
            <text:p>2,513</text:p>
          </table:table-cell>
          <table:table-cell table:formula="of:=[.$C$7]*[.F399]" office:value-type="float" office:value="402.565892796708" calcext:value-type="float">
            <text:p>402,566</text:p>
          </table:table-cell>
          <table:table-cell table:formula="of:=[.$C$11]-(1/([.E399]+[.$C$12]))*[.$C$13]" office:value-type="float" office:value="391.486486486487" calcext:value-type="float">
            <text:p>391,48649</text:p>
          </table:table-cell>
          <table:table-cell table:formula="of:=[.$C$11]-[.H399]" office:value-type="float" office:value="13.5135135135135" calcext:value-type="float">
            <text:p>13,5135135135135</text:p>
          </table:table-cell>
          <table:table-cell table:formula="of:=(1/[.I399])*[.$C$13]" office:value-type="float" office:value="407.000000000001" calcext:value-type="float">
            <text:p>407,000000000001</text:p>
          </table:table-cell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formula="of:=1/([.E400]/1000)" office:value-type="float" office:value="2.5062656641604" calcext:value-type="float">
            <text:p>2,506</text:p>
          </table:table-cell>
          <table:table-cell table:formula="of:=[.$C$7]*[.F400]" office:value-type="float" office:value="401.55695572203" calcext:value-type="float">
            <text:p>401,557</text:p>
          </table:table-cell>
          <table:table-cell table:formula="of:=[.$C$11]-(1/([.E400]+[.$C$12]))*[.$C$13]" office:value-type="float" office:value="391.519607843137" calcext:value-type="float">
            <text:p>391,51961</text:p>
          </table:table-cell>
          <table:table-cell table:formula="of:=[.$C$11]-[.H400]" office:value-type="float" office:value="13.4803921568628" calcext:value-type="float">
            <text:p>13,4803921568628</text:p>
          </table:table-cell>
          <table:table-cell table:formula="of:=(1/[.I400])*[.$C$13]" office:value-type="float" office:value="408" calcext:value-type="float">
            <text:p>408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1/([.E401]/1000)" office:value-type="float" office:value="2.5" calcext:value-type="float">
            <text:p>2,500</text:p>
          </table:table-cell>
          <table:table-cell table:formula="of:=[.$C$7]*[.F401]" office:value-type="float" office:value="400.553063332725" calcext:value-type="float">
            <text:p>400,553</text:p>
          </table:table-cell>
          <table:table-cell table:formula="of:=[.$C$11]-(1/([.E401]+[.$C$12]))*[.$C$13]" office:value-type="float" office:value="391.552567237164" calcext:value-type="float">
            <text:p>391,55257</text:p>
          </table:table-cell>
          <table:table-cell table:formula="of:=[.$C$11]-[.H401]" office:value-type="float" office:value="13.4474327628362" calcext:value-type="float">
            <text:p>13,4474327628362</text:p>
          </table:table-cell>
          <table:table-cell table:formula="of:=(1/[.I401])*[.$C$13]" office:value-type="float" office:value="409" calcext:value-type="float">
            <text:p>409</text:p>
          </table:table-cell>
        </table:table-row>
      </table:table>
      <table:table table:name="Tabelle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float" office:value="3.14159265359" calcext:value-type="float">
            <text:p>3,1415926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7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6:47:34.552271916</meta:creation-date>
    <dc:date>2017-07-31T21:40:41.271571301</dc:date>
    <meta:editing-duration>PT40M43S</meta:editing-duration>
    <meta:editing-cycles>7</meta:editing-cycles>
    <meta:generator>LibreOffice/5.2.3.3$Linux_X86_64 LibreOffice_project/20m0$Build-3</meta:generator>
    <meta:document-statistic meta:table-count="2" meta:cell-count="24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96cm" xlink:href=".." xlink:type="simple" chart:class="chart:line" chart:column-mapping="0 2 1" chart:style-name="ch1">
        <chart:legend chart:legend-position="end" svg:x="11.447cm" svg:y="3.701cm" style:legend-expansion="high" chart:style-name="ch2"/>
        <chart:plot-area chart:style-name="ch3" table:cell-range-address="Tabelle1.F1:Tabelle1.F401 Tabelle1.H1:Tabelle1.I401" chart:data-source-has-labels="row" svg:x="0.319cm" svg:y="0.179cm" svg:width="10.809cm" svg:height="8.638cm">
          <chartooo:coordinate-region svg:x="1.311cm" svg:y="0.305cm" svg:width="9.817cm" svg:height="8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401" chart:label-cell-address="Tabelle1.F1:Tabelle1.F1" chart:class="chart:line">
            <chart:data-point chart:repeated="400"/>
          </chart:series>
          <chart:series chart:style-name="ch7" chart:values-cell-range-address="Tabelle1.I2:Tabelle1.I401" chart:label-cell-address="Tabelle1.I1:Tabelle1.I1" chart:class="chart:line">
            <chart:data-point chart:repeated="400"/>
          </chart:series>
          <chart:series chart:style-name="ch8" chart:values-cell-range-address="Tabelle1.H2:Tabelle1.H401" chart:label-cell-address="Tabelle1.H1:Tabelle1.H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s Frequency [1/s]</text:p>
                <draw:g>
                  <svg:desc>Tabelle1.F1:Tabelle1.F1</svg:desc>
                </draw:g>
              </table:table-cell>
              <table:table-cell office:value-type="string">
                <text:p/>
                <draw:g>
                  <svg:desc>Tabelle1.I1:Tabelle1.I1</svg:desc>
                </draw:g>
              </table:table-cell>
              <table:table-cell office:value-type="string">
                <text:p>Output value</text:p>
                <draw:g>
                  <svg:desc>Tabelle1.H1:Tabelle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F2:Tabelle1.F401</svg:desc>
                </draw:g>
              </table:table-cell>
              <table:table-cell office:value-type="float" office:value="550">
                <text:p>550</text:p>
                <draw:g>
                  <svg:desc>Tabelle1.I2:Tabelle1.I401</svg:desc>
                </draw:g>
              </table:table-cell>
              <table:table-cell office:value-type="float" office:value="-145">
                <text:p>-145</text:p>
                <draw:g>
                  <svg:desc>Tabelle1.H2:Tabelle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-53.3333333333333">
                <text:p>-5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423.076923076923">
                <text:p>423.076923076923</text:p>
              </table:table-cell>
              <table:table-cell office:value-type="float" office:value="-18.0769230769231">
                <text:p>-18.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92.857142857143">
                <text:p>392.857142857143</text:p>
              </table:table-cell>
              <table:table-cell office:value-type="float" office:value="12.1428571428572">
                <text:p>12.1428571428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343.75">
                <text:p>343.7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23.529411764706">
                <text:p>323.529411764706</text:p>
              </table:table-cell>
              <table:table-cell office:value-type="float" office:value="81.4705882352942">
                <text:p>81.4705882352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99.4444444444445">
                <text:p>99.4444444444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89.473684210526">
                <text:p>289.473684210526</text:p>
              </table:table-cell>
              <table:table-cell office:value-type="float" office:value="115.526315789474">
                <text:p>115.526315789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275">
                <text:p>2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61.904761904762">
                <text:p>261.904761904762</text:p>
              </table:table-cell>
              <table:table-cell office:value-type="float" office:value="143.095238095238">
                <text:p>143.095238095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39.130434782609">
                <text:p>239.130434782609</text:p>
              </table:table-cell>
              <table:table-cell office:value-type="float" office:value="165.869565217391">
                <text:p>165.869565217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175.833333333333">
                <text:p>175.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220">
                <text:p>2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211.538461538462">
                <text:p>211.538461538462</text:p>
              </table:table-cell>
              <table:table-cell office:value-type="float" office:value="193.461538461538">
                <text:p>193.461538461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03.703703703704">
                <text:p>203.703703703704</text:p>
              </table:table-cell>
              <table:table-cell office:value-type="float" office:value="201.296296296296">
                <text:p>201.29629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196.428571428571">
                <text:p>196.428571428571</text:p>
              </table:table-cell>
              <table:table-cell office:value-type="float" office:value="208.571428571429">
                <text:p>208.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89.655172413793">
                <text:p>189.655172413793</text:p>
              </table:table-cell>
              <table:table-cell office:value-type="float" office:value="215.344827586207">
                <text:p>215.34482758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6190476190476">
                <text:p>47.6190476190476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21.666666666667">
                <text:p>221.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177.41935483871">
                <text:p>177.41935483871</text:p>
              </table:table-cell>
              <table:table-cell office:value-type="float" office:value="227.58064516129">
                <text:p>227.58064516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4782608695652">
                <text:p>43.4782608695652</text:p>
              </table:table-cell>
              <table:table-cell office:value-type="float" office:value="171.875">
                <text:p>171.875</text:p>
              </table:table-cell>
              <table:table-cell office:value-type="float" office:value="233.125">
                <text:p>233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38.333333333333">
                <text:p>238.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61.764705882353">
                <text:p>161.764705882353</text:p>
              </table:table-cell>
              <table:table-cell office:value-type="float" office:value="243.235294117647">
                <text:p>243.235294117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57.142857142857">
                <text:p>157.142857142857</text:p>
              </table:table-cell>
              <table:table-cell office:value-type="float" office:value="247.857142857143">
                <text:p>247.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037037037037">
                <text:p>37.037037037037</text:p>
              </table:table-cell>
              <table:table-cell office:value-type="float" office:value="152.777777777778">
                <text:p>152.777777777778</text:p>
              </table:table-cell>
              <table:table-cell office:value-type="float" office:value="252.222222222222">
                <text:p>252.2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48.648648648649">
                <text:p>148.648648648649</text:p>
              </table:table-cell>
              <table:table-cell office:value-type="float" office:value="256.351351351351">
                <text:p>256.351351351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144.736842105263">
                <text:p>144.736842105263</text:p>
              </table:table-cell>
              <table:table-cell office:value-type="float" office:value="260.263157894737">
                <text:p>260.263157894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1.025641025641">
                <text:p>141.025641025641</text:p>
              </table:table-cell>
              <table:table-cell office:value-type="float" office:value="263.974358974359">
                <text:p>263.974358974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258064516129">
                <text:p>32.258064516129</text:p>
              </table:table-cell>
              <table:table-cell office:value-type="float" office:value="137.5">
                <text:p>137.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25">
                <text:p>31.25</text:p>
              </table:table-cell>
              <table:table-cell office:value-type="float" office:value="134.146341463415">
                <text:p>134.146341463415</text:p>
              </table:table-cell>
              <table:table-cell office:value-type="float" office:value="270.853658536585">
                <text:p>270.853658536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030303030303">
                <text:p>30.3030303030303</text:p>
              </table:table-cell>
              <table:table-cell office:value-type="float" office:value="130.952380952381">
                <text:p>130.952380952381</text:p>
              </table:table-cell>
              <table:table-cell office:value-type="float" office:value="274.047619047619">
                <text:p>274.047619047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4117647058823">
                <text:p>29.4117647058823</text:p>
              </table:table-cell>
              <table:table-cell office:value-type="float" office:value="127.906976744186">
                <text:p>127.906976744186</text:p>
              </table:table-cell>
              <table:table-cell office:value-type="float" office:value="277.093023255814">
                <text:p>277.093023255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25">
                <text:p>1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122.222222222222">
                <text:p>122.222222222222</text:p>
              </table:table-cell>
              <table:table-cell office:value-type="float" office:value="282.777777777778">
                <text:p>282.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027027027027">
                <text:p>27.027027027027</text:p>
              </table:table-cell>
              <table:table-cell office:value-type="float" office:value="119.565217391304">
                <text:p>119.565217391304</text:p>
              </table:table-cell>
              <table:table-cell office:value-type="float" office:value="285.434782608696">
                <text:p>285.434782608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157894736842">
                <text:p>26.3157894736842</text:p>
              </table:table-cell>
              <table:table-cell office:value-type="float" office:value="117.021276595745">
                <text:p>117.021276595745</text:p>
              </table:table-cell>
              <table:table-cell office:value-type="float" office:value="287.978723404255">
                <text:p>287.978723404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290.416666666667">
                <text:p>290.41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12.244897959184">
                <text:p>112.244897959184</text:p>
              </table:table-cell>
              <table:table-cell office:value-type="float" office:value="292.755102040816">
                <text:p>292.755102040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90243902439">
                <text:p>24.390243902439</text:p>
              </table:table-cell>
              <table:table-cell office:value-type="float" office:value="110">
                <text:p>1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8095238095238">
                <text:p>23.8095238095238</text:p>
              </table:table-cell>
              <table:table-cell office:value-type="float" office:value="107.843137254902">
                <text:p>107.843137254902</text:p>
              </table:table-cell>
              <table:table-cell office:value-type="float" office:value="297.156862745098">
                <text:p>297.156862745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2558139534884">
                <text:p>23.2558139534884</text:p>
              </table:table-cell>
              <table:table-cell office:value-type="float" office:value="105.769230769231">
                <text:p>105.769230769231</text:p>
              </table:table-cell>
              <table:table-cell office:value-type="float" office:value="299.230769230769">
                <text:p>299.2307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103.77358490566">
                <text:p>103.77358490566</text:p>
              </table:table-cell>
              <table:table-cell office:value-type="float" office:value="301.22641509434">
                <text:p>301.22641509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1.851851851852">
                <text:p>101.851851851852</text:p>
              </table:table-cell>
              <table:table-cell office:value-type="float" office:value="303.148148148148">
                <text:p>303.148148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7391304347826">
                <text:p>21.7391304347826</text:p>
              </table:table-cell>
              <table:table-cell office:value-type="float" office:value="100">
                <text:p>1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98.2142857142857">
                <text:p>98.2142857142857</text:p>
              </table:table-cell>
              <table:table-cell office:value-type="float" office:value="306.785714285714">
                <text:p>306.785714285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96.4912280701754">
                <text:p>96.4912280701754</text:p>
              </table:table-cell>
              <table:table-cell office:value-type="float" office:value="308.508771929825">
                <text:p>308.508771929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94.8275862068966">
                <text:p>94.8275862068966</text:p>
              </table:table-cell>
              <table:table-cell office:value-type="float" office:value="310.172413793103">
                <text:p>310.172413793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93.2203389830509">
                <text:p>93.2203389830509</text:p>
              </table:table-cell>
              <table:table-cell office:value-type="float" office:value="311.779661016949">
                <text:p>311.779661016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6078431372549">
                <text:p>19.607843137254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313.333333333333">
                <text:p>313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90.1639344262295">
                <text:p>90.1639344262295</text:p>
              </table:table-cell>
              <table:table-cell office:value-type="float" office:value="314.83606557377">
                <text:p>314.83606557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8679245283019">
                <text:p>18.8679245283019</text:p>
              </table:table-cell>
              <table:table-cell office:value-type="float" office:value="88.7096774193548">
                <text:p>88.7096774193548</text:p>
              </table:table-cell>
              <table:table-cell office:value-type="float" office:value="316.290322580645">
                <text:p>316.290322580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185185185185">
                <text:p>18.5185185185185</text:p>
              </table:table-cell>
              <table:table-cell office:value-type="float" office:value="87.3015873015873">
                <text:p>87.3015873015873</text:p>
              </table:table-cell>
              <table:table-cell office:value-type="float" office:value="317.698412698413">
                <text:p>317.698412698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5.9375">
                <text:p>85.9375</text:p>
              </table:table-cell>
              <table:table-cell office:value-type="float" office:value="319.0625">
                <text:p>319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320.384615384615">
                <text:p>320.384615384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438596491228">
                <text:p>17.543859649122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21.666666666667">
                <text:p>321.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2413793103448">
                <text:p>17.2413793103448</text:p>
              </table:table-cell>
              <table:table-cell office:value-type="float" office:value="82.0895522388059">
                <text:p>82.0895522388059</text:p>
              </table:table-cell>
              <table:table-cell office:value-type="float" office:value="322.910447761194">
                <text:p>322.910447761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9491525423729">
                <text:p>16.9491525423729</text:p>
              </table:table-cell>
              <table:table-cell office:value-type="float" office:value="80.8823529411765">
                <text:p>80.8823529411765</text:p>
              </table:table-cell>
              <table:table-cell office:value-type="float" office:value="324.117647058824">
                <text:p>324.117647058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9.7101449275363">
                <text:p>79.7101449275363</text:p>
              </table:table-cell>
              <table:table-cell office:value-type="float" office:value="325.289855072464">
                <text:p>325.289855072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934426229508">
                <text:p>16.3934426229508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326.428571428571">
                <text:p>326.428571428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77.4647887323944">
                <text:p>77.4647887323944</text:p>
              </table:table-cell>
              <table:table-cell office:value-type="float" office:value="327.535211267606">
                <text:p>327.535211267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730158730159">
                <text:p>15.8730158730159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328.611111111111">
                <text:p>328.61111111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25">
                <text:p>15.625</text:p>
              </table:table-cell>
              <table:table-cell office:value-type="float" office:value="75.3424657534247">
                <text:p>75.3424657534247</text:p>
              </table:table-cell>
              <table:table-cell office:value-type="float" office:value="329.657534246575">
                <text:p>329.657534246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74.3243243243243">
                <text:p>74.3243243243243</text:p>
              </table:table-cell>
              <table:table-cell office:value-type="float" office:value="330.675675675676">
                <text:p>330.675675675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515151515152">
                <text:p>15.1515151515152</text:p>
              </table:table-cell>
              <table:table-cell office:value-type="float" office:value="73.3333333333334">
                <text:p>73.3333333333334</text:p>
              </table:table-cell>
              <table:table-cell office:value-type="float" office:value="331.666666666667">
                <text:p>331.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9253731343284">
                <text:p>14.9253731343284</text:p>
              </table:table-cell>
              <table:table-cell office:value-type="float" office:value="72.3684210526316">
                <text:p>72.3684210526316</text:p>
              </table:table-cell>
              <table:table-cell office:value-type="float" office:value="332.631578947368">
                <text:p>332.631578947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33.571428571429">
                <text:p>333.5714285714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4927536231884">
                <text:p>14.4927536231884</text:p>
              </table:table-cell>
              <table:table-cell office:value-type="float" office:value="70.5128205128205">
                <text:p>70.5128205128205</text:p>
              </table:table-cell>
              <table:table-cell office:value-type="float" office:value="334.487179487179">
                <text:p>334.487179487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69.620253164557">
                <text:p>69.620253164557</text:p>
              </table:table-cell>
              <table:table-cell office:value-type="float" office:value="335.379746835443">
                <text:p>335.3797468354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845070422535">
                <text:p>14.0845070422535</text:p>
              </table:table-cell>
              <table:table-cell office:value-type="float" office:value="68.75">
                <text:p>68.75</text:p>
              </table:table-cell>
              <table:table-cell office:value-type="float" office:value="336.25">
                <text:p>336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67.9012345679012">
                <text:p>67.9012345679012</text:p>
              </table:table-cell>
              <table:table-cell office:value-type="float" office:value="337.098765432099">
                <text:p>337.098765432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986301369863">
                <text:p>13.6986301369863</text:p>
              </table:table-cell>
              <table:table-cell office:value-type="float" office:value="67.0731707317073">
                <text:p>67.0731707317073</text:p>
              </table:table-cell>
              <table:table-cell office:value-type="float" office:value="337.926829268293">
                <text:p>337.926829268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66.2650602409639">
                <text:p>66.2650602409639</text:p>
              </table:table-cell>
              <table:table-cell office:value-type="float" office:value="338.734939759036">
                <text:p>338.734939759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5.4761904761905">
                <text:p>65.4761904761905</text:p>
              </table:table-cell>
              <table:table-cell office:value-type="float" office:value="339.52380952381">
                <text:p>339.52380952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1578947368421">
                <text:p>13.1578947368421</text:p>
              </table:table-cell>
              <table:table-cell office:value-type="float" office:value="64.7058823529412">
                <text:p>64.7058823529412</text:p>
              </table:table-cell>
              <table:table-cell office:value-type="float" office:value="340.294117647059">
                <text:p>340.294117647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63.953488372093">
                <text:p>63.953488372093</text:p>
              </table:table-cell>
              <table:table-cell office:value-type="float" office:value="341.046511627907">
                <text:p>341.046511627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205128205128">
                <text:p>12.8205128205128</text:p>
              </table:table-cell>
              <table:table-cell office:value-type="float" office:value="63.2183908045977">
                <text:p>63.2183908045977</text:p>
              </table:table-cell>
              <table:table-cell office:value-type="float" office:value="341.781609195402">
                <text:p>341.781609195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582278481013">
                <text:p>12.6582278481013</text:p>
              </table:table-cell>
              <table:table-cell office:value-type="float" office:value="62.5">
                <text:p>62.5</text:p>
              </table:table-cell>
              <table:table-cell office:value-type="float" office:value="342.5">
                <text:p>34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">
                <text:p>12.5</text:p>
              </table:table-cell>
              <table:table-cell office:value-type="float" office:value="61.7977528089888">
                <text:p>61.7977528089888</text:p>
              </table:table-cell>
              <table:table-cell office:value-type="float" office:value="343.202247191011">
                <text:p>343.202247191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3456790123457">
                <text:p>12.3456790123457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343.888888888889">
                <text:p>343.8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60.4395604395605">
                <text:p>60.4395604395605</text:p>
              </table:table-cell>
              <table:table-cell office:value-type="float" office:value="344.56043956044">
                <text:p>344.56043956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59.7826086956522">
                <text:p>59.7826086956522</text:p>
              </table:table-cell>
              <table:table-cell office:value-type="float" office:value="345.217391304348">
                <text:p>345.217391304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59.1397849462365">
                <text:p>59.1397849462365</text:p>
              </table:table-cell>
              <table:table-cell office:value-type="float" office:value="345.860215053763">
                <text:p>345.8602150537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58.5106382978723">
                <text:p>58.5106382978723</text:p>
              </table:table-cell>
              <table:table-cell office:value-type="float" office:value="346.489361702128">
                <text:p>346.489361702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347.105263157895">
                <text:p>347.105263157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942528735632">
                <text:p>11.4942528735632</text:p>
              </table:table-cell>
              <table:table-cell office:value-type="float" office:value="57.2916666666667">
                <text:p>57.2916666666667</text:p>
              </table:table-cell>
              <table:table-cell office:value-type="float" office:value="347.708333333333">
                <text:p>347.708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3636363636364">
                <text:p>11.3636363636364</text:p>
              </table:table-cell>
              <table:table-cell office:value-type="float" office:value="56.7010309278351">
                <text:p>56.7010309278351</text:p>
              </table:table-cell>
              <table:table-cell office:value-type="float" office:value="348.298969072165">
                <text:p>348.298969072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2359550561798">
                <text:p>11.2359550561798</text:p>
              </table:table-cell>
              <table:table-cell office:value-type="float" office:value="56.1224489795918">
                <text:p>56.1224489795918</text:p>
              </table:table-cell>
              <table:table-cell office:value-type="float" office:value="348.877551020408">
                <text:p>348.877551020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5.5555555555555">
                <text:p>55.5555555555555</text:p>
              </table:table-cell>
              <table:table-cell office:value-type="float" office:value="349.444444444444">
                <text:p>349.444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55">
                <text:p>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54.4554455445544">
                <text:p>54.4554455445544</text:p>
              </table:table-cell>
              <table:table-cell office:value-type="float" office:value="350.544554455446">
                <text:p>350.544554455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752688172043">
                <text:p>10.752688172043</text:p>
              </table:table-cell>
              <table:table-cell office:value-type="float" office:value="53.921568627451">
                <text:p>53.921568627451</text:p>
              </table:table-cell>
              <table:table-cell office:value-type="float" office:value="351.078431372549">
                <text:p>351.078431372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53.3980582524272">
                <text:p>53.3980582524272</text:p>
              </table:table-cell>
              <table:table-cell office:value-type="float" office:value="351.601941747573">
                <text:p>351.601941747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52.8846153846154">
                <text:p>52.8846153846154</text:p>
              </table:table-cell>
              <table:table-cell office:value-type="float" office:value="352.115384615385">
                <text:p>352.115384615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52.3809523809524">
                <text:p>52.3809523809524</text:p>
              </table:table-cell>
              <table:table-cell office:value-type="float" office:value="352.619047619048">
                <text:p>352.619047619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092783505155">
                <text:p>10.3092783505155</text:p>
              </table:table-cell>
              <table:table-cell office:value-type="float" office:value="51.8867924528302">
                <text:p>51.8867924528302</text:p>
              </table:table-cell>
              <table:table-cell office:value-type="float" office:value="353.11320754717">
                <text:p>353.113207547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2040816326531">
                <text:p>10.2040816326531</text:p>
              </table:table-cell>
              <table:table-cell office:value-type="float" office:value="51.4018691588785">
                <text:p>51.4018691588785</text:p>
              </table:table-cell>
              <table:table-cell office:value-type="float" office:value="353.598130841121">
                <text:p>353.598130841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50.9259259259259">
                <text:p>50.9259259259259</text:p>
              </table:table-cell>
              <table:table-cell office:value-type="float" office:value="354.074074074074">
                <text:p>354.074074074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50.4587155963303">
                <text:p>50.4587155963303</text:p>
              </table:table-cell>
              <table:table-cell office:value-type="float" office:value="354.54128440367">
                <text:p>354.54128440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009900990099">
                <text:p>9.9009900990099</text:p>
              </table:table-cell>
              <table:table-cell office:value-type="float" office:value="50">
                <text:p>5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0392156862745">
                <text:p>9.80392156862745</text:p>
              </table:table-cell>
              <table:table-cell office:value-type="float" office:value="49.5495495495496">
                <text:p>49.5495495495496</text:p>
              </table:table-cell>
              <table:table-cell office:value-type="float" office:value="355.45045045045">
                <text:p>355.45045045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70873786407767">
                <text:p>9.70873786407767</text:p>
              </table:table-cell>
              <table:table-cell office:value-type="float" office:value="49.1071428571428">
                <text:p>49.1071428571428</text:p>
              </table:table-cell>
              <table:table-cell office:value-type="float" office:value="355.892857142857">
                <text:p>355.892857142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1538461538462">
                <text:p>9.61538461538462</text:p>
              </table:table-cell>
              <table:table-cell office:value-type="float" office:value="48.6725663716814">
                <text:p>48.6725663716814</text:p>
              </table:table-cell>
              <table:table-cell office:value-type="float" office:value="356.327433628319">
                <text:p>356.3274336283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48.2456140350877">
                <text:p>48.2456140350877</text:p>
              </table:table-cell>
              <table:table-cell office:value-type="float" office:value="356.754385964912">
                <text:p>356.7543859649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47.8260869565218">
                <text:p>47.8260869565218</text:p>
              </table:table-cell>
              <table:table-cell office:value-type="float" office:value="357.173913043478">
                <text:p>357.173913043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34579439252336">
                <text:p>9.34579439252336</text:p>
              </table:table-cell>
              <table:table-cell office:value-type="float" office:value="47.4137931034483">
                <text:p>47.4137931034483</text:p>
              </table:table-cell>
              <table:table-cell office:value-type="float" office:value="357.586206896552">
                <text:p>357.586206896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47.008547008547">
                <text:p>47.008547008547</text:p>
              </table:table-cell>
              <table:table-cell office:value-type="float" office:value="357.991452991453">
                <text:p>357.991452991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1743119266055">
                <text:p>9.1743119266055</text:p>
              </table:table-cell>
              <table:table-cell office:value-type="float" office:value="46.6101694915254">
                <text:p>46.6101694915254</text:p>
              </table:table-cell>
              <table:table-cell office:value-type="float" office:value="358.389830508475">
                <text:p>358.389830508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6.218487394958">
                <text:p>46.218487394958</text:p>
              </table:table-cell>
              <table:table-cell office:value-type="float" office:value="358.781512605042">
                <text:p>358.781512605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00900900900901">
                <text:p>9.00900900900901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359.166666666667">
                <text:p>359.1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45.4545454545454">
                <text:p>45.4545454545454</text:p>
              </table:table-cell>
              <table:table-cell office:value-type="float" office:value="359.545454545455">
                <text:p>359.545454545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4955752212389">
                <text:p>8.84955752212389</text:p>
              </table:table-cell>
              <table:table-cell office:value-type="float" office:value="45.0819672131148">
                <text:p>45.0819672131148</text:p>
              </table:table-cell>
              <table:table-cell office:value-type="float" office:value="359.918032786885">
                <text:p>359.918032786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7719298245614">
                <text:p>8.7719298245614</text:p>
              </table:table-cell>
              <table:table-cell office:value-type="float" office:value="44.7154471544716">
                <text:p>44.7154471544716</text:p>
              </table:table-cell>
              <table:table-cell office:value-type="float" office:value="360.284552845528">
                <text:p>360.284552845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44.3548387096774">
                <text:p>44.3548387096774</text:p>
              </table:table-cell>
              <table:table-cell office:value-type="float" office:value="360.645161290323">
                <text:p>360.645161290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62068965517241">
                <text:p>8.62068965517241</text:p>
              </table:table-cell>
              <table:table-cell office:value-type="float" office:value="44">
                <text:p>4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54700854700855">
                <text:p>8.54700854700855</text:p>
              </table:table-cell>
              <table:table-cell office:value-type="float" office:value="43.6507936507936">
                <text:p>43.6507936507936</text:p>
              </table:table-cell>
              <table:table-cell office:value-type="float" office:value="361.349206349206">
                <text:p>361.34920634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7457627118644">
                <text:p>8.47457627118644</text:p>
              </table:table-cell>
              <table:table-cell office:value-type="float" office:value="43.3070866141732">
                <text:p>43.3070866141732</text:p>
              </table:table-cell>
              <table:table-cell office:value-type="float" office:value="361.692913385827">
                <text:p>361.692913385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40336134453782">
                <text:p>8.40336134453782</text:p>
              </table:table-cell>
              <table:table-cell office:value-type="float" office:value="42.96875">
                <text:p>42.96875</text:p>
              </table:table-cell>
              <table:table-cell office:value-type="float" office:value="362.03125">
                <text:p>362.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42.6356589147287">
                <text:p>42.6356589147287</text:p>
              </table:table-cell>
              <table:table-cell office:value-type="float" office:value="362.364341085271">
                <text:p>362.3643410852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6446280991736">
                <text:p>8.26446280991736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362.692307692308">
                <text:p>362.692307692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41.9847328244275">
                <text:p>41.9847328244275</text:p>
              </table:table-cell>
              <table:table-cell office:value-type="float" office:value="363.015267175572">
                <text:p>363.0152671755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13008130081301">
                <text:p>8.1300813008130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63.333333333333">
                <text:p>363.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6451612903226">
                <text:p>8.06451612903226</text:p>
              </table:table-cell>
              <table:table-cell office:value-type="float" office:value="41.3533834586466">
                <text:p>41.3533834586466</text:p>
              </table:table-cell>
              <table:table-cell office:value-type="float" office:value="363.646616541353">
                <text:p>363.646616541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41.044776119403">
                <text:p>41.044776119403</text:p>
              </table:table-cell>
              <table:table-cell office:value-type="float" office:value="363.955223880597">
                <text:p>363.955223880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3650793650794">
                <text:p>7.93650793650794</text:p>
              </table:table-cell>
              <table:table-cell office:value-type="float" office:value="40.7407407407408">
                <text:p>40.7407407407408</text:p>
              </table:table-cell>
              <table:table-cell office:value-type="float" office:value="364.259259259259">
                <text:p>364.259259259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40.4411764705882">
                <text:p>40.4411764705882</text:p>
              </table:table-cell>
              <table:table-cell office:value-type="float" office:value="364.558823529412">
                <text:p>364.558823529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125">
                <text:p>7.8125</text:p>
              </table:table-cell>
              <table:table-cell office:value-type="float" office:value="40.1459854014598">
                <text:p>40.1459854014598</text:p>
              </table:table-cell>
              <table:table-cell office:value-type="float" office:value="364.85401459854">
                <text:p>364.854014598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5193798449612">
                <text:p>7.75193798449612</text:p>
              </table:table-cell>
              <table:table-cell office:value-type="float" office:value="39.8550724637681">
                <text:p>39.8550724637681</text:p>
              </table:table-cell>
              <table:table-cell office:value-type="float" office:value="365.144927536232">
                <text:p>365.144927536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9.568345323741">
                <text:p>39.568345323741</text:p>
              </table:table-cell>
              <table:table-cell office:value-type="float" office:value="365.431654676259">
                <text:p>365.431654676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3358778625954">
                <text:p>7.63358778625954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365.714285714286">
                <text:p>365.7142857142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7575757575758">
                <text:p>7.57575757575758</text:p>
              </table:table-cell>
              <table:table-cell office:value-type="float" office:value="39.0070921985816">
                <text:p>39.0070921985816</text:p>
              </table:table-cell>
              <table:table-cell office:value-type="float" office:value="365.992907801418">
                <text:p>365.992907801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38.7323943661972">
                <text:p>38.7323943661972</text:p>
              </table:table-cell>
              <table:table-cell office:value-type="float" office:value="366.267605633803">
                <text:p>366.267605633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46268656716418">
                <text:p>7.46268656716418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366.538461538462">
                <text:p>366.538461538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40740740740741">
                <text:p>7.40740740740741</text:p>
              </table:table-cell>
              <table:table-cell office:value-type="float" office:value="38.1944444444445">
                <text:p>38.1944444444445</text:p>
              </table:table-cell>
              <table:table-cell office:value-type="float" office:value="366.805555555556">
                <text:p>366.805555555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5294117647059">
                <text:p>7.35294117647059</text:p>
              </table:table-cell>
              <table:table-cell office:value-type="float" office:value="37.9310344827586">
                <text:p>37.9310344827586</text:p>
              </table:table-cell>
              <table:table-cell office:value-type="float" office:value="367.068965517241">
                <text:p>367.0689655172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2992700729927">
                <text:p>7.2992700729927</text:p>
              </table:table-cell>
              <table:table-cell office:value-type="float" office:value="37.6712328767123">
                <text:p>37.6712328767123</text:p>
              </table:table-cell>
              <table:table-cell office:value-type="float" office:value="367.328767123288">
                <text:p>367.328767123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2463768115942">
                <text:p>7.2463768115942</text:p>
              </table:table-cell>
              <table:table-cell office:value-type="float" office:value="37.4149659863946">
                <text:p>37.4149659863946</text:p>
              </table:table-cell>
              <table:table-cell office:value-type="float" office:value="367.585034013605">
                <text:p>367.5850340136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9424460431655">
                <text:p>7.19424460431655</text:p>
              </table:table-cell>
              <table:table-cell office:value-type="float" office:value="37.1621621621622">
                <text:p>37.1621621621622</text:p>
              </table:table-cell>
              <table:table-cell office:value-type="float" office:value="367.837837837838">
                <text:p>367.837837837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36.9127516778523">
                <text:p>36.9127516778523</text:p>
              </table:table-cell>
              <table:table-cell office:value-type="float" office:value="368.087248322148">
                <text:p>368.087248322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368.333333333333">
                <text:p>368.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36.4238410596026">
                <text:p>36.4238410596026</text:p>
              </table:table-cell>
              <table:table-cell office:value-type="float" office:value="368.576158940397">
                <text:p>368.5761589403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9300699300699">
                <text:p>6.99300699300699</text:p>
              </table:table-cell>
              <table:table-cell office:value-type="float" office:value="36.1842105263158">
                <text:p>36.1842105263158</text:p>
              </table:table-cell>
              <table:table-cell office:value-type="float" office:value="368.815789473684">
                <text:p>368.815789473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35.9477124183006">
                <text:p>35.9477124183006</text:p>
              </table:table-cell>
              <table:table-cell office:value-type="float" office:value="369.052287581699">
                <text:p>369.052287581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69.285714285714">
                <text:p>369.2857142857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84931506849315">
                <text:p>6.84931506849315</text:p>
              </table:table-cell>
              <table:table-cell office:value-type="float" office:value="35.4838709677419">
                <text:p>35.4838709677419</text:p>
              </table:table-cell>
              <table:table-cell office:value-type="float" office:value="369.516129032258">
                <text:p>369.516129032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0272108843537">
                <text:p>6.80272108843537</text:p>
              </table:table-cell>
              <table:table-cell office:value-type="float" office:value="35.2564102564103">
                <text:p>35.2564102564103</text:p>
              </table:table-cell>
              <table:table-cell office:value-type="float" office:value="369.74358974359">
                <text:p>369.74358974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5675675675676">
                <text:p>6.75675675675676</text:p>
              </table:table-cell>
              <table:table-cell office:value-type="float" office:value="35.031847133758">
                <text:p>35.031847133758</text:p>
              </table:table-cell>
              <table:table-cell office:value-type="float" office:value="369.968152866242">
                <text:p>369.968152866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1140939597315">
                <text:p>6.71140939597315</text:p>
              </table:table-cell>
              <table:table-cell office:value-type="float" office:value="34.8101265822785">
                <text:p>34.8101265822785</text:p>
              </table:table-cell>
              <table:table-cell office:value-type="float" office:value="370.189873417721">
                <text:p>370.1898734177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34.5911949685535">
                <text:p>34.5911949685535</text:p>
              </table:table-cell>
              <table:table-cell office:value-type="float" office:value="370.408805031447">
                <text:p>370.408805031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2251655629139">
                <text:p>6.62251655629139</text:p>
              </table:table-cell>
              <table:table-cell office:value-type="float" office:value="34.375">
                <text:p>34.375</text:p>
              </table:table-cell>
              <table:table-cell office:value-type="float" office:value="370.625">
                <text:p>370.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7894736842105">
                <text:p>6.57894736842105</text:p>
              </table:table-cell>
              <table:table-cell office:value-type="float" office:value="34.1614906832298">
                <text:p>34.1614906832298</text:p>
              </table:table-cell>
              <table:table-cell office:value-type="float" office:value="370.83850931677">
                <text:p>370.83850931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359477124183">
                <text:p>6.5359477124183</text:p>
              </table:table-cell>
              <table:table-cell office:value-type="float" office:value="33.9506172839506">
                <text:p>33.9506172839506</text:p>
              </table:table-cell>
              <table:table-cell office:value-type="float" office:value="371.049382716049">
                <text:p>371.049382716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49350649350649">
                <text:p>6.49350649350649</text:p>
              </table:table-cell>
              <table:table-cell office:value-type="float" office:value="33.7423312883436">
                <text:p>33.7423312883436</text:p>
              </table:table-cell>
              <table:table-cell office:value-type="float" office:value="371.257668711656">
                <text:p>371.257668711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33.5365853658537">
                <text:p>33.5365853658537</text:p>
              </table:table-cell>
              <table:table-cell office:value-type="float" office:value="371.463414634146">
                <text:p>371.463414634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1025641025641">
                <text:p>6.4102564102564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33.1325301204819">
                <text:p>33.1325301204819</text:p>
              </table:table-cell>
              <table:table-cell office:value-type="float" office:value="371.867469879518">
                <text:p>371.867469879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911392405063">
                <text:p>6.32911392405063</text:p>
              </table:table-cell>
              <table:table-cell office:value-type="float" office:value="32.934131736527">
                <text:p>32.934131736527</text:p>
              </table:table-cell>
              <table:table-cell office:value-type="float" office:value="372.065868263473">
                <text:p>372.0658682634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8930817610063">
                <text:p>6.28930817610063</text:p>
              </table:table-cell>
              <table:table-cell office:value-type="float" office:value="32.7380952380952">
                <text:p>32.7380952380952</text:p>
              </table:table-cell>
              <table:table-cell office:value-type="float" office:value="372.261904761905">
                <text:p>372.261904761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5">
                <text:p>6.25</text:p>
              </table:table-cell>
              <table:table-cell office:value-type="float" office:value="32.5443786982249">
                <text:p>32.5443786982249</text:p>
              </table:table-cell>
              <table:table-cell office:value-type="float" office:value="372.455621301775">
                <text:p>372.455621301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111801242236">
                <text:p>6.2111801242236</text:p>
              </table:table-cell>
              <table:table-cell office:value-type="float" office:value="32.3529411764706">
                <text:p>32.3529411764706</text:p>
              </table:table-cell>
              <table:table-cell office:value-type="float" office:value="372.647058823529">
                <text:p>372.6470588235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32.1637426900585">
                <text:p>32.1637426900585</text:p>
              </table:table-cell>
              <table:table-cell office:value-type="float" office:value="372.836257309942">
                <text:p>372.836257309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31.9767441860465">
                <text:p>31.9767441860465</text:p>
              </table:table-cell>
              <table:table-cell office:value-type="float" office:value="373.023255813953">
                <text:p>373.0232558139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31.7919075144509">
                <text:p>31.7919075144509</text:p>
              </table:table-cell>
              <table:table-cell office:value-type="float" office:value="373.208092485549">
                <text:p>373.208092485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31.6091954022988">
                <text:p>31.6091954022988</text:p>
              </table:table-cell>
              <table:table-cell office:value-type="float" office:value="373.390804597701">
                <text:p>373.3908045977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373.571428571429">
                <text:p>373.571428571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98802395209581">
                <text:p>5.98802395209581</text:p>
              </table:table-cell>
              <table:table-cell office:value-type="float" office:value="31.25">
                <text:p>31.25</text:p>
              </table:table-cell>
              <table:table-cell office:value-type="float" office:value="373.75">
                <text:p>373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31.0734463276836">
                <text:p>31.0734463276836</text:p>
              </table:table-cell>
              <table:table-cell office:value-type="float" office:value="373.926553672316">
                <text:p>373.926553672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1715976331361">
                <text:p>5.91715976331361</text:p>
              </table:table-cell>
              <table:table-cell office:value-type="float" office:value="30.8988764044944">
                <text:p>30.8988764044944</text:p>
              </table:table-cell>
              <table:table-cell office:value-type="float" office:value="374.101123595506">
                <text:p>374.1011235955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30.7262569832402">
                <text:p>30.7262569832402</text:p>
              </table:table-cell>
              <table:table-cell office:value-type="float" office:value="374.27374301676">
                <text:p>374.273743016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84795321637427">
                <text:p>5.84795321637427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374.444444444444">
                <text:p>374.444444444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30.3867403314917">
                <text:p>30.3867403314917</text:p>
              </table:table-cell>
              <table:table-cell office:value-type="float" office:value="374.613259668508">
                <text:p>374.613259668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8034682080925">
                <text:p>5.78034682080925</text:p>
              </table:table-cell>
              <table:table-cell office:value-type="float" office:value="30.2197802197802">
                <text:p>30.2197802197802</text:p>
              </table:table-cell>
              <table:table-cell office:value-type="float" office:value="374.78021978022">
                <text:p>374.780219780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30.0546448087431">
                <text:p>30.0546448087431</text:p>
              </table:table-cell>
              <table:table-cell office:value-type="float" office:value="374.945355191257">
                <text:p>374.945355191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29.8913043478261">
                <text:p>29.8913043478261</text:p>
              </table:table-cell>
              <table:table-cell office:value-type="float" office:value="375.108695652174">
                <text:p>375.1086956521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8181818181818">
                <text:p>5.68181818181818</text:p>
              </table:table-cell>
              <table:table-cell office:value-type="float" office:value="29.7297297297297">
                <text:p>29.7297297297297</text:p>
              </table:table-cell>
              <table:table-cell office:value-type="float" office:value="375.27027027027">
                <text:p>375.270270270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64971751412429">
                <text:p>5.64971751412429</text:p>
              </table:table-cell>
              <table:table-cell office:value-type="float" office:value="29.5698924731183">
                <text:p>29.5698924731183</text:p>
              </table:table-cell>
              <table:table-cell office:value-type="float" office:value="375.430107526882">
                <text:p>375.4301075268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61797752808989">
                <text:p>5.61797752808989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375.588235294118">
                <text:p>375.588235294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8659217877095">
                <text:p>5.58659217877095</text:p>
              </table:table-cell>
              <table:table-cell office:value-type="float" office:value="29.2553191489362">
                <text:p>29.2553191489362</text:p>
              </table:table-cell>
              <table:table-cell office:value-type="float" office:value="375.744680851064">
                <text:p>375.744680851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9.1005291005291">
                <text:p>29.1005291005291</text:p>
              </table:table-cell>
              <table:table-cell office:value-type="float" office:value="375.899470899471">
                <text:p>375.899470899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2486187845304">
                <text:p>5.52486187845304</text:p>
              </table:table-cell>
              <table:table-cell office:value-type="float" office:value="28.9473684210526">
                <text:p>28.9473684210526</text:p>
              </table:table-cell>
              <table:table-cell office:value-type="float" office:value="376.052631578947">
                <text:p>376.052631578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9450549450549">
                <text:p>5.49450549450549</text:p>
              </table:table-cell>
              <table:table-cell office:value-type="float" office:value="28.7958115183246">
                <text:p>28.7958115183246</text:p>
              </table:table-cell>
              <table:table-cell office:value-type="float" office:value="376.204188481675">
                <text:p>376.2041884816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6448087431694">
                <text:p>5.46448087431694</text:p>
              </table:table-cell>
              <table:table-cell office:value-type="float" office:value="28.6458333333333">
                <text:p>28.6458333333333</text:p>
              </table:table-cell>
              <table:table-cell office:value-type="float" office:value="376.354166666667">
                <text:p>376.3541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28.4974093264249">
                <text:p>28.4974093264249</text:p>
              </table:table-cell>
              <table:table-cell office:value-type="float" office:value="376.502590673575">
                <text:p>376.502590673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28.3505154639175">
                <text:p>28.3505154639175</text:p>
              </table:table-cell>
              <table:table-cell office:value-type="float" office:value="376.649484536082">
                <text:p>376.64948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37634408602151">
                <text:p>5.37634408602151</text:p>
              </table:table-cell>
              <table:table-cell office:value-type="float" office:value="28.2051282051282">
                <text:p>28.2051282051282</text:p>
              </table:table-cell>
              <table:table-cell office:value-type="float" office:value="376.794871794872">
                <text:p>376.7948717948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3475935828877">
                <text:p>5.3475935828877</text:p>
              </table:table-cell>
              <table:table-cell office:value-type="float" office:value="28.0612244897959">
                <text:p>28.0612244897959</text:p>
              </table:table-cell>
              <table:table-cell office:value-type="float" office:value="376.938775510204">
                <text:p>376.93877551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31914893617021">
                <text:p>5.31914893617021</text:p>
              </table:table-cell>
              <table:table-cell office:value-type="float" office:value="27.9187817258883">
                <text:p>27.9187817258883</text:p>
              </table:table-cell>
              <table:table-cell office:value-type="float" office:value="377.081218274112">
                <text:p>377.081218274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377.222222222222">
                <text:p>377.222222222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27.6381909547738">
                <text:p>27.6381909547738</text:p>
              </table:table-cell>
              <table:table-cell office:value-type="float" office:value="377.361809045226">
                <text:p>377.361809045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23560209424084">
                <text:p>5.23560209424084</text:p>
              </table:table-cell>
              <table:table-cell office:value-type="float" office:value="27.5">
                <text:p>27.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7.363184079602">
                <text:p>27.363184079602</text:p>
              </table:table-cell>
              <table:table-cell office:value-type="float" office:value="377.636815920398">
                <text:p>377.636815920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18134715025907">
                <text:p>5.18134715025907</text:p>
              </table:table-cell>
              <table:table-cell office:value-type="float" office:value="27.2277227722772">
                <text:p>27.2277227722772</text:p>
              </table:table-cell>
              <table:table-cell office:value-type="float" office:value="377.772277227723">
                <text:p>377.7722772277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27.0935960591133">
                <text:p>27.0935960591133</text:p>
              </table:table-cell>
              <table:table-cell office:value-type="float" office:value="377.906403940887">
                <text:p>377.906403940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26.9607843137255">
                <text:p>26.9607843137255</text:p>
              </table:table-cell>
              <table:table-cell office:value-type="float" office:value="378.039215686275">
                <text:p>378.039215686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0204081632653">
                <text:p>5.10204081632653</text:p>
              </table:table-cell>
              <table:table-cell office:value-type="float" office:value="26.8292682926829">
                <text:p>26.8292682926829</text:p>
              </table:table-cell>
              <table:table-cell office:value-type="float" office:value="378.170731707317">
                <text:p>378.1707317073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0761421319797">
                <text:p>5.0761421319797</text:p>
              </table:table-cell>
              <table:table-cell office:value-type="float" office:value="26.6990291262136">
                <text:p>26.6990291262136</text:p>
              </table:table-cell>
              <table:table-cell office:value-type="float" office:value="378.300970873786">
                <text:p>378.300970873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26.5700483091787">
                <text:p>26.5700483091787</text:p>
              </table:table-cell>
              <table:table-cell office:value-type="float" office:value="378.429951690821">
                <text:p>378.429951690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0251256281407">
                <text:p>5.0251256281407</text:p>
              </table:table-cell>
              <table:table-cell office:value-type="float" office:value="26.4423076923077">
                <text:p>26.4423076923077</text:p>
              </table:table-cell>
              <table:table-cell office:value-type="float" office:value="378.557692307692">
                <text:p>378.5576923076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26.3157894736842">
                <text:p>26.3157894736842</text:p>
              </table:table-cell>
              <table:table-cell office:value-type="float" office:value="378.684210526316">
                <text:p>378.6842105263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7512437810945">
                <text:p>4.97512437810945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378.809523809524">
                <text:p>378.809523809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5049504950495">
                <text:p>4.95049504950495</text:p>
              </table:table-cell>
              <table:table-cell office:value-type="float" office:value="26.0663507109005">
                <text:p>26.0663507109005</text:p>
              </table:table-cell>
              <table:table-cell office:value-type="float" office:value="378.9336492891">
                <text:p>378.93364928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2610837438424">
                <text:p>4.92610837438424</text:p>
              </table:table-cell>
              <table:table-cell office:value-type="float" office:value="25.9433962264151">
                <text:p>25.9433962264151</text:p>
              </table:table-cell>
              <table:table-cell office:value-type="float" office:value="379.056603773585">
                <text:p>379.0566037735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25.8215962441315">
                <text:p>25.8215962441315</text:p>
              </table:table-cell>
              <table:table-cell office:value-type="float" office:value="379.178403755869">
                <text:p>379.1784037558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87804878048781">
                <text:p>4.87804878048781</text:p>
              </table:table-cell>
              <table:table-cell office:value-type="float" office:value="25.7009345794393">
                <text:p>25.7009345794393</text:p>
              </table:table-cell>
              <table:table-cell office:value-type="float" office:value="379.299065420561">
                <text:p>379.2990654205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85436893203884">
                <text:p>4.85436893203884</text:p>
              </table:table-cell>
              <table:table-cell office:value-type="float" office:value="25.5813953488372">
                <text:p>25.5813953488372</text:p>
              </table:table-cell>
              <table:table-cell office:value-type="float" office:value="379.418604651163">
                <text:p>379.4186046511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83091787439614">
                <text:p>4.83091787439614</text:p>
              </table:table-cell>
              <table:table-cell office:value-type="float" office:value="25.4629629629629">
                <text:p>25.4629629629629</text:p>
              </table:table-cell>
              <table:table-cell office:value-type="float" office:value="379.537037037037">
                <text:p>379.5370370370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5.3456221198157">
                <text:p>25.3456221198157</text:p>
              </table:table-cell>
              <table:table-cell office:value-type="float" office:value="379.654377880184">
                <text:p>379.654377880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8468899521531">
                <text:p>4.78468899521531</text:p>
              </table:table-cell>
              <table:table-cell office:value-type="float" office:value="25.2293577981652">
                <text:p>25.2293577981652</text:p>
              </table:table-cell>
              <table:table-cell office:value-type="float" office:value="379.770642201835">
                <text:p>379.7706422018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25.1141552511415">
                <text:p>25.1141552511415</text:p>
              </table:table-cell>
              <table:table-cell office:value-type="float" office:value="379.885844748858">
                <text:p>379.885844748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39336492891">
                <text:p>4.739336492891</text:p>
              </table:table-cell>
              <table:table-cell office:value-type="float" office:value="25">
                <text:p>2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1698113207547">
                <text:p>4.71698113207547</text:p>
              </table:table-cell>
              <table:table-cell office:value-type="float" office:value="24.8868778280543">
                <text:p>24.8868778280543</text:p>
              </table:table-cell>
              <table:table-cell office:value-type="float" office:value="380.113122171946">
                <text:p>380.1131221719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9483568075117">
                <text:p>4.69483568075117</text:p>
              </table:table-cell>
              <table:table-cell office:value-type="float" office:value="24.7747747747748">
                <text:p>24.7747747747748</text:p>
              </table:table-cell>
              <table:table-cell office:value-type="float" office:value="380.225225225225">
                <text:p>380.225225225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67289719626168">
                <text:p>4.67289719626168</text:p>
              </table:table-cell>
              <table:table-cell office:value-type="float" office:value="24.6636771300448">
                <text:p>24.6636771300448</text:p>
              </table:table-cell>
              <table:table-cell office:value-type="float" office:value="380.336322869955">
                <text:p>380.336322869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24.5535714285714">
                <text:p>24.5535714285714</text:p>
              </table:table-cell>
              <table:table-cell office:value-type="float" office:value="380.446428571429">
                <text:p>380.4464285714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2962962962963">
                <text:p>4.62962962962963</text:p>
              </table:table-cell>
              <table:table-cell office:value-type="float" office:value="24.4444444444445">
                <text:p>24.4444444444445</text:p>
              </table:table-cell>
              <table:table-cell office:value-type="float" office:value="380.555555555556">
                <text:p>380.555555555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829493087558">
                <text:p>4.60829493087558</text:p>
              </table:table-cell>
              <table:table-cell office:value-type="float" office:value="24.3362831858407">
                <text:p>24.3362831858407</text:p>
              </table:table-cell>
              <table:table-cell office:value-type="float" office:value="380.663716814159">
                <text:p>380.6637168141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8715596330275">
                <text:p>4.58715596330275</text:p>
              </table:table-cell>
              <table:table-cell office:value-type="float" office:value="24.2290748898678">
                <text:p>24.2290748898678</text:p>
              </table:table-cell>
              <table:table-cell office:value-type="float" office:value="380.770925110132">
                <text:p>380.7709251101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662100456621">
                <text:p>4.5662100456621</text:p>
              </table:table-cell>
              <table:table-cell office:value-type="float" office:value="24.1228070175438">
                <text:p>24.1228070175438</text:p>
              </table:table-cell>
              <table:table-cell office:value-type="float" office:value="380.877192982456">
                <text:p>380.8771929824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24.0174672489083">
                <text:p>24.0174672489083</text:p>
              </table:table-cell>
              <table:table-cell office:value-type="float" office:value="380.982532751092">
                <text:p>380.982532751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2488687782805">
                <text:p>4.52488687782805</text:p>
              </table:table-cell>
              <table:table-cell office:value-type="float" office:value="23.9130434782609">
                <text:p>23.9130434782609</text:p>
              </table:table-cell>
              <table:table-cell office:value-type="float" office:value="381.086956521739">
                <text:p>381.0869565217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50450450450451">
                <text:p>4.50450450450451</text:p>
              </table:table-cell>
              <table:table-cell office:value-type="float" office:value="23.8095238095238">
                <text:p>23.8095238095238</text:p>
              </table:table-cell>
              <table:table-cell office:value-type="float" office:value="381.190476190476">
                <text:p>381.190476190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8430493273543">
                <text:p>4.48430493273543</text:p>
              </table:table-cell>
              <table:table-cell office:value-type="float" office:value="23.7068965517241">
                <text:p>23.7068965517241</text:p>
              </table:table-cell>
              <table:table-cell office:value-type="float" office:value="381.293103448276">
                <text:p>381.2931034482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428571428571">
                <text:p>4.46428571428571</text:p>
              </table:table-cell>
              <table:table-cell office:value-type="float" office:value="23.6051502145923">
                <text:p>23.6051502145923</text:p>
              </table:table-cell>
              <table:table-cell office:value-type="float" office:value="381.394849785408">
                <text:p>381.3948497854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3.5042735042735">
                <text:p>23.5042735042735</text:p>
              </table:table-cell>
              <table:table-cell office:value-type="float" office:value="381.495726495727">
                <text:p>381.495726495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2477876106195">
                <text:p>4.42477876106195</text:p>
              </table:table-cell>
              <table:table-cell office:value-type="float" office:value="23.4042553191489">
                <text:p>23.4042553191489</text:p>
              </table:table-cell>
              <table:table-cell office:value-type="float" office:value="381.595744680851">
                <text:p>381.5957446808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0528634361233">
                <text:p>4.40528634361233</text:p>
              </table:table-cell>
              <table:table-cell office:value-type="float" office:value="23.3050847457627">
                <text:p>23.3050847457627</text:p>
              </table:table-cell>
              <table:table-cell office:value-type="float" office:value="381.694915254237">
                <text:p>381.6949152542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859649122807">
                <text:p>4.3859649122807</text:p>
              </table:table-cell>
              <table:table-cell office:value-type="float" office:value="23.2067510548523">
                <text:p>23.2067510548523</text:p>
              </table:table-cell>
              <table:table-cell office:value-type="float" office:value="381.793248945148">
                <text:p>381.793248945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36681222707424">
                <text:p>4.36681222707424</text:p>
              </table:table-cell>
              <table:table-cell office:value-type="float" office:value="23.109243697479">
                <text:p>23.109243697479</text:p>
              </table:table-cell>
              <table:table-cell office:value-type="float" office:value="381.890756302521">
                <text:p>381.8907563025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23.0125523012553">
                <text:p>23.0125523012553</text:p>
              </table:table-cell>
              <table:table-cell office:value-type="float" office:value="381.987447698745">
                <text:p>381.9874476987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2900432900433">
                <text:p>4.32900432900433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382.083333333333">
                <text:p>382.08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31034482758621">
                <text:p>4.31034482758621</text:p>
              </table:table-cell>
              <table:table-cell office:value-type="float" office:value="22.8215767634855">
                <text:p>22.8215767634855</text:p>
              </table:table-cell>
              <table:table-cell office:value-type="float" office:value="382.178423236514">
                <text:p>382.1784232365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9184549356223">
                <text:p>4.29184549356223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382.272727272727">
                <text:p>382.272727272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7350427350427">
                <text:p>4.27350427350427</text:p>
              </table:table-cell>
              <table:table-cell office:value-type="float" office:value="22.6337448559671">
                <text:p>22.6337448559671</text:p>
              </table:table-cell>
              <table:table-cell office:value-type="float" office:value="382.366255144033">
                <text:p>382.3662551440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5531914893617">
                <text:p>4.25531914893617</text:p>
              </table:table-cell>
              <table:table-cell office:value-type="float" office:value="22.5409836065574">
                <text:p>22.5409836065574</text:p>
              </table:table-cell>
              <table:table-cell office:value-type="float" office:value="382.459016393443">
                <text:p>382.459016393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3728813559322">
                <text:p>4.23728813559322</text:p>
              </table:table-cell>
              <table:table-cell office:value-type="float" office:value="22.4489795918367">
                <text:p>22.4489795918367</text:p>
              </table:table-cell>
              <table:table-cell office:value-type="float" office:value="382.551020408163">
                <text:p>382.5510204081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1940928270042">
                <text:p>4.21940928270042</text:p>
              </table:table-cell>
              <table:table-cell office:value-type="float" office:value="22.3577235772358">
                <text:p>22.3577235772358</text:p>
              </table:table-cell>
              <table:table-cell office:value-type="float" office:value="382.642276422764">
                <text:p>382.6422764227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0168067226891">
                <text:p>4.20168067226891</text:p>
              </table:table-cell>
              <table:table-cell office:value-type="float" office:value="22.2672064777328">
                <text:p>22.2672064777328</text:p>
              </table:table-cell>
              <table:table-cell office:value-type="float" office:value="382.732793522267">
                <text:p>382.7327935222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8410041841004">
                <text:p>4.18410041841004</text:p>
              </table:table-cell>
              <table:table-cell office:value-type="float" office:value="22.1774193548387">
                <text:p>22.1774193548387</text:p>
              </table:table-cell>
              <table:table-cell office:value-type="float" office:value="382.822580645161">
                <text:p>382.822580645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2.0883534136546">
                <text:p>22.0883534136546</text:p>
              </table:table-cell>
              <table:table-cell office:value-type="float" office:value="382.911646586345">
                <text:p>382.9116465863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149377593361">
                <text:p>4.149377593361</text:p>
              </table:table-cell>
              <table:table-cell office:value-type="float" office:value="22">
                <text:p>2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3223140495868">
                <text:p>4.13223140495868</text:p>
              </table:table-cell>
              <table:table-cell office:value-type="float" office:value="21.9123505976096">
                <text:p>21.9123505976096</text:p>
              </table:table-cell>
              <table:table-cell office:value-type="float" office:value="383.08764940239">
                <text:p>383.087649402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1522633744856">
                <text:p>4.11522633744856</text:p>
              </table:table-cell>
              <table:table-cell office:value-type="float" office:value="21.8253968253968">
                <text:p>21.8253968253968</text:p>
              </table:table-cell>
              <table:table-cell office:value-type="float" office:value="383.174603174603">
                <text:p>383.1746031746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0983606557377">
                <text:p>4.0983606557377</text:p>
              </table:table-cell>
              <table:table-cell office:value-type="float" office:value="21.7391304347826">
                <text:p>21.7391304347826</text:p>
              </table:table-cell>
              <table:table-cell office:value-type="float" office:value="383.260869565217">
                <text:p>383.2608695652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1.6535433070866">
                <text:p>21.6535433070866</text:p>
              </table:table-cell>
              <table:table-cell office:value-type="float" office:value="383.346456692913">
                <text:p>383.3464566929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0650406504065">
                <text:p>4.0650406504065</text:p>
              </table:table-cell>
              <table:table-cell office:value-type="float" office:value="21.5686274509804">
                <text:p>21.5686274509804</text:p>
              </table:table-cell>
              <table:table-cell office:value-type="float" office:value="383.43137254902">
                <text:p>383.431372549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4858299595142">
                <text:p>4.04858299595142</text:p>
              </table:table-cell>
              <table:table-cell office:value-type="float" office:value="21.484375">
                <text:p>21.484375</text:p>
              </table:table-cell>
              <table:table-cell office:value-type="float" office:value="383.515625">
                <text:p>383.51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3225806451613">
                <text:p>4.03225806451613</text:p>
              </table:table-cell>
              <table:table-cell office:value-type="float" office:value="21.4007782101168">
                <text:p>21.4007782101168</text:p>
              </table:table-cell>
              <table:table-cell office:value-type="float" office:value="383.599221789883">
                <text:p>383.5992217898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21.3178294573643">
                <text:p>21.3178294573643</text:p>
              </table:table-cell>
              <table:table-cell office:value-type="float" office:value="383.682170542636">
                <text:p>383.6821705426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1.2355212355212">
                <text:p>21.2355212355212</text:p>
              </table:table-cell>
              <table:table-cell office:value-type="float" office:value="383.764478764479">
                <text:p>383.7644787644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8406374501992">
                <text:p>3.98406374501992</text:p>
              </table:table-cell>
              <table:table-cell office:value-type="float" office:value="21.1538461538461">
                <text:p>21.1538461538461</text:p>
              </table:table-cell>
              <table:table-cell office:value-type="float" office:value="383.846153846154">
                <text:p>383.8461538461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6825396825397">
                <text:p>3.96825396825397</text:p>
              </table:table-cell>
              <table:table-cell office:value-type="float" office:value="21.0727969348659">
                <text:p>21.0727969348659</text:p>
              </table:table-cell>
              <table:table-cell office:value-type="float" office:value="383.927203065134">
                <text:p>383.9272030651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20.9923664122138">
                <text:p>20.9923664122138</text:p>
              </table:table-cell>
              <table:table-cell office:value-type="float" office:value="384.007633587786">
                <text:p>384.0076335877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3700787401575">
                <text:p>3.93700787401575</text:p>
              </table:table-cell>
              <table:table-cell office:value-type="float" office:value="20.9125475285171">
                <text:p>20.9125475285171</text:p>
              </table:table-cell>
              <table:table-cell office:value-type="float" office:value="384.087452471483">
                <text:p>384.0874524714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2156862745098">
                <text:p>3.921568627450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384.166666666667">
                <text:p>384.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0625">
                <text:p>3.90625</text:p>
              </table:table-cell>
              <table:table-cell office:value-type="float" office:value="20.7547169811321">
                <text:p>20.7547169811321</text:p>
              </table:table-cell>
              <table:table-cell office:value-type="float" office:value="384.245283018868">
                <text:p>384.2452830188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9105058365759">
                <text:p>3.89105058365759</text:p>
              </table:table-cell>
              <table:table-cell office:value-type="float" office:value="20.6766917293233">
                <text:p>20.6766917293233</text:p>
              </table:table-cell>
              <table:table-cell office:value-type="float" office:value="384.323308270677">
                <text:p>384.3233082706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7596899224806">
                <text:p>3.87596899224806</text:p>
              </table:table-cell>
              <table:table-cell office:value-type="float" office:value="20.5992509363296">
                <text:p>20.5992509363296</text:p>
              </table:table-cell>
              <table:table-cell office:value-type="float" office:value="384.40074906367">
                <text:p>384.40074906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20.5223880597015">
                <text:p>20.5223880597015</text:p>
              </table:table-cell>
              <table:table-cell office:value-type="float" office:value="384.477611940299">
                <text:p>384.477611940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20.4460966542751">
                <text:p>20.4460966542751</text:p>
              </table:table-cell>
              <table:table-cell office:value-type="float" office:value="384.553903345725">
                <text:p>384.5539033457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83141762452107">
                <text:p>3.83141762452107</text:p>
              </table:table-cell>
              <table:table-cell office:value-type="float" office:value="20.3703703703704">
                <text:p>20.3703703703704</text:p>
              </table:table-cell>
              <table:table-cell office:value-type="float" office:value="384.62962962963">
                <text:p>384.62962962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81679389312977">
                <text:p>3.81679389312977</text:p>
              </table:table-cell>
              <table:table-cell office:value-type="float" office:value="20.2952029520295">
                <text:p>20.2952029520295</text:p>
              </table:table-cell>
              <table:table-cell office:value-type="float" office:value="384.70479704797">
                <text:p>384.704797047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80228136882129">
                <text:p>3.80228136882129</text:p>
              </table:table-cell>
              <table:table-cell office:value-type="float" office:value="20.2205882352941">
                <text:p>20.2205882352941</text:p>
              </table:table-cell>
              <table:table-cell office:value-type="float" office:value="384.779411764706">
                <text:p>384.7794117647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8787878787879">
                <text:p>3.78787878787879</text:p>
              </table:table-cell>
              <table:table-cell office:value-type="float" office:value="20.1465201465202">
                <text:p>20.1465201465202</text:p>
              </table:table-cell>
              <table:table-cell office:value-type="float" office:value="384.85347985348">
                <text:p>384.85347985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77358490566038">
                <text:p>3.77358490566038</text:p>
              </table:table-cell>
              <table:table-cell office:value-type="float" office:value="20.0729927007299">
                <text:p>20.0729927007299</text:p>
              </table:table-cell>
              <table:table-cell office:value-type="float" office:value="384.92700729927">
                <text:p>384.927007299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593984962406">
                <text:p>3.7593984962406</text:p>
              </table:table-cell>
              <table:table-cell office:value-type="float" office:value="20">
                <text:p>2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4531835205992">
                <text:p>3.74531835205992</text:p>
              </table:table-cell>
              <table:table-cell office:value-type="float" office:value="19.9275362318841">
                <text:p>19.9275362318841</text:p>
              </table:table-cell>
              <table:table-cell office:value-type="float" office:value="385.072463768116">
                <text:p>385.0724637681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3134328358209">
                <text:p>3.73134328358209</text:p>
              </table:table-cell>
              <table:table-cell office:value-type="float" office:value="19.85559566787">
                <text:p>19.85559566787</text:p>
              </table:table-cell>
              <table:table-cell office:value-type="float" office:value="385.14440433213">
                <text:p>385.144404332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71747211895911">
                <text:p>3.71747211895911</text:p>
              </table:table-cell>
              <table:table-cell office:value-type="float" office:value="19.7841726618705">
                <text:p>19.7841726618705</text:p>
              </table:table-cell>
              <table:table-cell office:value-type="float" office:value="385.215827338129">
                <text:p>385.2158273381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19.7132616487455">
                <text:p>19.7132616487455</text:p>
              </table:table-cell>
              <table:table-cell office:value-type="float" office:value="385.286738351254">
                <text:p>385.2867383512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19.6428571428572">
                <text:p>19.6428571428572</text:p>
              </table:table-cell>
              <table:table-cell office:value-type="float" office:value="385.357142857143">
                <text:p>385.3571428571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7647058823529">
                <text:p>3.67647058823529</text:p>
              </table:table-cell>
              <table:table-cell office:value-type="float" office:value="19.5729537366548">
                <text:p>19.5729537366548</text:p>
              </table:table-cell>
              <table:table-cell office:value-type="float" office:value="385.427046263345">
                <text:p>385.4270462633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6300366300366">
                <text:p>3.66300366300366</text:p>
              </table:table-cell>
              <table:table-cell office:value-type="float" office:value="19.5035460992908">
                <text:p>19.5035460992908</text:p>
              </table:table-cell>
              <table:table-cell office:value-type="float" office:value="385.496453900709">
                <text:p>385.4964539007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4963503649635">
                <text:p>3.64963503649635</text:p>
              </table:table-cell>
              <table:table-cell office:value-type="float" office:value="19.434628975265">
                <text:p>19.434628975265</text:p>
              </table:table-cell>
              <table:table-cell office:value-type="float" office:value="385.565371024735">
                <text:p>385.5653710247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19.3661971830986">
                <text:p>19.3661971830986</text:p>
              </table:table-cell>
              <table:table-cell office:value-type="float" office:value="385.633802816901">
                <text:p>385.633802816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6231884057971">
                <text:p>3.6231884057971</text:p>
              </table:table-cell>
              <table:table-cell office:value-type="float" office:value="19.2982456140351">
                <text:p>19.2982456140351</text:p>
              </table:table-cell>
              <table:table-cell office:value-type="float" office:value="385.701754385965">
                <text:p>385.7017543859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6101083032491">
                <text:p>3.6101083032491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385.769230769231">
                <text:p>385.769230769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9712230215827">
                <text:p>3.59712230215827</text:p>
              </table:table-cell>
              <table:table-cell office:value-type="float" office:value="19.1637630662021">
                <text:p>19.1637630662021</text:p>
              </table:table-cell>
              <table:table-cell office:value-type="float" office:value="385.836236933798">
                <text:p>385.8362369337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84229390681">
                <text:p>3.584229390681</text:p>
              </table:table-cell>
              <table:table-cell office:value-type="float" office:value="19.0972222222222">
                <text:p>19.0972222222222</text:p>
              </table:table-cell>
              <table:table-cell office:value-type="float" office:value="385.902777777778">
                <text:p>385.9027777777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19.0311418685121">
                <text:p>19.0311418685121</text:p>
              </table:table-cell>
              <table:table-cell office:value-type="float" office:value="385.968858131488">
                <text:p>385.9688581314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5871886120996">
                <text:p>3.55871886120996</text:p>
              </table:table-cell>
              <table:table-cell office:value-type="float" office:value="18.9655172413793">
                <text:p>18.9655172413793</text:p>
              </table:table-cell>
              <table:table-cell office:value-type="float" office:value="386.034482758621">
                <text:p>386.0344827586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18.9003436426117">
                <text:p>18.9003436426117</text:p>
              </table:table-cell>
              <table:table-cell office:value-type="float" office:value="386.099656357388">
                <text:p>386.099656357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3356890459364">
                <text:p>3.53356890459364</text:p>
              </table:table-cell>
              <table:table-cell office:value-type="float" office:value="18.8356164383562">
                <text:p>18.8356164383562</text:p>
              </table:table-cell>
              <table:table-cell office:value-type="float" office:value="386.164383561644">
                <text:p>386.1643835616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2112676056338">
                <text:p>3.52112676056338</text:p>
              </table:table-cell>
              <table:table-cell office:value-type="float" office:value="18.7713310580205">
                <text:p>18.7713310580205</text:p>
              </table:table-cell>
              <table:table-cell office:value-type="float" office:value="386.22866894198">
                <text:p>386.228668941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18.7074829931973">
                <text:p>18.7074829931973</text:p>
              </table:table-cell>
              <table:table-cell office:value-type="float" office:value="386.292517006803">
                <text:p>386.2925170068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4965034965035">
                <text:p>3.4965034965035</text:p>
              </table:table-cell>
              <table:table-cell office:value-type="float" office:value="18.6440677966102">
                <text:p>18.6440677966102</text:p>
              </table:table-cell>
              <table:table-cell office:value-type="float" office:value="386.35593220339">
                <text:p>386.35593220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48432055749129">
                <text:p>3.48432055749129</text:p>
              </table:table-cell>
              <table:table-cell office:value-type="float" office:value="18.5810810810811">
                <text:p>18.5810810810811</text:p>
              </table:table-cell>
              <table:table-cell office:value-type="float" office:value="386.418918918919">
                <text:p>386.4189189189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18.5185185185185">
                <text:p>18.5185185185185</text:p>
              </table:table-cell>
              <table:table-cell office:value-type="float" office:value="386.481481481481">
                <text:p>386.4814814814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46020761245675">
                <text:p>3.46020761245675</text:p>
              </table:table-cell>
              <table:table-cell office:value-type="float" office:value="18.4563758389262">
                <text:p>18.4563758389262</text:p>
              </table:table-cell>
              <table:table-cell office:value-type="float" office:value="386.543624161074">
                <text:p>386.543624161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18.3946488294314">
                <text:p>18.3946488294314</text:p>
              </table:table-cell>
              <table:table-cell office:value-type="float" office:value="386.605351170569">
                <text:p>386.605351170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3642611683849">
                <text:p>3.43642611683849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86.666666666667">
                <text:p>386.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42465753424658">
                <text:p>3.42465753424658</text:p>
              </table:table-cell>
              <table:table-cell office:value-type="float" office:value="18.2724252491694">
                <text:p>18.2724252491694</text:p>
              </table:table-cell>
              <table:table-cell office:value-type="float" office:value="386.727574750831">
                <text:p>386.7275747508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296928327645">
                <text:p>3.41296928327645</text:p>
              </table:table-cell>
              <table:table-cell office:value-type="float" office:value="18.2119205298013">
                <text:p>18.2119205298013</text:p>
              </table:table-cell>
              <table:table-cell office:value-type="float" office:value="386.788079470199">
                <text:p>386.788079470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40136054421769">
                <text:p>3.40136054421769</text:p>
              </table:table-cell>
              <table:table-cell office:value-type="float" office:value="18.1518151815181">
                <text:p>18.1518151815181</text:p>
              </table:table-cell>
              <table:table-cell office:value-type="float" office:value="386.848184818482">
                <text:p>386.8481848184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18.0921052631579">
                <text:p>18.0921052631579</text:p>
              </table:table-cell>
              <table:table-cell office:value-type="float" office:value="386.907894736842">
                <text:p>386.9078947368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8.0327868852459">
                <text:p>18.0327868852459</text:p>
              </table:table-cell>
              <table:table-cell office:value-type="float" office:value="386.967213114754">
                <text:p>386.9672131147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36700336700337">
                <text:p>3.36700336700337</text:p>
              </table:table-cell>
              <table:table-cell office:value-type="float" office:value="17.9738562091503">
                <text:p>17.9738562091503</text:p>
              </table:table-cell>
              <table:table-cell office:value-type="float" office:value="387.02614379085">
                <text:p>387.026143790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35570469798658">
                <text:p>3.35570469798658</text:p>
              </table:table-cell>
              <table:table-cell office:value-type="float" office:value="17.9153094462541">
                <text:p>17.9153094462541</text:p>
              </table:table-cell>
              <table:table-cell office:value-type="float" office:value="387.084690553746">
                <text:p>387.0846905537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34448160535117">
                <text:p>3.34448160535117</text:p>
              </table:table-cell>
              <table:table-cell office:value-type="float" office:value="17.8571428571428">
                <text:p>17.8571428571428</text:p>
              </table:table-cell>
              <table:table-cell office:value-type="float" office:value="387.142857142857">
                <text:p>387.1428571428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7.7993527508091">
                <text:p>17.7993527508091</text:p>
              </table:table-cell>
              <table:table-cell office:value-type="float" office:value="387.200647249191">
                <text:p>387.2006472491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32225913621262">
                <text:p>3.32225913621262</text:p>
              </table:table-cell>
              <table:table-cell office:value-type="float" office:value="17.741935483871">
                <text:p>17.741935483871</text:p>
              </table:table-cell>
              <table:table-cell office:value-type="float" office:value="387.258064516129">
                <text:p>387.2580645161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3112582781457">
                <text:p>3.3112582781457</text:p>
              </table:table-cell>
              <table:table-cell office:value-type="float" office:value="17.6848874598071">
                <text:p>17.6848874598071</text:p>
              </table:table-cell>
              <table:table-cell office:value-type="float" office:value="387.315112540193">
                <text:p>387.3151125401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3003300330033">
                <text:p>3.3003300330033</text:p>
              </table:table-cell>
              <table:table-cell office:value-type="float" office:value="17.6282051282051">
                <text:p>17.6282051282051</text:p>
              </table:table-cell>
              <table:table-cell office:value-type="float" office:value="387.371794871795">
                <text:p>387.3717948717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28947368421053">
                <text:p>3.28947368421053</text:p>
              </table:table-cell>
              <table:table-cell office:value-type="float" office:value="17.5718849840256">
                <text:p>17.5718849840256</text:p>
              </table:table-cell>
              <table:table-cell office:value-type="float" office:value="387.428115015974">
                <text:p>387.4281150159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27868852459016">
                <text:p>3.27868852459016</text:p>
              </table:table-cell>
              <table:table-cell office:value-type="float" office:value="17.515923566879">
                <text:p>17.515923566879</text:p>
              </table:table-cell>
              <table:table-cell office:value-type="float" office:value="387.484076433121">
                <text:p>387.484076433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26797385620915">
                <text:p>3.26797385620915</text:p>
              </table:table-cell>
              <table:table-cell office:value-type="float" office:value="17.4603174603175">
                <text:p>17.4603174603175</text:p>
              </table:table-cell>
              <table:table-cell office:value-type="float" office:value="387.539682539683">
                <text:p>387.5396825396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25732899022801">
                <text:p>3.25732899022801</text:p>
              </table:table-cell>
              <table:table-cell office:value-type="float" office:value="17.4050632911392">
                <text:p>17.4050632911392</text:p>
              </table:table-cell>
              <table:table-cell office:value-type="float" office:value="387.594936708861">
                <text:p>387.5949367088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24675324675325">
                <text:p>3.24675324675325</text:p>
              </table:table-cell>
              <table:table-cell office:value-type="float" office:value="17.3501577287066">
                <text:p>17.3501577287066</text:p>
              </table:table-cell>
              <table:table-cell office:value-type="float" office:value="387.649842271293">
                <text:p>387.649842271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23624595469256">
                <text:p>3.23624595469256</text:p>
              </table:table-cell>
              <table:table-cell office:value-type="float" office:value="17.2955974842768">
                <text:p>17.2955974842768</text:p>
              </table:table-cell>
              <table:table-cell office:value-type="float" office:value="387.704402515723">
                <text:p>387.7044025157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7.2413793103448">
                <text:p>17.2413793103448</text:p>
              </table:table-cell>
              <table:table-cell office:value-type="float" office:value="387.758620689655">
                <text:p>387.7586206896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1543408360129">
                <text:p>3.21543408360129</text:p>
              </table:table-cell>
              <table:table-cell office:value-type="float" office:value="17.1875">
                <text:p>17.1875</text:p>
              </table:table-cell>
              <table:table-cell office:value-type="float" office:value="387.8125">
                <text:p>387.8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17.1339563862928">
                <text:p>17.1339563862928</text:p>
              </table:table-cell>
              <table:table-cell office:value-type="float" office:value="387.866043613707">
                <text:p>387.8660436137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488817891374">
                <text:p>3.19488817891374</text:p>
              </table:table-cell>
              <table:table-cell office:value-type="float" office:value="17.0807453416149">
                <text:p>17.0807453416149</text:p>
              </table:table-cell>
              <table:table-cell office:value-type="float" office:value="387.919254658385">
                <text:p>387.9192546583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8471337579618">
                <text:p>3.18471337579618</text:p>
              </table:table-cell>
              <table:table-cell office:value-type="float" office:value="17.0278637770898">
                <text:p>17.0278637770898</text:p>
              </table:table-cell>
              <table:table-cell office:value-type="float" office:value="387.97213622291">
                <text:p>387.97213622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16.9753086419753">
                <text:p>16.9753086419753</text:p>
              </table:table-cell>
              <table:table-cell office:value-type="float" office:value="388.024691358025">
                <text:p>388.024691358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455696202532">
                <text:p>3.16455696202532</text:p>
              </table:table-cell>
              <table:table-cell office:value-type="float" office:value="16.9230769230769">
                <text:p>16.9230769230769</text:p>
              </table:table-cell>
              <table:table-cell office:value-type="float" office:value="388.076923076923">
                <text:p>388.0769230769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457413249211">
                <text:p>3.15457413249211</text:p>
              </table:table-cell>
              <table:table-cell office:value-type="float" office:value="16.8711656441718">
                <text:p>16.8711656441718</text:p>
              </table:table-cell>
              <table:table-cell office:value-type="float" office:value="388.128834355828">
                <text:p>388.128834355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4465408805031">
                <text:p>3.14465408805031</text:p>
              </table:table-cell>
              <table:table-cell office:value-type="float" office:value="16.8195718654434">
                <text:p>16.8195718654434</text:p>
              </table:table-cell>
              <table:table-cell office:value-type="float" office:value="388.180428134557">
                <text:p>388.1804281345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479623824451">
                <text:p>3.13479623824451</text:p>
              </table:table-cell>
              <table:table-cell office:value-type="float" office:value="16.7682926829268">
                <text:p>16.7682926829268</text:p>
              </table:table-cell>
              <table:table-cell office:value-type="float" office:value="388.231707317073">
                <text:p>388.2317073170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25">
                <text:p>3.125</text:p>
              </table:table-cell>
              <table:table-cell office:value-type="float" office:value="16.7173252279635">
                <text:p>16.7173252279635</text:p>
              </table:table-cell>
              <table:table-cell office:value-type="float" office:value="388.282674772036">
                <text:p>388.2826747720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1526479750779">
                <text:p>3.1152647975077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88.333333333333">
                <text:p>388.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055900621118">
                <text:p>3.1055900621118</text:p>
              </table:table-cell>
              <table:table-cell office:value-type="float" office:value="16.6163141993958">
                <text:p>16.6163141993958</text:p>
              </table:table-cell>
              <table:table-cell office:value-type="float" office:value="388.383685800604">
                <text:p>388.3836858006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9597523219814">
                <text:p>3.09597523219814</text:p>
              </table:table-cell>
              <table:table-cell office:value-type="float" office:value="16.566265060241">
                <text:p>16.566265060241</text:p>
              </table:table-cell>
              <table:table-cell office:value-type="float" office:value="388.433734939759">
                <text:p>388.433734939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08641975308642">
                <text:p>3.08641975308642</text:p>
              </table:table-cell>
              <table:table-cell office:value-type="float" office:value="16.5165165165165">
                <text:p>16.5165165165165</text:p>
              </table:table-cell>
              <table:table-cell office:value-type="float" office:value="388.483483483484">
                <text:p>388.4834834834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6.4670658682635">
                <text:p>16.4670658682635</text:p>
              </table:table-cell>
              <table:table-cell office:value-type="float" office:value="388.532934131736">
                <text:p>388.5329341317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06748466257669">
                <text:p>3.06748466257669</text:p>
              </table:table-cell>
              <table:table-cell office:value-type="float" office:value="16.4179104477612">
                <text:p>16.4179104477612</text:p>
              </table:table-cell>
              <table:table-cell office:value-type="float" office:value="388.582089552239">
                <text:p>388.5820895522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810397553517">
                <text:p>3.05810397553517</text:p>
              </table:table-cell>
              <table:table-cell office:value-type="float" office:value="16.3690476190476">
                <text:p>16.3690476190476</text:p>
              </table:table-cell>
              <table:table-cell office:value-type="float" office:value="388.630952380952">
                <text:p>388.630952380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16.3204747774481">
                <text:p>16.3204747774481</text:p>
              </table:table-cell>
              <table:table-cell office:value-type="float" office:value="388.679525222552">
                <text:p>388.6795252225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3951367781155">
                <text:p>3.03951367781155</text:p>
              </table:table-cell>
              <table:table-cell office:value-type="float" office:value="16.2721893491124">
                <text:p>16.2721893491124</text:p>
              </table:table-cell>
              <table:table-cell office:value-type="float" office:value="388.727810650888">
                <text:p>388.727810650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6.2241887905604">
                <text:p>16.2241887905604</text:p>
              </table:table-cell>
              <table:table-cell office:value-type="float" office:value="388.77581120944">
                <text:p>388.775811209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2114803625378">
                <text:p>3.02114803625378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388.823529411765">
                <text:p>388.8235294117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388.870967741935">
                <text:p>388.870967741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03003003003">
                <text:p>3.003003003003</text:p>
              </table:table-cell>
              <table:table-cell office:value-type="float" office:value="16.0818713450292">
                <text:p>16.0818713450292</text:p>
              </table:table-cell>
              <table:table-cell office:value-type="float" office:value="388.918128654971">
                <text:p>388.918128654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940119760479">
                <text:p>2.9940119760479</text:p>
              </table:table-cell>
              <table:table-cell office:value-type="float" office:value="16.0349854227405">
                <text:p>16.0349854227405</text:p>
              </table:table-cell>
              <table:table-cell office:value-type="float" office:value="388.965014577259">
                <text:p>388.9650145772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8507462686567">
                <text:p>2.98507462686567</text:p>
              </table:table-cell>
              <table:table-cell office:value-type="float" office:value="15.9883720930233">
                <text:p>15.9883720930233</text:p>
              </table:table-cell>
              <table:table-cell office:value-type="float" office:value="389.011627906977">
                <text:p>389.0116279069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7619047619048">
                <text:p>2.97619047619048</text:p>
              </table:table-cell>
              <table:table-cell office:value-type="float" office:value="15.9420289855073">
                <text:p>15.9420289855073</text:p>
              </table:table-cell>
              <table:table-cell office:value-type="float" office:value="389.057971014493">
                <text:p>389.0579710144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9673590504451">
                <text:p>2.9673590504451</text:p>
              </table:table-cell>
              <table:table-cell office:value-type="float" office:value="15.8959537572254">
                <text:p>15.8959537572254</text:p>
              </table:table-cell>
              <table:table-cell office:value-type="float" office:value="389.104046242775">
                <text:p>389.1040462427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9585798816568">
                <text:p>2.9585798816568</text:p>
              </table:table-cell>
              <table:table-cell office:value-type="float" office:value="15.850144092219">
                <text:p>15.850144092219</text:p>
              </table:table-cell>
              <table:table-cell office:value-type="float" office:value="389.149855907781">
                <text:p>389.1498559077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4985250737463">
                <text:p>2.94985250737463</text:p>
              </table:table-cell>
              <table:table-cell office:value-type="float" office:value="15.8045977011494">
                <text:p>15.8045977011494</text:p>
              </table:table-cell>
              <table:table-cell office:value-type="float" office:value="389.195402298851">
                <text:p>389.195402298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4117647058823">
                <text:p>2.94117647058823</text:p>
              </table:table-cell>
              <table:table-cell office:value-type="float" office:value="15.7593123209169">
                <text:p>15.7593123209169</text:p>
              </table:table-cell>
              <table:table-cell office:value-type="float" office:value="389.240687679083">
                <text:p>389.2406876790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5.7142857142857">
                <text:p>15.7142857142857</text:p>
              </table:table-cell>
              <table:table-cell office:value-type="float" office:value="389.285714285714">
                <text:p>389.285714285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2397660818713">
                <text:p>2.92397660818713</text:p>
              </table:table-cell>
              <table:table-cell office:value-type="float" office:value="15.6695156695156">
                <text:p>15.6695156695156</text:p>
              </table:table-cell>
              <table:table-cell office:value-type="float" office:value="389.330484330484">
                <text:p>389.3304843304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1545189504373">
                <text:p>2.91545189504373</text:p>
              </table:table-cell>
              <table:table-cell office:value-type="float" office:value="15.625">
                <text:p>15.625</text:p>
              </table:table-cell>
              <table:table-cell office:value-type="float" office:value="389.375">
                <text:p>389.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15.5807365439093">
                <text:p>15.5807365439093</text:p>
              </table:table-cell>
              <table:table-cell office:value-type="float" office:value="389.419263456091">
                <text:p>389.4192634560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89855072463768">
                <text:p>2.89855072463768</text:p>
              </table:table-cell>
              <table:table-cell office:value-type="float" office:value="15.5367231638418">
                <text:p>15.5367231638418</text:p>
              </table:table-cell>
              <table:table-cell office:value-type="float" office:value="389.463276836158">
                <text:p>389.463276836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9017341040462">
                <text:p>2.89017341040462</text:p>
              </table:table-cell>
              <table:table-cell office:value-type="float" office:value="15.4929577464789">
                <text:p>15.4929577464789</text:p>
              </table:table-cell>
              <table:table-cell office:value-type="float" office:value="389.507042253521">
                <text:p>389.5070422535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88184438040346">
                <text:p>2.88184438040346</text:p>
              </table:table-cell>
              <table:table-cell office:value-type="float" office:value="15.4494382022472">
                <text:p>15.4494382022472</text:p>
              </table:table-cell>
              <table:table-cell office:value-type="float" office:value="389.550561797753">
                <text:p>389.5505617977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8735632183908">
                <text:p>2.8735632183908</text:p>
              </table:table-cell>
              <table:table-cell office:value-type="float" office:value="15.406162464986">
                <text:p>15.406162464986</text:p>
              </table:table-cell>
              <table:table-cell office:value-type="float" office:value="389.593837535014">
                <text:p>389.593837535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86532951289398">
                <text:p>2.86532951289398</text:p>
              </table:table-cell>
              <table:table-cell office:value-type="float" office:value="15.3631284916201">
                <text:p>15.3631284916201</text:p>
              </table:table-cell>
              <table:table-cell office:value-type="float" office:value="389.63687150838">
                <text:p>389.636871508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5.3203342618384">
                <text:p>15.3203342618384</text:p>
              </table:table-cell>
              <table:table-cell office:value-type="float" office:value="389.679665738162">
                <text:p>389.6796657381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84900284900285">
                <text:p>2.84900284900285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389.722222222222">
                <text:p>389.722222222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84090909090909">
                <text:p>2.84090909090909</text:p>
              </table:table-cell>
              <table:table-cell office:value-type="float" office:value="15.2354570637119">
                <text:p>15.2354570637119</text:p>
              </table:table-cell>
              <table:table-cell office:value-type="float" office:value="389.764542936288">
                <text:p>389.7645429362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8328611898017">
                <text:p>2.8328611898017</text:p>
              </table:table-cell>
              <table:table-cell office:value-type="float" office:value="15.1933701657459">
                <text:p>15.1933701657459</text:p>
              </table:table-cell>
              <table:table-cell office:value-type="float" office:value="389.806629834254">
                <text:p>389.8066298342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82485875706215">
                <text:p>2.82485875706215</text:p>
              </table:table-cell>
              <table:table-cell office:value-type="float" office:value="15.1515151515151">
                <text:p>15.1515151515151</text:p>
              </table:table-cell>
              <table:table-cell office:value-type="float" office:value="389.848484848485">
                <text:p>389.8484848484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8169014084507">
                <text:p>2.8169014084507</text:p>
              </table:table-cell>
              <table:table-cell office:value-type="float" office:value="15.1098901098901">
                <text:p>15.1098901098901</text:p>
              </table:table-cell>
              <table:table-cell office:value-type="float" office:value="389.89010989011">
                <text:p>389.890109890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5.068493150685">
                <text:p>15.068493150685</text:p>
              </table:table-cell>
              <table:table-cell office:value-type="float" office:value="389.931506849315">
                <text:p>389.9315068493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80112044817927">
                <text:p>2.80112044817927</text:p>
              </table:table-cell>
              <table:table-cell office:value-type="float" office:value="15.0273224043716">
                <text:p>15.0273224043716</text:p>
              </table:table-cell>
              <table:table-cell office:value-type="float" office:value="389.972677595628">
                <text:p>389.9726775956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79329608938547">
                <text:p>2.79329608938547</text:p>
              </table:table-cell>
              <table:table-cell office:value-type="float" office:value="14.9863760217984">
                <text:p>14.9863760217984</text:p>
              </table:table-cell>
              <table:table-cell office:value-type="float" office:value="390.013623978202">
                <text:p>390.013623978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78551532033426">
                <text:p>2.78551532033426</text:p>
              </table:table-cell>
              <table:table-cell office:value-type="float" office:value="14.9456521739131">
                <text:p>14.9456521739131</text:p>
              </table:table-cell>
              <table:table-cell office:value-type="float" office:value="390.054347826087">
                <text:p>390.0543478260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14.9051490514905">
                <text:p>14.9051490514905</text:p>
              </table:table-cell>
              <table:table-cell office:value-type="float" office:value="390.094850948509">
                <text:p>390.0948509485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7008310249307">
                <text:p>2.77008310249307</text:p>
              </table:table-cell>
              <table:table-cell office:value-type="float" office:value="14.8648648648648">
                <text:p>14.8648648648648</text:p>
              </table:table-cell>
              <table:table-cell office:value-type="float" office:value="390.135135135135">
                <text:p>390.1351351351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14.8247978436658">
                <text:p>14.8247978436658</text:p>
              </table:table-cell>
              <table:table-cell office:value-type="float" office:value="390.175202156334">
                <text:p>390.1752021563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75482093663912">
                <text:p>2.75482093663912</text:p>
              </table:table-cell>
              <table:table-cell office:value-type="float" office:value="14.7849462365592">
                <text:p>14.7849462365592</text:p>
              </table:table-cell>
              <table:table-cell office:value-type="float" office:value="390.215053763441">
                <text:p>390.2150537634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74725274725275">
                <text:p>2.74725274725275</text:p>
              </table:table-cell>
              <table:table-cell office:value-type="float" office:value="14.745308310992">
                <text:p>14.745308310992</text:p>
              </table:table-cell>
              <table:table-cell office:value-type="float" office:value="390.254691689008">
                <text:p>390.2546916890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3972602739726">
                <text:p>2.73972602739726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390.294117647059">
                <text:p>390.294117647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73224043715847">
                <text:p>2.7322404371584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390.333333333333">
                <text:p>390.3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72479564032698">
                <text:p>2.72479564032698</text:p>
              </table:table-cell>
              <table:table-cell office:value-type="float" office:value="14.6276595744681">
                <text:p>14.6276595744681</text:p>
              </table:table-cell>
              <table:table-cell office:value-type="float" office:value="390.372340425532">
                <text:p>390.3723404255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71739130434783">
                <text:p>2.71739130434783</text:p>
              </table:table-cell>
              <table:table-cell office:value-type="float" office:value="14.5888594164456">
                <text:p>14.5888594164456</text:p>
              </table:table-cell>
              <table:table-cell office:value-type="float" office:value="390.411140583554">
                <text:p>390.411140583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710027100271">
                <text:p>2.710027100271</text:p>
              </table:table-cell>
              <table:table-cell office:value-type="float" office:value="14.5502645502646">
                <text:p>14.5502645502646</text:p>
              </table:table-cell>
              <table:table-cell office:value-type="float" office:value="390.449735449735">
                <text:p>390.4497354497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4.5118733509235">
                <text:p>14.5118733509235</text:p>
              </table:table-cell>
              <table:table-cell office:value-type="float" office:value="390.488126649077">
                <text:p>390.4881266490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9541778975741">
                <text:p>2.69541778975741</text:p>
              </table:table-cell>
              <table:table-cell office:value-type="float" office:value="14.4736842105263">
                <text:p>14.4736842105263</text:p>
              </table:table-cell>
              <table:table-cell office:value-type="float" office:value="390.526315789474">
                <text:p>390.5263157894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14.4356955380578">
                <text:p>14.4356955380578</text:p>
              </table:table-cell>
              <table:table-cell office:value-type="float" office:value="390.564304461942">
                <text:p>390.5643044619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8096514745308">
                <text:p>2.68096514745308</text:p>
              </table:table-cell>
              <table:table-cell office:value-type="float" office:value="14.3979057591623">
                <text:p>14.3979057591623</text:p>
              </table:table-cell>
              <table:table-cell office:value-type="float" office:value="390.602094240838">
                <text:p>390.6020942408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7379679144385">
                <text:p>2.67379679144385</text:p>
              </table:table-cell>
              <table:table-cell office:value-type="float" office:value="14.3603133159269">
                <text:p>14.3603133159269</text:p>
              </table:table-cell>
              <table:table-cell office:value-type="float" office:value="390.639686684073">
                <text:p>390.6396866840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4.3229166666667">
                <text:p>14.3229166666667</text:p>
              </table:table-cell>
              <table:table-cell office:value-type="float" office:value="390.677083333333">
                <text:p>390.67708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5957446808511">
                <text:p>2.65957446808511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390.714285714286">
                <text:p>390.714285714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525198938992">
                <text:p>2.6525198938992</text:p>
              </table:table-cell>
              <table:table-cell office:value-type="float" office:value="14.2487046632124">
                <text:p>14.2487046632124</text:p>
              </table:table-cell>
              <table:table-cell office:value-type="float" office:value="390.751295336788">
                <text:p>390.7512953367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4550264550265">
                <text:p>2.64550264550265</text:p>
              </table:table-cell>
              <table:table-cell office:value-type="float" office:value="14.2118863049096">
                <text:p>14.2118863049096</text:p>
              </table:table-cell>
              <table:table-cell office:value-type="float" office:value="390.78811369509">
                <text:p>390.788113695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3852242744063">
                <text:p>2.63852242744063</text:p>
              </table:table-cell>
              <table:table-cell office:value-type="float" office:value="14.1752577319588">
                <text:p>14.1752577319588</text:p>
              </table:table-cell>
              <table:table-cell office:value-type="float" office:value="390.824742268041">
                <text:p>390.8247422680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14.1388174807198">
                <text:p>14.1388174807198</text:p>
              </table:table-cell>
              <table:table-cell office:value-type="float" office:value="390.86118251928">
                <text:p>390.86118251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246719160105">
                <text:p>2.6246719160105</text:p>
              </table:table-cell>
              <table:table-cell office:value-type="float" office:value="14.1025641025641">
                <text:p>14.1025641025641</text:p>
              </table:table-cell>
              <table:table-cell office:value-type="float" office:value="390.897435897436">
                <text:p>390.8974358974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1780104712042">
                <text:p>2.61780104712042</text:p>
              </table:table-cell>
              <table:table-cell office:value-type="float" office:value="14.0664961636829">
                <text:p>14.0664961636829</text:p>
              </table:table-cell>
              <table:table-cell office:value-type="float" office:value="390.933503836317">
                <text:p>390.933503836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1096605744125">
                <text:p>2.61096605744125</text:p>
              </table:table-cell>
              <table:table-cell office:value-type="float" office:value="14.030612244898">
                <text:p>14.030612244898</text:p>
              </table:table-cell>
              <table:table-cell office:value-type="float" office:value="390.969387755102">
                <text:p>390.9693877551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13.9949109414758">
                <text:p>13.9949109414758</text:p>
              </table:table-cell>
              <table:table-cell office:value-type="float" office:value="391.005089058524">
                <text:p>391.0050890585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13.9593908629441">
                <text:p>13.9593908629441</text:p>
              </table:table-cell>
              <table:table-cell office:value-type="float" office:value="391.040609137056">
                <text:p>391.040609137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9067357512953">
                <text:p>2.59067357512953</text:p>
              </table:table-cell>
              <table:table-cell office:value-type="float" office:value="13.9240506329114">
                <text:p>13.9240506329114</text:p>
              </table:table-cell>
              <table:table-cell office:value-type="float" office:value="391.075949367089">
                <text:p>391.0759493670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397932816537">
                <text:p>2.5839793281653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391.111111111111">
                <text:p>391.111111111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7731958762887">
                <text:p>2.57731958762887</text:p>
              </table:table-cell>
              <table:table-cell office:value-type="float" office:value="13.8539042821159">
                <text:p>13.8539042821159</text:p>
              </table:table-cell>
              <table:table-cell office:value-type="float" office:value="391.146095717884">
                <text:p>391.1460957178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706940874036">
                <text:p>2.5706940874036</text:p>
              </table:table-cell>
              <table:table-cell office:value-type="float" office:value="13.819095477387">
                <text:p>13.819095477387</text:p>
              </table:table-cell>
              <table:table-cell office:value-type="float" office:value="391.180904522613">
                <text:p>391.1809045226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13.7844611528822">
                <text:p>13.7844611528822</text:p>
              </table:table-cell>
              <table:table-cell office:value-type="float" office:value="391.215538847118">
                <text:p>391.2155388471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5754475703325">
                <text:p>2.55754475703325</text:p>
              </table:table-cell>
              <table:table-cell office:value-type="float" office:value="13.75">
                <text:p>13.75</text:p>
              </table:table-cell>
              <table:table-cell office:value-type="float" office:value="391.25">
                <text:p>391.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5102040816327">
                <text:p>2.55102040816327</text:p>
              </table:table-cell>
              <table:table-cell office:value-type="float" office:value="13.715710723192">
                <text:p>13.715710723192</text:p>
              </table:table-cell>
              <table:table-cell office:value-type="float" office:value="391.284289276808">
                <text:p>391.2842892768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4452926208651">
                <text:p>2.54452926208651</text:p>
              </table:table-cell>
              <table:table-cell office:value-type="float" office:value="13.681592039801">
                <text:p>13.681592039801</text:p>
              </table:table-cell>
              <table:table-cell office:value-type="float" office:value="391.318407960199">
                <text:p>391.3184079601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3807106598985">
                <text:p>2.53807106598985</text:p>
              </table:table-cell>
              <table:table-cell office:value-type="float" office:value="13.6476426799007">
                <text:p>13.6476426799007</text:p>
              </table:table-cell>
              <table:table-cell office:value-type="float" office:value="391.352357320099">
                <text:p>391.3523573200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13.6138613861386">
                <text:p>13.6138613861386</text:p>
              </table:table-cell>
              <table:table-cell office:value-type="float" office:value="391.386138613861">
                <text:p>391.3861386138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2525252525252">
                <text:p>2.52525252525252</text:p>
              </table:table-cell>
              <table:table-cell office:value-type="float" office:value="13.5802469135803">
                <text:p>13.5802469135803</text:p>
              </table:table-cell>
              <table:table-cell office:value-type="float" office:value="391.41975308642">
                <text:p>391.419753086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1889168765743">
                <text:p>2.51889168765743</text:p>
              </table:table-cell>
              <table:table-cell office:value-type="float" office:value="13.5467980295567">
                <text:p>13.5467980295567</text:p>
              </table:table-cell>
              <table:table-cell office:value-type="float" office:value="391.453201970443">
                <text:p>391.453201970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1256281407035">
                <text:p>2.51256281407035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391.486486486487">
                <text:p>391.4864864864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062656641604">
                <text:p>2.5062656641604</text:p>
              </table:table-cell>
              <table:table-cell office:value-type="float" office:value="13.4803921568628">
                <text:p>13.4803921568628</text:p>
              </table:table-cell>
              <table:table-cell office:value-type="float" office:value="391.519607843137">
                <text:p>391.5196078431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">
                <text:p>2.5</text:p>
              </table:table-cell>
              <table:table-cell office:value-type="float" office:value="13.4474327628362">
                <text:p>13.4474327628362</text:p>
              </table:table-cell>
              <table:table-cell office:value-type="float" office:value="391.552567237164">
                <text:p>391.55256723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